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10c7866"/>
    </style:style>
    <style:style style:name="P24" style:family="paragraph" style:parent-style-name="Standard">
      <style:paragraph-properties fo:text-align="justify" style:justify-single-word="false"/>
      <style:text-properties officeooo:paragraph-rsid="010ca4d9"/>
    </style:style>
    <style:style style:name="P25" style:family="paragraph" style:parent-style-name="Standard">
      <style:paragraph-properties fo:text-align="justify" style:justify-single-word="false"/>
      <style:text-properties officeooo:paragraph-rsid="0114f1be"/>
    </style:style>
    <style:style style:name="P26" style:family="paragraph" style:parent-style-name="Standard">
      <style:paragraph-properties fo:text-align="justify" style:justify-single-word="false"/>
      <style:text-properties officeooo:paragraph-rsid="0133491d"/>
    </style:style>
    <style:style style:name="P27" style:family="paragraph" style:parent-style-name="Standard">
      <style:paragraph-properties fo:text-align="justify" style:justify-single-word="false"/>
      <style:text-properties officeooo:paragraph-rsid="0166fe52"/>
    </style:style>
    <style:style style:name="P28" style:family="paragraph" style:parent-style-name="Standard">
      <style:paragraph-properties fo:text-align="justify" style:justify-single-word="false"/>
      <style:text-properties officeooo:paragraph-rsid="016ebe9a"/>
    </style:style>
    <style:style style:name="P29" style:family="paragraph" style:parent-style-name="Standard">
      <style:paragraph-properties fo:text-align="justify" style:justify-single-word="false"/>
      <style:text-properties officeooo:paragraph-rsid="019b20b0"/>
    </style:style>
    <style:style style:name="P30" style:family="paragraph" style:parent-style-name="Standard">
      <style:paragraph-properties fo:text-align="justify" style:justify-single-word="false"/>
      <style:text-properties officeooo:paragraph-rsid="01a4e0b1"/>
    </style:style>
    <style:style style:name="P31" style:family="paragraph" style:parent-style-name="Standard">
      <style:paragraph-properties fo:text-align="justify" style:justify-single-word="false"/>
      <style:text-properties officeooo:paragraph-rsid="01b29386"/>
    </style:style>
    <style:style style:name="P32" style:family="paragraph" style:parent-style-name="Standard">
      <style:paragraph-properties fo:text-align="justify" style:justify-single-word="false"/>
      <style:text-properties officeooo:paragraph-rsid="003780b1"/>
    </style:style>
    <style:style style:name="P33" style:family="paragraph" style:parent-style-name="Standard">
      <style:paragraph-properties fo:text-align="justify" style:justify-single-word="false"/>
      <style:text-properties officeooo:paragraph-rsid="023b1f55"/>
    </style:style>
    <style:style style:name="P34" style:family="paragraph" style:parent-style-name="Standard">
      <style:paragraph-properties fo:text-align="justify" style:justify-single-word="false"/>
      <style:text-properties officeooo:paragraph-rsid="011776e6"/>
    </style:style>
    <style:style style:name="P35" style:family="paragraph" style:parent-style-name="Standard">
      <style:paragraph-properties fo:text-align="justify" style:justify-single-word="false"/>
      <style:text-properties officeooo:paragraph-rsid="0263fa9a"/>
    </style:style>
    <style:style style:name="P36" style:family="paragraph" style:parent-style-name="Standard">
      <style:paragraph-properties fo:text-align="justify" style:justify-single-word="false"/>
      <style:text-properties officeooo:paragraph-rsid="011934e2"/>
    </style:style>
    <style:style style:name="P37" style:family="paragraph" style:parent-style-name="Standard">
      <style:paragraph-properties fo:text-align="justify" style:justify-single-word="false"/>
      <style:text-properties officeooo:paragraph-rsid="02f67732"/>
    </style:style>
    <style:style style:name="P38" style:family="paragraph" style:parent-style-name="Standard">
      <style:paragraph-properties fo:text-align="justify" style:justify-single-word="false"/>
      <style:text-properties officeooo:paragraph-rsid="0305911b"/>
    </style:style>
    <style:style style:name="P39" style:family="paragraph" style:parent-style-name="Standard">
      <style:paragraph-properties fo:text-align="justify" style:justify-single-word="false"/>
      <style:text-properties officeooo:paragraph-rsid="0306dd88"/>
    </style:style>
    <style:style style:name="P40" style:family="paragraph" style:parent-style-name="Standard">
      <style:paragraph-properties fo:text-align="justify" style:justify-single-word="false"/>
      <style:text-properties officeooo:paragraph-rsid="01859c5b"/>
    </style:style>
    <style:style style:name="P41" style:family="paragraph" style:parent-style-name="Standard">
      <style:paragraph-properties fo:text-align="justify" style:justify-single-word="false"/>
      <style:text-properties officeooo:paragraph-rsid="031a8b1e"/>
    </style:style>
    <style:style style:name="P42" style:family="paragraph" style:parent-style-name="Standard">
      <style:paragraph-properties fo:text-align="justify" style:justify-single-word="false"/>
      <style:text-properties officeooo:paragraph-rsid="031c111b"/>
    </style:style>
    <style:style style:name="P43" style:family="paragraph" style:parent-style-name="Standard">
      <style:paragraph-properties fo:text-align="justify" style:justify-single-word="false"/>
      <style:text-properties officeooo:paragraph-rsid="031fa30b"/>
    </style:style>
    <style:style style:name="P44" style:family="paragraph" style:parent-style-name="Standard">
      <style:paragraph-properties fo:text-align="justify" style:justify-single-word="false"/>
      <style:text-properties officeooo:paragraph-rsid="023c502a"/>
    </style:style>
    <style:style style:name="P45" style:family="paragraph" style:parent-style-name="Standard">
      <style:paragraph-properties fo:text-align="justify" style:justify-single-word="false"/>
      <style:text-properties officeooo:paragraph-rsid="038488ff"/>
    </style:style>
    <style:style style:name="P46" style:family="paragraph" style:parent-style-name="Standard">
      <style:paragraph-properties fo:text-align="justify" style:justify-single-word="false"/>
      <style:text-properties officeooo:paragraph-rsid="038eab14"/>
    </style:style>
    <style:style style:name="P47" style:family="paragraph" style:parent-style-name="Standard">
      <style:text-properties fo:font-weight="bold" style:font-weight-asian="bold" style:font-weight-complex="bold"/>
    </style:style>
    <style:style style:name="P48" style:family="paragraph" style:parent-style-name="Standard">
      <style:paragraph-properties fo:text-align="justify" style:justify-single-word="false"/>
      <style:text-properties fo:font-weight="bold" style:font-weight-asian="bold" style:font-weight-complex="bold"/>
    </style:style>
    <style:style style:name="P49" style:family="paragraph" style:parent-style-name="Standard">
      <style:text-properties fo:font-weight="bold" officeooo:paragraph-rsid="0072ac74" style:font-weight-asian="bold" style:font-weight-complex="bold"/>
    </style:style>
    <style:style style:name="P50" style:family="paragraph" style:parent-style-name="Standard">
      <style:text-properties officeooo:paragraph-rsid="00112e18"/>
    </style:style>
    <style:style style:name="P51" style:family="paragraph" style:parent-style-name="Standard">
      <style:text-properties officeooo:paragraph-rsid="001f41c7"/>
    </style:style>
    <style:style style:name="P52" style:family="paragraph" style:parent-style-name="Standard">
      <style:text-properties officeooo:rsid="001f41c7"/>
    </style:style>
    <style:style style:name="P53" style:family="paragraph" style:parent-style-name="Standard">
      <style:text-properties officeooo:rsid="001f41c7" officeooo:paragraph-rsid="001f41c7"/>
    </style:style>
    <style:style style:name="P54" style:family="paragraph" style:parent-style-name="Standard">
      <style:text-properties officeooo:rsid="0029f6a9" officeooo:paragraph-rsid="0029f6a9"/>
    </style:style>
    <style:style style:name="P55" style:family="paragraph" style:parent-style-name="Standard">
      <style:paragraph-properties fo:text-align="justify" style:justify-single-word="false"/>
      <style:text-properties officeooo:rsid="0029f6a9" officeooo:paragraph-rsid="0029f6a9"/>
    </style:style>
    <style:style style:name="P56" style:family="paragraph" style:parent-style-name="Standard">
      <style:paragraph-properties fo:text-align="justify" style:justify-single-word="false"/>
      <style:text-properties officeooo:rsid="002a1e06" officeooo:paragraph-rsid="002a1e06"/>
    </style:style>
    <style:style style:name="P57" style:family="paragraph" style:parent-style-name="Standard">
      <style:paragraph-properties fo:text-align="justify" style:justify-single-word="false"/>
      <style:text-properties officeooo:rsid="002bb08d" officeooo:paragraph-rsid="002bb08d"/>
    </style:style>
    <style:style style:name="P58" style:family="paragraph" style:parent-style-name="Standard">
      <style:text-properties officeooo:rsid="002a7c96"/>
    </style:style>
    <style:style style:name="P59" style:family="paragraph" style:parent-style-name="Standard">
      <style:paragraph-properties fo:text-align="justify" style:justify-single-word="false"/>
      <style:text-properties officeooo:rsid="002a7c96"/>
    </style:style>
    <style:style style:name="P60" style:family="paragraph" style:parent-style-name="Standard">
      <style:text-properties officeooo:rsid="002a7c96" officeooo:paragraph-rsid="002a7c96"/>
    </style:style>
    <style:style style:name="P61" style:family="paragraph" style:parent-style-name="Standard">
      <style:paragraph-properties fo:text-align="justify" style:justify-single-word="false"/>
      <style:text-properties officeooo:rsid="00337203" officeooo:paragraph-rsid="00337203"/>
    </style:style>
    <style:style style:name="P62" style:family="paragraph" style:parent-style-name="Standard">
      <style:text-properties officeooo:rsid="0030018c" officeooo:paragraph-rsid="0030018c"/>
    </style:style>
    <style:style style:name="P63" style:family="paragraph" style:parent-style-name="Standard">
      <style:text-properties officeooo:rsid="0030018c" officeooo:paragraph-rsid="00348db2"/>
    </style:style>
    <style:style style:name="P64" style:family="paragraph" style:parent-style-name="Standard">
      <style:text-properties officeooo:rsid="0034d516" officeooo:paragraph-rsid="003780b1"/>
    </style:style>
    <style:style style:name="P65" style:family="paragraph" style:parent-style-name="Standard">
      <style:text-properties officeooo:rsid="0035a6ce"/>
    </style:style>
    <style:style style:name="P66" style:family="paragraph" style:parent-style-name="Standard">
      <style:text-properties officeooo:rsid="0035a6ce" officeooo:paragraph-rsid="003780b1"/>
    </style:style>
    <style:style style:name="P67" style:family="paragraph" style:parent-style-name="Standard">
      <style:paragraph-properties fo:text-align="justify" style:justify-single-word="false"/>
      <style:text-properties officeooo:rsid="00384d56" officeooo:paragraph-rsid="00384d56"/>
    </style:style>
    <style:style style:name="P68" style:family="paragraph" style:parent-style-name="Standard">
      <style:paragraph-properties fo:text-align="justify" style:justify-single-word="false"/>
      <style:text-properties officeooo:rsid="00391d5e" officeooo:paragraph-rsid="00391d5e"/>
    </style:style>
    <style:style style:name="P69" style:family="paragraph" style:parent-style-name="Standard">
      <style:text-properties officeooo:paragraph-rsid="00425b13"/>
    </style:style>
    <style:style style:name="P70" style:family="paragraph" style:parent-style-name="Standard">
      <style:text-properties officeooo:paragraph-rsid="0048e2a6"/>
    </style:style>
    <style:style style:name="P71" style:family="paragraph" style:parent-style-name="Standard">
      <style:text-properties officeooo:rsid="0048e2a6" officeooo:paragraph-rsid="0048e2a6"/>
    </style:style>
    <style:style style:name="P72" style:family="paragraph" style:parent-style-name="Standard">
      <style:paragraph-properties fo:text-align="justify" style:justify-single-word="false"/>
      <style:text-properties officeooo:rsid="0058af47" officeooo:paragraph-rsid="005a2b61"/>
    </style:style>
    <style:style style:name="P73" style:family="paragraph" style:parent-style-name="Standard">
      <style:paragraph-properties fo:text-align="justify" style:justify-single-word="false"/>
      <style:text-properties officeooo:rsid="005a2b61" officeooo:paragraph-rsid="005a2b61"/>
    </style:style>
    <style:style style:name="P74" style:family="paragraph" style:parent-style-name="Standard">
      <style:paragraph-properties fo:text-align="justify" style:justify-single-word="false"/>
      <style:text-properties officeooo:rsid="006136db" officeooo:paragraph-rsid="006136db"/>
    </style:style>
    <style:style style:name="P75" style:family="paragraph" style:parent-style-name="Standard">
      <style:text-properties officeooo:rsid="006363d2"/>
    </style:style>
    <style:style style:name="P76" style:family="paragraph" style:parent-style-name="Standard">
      <style:paragraph-properties fo:text-align="justify" style:justify-single-word="false"/>
      <style:text-properties officeooo:rsid="006363d2" officeooo:paragraph-rsid="006363d2"/>
    </style:style>
    <style:style style:name="P77" style:family="paragraph" style:parent-style-name="Standard">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37987ca"/>
    </style:style>
    <style:style style:name="P138" style:family="paragraph" style:parent-style-name="Standard">
      <style:paragraph-properties fo:text-align="justify" style:justify-single-word="false"/>
      <style:text-properties officeooo:rsid="00b9ffa8" officeooo:paragraph-rsid="00b9ffa8"/>
    </style:style>
    <style:style style:name="P139" style:family="paragraph" style:parent-style-name="Standard">
      <style:paragraph-properties fo:text-align="justify" style:justify-single-word="false"/>
      <style:text-properties officeooo:rsid="00c2412c" officeooo:paragraph-rsid="00ca1da7"/>
    </style:style>
    <style:style style:name="P140" style:family="paragraph" style:parent-style-name="Standard">
      <style:paragraph-properties fo:text-align="justify" style:justify-single-word="false"/>
      <style:text-properties officeooo:rsid="00c2412c" officeooo:paragraph-rsid="00cff621"/>
    </style:style>
    <style:style style:name="P141" style:family="paragraph" style:parent-style-name="Standard">
      <style:paragraph-properties fo:text-align="justify" style:justify-single-word="false"/>
      <style:text-properties officeooo:rsid="00c2412c" officeooo:paragraph-rsid="00d14971"/>
    </style:style>
    <style:style style:name="P142" style:family="paragraph" style:parent-style-name="Standard">
      <style:paragraph-properties fo:text-align="justify" style:justify-single-word="false"/>
      <style:text-properties officeooo:rsid="00c2412c" officeooo:paragraph-rsid="037b0546"/>
    </style:style>
    <style:style style:name="P143" style:family="paragraph" style:parent-style-name="Standard">
      <style:paragraph-properties fo:text-align="justify" style:justify-single-word="false"/>
      <style:text-properties officeooo:rsid="00c2412c" officeooo:paragraph-rsid="037b22eb"/>
    </style:style>
    <style:style style:name="P144" style:family="paragraph" style:parent-style-name="Standard">
      <style:paragraph-properties fo:text-align="justify" style:justify-single-word="false"/>
      <style:text-properties officeooo:rsid="00c2412c" officeooo:paragraph-rsid="0387ecb0"/>
    </style:style>
    <style:style style:name="P145" style:family="paragraph" style:parent-style-name="Standard">
      <style:paragraph-properties fo:text-align="justify" style:justify-single-word="false"/>
      <style:text-properties officeooo:rsid="00c2412c" officeooo:paragraph-rsid="0389ab2e"/>
    </style:style>
    <style:style style:name="P146" style:family="paragraph" style:parent-style-name="Standard">
      <style:paragraph-properties fo:text-align="justify" style:justify-single-word="false"/>
      <style:text-properties officeooo:rsid="00c2412c" officeooo:paragraph-rsid="038b4d54"/>
    </style:style>
    <style:style style:name="P147" style:family="paragraph" style:parent-style-name="Standard">
      <style:paragraph-properties fo:text-align="justify" style:justify-single-word="false"/>
      <style:text-properties officeooo:rsid="00c2412c" officeooo:paragraph-rsid="039421ad"/>
    </style:style>
    <style:style style:name="P148" style:family="paragraph" style:parent-style-name="Standard">
      <style:paragraph-properties fo:text-align="justify" style:justify-single-word="false"/>
      <style:text-properties officeooo:rsid="00c2412c" officeooo:paragraph-rsid="039c8a17"/>
    </style:style>
    <style:style style:name="P149" style:family="paragraph" style:parent-style-name="Standard">
      <style:paragraph-properties fo:text-align="justify" style:justify-single-word="false"/>
      <style:text-properties officeooo:rsid="00ca1da7" officeooo:paragraph-rsid="00ca1da7"/>
    </style:style>
    <style:style style:name="P150" style:family="paragraph" style:parent-style-name="Standard">
      <style:paragraph-properties fo:text-align="justify" style:justify-single-word="false"/>
      <style:text-properties officeooo:rsid="00c62824" officeooo:paragraph-rsid="00c62824"/>
    </style:style>
    <style:style style:name="P151" style:family="paragraph" style:parent-style-name="Standard">
      <style:paragraph-properties fo:text-align="justify" style:justify-single-word="false"/>
      <style:text-properties officeooo:rsid="00cff621" officeooo:paragraph-rsid="00cff621"/>
    </style:style>
    <style:style style:name="P152" style:family="paragraph" style:parent-style-name="Standard">
      <style:paragraph-properties fo:text-align="justify" style:justify-single-word="false"/>
      <style:text-properties officeooo:rsid="00ce7888" officeooo:paragraph-rsid="00ce7888"/>
    </style:style>
    <style:style style:name="P153" style:family="paragraph" style:parent-style-name="Standard">
      <style:paragraph-properties fo:text-align="justify" style:justify-single-word="false"/>
      <style:text-properties officeooo:rsid="00d0c1e6" officeooo:paragraph-rsid="00cff621"/>
    </style:style>
    <style:style style:name="P154" style:family="paragraph" style:parent-style-name="Standard">
      <style:paragraph-properties fo:text-align="justify" style:justify-single-word="false"/>
      <style:text-properties officeooo:rsid="00d14971" officeooo:paragraph-rsid="00d14971"/>
    </style:style>
    <style:style style:name="P155" style:family="paragraph" style:parent-style-name="Standard">
      <style:paragraph-properties fo:text-align="justify" style:justify-single-word="false"/>
      <style:text-properties officeooo:rsid="00d33a22" officeooo:paragraph-rsid="00d33a22"/>
    </style:style>
    <style:style style:name="P156" style:family="paragraph" style:parent-style-name="Standard">
      <style:text-properties officeooo:rsid="00e6b439" officeooo:paragraph-rsid="01a4e0b1"/>
    </style:style>
    <style:style style:name="P157" style:family="paragraph" style:parent-style-name="Standard">
      <style:text-properties officeooo:rsid="00e95857" officeooo:paragraph-rsid="01a4e0b1"/>
    </style:style>
    <style:style style:name="P158" style:family="paragraph" style:parent-style-name="Standard">
      <style:paragraph-properties fo:text-align="justify" style:justify-single-word="false"/>
      <style:text-properties officeooo:rsid="00cdcecd" officeooo:paragraph-rsid="00cdcecd"/>
    </style:style>
    <style:style style:name="P159" style:family="paragraph" style:parent-style-name="Standard">
      <style:paragraph-properties fo:text-align="justify" style:justify-single-word="false"/>
      <style:text-properties officeooo:rsid="00cdcecd" officeooo:paragraph-rsid="00fcbe0e"/>
    </style:style>
    <style:style style:name="P160" style:family="paragraph" style:parent-style-name="Standard">
      <style:paragraph-properties fo:text-align="justify" style:justify-single-word="false"/>
      <style:text-properties officeooo:rsid="00cdcecd" officeooo:paragraph-rsid="00dc95b0"/>
    </style:style>
    <style:style style:name="P161" style:family="paragraph" style:parent-style-name="Standard">
      <style:paragraph-properties fo:text-align="justify" style:justify-single-word="false"/>
      <style:text-properties officeooo:rsid="00fb313c" officeooo:paragraph-rsid="00fb313c"/>
    </style:style>
    <style:style style:name="P162" style:family="paragraph" style:parent-style-name="Standard">
      <style:text-properties officeooo:paragraph-rsid="010400e9"/>
    </style:style>
    <style:style style:name="P163" style:family="paragraph" style:parent-style-name="Standard">
      <style:text-properties officeooo:paragraph-rsid="010481b4"/>
    </style:style>
    <style:style style:name="P164" style:family="paragraph" style:parent-style-name="Standard">
      <style:text-properties officeooo:paragraph-rsid="010b0f6f"/>
    </style:style>
    <style:style style:name="P165" style:family="paragraph" style:parent-style-name="Standard">
      <style:text-properties officeooo:paragraph-rsid="011776e6"/>
    </style:style>
    <style:style style:name="P166" style:family="paragraph" style:parent-style-name="Standard">
      <style:text-properties officeooo:rsid="010c7866"/>
    </style:style>
    <style:style style:name="P167" style:family="paragraph" style:parent-style-name="Standard">
      <style:paragraph-properties fo:text-align="justify" style:justify-single-word="false"/>
      <style:text-properties officeooo:rsid="010c7866"/>
    </style:style>
    <style:style style:name="P168" style:family="paragraph" style:parent-style-name="Standard">
      <style:text-properties officeooo:rsid="0113decb" officeooo:paragraph-rsid="0113decb"/>
    </style:style>
    <style:style style:name="P169" style:family="paragraph" style:parent-style-name="Standard">
      <style:paragraph-properties fo:text-align="justify" style:justify-single-word="false"/>
      <style:text-properties officeooo:rsid="0114f1be" officeooo:paragraph-rsid="0114f1be"/>
    </style:style>
    <style:style style:name="P170" style:family="paragraph" style:parent-style-name="Standard">
      <style:paragraph-properties fo:text-align="justify" style:justify-single-word="false"/>
      <style:text-properties officeooo:rsid="011776e6" officeooo:paragraph-rsid="011776e6"/>
    </style:style>
    <style:style style:name="P171" style:family="paragraph" style:parent-style-name="Standard">
      <style:paragraph-properties fo:text-align="justify" style:justify-single-word="false"/>
      <style:text-properties officeooo:rsid="011776e6" officeooo:paragraph-rsid="012b85ec"/>
    </style:style>
    <style:style style:name="P172" style:family="paragraph" style:parent-style-name="Standard">
      <style:paragraph-properties fo:text-align="justify" style:justify-single-word="false"/>
      <style:text-properties officeooo:rsid="011776e6" officeooo:paragraph-rsid="012db893"/>
    </style:style>
    <style:style style:name="P173" style:family="paragraph" style:parent-style-name="Standard">
      <style:paragraph-properties fo:text-align="justify" style:justify-single-word="false"/>
      <style:text-properties officeooo:rsid="011934e2" officeooo:paragraph-rsid="011934e2"/>
    </style:style>
    <style:style style:name="P174" style:family="paragraph" style:parent-style-name="Standard">
      <style:paragraph-properties fo:text-align="justify" style:justify-single-word="false"/>
      <style:text-properties officeooo:rsid="012db893" officeooo:paragraph-rsid="012db893"/>
    </style:style>
    <style:style style:name="P175" style:family="paragraph" style:parent-style-name="Standard">
      <style:paragraph-properties fo:text-align="justify" style:justify-single-word="false"/>
      <style:text-properties officeooo:rsid="010b0f6f" officeooo:paragraph-rsid="0133491d"/>
    </style:style>
    <style:style style:name="P176" style:family="paragraph" style:parent-style-name="Standard">
      <style:text-properties fo:font-style="italic" officeooo:rsid="0133491d" style:font-style-asian="italic" style:font-style-complex="italic"/>
    </style:style>
    <style:style style:name="P177" style:family="paragraph" style:parent-style-name="Standard">
      <style:paragraph-properties fo:text-align="justify" style:justify-single-word="false"/>
      <style:text-properties officeooo:rsid="0133491d"/>
    </style:style>
    <style:style style:name="P178" style:family="paragraph" style:parent-style-name="Standard">
      <style:paragraph-properties fo:text-align="justify" style:justify-single-word="false"/>
      <style:text-properties officeooo:rsid="0133491d" officeooo:paragraph-rsid="0133491d"/>
    </style:style>
    <style:style style:name="P179" style:family="paragraph" style:parent-style-name="Standard">
      <style:paragraph-properties fo:text-align="justify" style:justify-single-word="false"/>
      <style:text-properties officeooo:rsid="01358476" officeooo:paragraph-rsid="01358476"/>
    </style:style>
    <style:style style:name="P180" style:family="paragraph" style:parent-style-name="Standard">
      <style:paragraph-properties fo:text-align="justify" style:justify-single-word="false"/>
      <style:text-properties officeooo:rsid="010e0f90" officeooo:paragraph-rsid="010c7866"/>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text-properties officeooo:rsid="013f35ac"/>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3f35ac" officeooo:paragraph-rsid="033650a0"/>
    </style:style>
    <style:style style:name="P186" style:family="paragraph" style:parent-style-name="Standard">
      <style:paragraph-properties fo:text-align="justify" style:justify-single-word="false"/>
      <style:text-properties officeooo:rsid="014192f6" officeooo:paragraph-rsid="01400633"/>
    </style:style>
    <style:style style:name="P187" style:family="paragraph" style:parent-style-name="Standard">
      <style:paragraph-properties fo:text-align="justify" style:justify-single-word="false"/>
      <style:text-properties officeooo:rsid="01433b74" officeooo:paragraph-rsid="01433b74"/>
    </style:style>
    <style:style style:name="P188" style:family="paragraph" style:parent-style-name="Standard">
      <style:paragraph-properties fo:text-align="justify" style:justify-single-word="false"/>
      <style:text-properties officeooo:rsid="0144ef88" officeooo:paragraph-rsid="0143547f"/>
    </style:style>
    <style:style style:name="P189" style:family="paragraph" style:parent-style-name="Standard">
      <style:paragraph-properties fo:text-align="justify" style:justify-single-word="false"/>
      <style:text-properties officeooo:rsid="0146508c" officeooo:paragraph-rsid="0146508c"/>
    </style:style>
    <style:style style:name="P190" style:family="paragraph" style:parent-style-name="Standard">
      <style:paragraph-properties fo:text-align="justify" style:justify-single-word="false"/>
      <style:text-properties officeooo:rsid="0143547f" officeooo:paragraph-rsid="0143547f"/>
    </style:style>
    <style:style style:name="P191" style:family="paragraph" style:parent-style-name="Standard">
      <style:paragraph-properties fo:text-align="justify" style:justify-single-word="false"/>
      <style:text-properties officeooo:rsid="01434055" officeooo:paragraph-rsid="01434055"/>
    </style:style>
    <style:style style:name="P192" style:family="paragraph" style:parent-style-name="Standard">
      <style:paragraph-properties fo:text-align="justify" style:justify-single-word="false"/>
      <style:text-properties officeooo:rsid="01434055"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722859" officeooo:paragraph-rsid="01722859"/>
    </style:style>
    <style:style style:name="P202" style:family="paragraph" style:parent-style-name="Standard">
      <style:paragraph-properties fo:text-align="justify" style:justify-single-word="false"/>
      <style:text-properties officeooo:rsid="017bae33" officeooo:paragraph-rsid="017bae33"/>
    </style:style>
    <style:style style:name="P203" style:family="paragraph" style:parent-style-name="Standard">
      <style:paragraph-properties fo:text-align="justify" style:justify-single-word="false"/>
      <style:text-properties officeooo:rsid="017c4861" officeooo:paragraph-rsid="017c4861"/>
    </style:style>
    <style:style style:name="P204" style:family="paragraph" style:parent-style-name="Standard">
      <style:paragraph-properties fo:text-align="justify" style:justify-single-word="false"/>
      <style:text-properties officeooo:rsid="017cfac8" officeooo:paragraph-rsid="017cfac8"/>
    </style:style>
    <style:style style:name="P205" style:family="paragraph" style:parent-style-name="Standard">
      <style:paragraph-properties fo:text-align="justify" style:justify-single-word="false"/>
      <style:text-properties officeooo:rsid="017e6c60" officeooo:paragraph-rsid="017e6c60"/>
    </style:style>
    <style:style style:name="P206" style:family="paragraph" style:parent-style-name="Standard">
      <style:paragraph-properties fo:text-align="justify" style:justify-single-word="false"/>
      <style:text-properties officeooo:rsid="01801625" officeooo:paragraph-rsid="01801625"/>
    </style:style>
    <style:style style:name="P207" style:family="paragraph" style:parent-style-name="Standard">
      <style:paragraph-properties fo:text-align="justify" style:justify-single-word="false"/>
      <style:text-properties officeooo:rsid="018087bf" officeooo:paragraph-rsid="018087bf"/>
    </style:style>
    <style:style style:name="P208" style:family="paragraph" style:parent-style-name="Standard">
      <style:paragraph-properties fo:text-align="justify" style:justify-single-word="false"/>
      <style:text-properties officeooo:rsid="0182ab33" officeooo:paragraph-rsid="0182ab33"/>
    </style:style>
    <style:style style:name="P209" style:family="paragraph" style:parent-style-name="Standard">
      <style:paragraph-properties fo:text-align="justify" style:justify-single-word="false"/>
      <style:text-properties officeooo:rsid="0183f9a0" officeooo:paragraph-rsid="0183f9a0"/>
    </style:style>
    <style:style style:name="P210" style:family="paragraph" style:parent-style-name="Standard">
      <style:paragraph-properties fo:text-align="justify" style:justify-single-word="false"/>
      <style:text-properties officeooo:rsid="01853a87" officeooo:paragraph-rsid="01853a87"/>
    </style:style>
    <style:style style:name="P211" style:family="paragraph" style:parent-style-name="Standard">
      <style:paragraph-properties fo:text-align="justify" style:justify-single-word="false"/>
      <style:text-properties officeooo:rsid="01859c5b" officeooo:paragraph-rsid="01859c5b"/>
    </style:style>
    <style:style style:name="P212" style:family="paragraph" style:parent-style-name="Standard">
      <style:paragraph-properties fo:text-align="justify" style:justify-single-word="false"/>
      <style:text-properties officeooo:rsid="01860648" officeooo:paragraph-rsid="01860648"/>
    </style:style>
    <style:style style:name="P213" style:family="paragraph" style:parent-style-name="Standard">
      <style:paragraph-properties fo:text-align="justify" style:justify-single-word="false"/>
      <style:text-properties officeooo:rsid="01860648" officeooo:paragraph-rsid="0187654f"/>
    </style:style>
    <style:style style:name="P214" style:family="paragraph" style:parent-style-name="Standard">
      <style:paragraph-properties fo:text-align="justify" style:justify-single-word="false"/>
      <style:text-properties officeooo:rsid="0187654f" officeooo:paragraph-rsid="0187654f"/>
    </style:style>
    <style:style style:name="P215" style:family="paragraph" style:parent-style-name="Standard">
      <style:paragraph-properties fo:text-align="justify" style:justify-single-word="false"/>
      <style:text-properties officeooo:rsid="0187654f" officeooo:paragraph-rsid="0200640e"/>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91caab" officeooo:paragraph-rsid="0191caab"/>
    </style:style>
    <style:style style:name="P222" style:family="paragraph" style:parent-style-name="Standard">
      <style:text-properties officeooo:rsid="0048e7dd" officeooo:paragraph-rsid="0191caab"/>
    </style:style>
    <style:style style:name="P223" style:family="paragraph" style:parent-style-name="Standard">
      <style:text-properties officeooo:rsid="019427e6" officeooo:paragraph-rsid="019427e6"/>
    </style:style>
    <style:style style:name="P224" style:family="paragraph" style:parent-style-name="Standard">
      <style:text-properties officeooo:rsid="0156009a"/>
    </style:style>
    <style:style style:name="P225" style:family="paragraph" style:parent-style-name="Standard">
      <style:text-properties officeooo:rsid="0156009a" officeooo:paragraph-rsid="0238337e"/>
    </style:style>
    <style:style style:name="P226" style:family="paragraph" style:parent-style-name="Standard">
      <style:text-properties officeooo:rsid="01556774" officeooo:paragraph-rsid="0238337e"/>
    </style:style>
    <style:style style:name="P227" style:family="paragraph" style:parent-style-name="Standard">
      <style:text-properties officeooo:rsid="019b20b0" officeooo:paragraph-rsid="019b20b0"/>
    </style:style>
    <style:style style:name="P228" style:family="paragraph" style:parent-style-name="Standard">
      <style:text-properties officeooo:rsid="019b54fa" officeooo:paragraph-rsid="019b54fa"/>
    </style:style>
    <style:style style:name="P229" style:family="paragraph" style:parent-style-name="Standard">
      <style:paragraph-properties fo:text-align="justify" style:justify-single-word="false"/>
      <style:text-properties officeooo:rsid="019b54fa" officeooo:paragraph-rsid="019b54fa"/>
    </style:style>
    <style:style style:name="P230" style:family="paragraph" style:parent-style-name="Standard">
      <style:text-properties officeooo:paragraph-rsid="019c33ec"/>
    </style:style>
    <style:style style:name="P231" style:family="paragraph" style:parent-style-name="Standard">
      <style:paragraph-properties fo:text-align="justify" style:justify-single-word="false"/>
      <style:text-properties officeooo:rsid="00fcbe0e" officeooo:paragraph-rsid="00fcbe0e"/>
    </style:style>
    <style:style style:name="P232" style:family="paragraph" style:parent-style-name="Standard">
      <style:paragraph-properties fo:text-align="justify" style:justify-single-word="false"/>
      <style:text-properties officeooo:rsid="019eb51f" officeooo:paragraph-rsid="019eb51f"/>
    </style:style>
    <style:style style:name="P233" style:family="paragraph" style:parent-style-name="Standard">
      <style:paragraph-properties fo:text-align="justify" style:justify-single-word="false"/>
      <style:text-properties officeooo:rsid="019eb51f" officeooo:paragraph-rsid="019f2243"/>
    </style:style>
    <style:style style:name="P234" style:family="paragraph" style:parent-style-name="Standard">
      <style:paragraph-properties fo:text-align="justify" style:justify-single-word="false"/>
      <style:text-properties officeooo:rsid="01a0893c" officeooo:paragraph-rsid="01a0893c"/>
    </style:style>
    <style:style style:name="P235" style:family="paragraph" style:parent-style-name="Standard">
      <style:paragraph-properties fo:text-align="justify" style:justify-single-word="false"/>
      <style:text-properties officeooo:rsid="01a9b0b0" officeooo:paragraph-rsid="01a9b0b0"/>
    </style:style>
    <style:style style:name="P236" style:family="paragraph" style:parent-style-name="Standard">
      <style:paragraph-properties fo:text-align="justify" style:justify-single-word="false"/>
      <style:text-properties officeooo:rsid="01a9b0b0" officeooo:paragraph-rsid="01a9e687"/>
    </style:style>
    <style:style style:name="P237" style:family="paragraph" style:parent-style-name="Standard">
      <style:paragraph-properties fo:text-align="justify" style:justify-single-word="false"/>
      <style:text-properties officeooo:rsid="01a9b0b0" officeooo:paragraph-rsid="01ab4a1d"/>
    </style:style>
    <style:style style:name="P238" style:family="paragraph" style:parent-style-name="Standard">
      <style:paragraph-properties fo:text-align="justify" style:justify-single-word="false"/>
      <style:text-properties officeooo:rsid="01b663d3" officeooo:paragraph-rsid="01b663d3"/>
    </style:style>
    <style:style style:name="P239" style:family="paragraph" style:parent-style-name="Standard">
      <style:text-properties officeooo:rsid="01bbc2a4" officeooo:paragraph-rsid="01bbc2a4"/>
    </style:style>
    <style:style style:name="P240" style:family="paragraph" style:parent-style-name="Standard">
      <style:text-properties officeooo:rsid="01bbc2a4" officeooo:paragraph-rsid="01bd3cd7"/>
    </style:style>
    <style:style style:name="P241" style:family="paragraph" style:parent-style-name="Standard">
      <style:text-properties officeooo:paragraph-rsid="01bd3cd7"/>
    </style:style>
    <style:style style:name="P242" style:family="paragraph" style:parent-style-name="Standard">
      <style:text-properties officeooo:rsid="01bd3cd7" officeooo:paragraph-rsid="01bd3cd7"/>
    </style:style>
    <style:style style:name="P243" style:family="paragraph" style:parent-style-name="Standard">
      <style:text-properties officeooo:rsid="01bd3e4d" officeooo:paragraph-rsid="01bd3e4d"/>
    </style:style>
    <style:style style:name="P244" style:family="paragraph" style:parent-style-name="Standard">
      <style:text-properties officeooo:paragraph-rsid="01bd3e4d"/>
    </style:style>
    <style:style style:name="P245" style:family="paragraph" style:parent-style-name="Standard">
      <style:text-properties officeooo:rsid="01bec0e1" officeooo:paragraph-rsid="01bec0e1"/>
    </style:style>
    <style:style style:name="P246" style:family="paragraph" style:parent-style-name="Standard">
      <style:paragraph-properties fo:text-align="justify" style:justify-single-word="false"/>
      <style:text-properties officeooo:rsid="01c770c2" officeooo:paragraph-rsid="01c770c2"/>
    </style:style>
    <style:style style:name="P247" style:family="paragraph" style:parent-style-name="Standard">
      <style:paragraph-properties fo:text-align="justify" style:justify-single-word="false"/>
      <style:text-properties officeooo:rsid="01c59b34" officeooo:paragraph-rsid="01c59b34"/>
    </style:style>
    <style:style style:name="P248" style:family="paragraph" style:parent-style-name="Standard">
      <style:paragraph-properties fo:text-align="justify" style:justify-single-word="false"/>
      <style:text-properties officeooo:rsid="01caa7c7" officeooo:paragraph-rsid="01caa7c7"/>
    </style:style>
    <style:style style:name="P249" style:family="paragraph" style:parent-style-name="Standard">
      <style:paragraph-properties fo:text-align="justify" style:justify-single-word="false"/>
      <style:text-properties officeooo:rsid="01cbce9c" officeooo:paragraph-rsid="01cbce9c"/>
    </style:style>
    <style:style style:name="P250" style:family="paragraph" style:parent-style-name="Standard">
      <style:paragraph-properties fo:text-align="justify" style:justify-single-word="false"/>
      <style:text-properties officeooo:rsid="01d39bb6" officeooo:paragraph-rsid="01d3d51b"/>
    </style:style>
    <style:style style:name="P251" style:family="paragraph" style:parent-style-name="Standard">
      <style:paragraph-properties fo:text-align="justify" style:justify-single-word="false"/>
      <style:text-properties officeooo:rsid="01d39bb6" officeooo:paragraph-rsid="01d499e7"/>
    </style:style>
    <style:style style:name="P252" style:family="paragraph" style:parent-style-name="Standard">
      <style:paragraph-properties fo:text-align="justify" style:justify-single-word="false"/>
      <style:text-properties officeooo:rsid="01d499e7" officeooo:paragraph-rsid="01d499e7"/>
    </style:style>
    <style:style style:name="P253" style:family="paragraph" style:parent-style-name="Standard">
      <style:paragraph-properties fo:text-align="justify" style:justify-single-word="false"/>
      <style:text-properties officeooo:rsid="01d52c60" officeooo:paragraph-rsid="01d52c60"/>
    </style:style>
    <style:style style:name="P254" style:family="paragraph" style:parent-style-name="Standard">
      <style:paragraph-properties fo:text-align="justify" style:justify-single-word="false"/>
      <style:text-properties officeooo:rsid="01d73714" officeooo:paragraph-rsid="01d73714"/>
    </style:style>
    <style:style style:name="P255" style:family="paragraph" style:parent-style-name="Standard">
      <style:paragraph-properties fo:text-align="justify" style:justify-single-word="false"/>
      <style:text-properties officeooo:rsid="01d81e8e" officeooo:paragraph-rsid="01d81e8e"/>
    </style:style>
    <style:style style:name="P256" style:family="paragraph" style:parent-style-name="Standard">
      <style:paragraph-properties fo:text-align="justify" style:justify-single-word="false"/>
      <style:text-properties officeooo:rsid="01da1894" officeooo:paragraph-rsid="01da1894"/>
    </style:style>
    <style:style style:name="P257" style:family="paragraph" style:parent-style-name="Standard">
      <style:paragraph-properties fo:text-align="justify" style:justify-single-word="false"/>
      <style:text-properties officeooo:rsid="01dcd0ea" officeooo:paragraph-rsid="01dcd0ea"/>
    </style:style>
    <style:style style:name="P258" style:family="paragraph" style:parent-style-name="Standard">
      <style:paragraph-properties fo:text-align="justify" style:justify-single-word="false"/>
      <style:text-properties officeooo:rsid="01dcd0ea" officeooo:paragraph-rsid="01e1dddb"/>
    </style:style>
    <style:style style:name="P259" style:family="paragraph" style:parent-style-name="Standard">
      <style:paragraph-properties fo:text-align="justify" style:justify-single-word="false"/>
      <style:text-properties officeooo:rsid="01ded462" officeooo:paragraph-rsid="01ded462"/>
    </style:style>
    <style:style style:name="P260" style:family="paragraph" style:parent-style-name="Standard">
      <style:paragraph-properties fo:text-align="justify" style:justify-single-word="false"/>
      <style:text-properties officeooo:rsid="01e1dddb" officeooo:paragraph-rsid="01e1dddb"/>
    </style:style>
    <style:style style:name="P261" style:family="paragraph" style:parent-style-name="Standard">
      <style:paragraph-properties fo:text-align="justify" style:justify-single-word="false"/>
      <style:text-properties officeooo:rsid="01e2433a" officeooo:paragraph-rsid="01e2433a"/>
    </style:style>
    <style:style style:name="P262" style:family="paragraph" style:parent-style-name="Standard">
      <style:paragraph-properties fo:text-align="justify" style:justify-single-word="false"/>
      <style:text-properties officeooo:rsid="01e42d02" officeooo:paragraph-rsid="01e42d02"/>
    </style:style>
    <style:style style:name="P263" style:family="paragraph" style:parent-style-name="Standard">
      <style:paragraph-properties fo:text-align="justify" style:justify-single-word="false"/>
      <style:text-properties officeooo:rsid="01e9398b" officeooo:paragraph-rsid="01e9398b"/>
    </style:style>
    <style:style style:name="P264" style:family="paragraph" style:parent-style-name="Standard">
      <style:paragraph-properties fo:text-align="justify" style:justify-single-word="false"/>
      <style:text-properties officeooo:rsid="01ecb923" officeooo:paragraph-rsid="01ecb923"/>
    </style:style>
    <style:style style:name="P265" style:family="paragraph" style:parent-style-name="Standard">
      <style:paragraph-properties fo:text-align="justify" style:justify-single-word="false"/>
      <style:text-properties officeooo:rsid="01ebbb6a" officeooo:paragraph-rsid="01ebbb6a"/>
    </style:style>
    <style:style style:name="P266" style:family="paragraph" style:parent-style-name="Standard">
      <style:paragraph-properties fo:text-align="justify" style:justify-single-word="false"/>
      <style:text-properties officeooo:rsid="01ee4d6c" officeooo:paragraph-rsid="01ee4d6c"/>
    </style:style>
    <style:style style:name="P267" style:family="paragraph" style:parent-style-name="Standard">
      <style:paragraph-properties fo:text-align="justify" style:justify-single-word="false"/>
      <style:text-properties officeooo:rsid="01effebc" officeooo:paragraph-rsid="01effebc"/>
    </style:style>
    <style:style style:name="P268" style:family="paragraph" style:parent-style-name="Standard">
      <style:paragraph-properties fo:text-align="justify" style:justify-single-word="false"/>
      <style:text-properties officeooo:rsid="0200640e" officeooo:paragraph-rsid="0200640e"/>
    </style:style>
    <style:style style:name="P269" style:family="paragraph" style:parent-style-name="Standard">
      <style:paragraph-properties fo:text-align="justify" style:justify-single-word="false"/>
      <style:text-properties officeooo:rsid="018fa788" officeooo:paragraph-rsid="018fa788"/>
    </style:style>
    <style:style style:name="P270" style:family="paragraph" style:parent-style-name="Standard">
      <style:text-properties fo:font-style="normal" officeooo:rsid="032a5bc8" officeooo:paragraph-rsid="032a5bc8" style:font-style-asian="normal" style:font-style-complex="normal"/>
    </style:style>
    <style:style style:name="P271" style:family="paragraph" style:parent-style-name="Standard">
      <style:paragraph-properties fo:text-align="justify" style:justify-single-word="false"/>
      <style:text-properties officeooo:rsid="0206ddbc" officeooo:paragraph-rsid="0206ddbc"/>
    </style:style>
    <style:style style:name="P272" style:family="paragraph" style:parent-style-name="Standard">
      <style:text-properties officeooo:rsid="000d53bf" officeooo:paragraph-rsid="01070f0c"/>
    </style:style>
    <style:style style:name="P273" style:family="paragraph" style:parent-style-name="Standard">
      <style:paragraph-properties fo:text-align="justify" style:justify-single-word="false"/>
      <style:text-properties officeooo:rsid="000d53bf" officeooo:paragraph-rsid="01070f0c"/>
    </style:style>
    <style:style style:name="P274" style:family="paragraph" style:parent-style-name="Standard">
      <style:paragraph-properties fo:text-align="justify" style:justify-single-word="false"/>
      <style:text-properties officeooo:rsid="020c906f" officeooo:paragraph-rsid="020c906f"/>
    </style:style>
    <style:style style:name="P275" style:family="paragraph" style:parent-style-name="Standard">
      <style:paragraph-properties fo:text-align="justify" style:justify-single-word="false"/>
      <style:text-properties officeooo:rsid="020d6774" officeooo:paragraph-rsid="020d6774"/>
    </style:style>
    <style:style style:name="P276" style:family="paragraph" style:parent-style-name="Standard">
      <style:paragraph-properties fo:text-align="justify" style:justify-single-word="false"/>
      <style:text-properties officeooo:rsid="020f4f08" officeooo:paragraph-rsid="020f4f08"/>
    </style:style>
    <style:style style:name="P277" style:family="paragraph" style:parent-style-name="Standard">
      <style:paragraph-properties fo:text-align="justify" style:justify-single-word="false"/>
      <style:text-properties officeooo:rsid="0211400a" officeooo:paragraph-rsid="0211400a"/>
    </style:style>
    <style:style style:name="P278" style:family="paragraph" style:parent-style-name="Standard">
      <style:paragraph-properties fo:text-align="justify" style:justify-single-word="false"/>
      <style:text-properties officeooo:rsid="022543c3" officeooo:paragraph-rsid="022543c3"/>
    </style:style>
    <style:style style:name="P279" style:family="paragraph" style:parent-style-name="Standard">
      <style:paragraph-properties fo:text-align="justify" style:justify-single-word="false"/>
      <style:text-properties officeooo:rsid="02263dd6" officeooo:paragraph-rsid="02263dd6"/>
    </style:style>
    <style:style style:name="P280" style:family="paragraph" style:parent-style-name="Standard">
      <style:paragraph-properties fo:text-align="justify" style:justify-single-word="false"/>
      <style:text-properties officeooo:rsid="02272022" officeooo:paragraph-rsid="02272022"/>
    </style:style>
    <style:style style:name="P281" style:family="paragraph" style:parent-style-name="Standard">
      <style:paragraph-properties fo:text-align="justify" style:justify-single-word="false"/>
      <style:text-properties officeooo:rsid="02283f5d" officeooo:paragraph-rsid="02283f5d"/>
    </style:style>
    <style:style style:name="P282" style:family="paragraph" style:parent-style-name="Standard">
      <style:paragraph-properties fo:text-align="justify" style:justify-single-word="false"/>
      <style:text-properties officeooo:rsid="022cc5ef" officeooo:paragraph-rsid="022cc5ef"/>
    </style:style>
    <style:style style:name="P283" style:family="paragraph" style:parent-style-name="Standard">
      <style:paragraph-properties fo:text-align="justify" style:justify-single-word="false"/>
      <style:text-properties officeooo:rsid="022f37a1" officeooo:paragraph-rsid="022f37a1"/>
    </style:style>
    <style:style style:name="P284" style:family="paragraph" style:parent-style-name="Standard">
      <style:paragraph-properties fo:text-align="justify" style:justify-single-word="false"/>
      <style:text-properties officeooo:rsid="022fd22b" officeooo:paragraph-rsid="022fd22b"/>
    </style:style>
    <style:style style:name="P285" style:family="paragraph" style:parent-style-name="Standard">
      <style:paragraph-properties fo:text-align="justify" style:justify-single-word="false"/>
      <style:text-properties officeooo:rsid="0230bebc" officeooo:paragraph-rsid="0230bebc"/>
    </style:style>
    <style:style style:name="P286" style:family="paragraph" style:parent-style-name="Standard">
      <style:paragraph-properties fo:text-align="justify" style:justify-single-word="false"/>
      <style:text-properties officeooo:rsid="023ae552" officeooo:paragraph-rsid="0238337e"/>
    </style:style>
    <style:style style:name="P287" style:family="paragraph" style:parent-style-name="Standard">
      <style:text-properties officeooo:rsid="023ae552" officeooo:paragraph-rsid="0238337e"/>
    </style:style>
    <style:style style:name="P288" style:family="paragraph" style:parent-style-name="Standard">
      <style:paragraph-properties fo:text-align="justify" style:justify-single-word="false"/>
      <style:text-properties officeooo:rsid="0244927b" officeooo:paragraph-rsid="023b1f55"/>
    </style:style>
    <style:style style:name="P289" style:family="paragraph" style:parent-style-name="Standard">
      <style:text-properties officeooo:rsid="0246bc83" officeooo:paragraph-rsid="023c502a"/>
    </style:style>
    <style:style style:name="P290" style:family="paragraph" style:parent-style-name="Standard">
      <style:text-properties officeooo:rsid="02476d27" officeooo:paragraph-rsid="023c502a"/>
    </style:style>
    <style:style style:name="P291" style:family="paragraph" style:parent-style-name="Standard">
      <style:paragraph-properties fo:text-align="justify" style:justify-single-word="false"/>
      <style:text-properties officeooo:rsid="02519c29" officeooo:paragraph-rsid="0262f657"/>
    </style:style>
    <style:style style:name="P292" style:family="paragraph" style:parent-style-name="Standard">
      <style:text-properties officeooo:rsid="02519c29" officeooo:paragraph-rsid="0262f657"/>
    </style:style>
    <style:style style:name="P293" style:family="paragraph" style:parent-style-name="Standard">
      <style:text-properties officeooo:rsid="024f41de" officeooo:paragraph-rsid="0262f657"/>
    </style:style>
    <style:style style:name="P294" style:family="paragraph" style:parent-style-name="Standard">
      <style:text-properties officeooo:paragraph-rsid="0262f657"/>
    </style:style>
    <style:style style:name="P295" style:family="paragraph" style:parent-style-name="Standard">
      <style:text-properties officeooo:paragraph-rsid="0263fa9a"/>
    </style:style>
    <style:style style:name="P296" style:family="paragraph" style:parent-style-name="Standard">
      <style:paragraph-properties fo:text-align="justify" style:justify-single-word="false"/>
      <style:text-properties officeooo:rsid="00dca348" officeooo:paragraph-rsid="014fe021"/>
    </style:style>
    <style:style style:name="P297" style:family="paragraph" style:parent-style-name="Standard">
      <style:paragraph-properties fo:text-align="justify" style:justify-single-word="false"/>
      <style:text-properties officeooo:rsid="00dca348" officeooo:paragraph-rsid="02f034b3"/>
    </style:style>
    <style:style style:name="P298" style:family="paragraph" style:parent-style-name="Standard">
      <style:paragraph-properties fo:text-align="justify" style:justify-single-word="false"/>
      <style:text-properties officeooo:rsid="02663488" officeooo:paragraph-rsid="02663488"/>
    </style:style>
    <style:style style:name="P299" style:family="paragraph" style:parent-style-name="Standard">
      <style:paragraph-properties fo:text-align="justify" style:justify-single-word="false"/>
      <style:text-properties officeooo:rsid="026c276b" officeooo:paragraph-rsid="026c276b"/>
    </style:style>
    <style:style style:name="P300" style:family="paragraph" style:parent-style-name="Standard">
      <style:paragraph-properties fo:text-align="justify" style:justify-single-word="false"/>
      <style:text-properties officeooo:rsid="027248d9" officeooo:paragraph-rsid="027248d9"/>
    </style:style>
    <style:style style:name="P301" style:family="paragraph" style:parent-style-name="Standard">
      <style:paragraph-properties fo:text-align="justify" style:justify-single-word="false"/>
      <style:text-properties officeooo:rsid="027248d9" officeooo:paragraph-rsid="02f67732"/>
    </style:style>
    <style:style style:name="P302" style:family="paragraph" style:parent-style-name="Standard">
      <style:paragraph-properties fo:text-align="justify" style:justify-single-word="false"/>
      <style:text-properties officeooo:rsid="02749f24" officeooo:paragraph-rsid="02749f24"/>
    </style:style>
    <style:style style:name="P303" style:family="paragraph" style:parent-style-name="Standard">
      <style:paragraph-properties fo:text-align="justify" style:justify-single-word="false"/>
      <style:text-properties officeooo:rsid="02749f24" officeooo:paragraph-rsid="02f67732"/>
    </style:style>
    <style:style style:name="P304" style:family="paragraph" style:parent-style-name="Standard">
      <style:paragraph-properties fo:text-align="justify" style:justify-single-word="false"/>
      <style:text-properties officeooo:rsid="026d0cc6" officeooo:paragraph-rsid="026d0cc6"/>
    </style:style>
    <style:style style:name="P305" style:family="paragraph" style:parent-style-name="Standard">
      <style:paragraph-properties fo:text-align="justify" style:justify-single-word="false"/>
      <style:text-properties officeooo:rsid="026d0cc6" officeooo:paragraph-rsid="027b6c0f"/>
    </style:style>
    <style:style style:name="P306" style:family="paragraph" style:parent-style-name="Standard">
      <style:paragraph-properties fo:text-align="justify" style:justify-single-word="false"/>
      <style:text-properties officeooo:rsid="0271b733" officeooo:paragraph-rsid="027b6c0f"/>
    </style:style>
    <style:style style:name="P307" style:family="paragraph" style:parent-style-name="Standard">
      <style:paragraph-properties fo:text-align="justify" style:justify-single-word="false"/>
      <style:text-properties officeooo:rsid="02786d9b" officeooo:paragraph-rsid="02786d9b"/>
    </style:style>
    <style:style style:name="P308" style:family="paragraph" style:parent-style-name="Standard">
      <style:paragraph-properties fo:text-align="justify" style:justify-single-word="false"/>
      <style:text-properties officeooo:rsid="027924f2" officeooo:paragraph-rsid="027924f2"/>
    </style:style>
    <style:style style:name="P309" style:family="paragraph" style:parent-style-name="Standard">
      <style:paragraph-properties fo:text-align="justify" style:justify-single-word="false"/>
      <style:text-properties officeooo:rsid="0279b02e" officeooo:paragraph-rsid="0279b02e"/>
    </style:style>
    <style:style style:name="P310" style:family="paragraph" style:parent-style-name="Standard">
      <style:paragraph-properties fo:text-align="justify" style:justify-single-word="false"/>
      <style:text-properties officeooo:rsid="02689184" officeooo:paragraph-rsid="02689184"/>
    </style:style>
    <style:style style:name="P311" style:family="paragraph" style:parent-style-name="Standard">
      <style:paragraph-properties fo:text-align="justify" style:justify-single-word="false"/>
      <style:text-properties officeooo:rsid="028157b6" officeooo:paragraph-rsid="028157b6"/>
    </style:style>
    <style:style style:name="P312" style:family="paragraph" style:parent-style-name="Standard">
      <style:paragraph-properties fo:text-align="justify" style:justify-single-word="false"/>
      <style:text-properties officeooo:rsid="028157b6" officeooo:paragraph-rsid="02f67732"/>
    </style:style>
    <style:style style:name="P313" style:family="paragraph" style:parent-style-name="Standard">
      <style:paragraph-properties fo:text-align="justify" style:justify-single-word="false"/>
      <style:text-properties officeooo:rsid="029109a3" officeooo:paragraph-rsid="029109a3"/>
    </style:style>
    <style:style style:name="P314" style:family="paragraph" style:parent-style-name="Standard">
      <style:paragraph-properties fo:text-align="justify" style:justify-single-word="false"/>
      <style:text-properties officeooo:rsid="02925082" officeooo:paragraph-rsid="02939333"/>
    </style:style>
    <style:style style:name="P315" style:family="paragraph" style:parent-style-name="Standard">
      <style:paragraph-properties fo:text-align="justify" style:justify-single-word="false"/>
      <style:text-properties officeooo:rsid="02939333" officeooo:paragraph-rsid="02939333"/>
    </style:style>
    <style:style style:name="P316" style:family="paragraph" style:parent-style-name="Standard">
      <style:paragraph-properties fo:text-align="justify" style:justify-single-word="false"/>
      <style:text-properties officeooo:rsid="029609b4" officeooo:paragraph-rsid="029609b4"/>
    </style:style>
    <style:style style:name="P317" style:family="paragraph" style:parent-style-name="Standard">
      <style:paragraph-properties fo:text-align="justify" style:justify-single-word="false"/>
      <style:text-properties officeooo:rsid="029c9c0e" officeooo:paragraph-rsid="029c9c0e"/>
    </style:style>
    <style:style style:name="P318" style:family="paragraph" style:parent-style-name="Standard">
      <style:paragraph-properties fo:text-align="justify" style:justify-single-word="false"/>
      <style:text-properties officeooo:rsid="029fcf5a" officeooo:paragraph-rsid="029fcf5a"/>
    </style:style>
    <style:style style:name="P319" style:family="paragraph" style:parent-style-name="Standard">
      <style:paragraph-properties fo:text-align="justify" style:justify-single-word="false"/>
      <style:text-properties officeooo:rsid="02a7aabc" officeooo:paragraph-rsid="02a7aabc"/>
    </style:style>
    <style:style style:name="P320" style:family="paragraph" style:parent-style-name="Standard">
      <style:paragraph-properties fo:text-align="justify" style:justify-single-word="false"/>
      <style:text-properties officeooo:rsid="02a8bdcf" officeooo:paragraph-rsid="02a8bdcf"/>
    </style:style>
    <style:style style:name="P321" style:family="paragraph" style:parent-style-name="Standard">
      <style:paragraph-properties fo:text-align="justify" style:justify-single-word="false"/>
      <style:text-properties officeooo:rsid="02b0faed" officeooo:paragraph-rsid="02b2d7c9"/>
    </style:style>
    <style:style style:name="P322" style:family="paragraph" style:parent-style-name="Standard">
      <style:paragraph-properties fo:text-align="justify" style:justify-single-word="false"/>
      <style:text-properties officeooo:rsid="02b2d7c9" officeooo:paragraph-rsid="02b2d7c9"/>
    </style:style>
    <style:style style:name="P323" style:family="paragraph" style:parent-style-name="Standard">
      <style:paragraph-properties fo:text-align="justify" style:justify-single-word="false"/>
      <style:text-properties officeooo:rsid="02b71053" officeooo:paragraph-rsid="02b71053"/>
    </style:style>
    <style:style style:name="P324" style:family="paragraph" style:parent-style-name="Standard">
      <style:paragraph-properties fo:text-align="justify" style:justify-single-word="false"/>
      <style:text-properties officeooo:rsid="02b8bb06" officeooo:paragraph-rsid="02b8bb06"/>
    </style:style>
    <style:style style:name="P325" style:family="paragraph" style:parent-style-name="Standard">
      <style:paragraph-properties fo:text-align="justify" style:justify-single-word="false"/>
      <style:text-properties officeooo:rsid="02b8bb06" officeooo:paragraph-rsid="02bcf034"/>
    </style:style>
    <style:style style:name="P326" style:family="paragraph" style:parent-style-name="Standard">
      <style:paragraph-properties fo:text-align="justify" style:justify-single-word="false"/>
      <style:text-properties officeooo:rsid="02b8bb06" officeooo:paragraph-rsid="02c5bcb3"/>
    </style:style>
    <style:style style:name="P327" style:family="paragraph" style:parent-style-name="Standard">
      <style:paragraph-properties fo:text-align="justify" style:justify-single-word="false"/>
      <style:text-properties officeooo:rsid="02bcf034" officeooo:paragraph-rsid="02bcf034"/>
    </style:style>
    <style:style style:name="P328" style:family="paragraph" style:parent-style-name="Standard">
      <style:paragraph-properties fo:text-align="justify" style:justify-single-word="false"/>
      <style:text-properties officeooo:rsid="02c22f3c" officeooo:paragraph-rsid="02c22f3c"/>
    </style:style>
    <style:style style:name="P329" style:family="paragraph" style:parent-style-name="Standard">
      <style:paragraph-properties fo:text-align="justify" style:justify-single-word="false"/>
      <style:text-properties officeooo:rsid="02c599ec" officeooo:paragraph-rsid="02c599ec"/>
    </style:style>
    <style:style style:name="P330" style:family="paragraph" style:parent-style-name="Standard">
      <style:paragraph-properties fo:text-align="justify" style:justify-single-word="false"/>
      <style:text-properties officeooo:rsid="02c5bcb3" officeooo:paragraph-rsid="02c5bcb3"/>
    </style:style>
    <style:style style:name="P331" style:family="paragraph" style:parent-style-name="Standard">
      <style:paragraph-properties fo:text-align="justify" style:justify-single-word="false"/>
      <style:text-properties officeooo:rsid="02c67ca4" officeooo:paragraph-rsid="02c67ca4"/>
    </style:style>
    <style:style style:name="P332" style:family="paragraph" style:parent-style-name="Standard">
      <style:paragraph-properties fo:text-align="justify" style:justify-single-word="false"/>
      <style:text-properties officeooo:rsid="02c67ca4" officeooo:paragraph-rsid="02c691da"/>
    </style:style>
    <style:style style:name="P333" style:family="paragraph" style:parent-style-name="Standard">
      <style:paragraph-properties fo:text-align="justify" style:justify-single-word="false"/>
      <style:text-properties officeooo:rsid="02c67ca4" officeooo:paragraph-rsid="02c85c06"/>
    </style:style>
    <style:style style:name="P334" style:family="paragraph" style:parent-style-name="Standard">
      <style:paragraph-properties fo:text-align="justify" style:justify-single-word="false"/>
      <style:text-properties officeooo:rsid="02c691da" officeooo:paragraph-rsid="02c691da"/>
    </style:style>
    <style:style style:name="P335" style:family="paragraph" style:parent-style-name="Standard">
      <style:paragraph-properties fo:text-align="justify" style:justify-single-word="false"/>
      <style:text-properties officeooo:rsid="02c85c06" officeooo:paragraph-rsid="02c85c06"/>
    </style:style>
    <style:style style:name="P336" style:family="paragraph" style:parent-style-name="Standard">
      <style:paragraph-properties fo:text-align="justify" style:justify-single-word="false"/>
      <style:text-properties officeooo:rsid="02c9f5bb" officeooo:paragraph-rsid="02c9f5bb"/>
    </style:style>
    <style:style style:name="P337" style:family="paragraph" style:parent-style-name="Standard">
      <style:paragraph-properties fo:text-align="justify" style:justify-single-word="false"/>
      <style:text-properties officeooo:rsid="0269b256" officeooo:paragraph-rsid="0269b256"/>
    </style:style>
    <style:style style:name="P338" style:family="paragraph" style:parent-style-name="Standard">
      <style:paragraph-properties fo:text-align="justify" style:justify-single-word="false"/>
      <style:text-properties officeooo:rsid="02ccc770" officeooo:paragraph-rsid="02ccc770"/>
    </style:style>
    <style:style style:name="P339" style:family="paragraph" style:parent-style-name="Standard">
      <style:paragraph-properties fo:text-align="justify" style:justify-single-word="false"/>
      <style:text-properties officeooo:rsid="02ccc770" officeooo:paragraph-rsid="02ce38b6"/>
    </style:style>
    <style:style style:name="P340" style:family="paragraph" style:parent-style-name="Standard">
      <style:paragraph-properties fo:text-align="justify" style:justify-single-word="false"/>
      <style:text-properties officeooo:rsid="02ccc770" officeooo:paragraph-rsid="02d8ace5"/>
    </style:style>
    <style:style style:name="P341" style:family="paragraph" style:parent-style-name="Standard">
      <style:paragraph-properties fo:text-align="justify" style:justify-single-word="false"/>
      <style:text-properties officeooo:rsid="02ce38b6" officeooo:paragraph-rsid="02d8ace5"/>
    </style:style>
    <style:style style:name="P342" style:family="paragraph" style:parent-style-name="Standard">
      <style:paragraph-properties fo:text-align="justify" style:justify-single-word="false"/>
      <style:text-properties officeooo:rsid="02ce38b6" officeooo:paragraph-rsid="02ce38b6"/>
    </style:style>
    <style:style style:name="P343" style:family="paragraph" style:parent-style-name="Standard">
      <style:paragraph-properties fo:text-align="justify" style:justify-single-word="false"/>
      <style:text-properties officeooo:rsid="02d8ace5" officeooo:paragraph-rsid="02d8ace5"/>
    </style:style>
    <style:style style:name="P344" style:family="paragraph" style:parent-style-name="Standard">
      <style:paragraph-properties fo:text-align="justify" style:justify-single-word="false"/>
      <style:text-properties officeooo:rsid="02e40208" officeooo:paragraph-rsid="02e40208"/>
    </style:style>
    <style:style style:name="P345" style:family="paragraph" style:parent-style-name="Standard">
      <style:paragraph-properties fo:text-align="justify" style:justify-single-word="false"/>
      <style:text-properties officeooo:rsid="02eed134" officeooo:paragraph-rsid="02eed134"/>
    </style:style>
    <style:style style:name="P346" style:family="paragraph" style:parent-style-name="Standard">
      <style:paragraph-properties fo:text-align="justify" style:justify-single-word="false"/>
      <style:text-properties officeooo:rsid="02f034b3" officeooo:paragraph-rsid="02f034b3"/>
    </style:style>
    <style:style style:name="P347" style:family="paragraph" style:parent-style-name="Standard">
      <style:paragraph-properties fo:text-align="justify" style:justify-single-word="false"/>
      <style:text-properties officeooo:rsid="02f67732" officeooo:paragraph-rsid="02f67732"/>
    </style:style>
    <style:style style:name="P348" style:family="paragraph" style:parent-style-name="Standard">
      <style:paragraph-properties fo:text-align="justify" style:justify-single-word="false"/>
      <style:text-properties officeooo:rsid="0306dd88" officeooo:paragraph-rsid="0306dd88"/>
    </style:style>
    <style:style style:name="P349" style:family="paragraph" style:parent-style-name="Standard">
      <style:paragraph-properties fo:text-align="justify" style:justify-single-word="false"/>
      <style:text-properties officeooo:rsid="03128db4" officeooo:paragraph-rsid="03128db4"/>
    </style:style>
    <style:style style:name="P350" style:family="paragraph" style:parent-style-name="Standard">
      <style:text-properties officeooo:rsid="03128db4" officeooo:paragraph-rsid="03128db4"/>
    </style:style>
    <style:style style:name="P351" style:family="paragraph" style:parent-style-name="Standard">
      <style:text-properties officeooo:paragraph-rsid="03128db4"/>
    </style:style>
    <style:style style:name="P352" style:family="paragraph" style:parent-style-name="Standard">
      <style:paragraph-properties fo:text-align="justify" style:justify-single-word="false"/>
      <style:text-properties officeooo:rsid="0312f055" officeooo:paragraph-rsid="0312f055"/>
    </style:style>
    <style:style style:name="P353" style:family="paragraph" style:parent-style-name="Standard">
      <style:paragraph-properties fo:text-align="justify" style:justify-single-word="false"/>
      <style:text-properties officeooo:rsid="0312f055" officeooo:paragraph-rsid="03132bfe"/>
    </style:style>
    <style:style style:name="P354" style:family="paragraph" style:parent-style-name="Standard">
      <style:paragraph-properties fo:text-align="justify" style:justify-single-word="false"/>
      <style:text-properties officeooo:rsid="03132bfe" officeooo:paragraph-rsid="03132bfe"/>
    </style:style>
    <style:style style:name="P355" style:family="paragraph" style:parent-style-name="Standard">
      <style:paragraph-properties fo:text-align="justify" style:justify-single-word="false"/>
      <style:text-properties officeooo:rsid="03135454" officeooo:paragraph-rsid="03135454"/>
    </style:style>
    <style:style style:name="P356" style:family="paragraph" style:parent-style-name="Standard">
      <style:paragraph-properties fo:text-align="justify" style:justify-single-word="false"/>
      <style:text-properties officeooo:rsid="031c111b" officeooo:paragraph-rsid="031c111b"/>
    </style:style>
    <style:style style:name="P357" style:family="paragraph" style:parent-style-name="Standard">
      <style:paragraph-properties fo:text-align="justify" style:justify-single-word="false"/>
      <style:text-properties officeooo:rsid="031c111b" officeooo:paragraph-rsid="031fa30b"/>
    </style:style>
    <style:style style:name="P358" style:family="paragraph" style:parent-style-name="Standard">
      <style:paragraph-properties fo:text-align="justify" style:justify-single-word="false"/>
      <style:text-properties officeooo:rsid="031c111b" officeooo:paragraph-rsid="03216297"/>
    </style:style>
    <style:style style:name="P359" style:family="paragraph" style:parent-style-name="Standard">
      <style:paragraph-properties fo:text-align="justify" style:justify-single-word="false"/>
      <style:text-properties officeooo:rsid="03235077" officeooo:paragraph-rsid="03235077"/>
    </style:style>
    <style:style style:name="P360" style:family="paragraph" style:parent-style-name="Standard">
      <style:paragraph-properties fo:text-align="justify" style:justify-single-word="false"/>
      <style:text-properties officeooo:rsid="013e7205" officeooo:paragraph-rsid="013e7205"/>
    </style:style>
    <style:style style:name="P361" style:family="paragraph" style:parent-style-name="Standard">
      <style:paragraph-properties fo:text-align="justify" style:justify-single-word="false"/>
      <style:text-properties officeooo:rsid="03334307" officeooo:paragraph-rsid="03334307"/>
    </style:style>
    <style:style style:name="P362" style:family="paragraph" style:parent-style-name="Standard">
      <style:text-properties officeooo:rsid="00348db2" officeooo:paragraph-rsid="00348db2"/>
    </style:style>
    <style:style style:name="P363" style:family="paragraph" style:parent-style-name="Standard">
      <style:paragraph-properties fo:text-align="justify" style:justify-single-word="false"/>
      <style:text-properties officeooo:rsid="0342cce7" officeooo:paragraph-rsid="0342cce7"/>
    </style:style>
    <style:style style:name="P364" style:family="paragraph" style:parent-style-name="Standard">
      <style:text-properties officeooo:rsid="0348be56" officeooo:paragraph-rsid="0348be56"/>
    </style:style>
    <style:style style:name="P365" style:family="paragraph" style:parent-style-name="Standard">
      <style:text-properties officeooo:rsid="0348f5f7" officeooo:paragraph-rsid="0348f5f7"/>
    </style:style>
    <style:style style:name="P366" style:family="paragraph" style:parent-style-name="Standard">
      <style:text-properties officeooo:rsid="0348f5f7" officeooo:paragraph-rsid="03515b84"/>
    </style:style>
    <style:style style:name="P367" style:family="paragraph" style:parent-style-name="Standard">
      <style:paragraph-properties fo:text-align="justify" style:justify-single-word="false"/>
      <style:text-properties officeooo:rsid="0335882e" officeooo:paragraph-rsid="0335882e"/>
    </style:style>
    <style:style style:name="P368" style:family="paragraph" style:parent-style-name="Standard">
      <style:paragraph-properties fo:text-align="justify" style:justify-single-word="false"/>
      <style:text-properties officeooo:rsid="016c20cb" officeooo:paragraph-rsid="016a4b32"/>
    </style:style>
    <style:style style:name="P369" style:family="paragraph" style:parent-style-name="Standard">
      <style:paragraph-properties fo:text-align="justify" style:justify-single-word="false"/>
      <style:text-properties style:font-name="Arial2" officeooo:rsid="037987ca" officeooo:paragraph-rsid="037987ca" style:font-name-asian="Arial2" style:font-name-complex="Arial2"/>
    </style:style>
    <style:style style:name="P370" style:family="paragraph" style:parent-style-name="Standard">
      <style:paragraph-properties fo:text-align="justify" style:justify-single-word="false"/>
      <style:text-properties style:font-name="Arial2" officeooo:rsid="037b0546" officeooo:paragraph-rsid="037b0546" style:font-name-asian="Arial2" style:font-name-complex="Arial2"/>
    </style:style>
    <style:style style:name="P371" style:family="paragraph" style:parent-style-name="Standard">
      <style:paragraph-properties fo:text-align="justify" style:justify-single-word="false"/>
      <style:text-properties officeooo:rsid="03834061" officeooo:paragraph-rsid="03834061"/>
    </style:style>
    <style:style style:name="P372" style:family="paragraph" style:parent-style-name="Standard">
      <style:paragraph-properties fo:text-align="justify" style:justify-single-word="false"/>
      <style:text-properties officeooo:rsid="00bb1706" officeooo:paragraph-rsid="039421ad"/>
    </style:style>
    <style:style style:name="P373" style:family="paragraph" style:parent-style-name="Standard">
      <style:paragraph-properties fo:text-align="justify" style:justify-single-word="false"/>
      <style:text-properties officeooo:rsid="00bb1706" officeooo:paragraph-rsid="039c8a17"/>
    </style:style>
    <style:style style:name="P374" style:family="paragraph" style:parent-style-name="Standard">
      <style:paragraph-properties fo:text-align="justify" style:justify-single-word="false"/>
      <style:text-properties officeooo:rsid="01a195f7" officeooo:paragraph-rsid="039587f6"/>
    </style:style>
    <style:style style:name="P375" style:family="paragraph" style:parent-style-name="Standard">
      <style:paragraph-properties fo:text-align="justify" style:justify-single-word="false"/>
      <style:text-properties officeooo:rsid="01b6aee7" officeooo:paragraph-rsid="01b6aee7"/>
    </style:style>
    <style:style style:name="P376" style:family="paragraph" style:parent-style-name="Standard">
      <style:text-properties officeooo:paragraph-rsid="0399a05f"/>
    </style:style>
    <style:style style:name="P377" style:family="paragraph" style:parent-style-name="Standard">
      <style:text-properties officeooo:rsid="039a33cf" officeooo:paragraph-rsid="039a33cf"/>
    </style:style>
    <style:style style:name="P378" style:family="paragraph" style:parent-style-name="Standard">
      <style:paragraph-properties fo:text-align="justify" style:justify-single-word="false"/>
      <style:text-properties officeooo:rsid="03ad35e8" officeooo:paragraph-rsid="00a79ba8"/>
    </style:style>
    <style:style style:name="P379" style:family="paragraph" style:parent-style-name="Standard">
      <style:paragraph-properties fo:text-align="justify" style:justify-single-word="false"/>
      <style:text-properties officeooo:rsid="03b2fdf1" officeooo:paragraph-rsid="03b2fdf1"/>
    </style:style>
    <style:style style:name="P380" style:family="paragraph" style:parent-style-name="Standard">
      <style:text-properties officeooo:paragraph-rsid="0063abdc"/>
    </style:style>
    <style:style style:name="P381" style:family="paragraph" style:parent-style-name="Text_20_body">
      <style:paragraph-properties fo:text-align="justify" style:justify-single-word="false"/>
    </style:style>
    <style:style style:name="P382" style:family="paragraph" style:parent-style-name="Code_20_block">
      <style:text-properties fo:color="#008000"/>
    </style:style>
    <style:style style:name="P383" style:family="paragraph" style:parent-style-name="Code_20_block">
      <style:text-properties fo:color="#008000" officeooo:paragraph-rsid="001ae79f"/>
    </style:style>
    <style:style style:name="P384" style:family="paragraph" style:parent-style-name="Code_20_block">
      <style:text-properties fo:color="#008000" officeooo:rsid="0029f6a9"/>
    </style:style>
    <style:style style:name="P385" style:family="paragraph" style:parent-style-name="Code_20_block">
      <style:text-properties fo:color="#008000" officeooo:rsid="0029f6a9" officeooo:paragraph-rsid="002a1e06"/>
    </style:style>
    <style:style style:name="P386" style:family="paragraph" style:parent-style-name="Code_20_block">
      <style:text-properties fo:color="#008000" officeooo:rsid="002bb08d"/>
    </style:style>
    <style:style style:name="P387" style:family="paragraph" style:parent-style-name="Code_20_block">
      <style:text-properties fo:color="#008000" officeooo:rsid="002a7c96"/>
    </style:style>
    <style:style style:name="P388" style:family="paragraph" style:parent-style-name="Code_20_block">
      <style:text-properties fo:color="#008000" officeooo:rsid="00391d5e"/>
    </style:style>
    <style:style style:name="P389" style:family="paragraph" style:parent-style-name="Code_20_block">
      <style:text-properties fo:color="#008000" officeooo:rsid="00391d5e" officeooo:paragraph-rsid="003a28ca"/>
    </style:style>
    <style:style style:name="P390" style:family="paragraph" style:parent-style-name="Code_20_block">
      <style:text-properties fo:color="#008000" officeooo:rsid="00391d5e" officeooo:paragraph-rsid="033e430c"/>
    </style:style>
    <style:style style:name="P391" style:family="paragraph" style:parent-style-name="Code_20_block">
      <style:text-properties fo:color="#008000" officeooo:paragraph-rsid="0072ac74"/>
    </style:style>
    <style:style style:name="P392" style:family="paragraph" style:parent-style-name="Code_20_block">
      <style:text-properties fo:color="#008000" officeooo:paragraph-rsid="0076e5be"/>
    </style:style>
    <style:style style:name="P393" style:family="paragraph" style:parent-style-name="Code_20_block">
      <style:text-properties fo:color="#008000" officeooo:rsid="0076e5be" officeooo:paragraph-rsid="0076e5be"/>
    </style:style>
    <style:style style:name="P394" style:family="paragraph" style:parent-style-name="Code_20_block">
      <style:text-properties fo:color="#008000" officeooo:rsid="00820618"/>
    </style:style>
    <style:style style:name="P395" style:family="paragraph" style:parent-style-name="Code_20_block">
      <style:text-properties fo:color="#008000" officeooo:rsid="00820618" officeooo:paragraph-rsid="00820618"/>
    </style:style>
    <style:style style:name="P396" style:family="paragraph" style:parent-style-name="Code_20_block">
      <style:text-properties fo:color="#008000" officeooo:rsid="008b09fa" officeooo:paragraph-rsid="008b09fa"/>
    </style:style>
    <style:style style:name="P397" style:family="paragraph" style:parent-style-name="Code_20_block">
      <style:text-properties fo:color="#008000" officeooo:rsid="00b3293a"/>
    </style:style>
    <style:style style:name="P398" style:family="paragraph" style:parent-style-name="Code_20_block">
      <style:text-properties fo:color="#008000" officeooo:rsid="00b3293a" officeooo:paragraph-rsid="013e3b23"/>
    </style:style>
    <style:style style:name="P399" style:family="paragraph" style:parent-style-name="Code_20_block">
      <style:text-properties fo:color="#008000" officeooo:rsid="00d50cd5"/>
    </style:style>
    <style:style style:name="P400" style:family="paragraph" style:parent-style-name="Code_20_block">
      <style:text-properties fo:color="#008000" officeooo:rsid="00f79ea2" officeooo:paragraph-rsid="00f79ea2"/>
    </style:style>
    <style:style style:name="P401" style:family="paragraph" style:parent-style-name="Code_20_block">
      <style:text-properties fo:color="#008000" officeooo:paragraph-rsid="010400e9"/>
    </style:style>
    <style:style style:name="P402" style:family="paragraph" style:parent-style-name="Code_20_block">
      <style:text-properties fo:color="#008000" officeooo:rsid="010b0f6f" officeooo:paragraph-rsid="010b0f6f"/>
    </style:style>
    <style:style style:name="P403" style:family="paragraph" style:parent-style-name="Code_20_block">
      <style:text-properties fo:color="#008000" officeooo:rsid="010b0f6f" officeooo:paragraph-rsid="0133491d"/>
    </style:style>
    <style:style style:name="P404" style:family="paragraph" style:parent-style-name="Code_20_block">
      <style:text-properties fo:color="#008000" officeooo:rsid="010e0f90"/>
    </style:style>
    <style:style style:name="P405" style:family="paragraph" style:parent-style-name="Code_20_block">
      <style:text-properties fo:color="#008000" officeooo:rsid="010e0f90" officeooo:paragraph-rsid="010e0f90"/>
    </style:style>
    <style:style style:name="P406" style:family="paragraph" style:parent-style-name="Code_20_block">
      <style:text-properties fo:color="#008000" officeooo:rsid="011a62f7"/>
    </style:style>
    <style:style style:name="P407" style:family="paragraph" style:parent-style-name="Code_20_block">
      <style:text-properties fo:color="#008000" officeooo:rsid="003a28ca" officeooo:paragraph-rsid="003a28ca"/>
    </style:style>
    <style:style style:name="P408" style:family="paragraph" style:parent-style-name="Code_20_block">
      <style:text-properties fo:color="#008000" officeooo:rsid="008a9063"/>
    </style:style>
    <style:style style:name="P409" style:family="paragraph" style:parent-style-name="Code_20_block">
      <style:text-properties fo:color="#008000" officeooo:rsid="0048e7dd" officeooo:paragraph-rsid="0191caab"/>
    </style:style>
    <style:style style:name="P410" style:family="paragraph" style:parent-style-name="Code_20_block">
      <style:text-properties fo:color="#008000" officeooo:paragraph-rsid="019c33ec"/>
    </style:style>
    <style:style style:name="P411" style:family="paragraph" style:parent-style-name="Code_20_block">
      <style:text-properties fo:color="#008000" officeooo:paragraph-rsid="01b10b66"/>
    </style:style>
    <style:style style:name="P412" style:family="paragraph" style:parent-style-name="Code_20_block">
      <style:text-properties fo:color="#008000" officeooo:paragraph-rsid="01bec0e1"/>
    </style:style>
    <style:style style:name="P413" style:family="paragraph" style:parent-style-name="Code_20_block">
      <style:text-properties fo:color="#008000" officeooo:rsid="01bec0e1" officeooo:paragraph-rsid="01bec0e1"/>
    </style:style>
    <style:style style:name="P414" style:family="paragraph" style:parent-style-name="Code_20_block">
      <style:text-properties fo:color="#008000" officeooo:paragraph-rsid="01f105f3"/>
    </style:style>
    <style:style style:name="P415" style:family="paragraph" style:parent-style-name="Code_20_block">
      <style:text-properties fo:color="#008000" officeooo:rsid="01f105f3" officeooo:paragraph-rsid="01f105f3"/>
    </style:style>
    <style:style style:name="P416" style:family="paragraph" style:parent-style-name="Code_20_block">
      <style:text-properties fo:color="#008000" officeooo:rsid="0211400a" officeooo:paragraph-rsid="0211400a"/>
    </style:style>
    <style:style style:name="P417" style:family="paragraph" style:parent-style-name="Code_20_block">
      <style:text-properties fo:color="#008000" officeooo:paragraph-rsid="02420f08"/>
    </style:style>
    <style:style style:name="P418" style:family="paragraph" style:parent-style-name="Code_20_block">
      <style:text-properties fo:color="#008000" officeooo:paragraph-rsid="025a31a7"/>
    </style:style>
    <style:style style:name="P419" style:family="paragraph" style:parent-style-name="Code_20_block">
      <style:text-properties fo:color="#008000" officeooo:rsid="005a2b61"/>
    </style:style>
    <style:style style:name="P420" style:family="paragraph" style:parent-style-name="Code_20_block">
      <style:text-properties fo:color="#008000" officeooo:paragraph-rsid="0262f657"/>
    </style:style>
    <style:style style:name="P421" style:family="paragraph" style:parent-style-name="Code_20_block">
      <style:text-properties fo:color="#008000" officeooo:paragraph-rsid="0263fa9a"/>
    </style:style>
    <style:style style:name="P422" style:family="paragraph" style:parent-style-name="Code_20_block">
      <style:text-properties fo:color="#008000" officeooo:paragraph-rsid="02ce38b6"/>
    </style:style>
    <style:style style:name="P423" style:family="paragraph" style:parent-style-name="Code_20_block">
      <style:text-properties fo:color="#008000" officeooo:rsid="033e430c" officeooo:paragraph-rsid="033e430c"/>
    </style:style>
    <style:style style:name="P424" style:family="paragraph" style:parent-style-name="Code_20_block">
      <style:text-properties fo:color="#008000" officeooo:paragraph-rsid="03596a0d"/>
    </style:style>
    <style:style style:name="P425" style:family="paragraph" style:parent-style-name="Code_20_block">
      <style:text-properties fo:color="#008000" officeooo:paragraph-rsid="039587f6"/>
    </style:style>
    <style:style style:name="P426" style:family="paragraph" style:parent-style-name="Code_20_block">
      <style:text-properties fo:color="#008000" officeooo:rsid="00a5d3b5" officeooo:paragraph-rsid="03b08bb4"/>
    </style:style>
    <style:style style:name="P427" style:family="paragraph" style:parent-style-name="Code_20_block">
      <style:text-properties style:use-window-font-color="true"/>
    </style:style>
    <style:style style:name="P428" style:family="paragraph" style:parent-style-name="Code_20_block">
      <style:text-properties style:use-window-font-color="true" officeooo:rsid="00391d5e" officeooo:paragraph-rsid="003a28ca"/>
    </style:style>
    <style:style style:name="P429" style:family="paragraph" style:parent-style-name="Code_20_block">
      <style:text-properties style:use-window-font-color="true" officeooo:rsid="003a28ca" officeooo:paragraph-rsid="003a28ca"/>
    </style:style>
    <style:style style:name="P430" style:family="paragraph" style:parent-style-name="Code_20_block">
      <style:text-properties fo:font-weight="bold" style:font-weight-asian="bold" style:font-weight-complex="bold"/>
    </style:style>
    <style:style style:name="P431" style:family="paragraph" style:parent-style-name="Code_20_block">
      <style:text-properties fo:font-weight="bold" officeooo:rsid="00e869e5" officeooo:paragraph-rsid="010481b4" style:font-weight-asian="bold" style:font-weight-complex="bold"/>
    </style:style>
    <style:style style:name="P432" style:family="paragraph" style:parent-style-name="Code_20_block">
      <style:text-properties fo:font-weight="bold" officeooo:rsid="010e0f90" style:font-weight-asian="bold" style:font-weight-complex="bold"/>
    </style:style>
    <style:style style:name="P433" style:family="paragraph" style:parent-style-name="Code_20_block">
      <style:text-properties officeooo:paragraph-rsid="00164358"/>
    </style:style>
    <style:style style:name="P434" style:family="paragraph" style:parent-style-name="Code_20_block">
      <style:text-properties officeooo:rsid="00164358" officeooo:paragraph-rsid="00164358"/>
    </style:style>
    <style:style style:name="P435" style:family="paragraph" style:parent-style-name="Code_20_block">
      <style:text-properties officeooo:paragraph-rsid="0018e7b8"/>
    </style:style>
    <style:style style:name="P436" style:family="paragraph" style:parent-style-name="Code_20_block">
      <style:text-properties officeooo:rsid="0018e7b8" officeooo:paragraph-rsid="001ae79f"/>
    </style:style>
    <style:style style:name="P437" style:family="paragraph" style:parent-style-name="Code_20_block">
      <style:text-properties officeooo:paragraph-rsid="0022e408"/>
    </style:style>
    <style:style style:name="P438" style:family="paragraph" style:parent-style-name="Code_20_block">
      <style:text-properties officeooo:rsid="001f41c7"/>
    </style:style>
    <style:style style:name="P439" style:family="paragraph" style:parent-style-name="Code_20_block">
      <style:text-properties officeooo:paragraph-rsid="002585bd"/>
    </style:style>
    <style:style style:name="P440" style:family="paragraph" style:parent-style-name="Code_20_block">
      <style:text-properties officeooo:paragraph-rsid="0029f6a9"/>
    </style:style>
    <style:style style:name="P441" style:family="paragraph" style:parent-style-name="Code_20_block">
      <style:text-properties officeooo:paragraph-rsid="002a1e06"/>
    </style:style>
    <style:style style:name="P442" style:family="paragraph" style:parent-style-name="Code_20_block">
      <style:text-properties officeooo:rsid="0029f6a9"/>
    </style:style>
    <style:style style:name="P443" style:family="paragraph" style:parent-style-name="Code_20_block">
      <style:text-properties officeooo:rsid="0029f6a9" officeooo:paragraph-rsid="0029f6a9"/>
    </style:style>
    <style:style style:name="P444" style:family="paragraph" style:parent-style-name="Code_20_block">
      <style:text-properties officeooo:rsid="0029f6a9" officeooo:paragraph-rsid="002a1e06"/>
    </style:style>
    <style:style style:name="P445" style:family="paragraph" style:parent-style-name="Code_20_block">
      <style:text-properties officeooo:rsid="0029f6a9" officeooo:paragraph-rsid="007448f3"/>
    </style:style>
    <style:style style:name="P446" style:family="paragraph" style:parent-style-name="Code_20_block">
      <style:text-properties officeooo:rsid="0029f6a9" officeooo:paragraph-rsid="024d1bd6"/>
    </style:style>
    <style:style style:name="P447" style:family="paragraph" style:parent-style-name="Code_20_block">
      <style:text-properties officeooo:rsid="002bb08d"/>
    </style:style>
    <style:style style:name="P448" style:family="paragraph" style:parent-style-name="Code_20_block">
      <style:text-properties officeooo:rsid="002a7c96"/>
    </style:style>
    <style:style style:name="P449" style:family="paragraph" style:parent-style-name="Code_20_block">
      <style:text-properties officeooo:rsid="00348db2"/>
    </style:style>
    <style:style style:name="P450" style:family="paragraph" style:parent-style-name="Code_20_block">
      <style:text-properties officeooo:rsid="00348db2" officeooo:paragraph-rsid="025382e5"/>
    </style:style>
    <style:style style:name="P451" style:family="paragraph" style:parent-style-name="Code_20_block">
      <style:text-properties officeooo:rsid="00348db2" officeooo:paragraph-rsid="0256e95d"/>
    </style:style>
    <style:style style:name="P452" style:family="paragraph" style:parent-style-name="Code_20_block">
      <style:text-properties officeooo:rsid="0034bd23"/>
    </style:style>
    <style:style style:name="P453" style:family="paragraph" style:parent-style-name="Code_20_block">
      <style:text-properties officeooo:rsid="0034bd23" officeooo:paragraph-rsid="003780b1"/>
    </style:style>
    <style:style style:name="P454" style:family="paragraph" style:parent-style-name="Code_20_block">
      <style:text-properties officeooo:rsid="0034bd23" officeooo:paragraph-rsid="0342cce7"/>
    </style:style>
    <style:style style:name="P455" style:family="paragraph" style:parent-style-name="Code_20_block">
      <style:text-properties officeooo:paragraph-rsid="003780b1"/>
    </style:style>
    <style:style style:name="P456" style:family="paragraph" style:parent-style-name="Code_20_block">
      <style:text-properties officeooo:rsid="0035a6ce" officeooo:paragraph-rsid="003780b1"/>
    </style:style>
    <style:style style:name="P457" style:family="paragraph" style:parent-style-name="Code_20_block">
      <style:text-properties officeooo:rsid="0034d516" officeooo:paragraph-rsid="003780b1"/>
    </style:style>
    <style:style style:name="P458" style:family="paragraph" style:parent-style-name="Code_20_block">
      <style:text-properties officeooo:rsid="0034d516" officeooo:paragraph-rsid="0345939c"/>
    </style:style>
    <style:style style:name="P459" style:family="paragraph" style:parent-style-name="Code_20_block">
      <style:text-properties officeooo:rsid="00391d5e"/>
    </style:style>
    <style:style style:name="P460" style:family="paragraph" style:parent-style-name="Code_20_block">
      <style:text-properties officeooo:rsid="00391d5e" officeooo:paragraph-rsid="033e430c"/>
    </style:style>
    <style:style style:name="P461" style:family="paragraph" style:parent-style-name="Code_20_block">
      <style:text-properties officeooo:paragraph-rsid="00425b13"/>
    </style:style>
    <style:style style:name="P462" style:family="paragraph" style:parent-style-name="Code_20_block">
      <style:text-properties officeooo:paragraph-rsid="0048e2a6"/>
    </style:style>
    <style:style style:name="P463" style:family="paragraph" style:parent-style-name="Code_20_block">
      <style:text-properties officeooo:paragraph-rsid="004ad1c2"/>
    </style:style>
    <style:style style:name="P464" style:family="paragraph" style:parent-style-name="Code_20_block">
      <style:text-properties officeooo:paragraph-rsid="004c662c"/>
    </style:style>
    <style:style style:name="P465" style:family="paragraph" style:parent-style-name="Code_20_block">
      <style:text-properties officeooo:paragraph-rsid="005bf72b"/>
    </style:style>
    <style:style style:name="P466" style:family="paragraph" style:parent-style-name="Code_20_block">
      <style:text-properties officeooo:rsid="005a2b61"/>
    </style:style>
    <style:style style:name="P467" style:family="paragraph" style:parent-style-name="Code_20_block">
      <style:text-properties officeooo:rsid="006136db"/>
    </style:style>
    <style:style style:name="P468" style:family="paragraph" style:parent-style-name="Code_20_block">
      <style:text-properties officeooo:rsid="006363d2"/>
    </style:style>
    <style:style style:name="P469" style:family="paragraph" style:parent-style-name="Code_20_block">
      <style:text-properties officeooo:rsid="006363d2" officeooo:paragraph-rsid="006363d2"/>
    </style:style>
    <style:style style:name="P470" style:family="paragraph" style:parent-style-name="Code_20_block">
      <style:text-properties officeooo:rsid="006363d2" officeooo:paragraph-rsid="0237bb51"/>
    </style:style>
    <style:style style:name="P471" style:family="paragraph" style:parent-style-name="Code_20_block">
      <style:text-properties officeooo:rsid="0063abdc"/>
    </style:style>
    <style:style style:name="P472" style:family="paragraph" style:parent-style-name="Code_20_block">
      <style:text-properties officeooo:rsid="0063abdc" officeooo:paragraph-rsid="03b5dd5a"/>
    </style:style>
    <style:style style:name="P473" style:family="paragraph" style:parent-style-name="Code_20_block">
      <style:text-properties fo:language="fr" fo:country="FR" officeooo:rsid="006e5942"/>
    </style:style>
    <style:style style:name="P474" style:family="paragraph" style:parent-style-name="Code_20_block">
      <style:text-properties officeooo:paragraph-rsid="0072ac74"/>
    </style:style>
    <style:style style:name="P475" style:family="paragraph" style:parent-style-name="Code_20_block">
      <style:text-properties officeooo:paragraph-rsid="0076e5be"/>
    </style:style>
    <style:style style:name="P476" style:family="paragraph" style:parent-style-name="Code_20_block">
      <style:text-properties officeooo:rsid="0076e5be" officeooo:paragraph-rsid="0076e5be"/>
    </style:style>
    <style:style style:name="P477" style:family="paragraph" style:parent-style-name="Code_20_block">
      <style:text-properties officeooo:rsid="0076e5be" officeooo:paragraph-rsid="007824d1"/>
    </style:style>
    <style:style style:name="P478" style:family="paragraph" style:parent-style-name="Code_20_block">
      <style:text-properties officeooo:rsid="0076e5be" officeooo:paragraph-rsid="02493108"/>
    </style:style>
    <style:style style:name="P479" style:family="paragraph" style:parent-style-name="Code_20_block">
      <style:text-properties officeooo:rsid="00810737"/>
    </style:style>
    <style:style style:name="P480" style:family="paragraph" style:parent-style-name="Code_20_block">
      <style:text-properties officeooo:rsid="00820618"/>
    </style:style>
    <style:style style:name="P481" style:family="paragraph" style:parent-style-name="Code_20_block">
      <style:text-properties officeooo:rsid="00820618" officeooo:paragraph-rsid="00820618"/>
    </style:style>
    <style:style style:name="P482" style:family="paragraph" style:parent-style-name="Code_20_block">
      <style:text-properties officeooo:rsid="008a9063"/>
    </style:style>
    <style:style style:name="P483" style:family="paragraph" style:parent-style-name="Code_20_block">
      <style:text-properties officeooo:paragraph-rsid="009617c7"/>
    </style:style>
    <style:style style:name="P484" style:family="paragraph" style:parent-style-name="Code_20_block">
      <style:text-properties officeooo:rsid="009617c7"/>
    </style:style>
    <style:style style:name="P485" style:family="paragraph" style:parent-style-name="Code_20_block">
      <style:text-properties officeooo:rsid="009617c7" officeooo:paragraph-rsid="009617c7"/>
    </style:style>
    <style:style style:name="P486" style:family="paragraph" style:parent-style-name="Code_20_block">
      <style:text-properties officeooo:rsid="009617c7" officeooo:paragraph-rsid="024336a7"/>
    </style:style>
    <style:style style:name="P487" style:family="paragraph" style:parent-style-name="Code_20_block">
      <style:text-properties officeooo:rsid="0099a244"/>
    </style:style>
    <style:style style:name="P488" style:family="paragraph" style:parent-style-name="Code_20_block">
      <style:text-properties officeooo:rsid="00a0026e"/>
    </style:style>
    <style:style style:name="P489" style:family="paragraph" style:parent-style-name="Code_20_block">
      <style:text-properties officeooo:rsid="00a0026e" officeooo:paragraph-rsid="033d1543"/>
    </style:style>
    <style:style style:name="P490" style:family="paragraph" style:parent-style-name="Code_20_block">
      <style:text-properties officeooo:rsid="00a5d3b5"/>
    </style:style>
    <style:style style:name="P491" style:family="paragraph" style:parent-style-name="Code_20_block">
      <style:text-properties officeooo:rsid="00a5d3b5" officeooo:paragraph-rsid="00a5d3b5"/>
    </style:style>
    <style:style style:name="P492" style:family="paragraph" style:parent-style-name="Code_20_block">
      <style:text-properties officeooo:rsid="00a5d3b5" officeooo:paragraph-rsid="03b08bb4"/>
    </style:style>
    <style:style style:name="P493" style:family="paragraph" style:parent-style-name="Code_20_block">
      <style:text-properties officeooo:rsid="00a5d3b5" officeooo:paragraph-rsid="03b23a76"/>
    </style:style>
    <style:style style:name="P494" style:family="paragraph" style:parent-style-name="Code_20_block">
      <style:text-properties officeooo:rsid="00a79ba8"/>
    </style:style>
    <style:style style:name="P495" style:family="paragraph" style:parent-style-name="Code_20_block">
      <style:text-properties officeooo:rsid="00a79ba8" officeooo:paragraph-rsid="03ad35e8"/>
    </style:style>
    <style:style style:name="P496" style:family="paragraph" style:parent-style-name="Code_20_block">
      <style:text-properties officeooo:rsid="00aaaef8"/>
    </style:style>
    <style:style style:name="P497" style:family="paragraph" style:parent-style-name="Code_20_block">
      <style:text-properties officeooo:rsid="00aaaef8" officeooo:paragraph-rsid="00fdc12c"/>
    </style:style>
    <style:style style:name="P498" style:family="paragraph" style:parent-style-name="Code_20_block">
      <style:text-properties officeooo:paragraph-rsid="00b06cef"/>
    </style:style>
    <style:style style:name="P499" style:family="paragraph" style:parent-style-name="Code_20_block">
      <style:text-properties officeooo:rsid="00b06cef"/>
    </style:style>
    <style:style style:name="P500" style:family="paragraph" style:parent-style-name="Code_20_block">
      <style:text-properties officeooo:rsid="00b06cef" officeooo:paragraph-rsid="013db45e"/>
    </style:style>
    <style:style style:name="P501" style:family="paragraph" style:parent-style-name="Code_20_block">
      <style:text-properties officeooo:rsid="00b06cef" officeooo:paragraph-rsid="025382e5"/>
    </style:style>
    <style:style style:name="P502" style:family="paragraph" style:parent-style-name="Code_20_block">
      <style:text-properties officeooo:rsid="00b06cef" officeooo:paragraph-rsid="0256e95d"/>
    </style:style>
    <style:style style:name="P503" style:family="paragraph" style:parent-style-name="Code_20_block">
      <style:text-properties officeooo:rsid="00b3293a"/>
    </style:style>
    <style:style style:name="P504" style:family="paragraph" style:parent-style-name="Code_20_block">
      <style:text-properties officeooo:rsid="00b3293a" officeooo:paragraph-rsid="00b67f14"/>
    </style:style>
    <style:style style:name="P505" style:family="paragraph" style:parent-style-name="Code_20_block">
      <style:text-properties officeooo:rsid="00b3293a" officeooo:paragraph-rsid="013e3b23"/>
    </style:style>
    <style:style style:name="P506" style:family="paragraph" style:parent-style-name="Code_20_block">
      <style:text-properties officeooo:paragraph-rsid="00ca1da7"/>
    </style:style>
    <style:style style:name="P507" style:family="paragraph" style:parent-style-name="Code_20_block">
      <style:text-properties officeooo:rsid="00ca1da7"/>
    </style:style>
    <style:style style:name="P508" style:family="paragraph" style:parent-style-name="Code_20_block">
      <style:text-properties officeooo:rsid="00ca1da7" officeooo:paragraph-rsid="00ca1da7"/>
    </style:style>
    <style:style style:name="P509" style:family="paragraph" style:parent-style-name="Code_20_block">
      <style:text-properties officeooo:rsid="00ca1da7" officeooo:paragraph-rsid="00f04235"/>
    </style:style>
    <style:style style:name="P510" style:family="paragraph" style:parent-style-name="Code_20_block">
      <style:text-properties officeooo:rsid="00ca1da7" officeooo:paragraph-rsid="00f79ea2"/>
    </style:style>
    <style:style style:name="P511" style:family="paragraph" style:parent-style-name="Code_20_block">
      <style:text-properties officeooo:rsid="00ca1da7" officeooo:paragraph-rsid="00fb313c"/>
    </style:style>
    <style:style style:name="P512" style:family="paragraph" style:parent-style-name="Code_20_block">
      <style:text-properties officeooo:rsid="00cff621"/>
    </style:style>
    <style:style style:name="P513" style:family="paragraph" style:parent-style-name="Code_20_block">
      <style:text-properties officeooo:rsid="00d0c1e6"/>
    </style:style>
    <style:style style:name="P514" style:family="paragraph" style:parent-style-name="Code_20_block">
      <style:text-properties officeooo:rsid="00d14971"/>
    </style:style>
    <style:style style:name="P515" style:family="paragraph" style:parent-style-name="Code_20_block">
      <style:text-properties officeooo:rsid="00d50cd5"/>
    </style:style>
    <style:style style:name="P516" style:family="paragraph" style:parent-style-name="Code_20_block">
      <style:text-properties officeooo:rsid="00d50cd5" officeooo:paragraph-rsid="00d66f50"/>
    </style:style>
    <style:style style:name="P517" style:family="paragraph" style:parent-style-name="Code_20_block">
      <style:text-properties officeooo:rsid="00d50cd5" officeooo:paragraph-rsid="00d82728"/>
    </style:style>
    <style:style style:name="P518" style:family="paragraph" style:parent-style-name="Code_20_block">
      <style:text-properties officeooo:paragraph-rsid="00f04235"/>
    </style:style>
    <style:style style:name="P519" style:family="paragraph" style:parent-style-name="Code_20_block">
      <style:text-properties officeooo:paragraph-rsid="00f79ea2"/>
    </style:style>
    <style:style style:name="P520" style:family="paragraph" style:parent-style-name="Code_20_block">
      <style:text-properties officeooo:paragraph-rsid="00fb313c"/>
    </style:style>
    <style:style style:name="P521" style:family="paragraph" style:parent-style-name="Code_20_block">
      <style:text-properties officeooo:rsid="00fcbe0e"/>
    </style:style>
    <style:style style:name="P522" style:family="paragraph" style:parent-style-name="Code_20_block">
      <style:text-properties officeooo:paragraph-rsid="00fd356b"/>
    </style:style>
    <style:style style:name="P523" style:family="paragraph" style:parent-style-name="Code_20_block">
      <style:text-properties officeooo:paragraph-rsid="00fdc12c"/>
    </style:style>
    <style:style style:name="P524" style:family="paragraph" style:parent-style-name="Code_20_block">
      <style:text-properties officeooo:rsid="00fdc12c" officeooo:paragraph-rsid="00fdc12c"/>
    </style:style>
    <style:style style:name="P525" style:family="paragraph" style:parent-style-name="Code_20_block">
      <style:text-properties officeooo:rsid="00fdc12c" officeooo:paragraph-rsid="0241a526"/>
    </style:style>
    <style:style style:name="P526" style:family="paragraph" style:parent-style-name="Code_20_block">
      <style:text-properties officeooo:rsid="010189d1" officeooo:paragraph-rsid="010189d1"/>
    </style:style>
    <style:style style:name="P527" style:family="paragraph" style:parent-style-name="Code_20_block">
      <style:text-properties officeooo:paragraph-rsid="010400e9"/>
    </style:style>
    <style:style style:name="P528" style:family="paragraph" style:parent-style-name="Code_20_block">
      <style:text-properties officeooo:paragraph-rsid="010481b4"/>
    </style:style>
    <style:style style:name="P529" style:family="paragraph" style:parent-style-name="Code_20_block">
      <style:text-properties officeooo:rsid="00e869e5" officeooo:paragraph-rsid="010481b4"/>
    </style:style>
    <style:style style:name="P530" style:family="paragraph" style:parent-style-name="Code_20_block">
      <style:text-properties fo:color="#000000" officeooo:rsid="010b0f6f" officeooo:paragraph-rsid="010b0f6f"/>
    </style:style>
    <style:style style:name="P531" style:family="paragraph" style:parent-style-name="Code_20_block">
      <style:text-properties fo:color="#000000" officeooo:rsid="010b0f6f" officeooo:paragraph-rsid="0128e619"/>
    </style:style>
    <style:style style:name="P532" style:family="paragraph" style:parent-style-name="Code_20_block">
      <style:text-properties fo:color="#000000" officeooo:rsid="010b0f6f" officeooo:paragraph-rsid="012a3bba"/>
    </style:style>
    <style:style style:name="P533" style:family="paragraph" style:parent-style-name="Code_20_block">
      <style:text-properties fo:color="#000000" officeooo:rsid="010b0f6f" officeooo:paragraph-rsid="0131863c"/>
    </style:style>
    <style:style style:name="P534" style:family="paragraph" style:parent-style-name="Code_20_block">
      <style:text-properties fo:color="#000000" officeooo:rsid="010b0f6f" officeooo:paragraph-rsid="0133491d"/>
    </style:style>
    <style:style style:name="P535" style:family="paragraph" style:parent-style-name="Code_20_block">
      <style:text-properties officeooo:rsid="010c7866"/>
    </style:style>
    <style:style style:name="P536" style:family="paragraph" style:parent-style-name="Code_20_block">
      <style:text-properties officeooo:rsid="010e0f90"/>
    </style:style>
    <style:style style:name="P537" style:family="paragraph" style:parent-style-name="Code_20_block">
      <style:text-properties officeooo:rsid="0113decb"/>
    </style:style>
    <style:style style:name="P538" style:family="paragraph" style:parent-style-name="Code_20_block">
      <style:text-properties officeooo:rsid="0113decb" officeooo:paragraph-rsid="012b85ec"/>
    </style:style>
    <style:style style:name="P539" style:family="paragraph" style:parent-style-name="Code_20_block">
      <style:text-properties officeooo:rsid="0113decb" officeooo:paragraph-rsid="0114f1be"/>
    </style:style>
    <style:style style:name="P540" style:family="paragraph" style:parent-style-name="Code_20_block">
      <style:text-properties officeooo:rsid="011776e6"/>
    </style:style>
    <style:style style:name="P541" style:family="paragraph" style:parent-style-name="Code_20_block">
      <style:text-properties officeooo:rsid="011a62f7"/>
    </style:style>
    <style:style style:name="P542" style:family="paragraph" style:parent-style-name="Code_20_block">
      <style:text-properties officeooo:paragraph-rsid="0128e619"/>
    </style:style>
    <style:style style:name="P543" style:family="paragraph" style:parent-style-name="Code_20_block">
      <style:text-properties officeooo:paragraph-rsid="012a3bba"/>
    </style:style>
    <style:style style:name="P544" style:family="paragraph" style:parent-style-name="Code_20_block">
      <style:text-properties officeooo:rsid="012b85ec" officeooo:paragraph-rsid="012b85ec"/>
    </style:style>
    <style:style style:name="P545" style:family="paragraph" style:parent-style-name="Code_20_block">
      <style:text-properties officeooo:paragraph-rsid="0133491d"/>
    </style:style>
    <style:style style:name="P546" style:family="paragraph" style:parent-style-name="Code_20_block">
      <style:text-properties officeooo:paragraph-rsid="013db45e"/>
    </style:style>
    <style:style style:name="P547" style:family="paragraph" style:parent-style-name="Code_20_block">
      <style:text-properties officeooo:paragraph-rsid="014192f6"/>
    </style:style>
    <style:style style:name="P548" style:family="paragraph" style:parent-style-name="Code_20_block">
      <style:text-properties officeooo:paragraph-rsid="014269cb"/>
    </style:style>
    <style:style style:name="P549" style:family="paragraph" style:parent-style-name="Code_20_block">
      <style:text-properties officeooo:paragraph-rsid="01433b74"/>
    </style:style>
    <style:style style:name="P550" style:family="paragraph" style:parent-style-name="Code_20_block">
      <style:text-properties officeooo:rsid="013f35ac"/>
    </style:style>
    <style:style style:name="P551" style:family="paragraph" style:parent-style-name="Code_20_block">
      <style:text-properties officeooo:rsid="013f35ac" officeooo:paragraph-rsid="013f35ac"/>
    </style:style>
    <style:style style:name="P552" style:family="paragraph" style:parent-style-name="Code_20_block">
      <style:text-properties officeooo:rsid="014192f6"/>
    </style:style>
    <style:style style:name="P553" style:family="paragraph" style:parent-style-name="Code_20_block">
      <style:text-properties officeooo:rsid="014192f6" officeooo:paragraph-rsid="014192f6"/>
    </style:style>
    <style:style style:name="P554" style:family="paragraph" style:parent-style-name="Code_20_block">
      <style:text-properties officeooo:rsid="01433b74"/>
    </style:style>
    <style:style style:name="P555" style:family="paragraph" style:parent-style-name="Code_20_block">
      <style:text-properties officeooo:rsid="01433b74" officeooo:paragraph-rsid="036c8f13"/>
    </style:style>
    <style:style style:name="P556" style:family="paragraph" style:parent-style-name="Code_20_block">
      <style:text-properties officeooo:rsid="0146508c"/>
    </style:style>
    <style:style style:name="P557" style:family="paragraph" style:parent-style-name="Code_20_block">
      <style:text-properties officeooo:rsid="0146508c" officeooo:paragraph-rsid="0375b362"/>
    </style:style>
    <style:style style:name="P558" style:family="paragraph" style:parent-style-name="Code_20_block">
      <style:text-properties officeooo:rsid="014e331d"/>
    </style:style>
    <style:style style:name="P559" style:family="paragraph" style:parent-style-name="Code_20_block">
      <style:text-properties officeooo:rsid="014e331d" officeooo:paragraph-rsid="025382e5"/>
    </style:style>
    <style:style style:name="P560" style:family="paragraph" style:parent-style-name="Code_20_block">
      <style:text-properties officeooo:rsid="014e331d" officeooo:paragraph-rsid="0256e95d"/>
    </style:style>
    <style:style style:name="P561" style:family="paragraph" style:parent-style-name="Code_20_block">
      <style:text-properties officeooo:rsid="01608b66"/>
    </style:style>
    <style:style style:name="P562" style:family="paragraph" style:parent-style-name="Code_20_block">
      <style:text-properties officeooo:paragraph-rsid="016a4b32"/>
    </style:style>
    <style:style style:name="P563" style:family="paragraph" style:parent-style-name="Code_20_block">
      <style:text-properties officeooo:rsid="016873a5"/>
    </style:style>
    <style:style style:name="P564" style:family="paragraph" style:parent-style-name="Code_20_block">
      <style:text-properties officeooo:rsid="016873a5" officeooo:paragraph-rsid="0168ad64"/>
    </style:style>
    <style:style style:name="P565" style:family="paragraph" style:parent-style-name="Code_20_block">
      <style:text-properties officeooo:rsid="016873a5" officeooo:paragraph-rsid="03a9bdb3"/>
    </style:style>
    <style:style style:name="P566" style:family="paragraph" style:parent-style-name="Code_20_block">
      <style:text-properties officeooo:rsid="016c20cb"/>
    </style:style>
    <style:style style:name="P567" style:family="paragraph" style:parent-style-name="Code_20_block">
      <style:text-properties officeooo:rsid="016c20cb" officeooo:paragraph-rsid="0371d16d"/>
    </style:style>
    <style:style style:name="P568" style:family="paragraph" style:parent-style-name="Code_20_block">
      <style:text-properties fo:color="#006600"/>
    </style:style>
    <style:style style:name="P569" style:family="paragraph" style:parent-style-name="Code_20_block">
      <style:text-properties officeooo:paragraph-rsid="0187dbdb"/>
    </style:style>
    <style:style style:name="P570" style:family="paragraph" style:parent-style-name="Code_20_block">
      <style:text-properties officeooo:paragraph-rsid="0188d9dd"/>
    </style:style>
    <style:style style:name="P571" style:family="paragraph" style:parent-style-name="Code_20_block">
      <style:text-properties officeooo:paragraph-rsid="018c3f59"/>
    </style:style>
    <style:style style:name="P572" style:family="paragraph" style:parent-style-name="Code_20_block">
      <style:text-properties officeooo:paragraph-rsid="018ed33e"/>
    </style:style>
    <style:style style:name="P573" style:family="paragraph" style:parent-style-name="Code_20_block">
      <style:text-properties officeooo:paragraph-rsid="018f91f2"/>
    </style:style>
    <style:style style:name="P574" style:family="paragraph" style:parent-style-name="Code_20_block">
      <style:text-properties officeooo:rsid="0048e7dd" officeooo:paragraph-rsid="0191caab"/>
    </style:style>
    <style:style style:name="P575" style:family="paragraph" style:parent-style-name="Code_20_block">
      <style:text-properties fo:color="#009900"/>
    </style:style>
    <style:style style:name="P576" style:family="paragraph" style:parent-style-name="Code_20_block">
      <style:text-properties officeooo:paragraph-rsid="0198fb81"/>
    </style:style>
    <style:style style:name="P577" style:family="paragraph" style:parent-style-name="Code_20_block">
      <style:text-properties officeooo:paragraph-rsid="019c33ec"/>
    </style:style>
    <style:style style:name="P578" style:family="paragraph" style:parent-style-name="Code_20_block">
      <style:text-properties officeooo:rsid="019c33ec" officeooo:paragraph-rsid="019c33ec"/>
    </style:style>
    <style:style style:name="P579" style:family="paragraph" style:parent-style-name="Code_20_block">
      <style:text-properties officeooo:paragraph-rsid="019f2243"/>
    </style:style>
    <style:style style:name="P580" style:family="paragraph" style:parent-style-name="Code_20_block">
      <style:text-properties officeooo:paragraph-rsid="01a9b0b0"/>
    </style:style>
    <style:style style:name="P581" style:family="paragraph" style:parent-style-name="Code_20_block">
      <style:text-properties officeooo:paragraph-rsid="01b10b66"/>
    </style:style>
    <style:style style:name="P582" style:family="paragraph" style:parent-style-name="Code_20_block">
      <style:text-properties officeooo:paragraph-rsid="01b69c12"/>
    </style:style>
    <style:style style:name="P583" style:family="paragraph" style:parent-style-name="Code_20_block">
      <style:text-properties officeooo:paragraph-rsid="01bd3cd7"/>
    </style:style>
    <style:style style:name="P584" style:family="paragraph" style:parent-style-name="Code_20_block">
      <style:text-properties officeooo:paragraph-rsid="01bec0e1"/>
    </style:style>
    <style:style style:name="P585" style:family="paragraph" style:parent-style-name="Code_20_block">
      <style:text-properties officeooo:paragraph-rsid="01cbce9c"/>
    </style:style>
    <style:style style:name="P586" style:family="paragraph" style:parent-style-name="Code_20_block">
      <style:text-properties officeooo:paragraph-rsid="01cd70c1"/>
    </style:style>
    <style:style style:name="P587" style:family="paragraph" style:parent-style-name="Code_20_block">
      <style:text-properties officeooo:rsid="01ce91f4" officeooo:paragraph-rsid="01ce91f4"/>
    </style:style>
    <style:style style:name="P588" style:family="paragraph" style:parent-style-name="Code_20_block">
      <style:text-properties officeooo:paragraph-rsid="01d39bb6"/>
    </style:style>
    <style:style style:name="P589" style:family="paragraph" style:parent-style-name="Code_20_block">
      <style:text-properties officeooo:paragraph-rsid="01da1894"/>
    </style:style>
    <style:style style:name="P590" style:family="paragraph" style:parent-style-name="Code_20_block">
      <style:text-properties officeooo:paragraph-rsid="01dcd0ea"/>
    </style:style>
    <style:style style:name="P591" style:family="paragraph" style:parent-style-name="Code_20_block">
      <style:text-properties officeooo:paragraph-rsid="01dd08eb"/>
    </style:style>
    <style:style style:name="P592" style:family="paragraph" style:parent-style-name="Code_20_block">
      <style:text-properties officeooo:paragraph-rsid="01ded462"/>
    </style:style>
    <style:style style:name="P593" style:family="paragraph" style:parent-style-name="Code_20_block">
      <style:text-properties officeooo:paragraph-rsid="01e1dddb"/>
    </style:style>
    <style:style style:name="P594" style:family="paragraph" style:parent-style-name="Code_20_block">
      <style:text-properties officeooo:paragraph-rsid="01e9398b"/>
    </style:style>
    <style:style style:name="P595" style:family="paragraph" style:parent-style-name="Code_20_block">
      <style:text-properties officeooo:paragraph-rsid="01effebc"/>
    </style:style>
    <style:style style:name="P596" style:family="paragraph" style:parent-style-name="Code_20_block">
      <style:text-properties officeooo:rsid="01f105f3" officeooo:paragraph-rsid="01f105f3"/>
    </style:style>
    <style:style style:name="P597" style:family="paragraph" style:parent-style-name="Code_20_block">
      <style:text-properties officeooo:paragraph-rsid="01f105f3"/>
    </style:style>
    <style:style style:name="P598" style:family="paragraph" style:parent-style-name="Code_20_block">
      <style:text-properties officeooo:paragraph-rsid="01f64c9b"/>
    </style:style>
    <style:style style:name="P599" style:family="paragraph" style:parent-style-name="Code_20_block">
      <style:text-properties officeooo:paragraph-rsid="02001cef"/>
    </style:style>
    <style:style style:name="P600" style:family="paragraph" style:parent-style-name="Code_20_block">
      <style:paragraph-properties fo:text-align="justify" style:justify-single-word="false"/>
      <style:text-properties officeooo:rsid="0187654f" officeooo:paragraph-rsid="0200640e"/>
    </style:style>
    <style:style style:name="P601" style:family="paragraph" style:parent-style-name="Code_20_block">
      <style:text-properties officeooo:paragraph-rsid="0200640e"/>
    </style:style>
    <style:style style:name="P602" style:family="paragraph" style:parent-style-name="Code_20_block">
      <style:text-properties officeooo:paragraph-rsid="018fa788"/>
    </style:style>
    <style:style style:name="P603" style:family="paragraph" style:parent-style-name="Code_20_block">
      <style:text-properties officeooo:paragraph-rsid="0211400a"/>
    </style:style>
    <style:style style:name="P604" style:family="paragraph" style:parent-style-name="Code_20_block">
      <style:text-properties officeooo:paragraph-rsid="0221dbf9"/>
    </style:style>
    <style:style style:name="P605" style:family="paragraph" style:parent-style-name="Code_20_block">
      <style:text-properties officeooo:paragraph-rsid="02283f5d"/>
    </style:style>
    <style:style style:name="P606" style:family="paragraph" style:parent-style-name="Code_20_block">
      <style:text-properties officeooo:paragraph-rsid="0237bb51"/>
    </style:style>
    <style:style style:name="P607" style:family="paragraph" style:parent-style-name="Code_20_block">
      <style:text-properties officeooo:paragraph-rsid="0238337e"/>
    </style:style>
    <style:style style:name="P608" style:family="paragraph" style:parent-style-name="Code_20_block">
      <style:paragraph-properties fo:text-align="justify" style:justify-single-word="false"/>
      <style:text-properties officeooo:paragraph-rsid="0238337e"/>
    </style:style>
    <style:style style:name="P609" style:family="paragraph" style:parent-style-name="Code_20_block">
      <style:paragraph-properties fo:text-align="justify" style:justify-single-word="false"/>
      <style:text-properties officeooo:paragraph-rsid="039421ad"/>
    </style:style>
    <style:style style:name="P610" style:family="paragraph" style:parent-style-name="Code_20_block">
      <style:text-properties officeooo:paragraph-rsid="023c502a"/>
    </style:style>
    <style:style style:name="P611" style:family="paragraph" style:parent-style-name="Code_20_block">
      <style:text-properties officeooo:paragraph-rsid="023e2359"/>
    </style:style>
    <style:style style:name="P612" style:family="paragraph" style:parent-style-name="Code_20_block">
      <style:text-properties officeooo:paragraph-rsid="023f0383"/>
    </style:style>
    <style:style style:name="P613" style:family="paragraph" style:parent-style-name="Code_20_block">
      <style:text-properties officeooo:rsid="02420f08" officeooo:paragraph-rsid="02420f08"/>
    </style:style>
    <style:style style:name="P614" style:family="paragraph" style:parent-style-name="Code_20_block">
      <style:text-properties officeooo:rsid="02420f08" officeooo:paragraph-rsid="02426805"/>
    </style:style>
    <style:style style:name="P615" style:family="paragraph" style:parent-style-name="Code_20_block">
      <style:text-properties officeooo:paragraph-rsid="02420f08"/>
    </style:style>
    <style:style style:name="P616" style:family="paragraph" style:parent-style-name="Code_20_block">
      <style:text-properties officeooo:paragraph-rsid="02426805"/>
    </style:style>
    <style:style style:name="P617" style:family="paragraph" style:parent-style-name="Code_20_block">
      <style:text-properties officeooo:paragraph-rsid="0242d877"/>
    </style:style>
    <style:style style:name="P618" style:family="paragraph" style:parent-style-name="Code_20_block">
      <style:text-properties officeooo:paragraph-rsid="02493108"/>
    </style:style>
    <style:style style:name="P619" style:family="paragraph" style:parent-style-name="Code_20_block">
      <style:text-properties officeooo:rsid="00319966" officeooo:paragraph-rsid="024d1bd6"/>
    </style:style>
    <style:style style:name="P620" style:family="paragraph" style:parent-style-name="Code_20_block">
      <style:text-properties officeooo:rsid="013db45e" officeooo:paragraph-rsid="025382e5"/>
    </style:style>
    <style:style style:name="P621" style:family="paragraph" style:parent-style-name="Code_20_block">
      <style:text-properties officeooo:paragraph-rsid="024d1bd6"/>
    </style:style>
    <style:style style:name="P622" style:family="paragraph" style:parent-style-name="Code_20_block">
      <style:text-properties officeooo:paragraph-rsid="024f38e5"/>
    </style:style>
    <style:style style:name="P623" style:family="paragraph" style:parent-style-name="Code_20_block">
      <style:text-properties officeooo:paragraph-rsid="02501825"/>
    </style:style>
    <style:style style:name="P624" style:family="paragraph" style:parent-style-name="Code_20_block">
      <style:text-properties officeooo:paragraph-rsid="02532dd1"/>
    </style:style>
    <style:style style:name="P625" style:family="paragraph" style:parent-style-name="Code_20_block">
      <style:text-properties officeooo:paragraph-rsid="025382e5"/>
    </style:style>
    <style:style style:name="P626" style:family="paragraph" style:parent-style-name="Code_20_block">
      <style:text-properties officeooo:paragraph-rsid="0256e95d"/>
    </style:style>
    <style:style style:name="P627" style:family="paragraph" style:parent-style-name="Code_20_block">
      <style:text-properties officeooo:paragraph-rsid="02578deb"/>
    </style:style>
    <style:style style:name="P628" style:family="paragraph" style:parent-style-name="Code_20_block">
      <style:text-properties officeooo:paragraph-rsid="0258d1e1"/>
    </style:style>
    <style:style style:name="P629" style:family="paragraph" style:parent-style-name="Code_20_block">
      <style:text-properties officeooo:paragraph-rsid="025a31a7"/>
    </style:style>
    <style:style style:name="P630" style:family="paragraph" style:parent-style-name="Code_20_block">
      <style:text-properties officeooo:rsid="02426805" officeooo:paragraph-rsid="02426805"/>
    </style:style>
    <style:style style:name="P631" style:family="paragraph" style:parent-style-name="Code_20_block">
      <style:text-properties officeooo:rsid="02501825" officeooo:paragraph-rsid="02501825"/>
    </style:style>
    <style:style style:name="P632" style:family="paragraph" style:parent-style-name="Code_20_block">
      <style:text-properties officeooo:rsid="024d1bd6" officeooo:paragraph-rsid="02501825"/>
    </style:style>
    <style:style style:name="P633" style:family="paragraph" style:parent-style-name="Code_20_block">
      <style:text-properties officeooo:paragraph-rsid="0262f657"/>
    </style:style>
    <style:style style:name="P634" style:family="paragraph" style:parent-style-name="Code_20_block">
      <style:text-properties officeooo:paragraph-rsid="0263fa9a"/>
    </style:style>
    <style:style style:name="P635" style:family="paragraph" style:parent-style-name="Code_20_block">
      <style:text-properties officeooo:paragraph-rsid="0272bd98"/>
    </style:style>
    <style:style style:name="P636" style:family="paragraph" style:parent-style-name="Code_20_block">
      <style:text-properties officeooo:paragraph-rsid="02939333"/>
    </style:style>
    <style:style style:name="P637" style:family="paragraph" style:parent-style-name="Code_20_block">
      <style:text-properties officeooo:rsid="02939333" officeooo:paragraph-rsid="029609b4"/>
    </style:style>
    <style:style style:name="P638" style:family="paragraph" style:parent-style-name="Code_20_block">
      <style:text-properties officeooo:rsid="029609b4" officeooo:paragraph-rsid="029609b4"/>
    </style:style>
    <style:style style:name="P639" style:family="paragraph" style:parent-style-name="Code_20_block">
      <style:text-properties officeooo:paragraph-rsid="02a100f1"/>
    </style:style>
    <style:style style:name="P640" style:family="paragraph" style:parent-style-name="Code_20_block">
      <style:text-properties officeooo:paragraph-rsid="02a49b5e"/>
    </style:style>
    <style:style style:name="P641" style:family="paragraph" style:parent-style-name="Code_20_block">
      <style:text-properties officeooo:paragraph-rsid="02a6571e"/>
    </style:style>
    <style:style style:name="P642" style:family="paragraph" style:parent-style-name="Code_20_block">
      <style:text-properties officeooo:paragraph-rsid="02ad9a21"/>
    </style:style>
    <style:style style:name="P643" style:family="paragraph" style:parent-style-name="Code_20_block">
      <style:text-properties officeooo:paragraph-rsid="02bcf034"/>
    </style:style>
    <style:style style:name="P644" style:family="paragraph" style:parent-style-name="Code_20_block">
      <style:text-properties officeooo:paragraph-rsid="02c5bcb3"/>
    </style:style>
    <style:style style:name="P645" style:family="paragraph" style:parent-style-name="Code_20_block">
      <style:text-properties officeooo:paragraph-rsid="02c67ca4"/>
    </style:style>
    <style:style style:name="P646" style:family="paragraph" style:parent-style-name="Code_20_block">
      <style:text-properties officeooo:paragraph-rsid="02c691da"/>
    </style:style>
    <style:style style:name="P647" style:family="paragraph" style:parent-style-name="Code_20_block">
      <style:text-properties officeooo:paragraph-rsid="02ce38b6"/>
    </style:style>
    <style:style style:name="P648" style:family="paragraph" style:parent-style-name="Code_20_block">
      <style:text-properties officeooo:paragraph-rsid="02d95558"/>
    </style:style>
    <style:style style:name="P649" style:family="paragraph" style:parent-style-name="Code_20_block">
      <style:text-properties officeooo:paragraph-rsid="02f67732"/>
    </style:style>
    <style:style style:name="P650" style:family="paragraph" style:parent-style-name="Code_20_block">
      <style:text-properties officeooo:paragraph-rsid="02f780e8"/>
    </style:style>
    <style:style style:name="P651" style:family="paragraph" style:parent-style-name="Code_20_block">
      <style:text-properties officeooo:paragraph-rsid="0305911b"/>
    </style:style>
    <style:style style:name="P652" style:family="paragraph" style:parent-style-name="Code_20_block">
      <style:text-properties officeooo:paragraph-rsid="0306dd88"/>
    </style:style>
    <style:style style:name="P653" style:family="paragraph" style:parent-style-name="Code_20_block">
      <style:text-properties officeooo:paragraph-rsid="0306e46e"/>
    </style:style>
    <style:style style:name="P654" style:family="paragraph" style:parent-style-name="Code_20_block">
      <style:text-properties officeooo:paragraph-rsid="03128db4"/>
    </style:style>
    <style:style style:name="P655" style:family="paragraph" style:parent-style-name="Code_20_block">
      <style:text-properties officeooo:paragraph-rsid="03132bfe"/>
    </style:style>
    <style:style style:name="P656" style:family="paragraph" style:parent-style-name="Code_20_block">
      <style:text-properties officeooo:paragraph-rsid="031936cc"/>
    </style:style>
    <style:style style:name="P657" style:family="paragraph" style:parent-style-name="Code_20_block">
      <style:text-properties officeooo:paragraph-rsid="031a8b1e"/>
    </style:style>
    <style:style style:name="P658" style:family="paragraph" style:parent-style-name="Code_20_block">
      <style:text-properties officeooo:paragraph-rsid="031fa30b"/>
    </style:style>
    <style:style style:name="P659" style:family="paragraph" style:parent-style-name="Code_20_block">
      <style:text-properties officeooo:paragraph-rsid="033d1543"/>
    </style:style>
    <style:style style:name="P660" style:family="paragraph" style:parent-style-name="Code_20_block">
      <style:text-properties officeooo:paragraph-rsid="02513c4e"/>
    </style:style>
    <style:style style:name="P661" style:family="paragraph" style:parent-style-name="Code_20_block">
      <style:text-properties officeooo:rsid="033e430c" officeooo:paragraph-rsid="033e430c"/>
    </style:style>
    <style:style style:name="P662" style:family="paragraph" style:parent-style-name="Code_20_block">
      <style:text-properties officeooo:paragraph-rsid="0345939c"/>
    </style:style>
    <style:style style:name="P663" style:family="paragraph" style:parent-style-name="Code_20_block">
      <style:text-properties officeooo:paragraph-rsid="03596a0d"/>
    </style:style>
    <style:style style:name="P664" style:family="paragraph" style:parent-style-name="Code_20_block">
      <style:text-properties officeooo:paragraph-rsid="036f19f4"/>
    </style:style>
    <style:style style:name="P665" style:family="paragraph" style:parent-style-name="Code_20_block">
      <style:text-properties officeooo:paragraph-rsid="0371d16d"/>
    </style:style>
    <style:style style:name="P666" style:family="paragraph" style:parent-style-name="Code_20_block">
      <style:text-properties officeooo:rsid="00ecead1" officeooo:paragraph-rsid="037987ca"/>
    </style:style>
    <style:style style:name="P667" style:family="paragraph" style:parent-style-name="Code_20_block">
      <style:text-properties officeooo:paragraph-rsid="037987ca"/>
    </style:style>
    <style:style style:name="P668" style:family="paragraph" style:parent-style-name="Code_20_block">
      <style:text-properties officeooo:paragraph-rsid="037b0546"/>
    </style:style>
    <style:style style:name="P669" style:family="paragraph" style:parent-style-name="Code_20_block">
      <style:text-properties officeooo:paragraph-rsid="037b22eb"/>
    </style:style>
    <style:style style:name="P670" style:family="paragraph" style:parent-style-name="Code_20_block">
      <style:paragraph-properties fo:text-align="justify" style:justify-single-word="false"/>
      <style:text-properties officeooo:rsid="00c2412c" officeooo:paragraph-rsid="0387ecb0"/>
    </style:style>
    <style:style style:name="P671" style:family="paragraph" style:parent-style-name="Code_20_block">
      <style:text-properties officeooo:paragraph-rsid="039421ad"/>
    </style:style>
    <style:style style:name="P672" style:family="paragraph" style:parent-style-name="Code_20_block">
      <style:text-properties officeooo:paragraph-rsid="039587f6"/>
    </style:style>
    <style:style style:name="P673" style:family="paragraph" style:parent-style-name="Code_20_block">
      <style:text-properties officeooo:paragraph-rsid="0399a05f"/>
    </style:style>
    <style:style style:name="P674" style:family="paragraph" style:parent-style-name="Code_20_block">
      <style:text-properties officeooo:paragraph-rsid="039c8a17"/>
    </style:style>
    <style:style style:name="P675" style:family="paragraph" style:parent-style-name="Code_20_block">
      <style:text-properties officeooo:paragraph-rsid="03a6a96c"/>
    </style:style>
    <style:style style:name="P676" style:family="paragraph" style:parent-style-name="Code_20_block">
      <style:text-properties officeooo:paragraph-rsid="03a9bdb3"/>
    </style:style>
    <style:style style:name="P677" style:family="paragraph" style:parent-style-name="Code_20_block">
      <style:text-properties officeooo:paragraph-rsid="03b77b42"/>
    </style:style>
    <style:style style:name="P678" style:family="paragraph" style:parent-style-name="Code_20_block">
      <style:text-properties officeooo:paragraph-rsid="03626c4c"/>
    </style:style>
    <style:style style:name="P679" style:family="paragraph" style:parent-style-name="Standard">
      <style:paragraph-properties fo:break-before="page"/>
    </style:style>
    <style:style style:name="P680" style:family="paragraph" style:parent-style-name="Standard">
      <style:paragraph-properties fo:text-align="justify" style:justify-single-word="false" fo:break-before="page"/>
    </style:style>
    <style:style style:name="P681" style:family="paragraph" style:parent-style-name="Standard">
      <style:paragraph-properties fo:text-align="justify" style:justify-single-word="false" fo:break-before="page"/>
      <style:text-properties officeooo:paragraph-rsid="011776e6"/>
    </style:style>
    <style:style style:name="P682" style:family="paragraph" style:parent-style-name="Standard">
      <style:paragraph-properties fo:text-align="justify" style:justify-single-word="false" fo:break-before="page"/>
      <style:text-properties officeooo:paragraph-rsid="0099a244"/>
    </style:style>
    <style:style style:name="P683" style:family="paragraph" style:parent-style-name="Standard">
      <style:paragraph-properties fo:break-before="page"/>
      <style:text-properties fo:font-weight="bold" officeooo:paragraph-rsid="0072ac74" style:font-weight-asian="bold" style:font-weight-complex="bold"/>
    </style:style>
    <style:style style:name="P684" style:family="paragraph" style:parent-style-name="Standard">
      <style:paragraph-properties fo:text-align="justify" style:justify-single-word="false" fo:break-before="page"/>
      <style:text-properties officeooo:rsid="01801625" officeooo:paragraph-rsid="01801625"/>
    </style:style>
    <style:style style:name="P685" style:family="paragraph" style:parent-style-name="Standard">
      <style:paragraph-properties fo:text-align="justify" style:justify-single-word="false" fo:break-before="page"/>
      <style:text-properties officeooo:rsid="0182ab33" officeooo:paragraph-rsid="0182ab33"/>
    </style:style>
    <style:style style:name="P686" style:family="paragraph" style:parent-style-name="Standard">
      <style:paragraph-properties fo:text-align="justify" style:justify-single-word="false" fo:break-before="page"/>
      <style:text-properties officeooo:rsid="0187dbdb" officeooo:paragraph-rsid="0187dbdb"/>
    </style:style>
    <style:style style:name="P687" style:family="paragraph" style:parent-style-name="Standard">
      <style:paragraph-properties fo:text-align="justify" style:justify-single-word="false" fo:break-before="page"/>
      <style:text-properties officeooo:rsid="01d73714" officeooo:paragraph-rsid="01d73714"/>
    </style:style>
    <style:style style:name="P688" style:family="paragraph" style:parent-style-name="Standard">
      <style:paragraph-properties fo:text-align="justify" style:justify-single-word="false" fo:break-before="page"/>
      <style:text-properties officeooo:rsid="01e2433a" officeooo:paragraph-rsid="01e2433a"/>
    </style:style>
    <style:style style:name="P689" style:family="paragraph" style:parent-style-name="Standard">
      <style:paragraph-properties fo:text-align="justify" style:justify-single-word="false" fo:break-before="page"/>
      <style:text-properties officeooo:rsid="01ebbb6a" officeooo:paragraph-rsid="01ebbb6a"/>
    </style:style>
    <style:style style:name="P690" style:family="paragraph" style:parent-style-name="Standard">
      <style:paragraph-properties fo:break-before="page"/>
      <style:text-properties officeooo:rsid="0029f6a9" officeooo:paragraph-rsid="0029f6a9"/>
    </style:style>
    <style:style style:name="P691" style:family="paragraph" style:parent-style-name="Standard">
      <style:paragraph-properties fo:text-align="justify" style:justify-single-word="false" fo:break-before="page"/>
      <style:text-properties officeooo:rsid="02925082" officeooo:paragraph-rsid="02939333"/>
    </style:style>
    <style:style style:name="P692" style:family="paragraph" style:parent-style-name="Standard">
      <style:paragraph-properties fo:text-align="justify" style:justify-single-word="false" fo:break-before="page"/>
      <style:text-properties officeooo:rsid="02b8bb06" officeooo:paragraph-rsid="02b8bb06"/>
    </style:style>
    <style:style style:name="P693" style:family="paragraph" style:parent-style-name="Standard">
      <style:paragraph-properties fo:text-align="justify" style:justify-single-word="false" fo:break-before="page"/>
      <style:text-properties officeooo:rsid="02c67ca4" officeooo:paragraph-rsid="02c67ca4"/>
    </style:style>
    <style:style style:name="P694" style:family="paragraph" style:parent-style-name="Standard">
      <style:paragraph-properties fo:text-align="justify" style:justify-single-word="false" fo:break-before="page"/>
      <style:text-properties officeooo:rsid="01860648" officeooo:paragraph-rsid="0187654f"/>
    </style:style>
    <style:style style:name="P695" style:family="paragraph" style:parent-style-name="Standard">
      <style:paragraph-properties fo:text-align="justify" style:justify-single-word="false" fo:break-before="page"/>
      <style:text-properties officeooo:rsid="016c20cb" officeooo:paragraph-rsid="016a4b32"/>
    </style:style>
    <style:style style:name="P696" style:family="paragraph" style:parent-style-name="Code_20_block">
      <style:paragraph-properties fo:break-before="page"/>
      <style:text-properties officeooo:paragraph-rsid="039a33cf"/>
    </style:style>
    <style:style style:name="P697" style:family="paragraph" style:parent-style-name="Code_20_block">
      <style:paragraph-properties fo:break-before="page"/>
      <style:text-properties officeooo:rsid="03ad35e8" officeooo:paragraph-rsid="03ad35e8"/>
    </style:style>
    <style:style style:name="P698" style:family="paragraph" style:parent-style-name="Code_20_block">
      <style:paragraph-properties fo:break-before="page"/>
      <style:text-properties officeooo:rsid="006363d2"/>
    </style:style>
    <style:style style:name="P699" style:family="paragraph" style:parent-style-name="Code_20_block">
      <style:paragraph-properties fo:break-before="page"/>
      <style:text-properties officeooo:paragraph-rsid="03b77b42"/>
    </style:style>
    <style:style style:name="P700" style:family="paragraph" style:parent-style-name="Note_5f_Tip">
      <style:paragraph-properties fo:text-align="justify" style:justify-single-word="false"/>
    </style:style>
    <style:style style:name="P701" style:family="paragraph" style:parent-style-name="Note_5f_Tip">
      <style:text-properties officeooo:paragraph-rsid="02c599ec"/>
    </style:style>
    <style:style style:name="P702" style:family="paragraph" style:parent-style-name="Note_5f_Tip">
      <loext:graphic-properties draw:fill-color="#cccccc" draw:fill-image-width="0cm" draw:fill-image-height="0cm"/>
    </style:style>
    <style:style style:name="P703" style:family="paragraph" style:parent-style-name="Note_5f_Tip">
      <style:text-properties fo:font-style="italic" style:font-style-asian="italic" style:font-style-complex="italic"/>
    </style:style>
    <style:style style:name="P704" style:family="paragraph" style:parent-style-name="Note_5f_Tip">
      <style:text-properties officeooo:paragraph-rsid="02dad8b0"/>
    </style:style>
    <style:style style:name="P705" style:family="paragraph" style:parent-style-name="Standard" style:list-style-name="List_20_1"/>
    <style:style style:name="P706" style:family="paragraph" style:parent-style-name="Standard" style:list-style-name="List_20_1">
      <style:text-properties officeooo:paragraph-rsid="002585bd"/>
    </style:style>
    <style:style style:name="P707" style:family="paragraph" style:parent-style-name="Standard" style:list-style-name="List_20_1">
      <style:text-properties officeooo:paragraph-rsid="0307d940"/>
    </style:style>
    <style:style style:name="P708" style:family="paragraph" style:parent-style-name="Standard" style:list-style-name="List_20_1">
      <style:text-properties officeooo:paragraph-rsid="035b2d85"/>
    </style:style>
    <style:style style:name="P709" style:family="paragraph" style:parent-style-name="Standard" style:list-style-name="List_20_1">
      <style:text-properties officeooo:paragraph-rsid="004c662c"/>
    </style:style>
    <style:style style:name="P710" style:family="paragraph" style:parent-style-name="Standard" style:list-style-name="List_20_1">
      <style:text-properties officeooo:paragraph-rsid="0072ac74"/>
    </style:style>
    <style:style style:name="P711" style:family="paragraph" style:parent-style-name="Standard" style:list-style-name="List_20_1">
      <style:paragraph-properties fo:text-align="justify" style:justify-single-word="false"/>
    </style:style>
    <style:style style:name="P712" style:family="paragraph" style:parent-style-name="Standard" style:list-style-name="List_20_1">
      <style:paragraph-properties fo:text-align="justify" style:justify-single-word="false"/>
      <style:text-properties officeooo:paragraph-rsid="000f7984"/>
    </style:style>
    <style:style style:name="P713" style:family="paragraph" style:parent-style-name="Standard" style:list-style-name="List_20_1">
      <style:paragraph-properties fo:text-align="justify" style:justify-single-word="false"/>
      <style:text-properties officeooo:paragraph-rsid="0307d940"/>
    </style:style>
    <style:style style:name="P714" style:family="paragraph" style:parent-style-name="Standard" style:list-style-name="List_20_2">
      <style:paragraph-properties fo:text-align="justify" style:justify-single-word="false"/>
      <style:text-properties officeooo:paragraph-rsid="02f67732"/>
    </style:style>
    <style:style style:name="P715" style:family="paragraph" style:parent-style-name="Standard">
      <style:paragraph-properties fo:text-align="justify" style:justify-single-word="false"/>
      <style:text-properties officeooo:paragraph-rsid="02f67732"/>
    </style:style>
    <style:style style:name="P716" style:family="paragraph" style:parent-style-name="Standard" style:list-style-name="List_20_1">
      <style:paragraph-properties fo:text-align="justify" style:justify-single-word="false"/>
      <style:text-properties officeooo:rsid="00aaaef8" officeooo:paragraph-rsid="00fe0e34"/>
    </style:style>
    <style:style style:name="P717" style:family="paragraph" style:parent-style-name="Standard" style:list-style-name="List_20_1">
      <style:paragraph-properties fo:text-align="start" style:justify-single-word="false"/>
    </style:style>
    <style:style style:name="P718" style:family="paragraph" style:parent-style-name="Standard" style:list-style-name="List_20_2"/>
    <style:style style:name="P719" style:family="paragraph" style:parent-style-name="Standard" style:list-style-name="List_20_2">
      <style:text-properties officeooo:paragraph-rsid="0072ac74"/>
    </style:style>
    <style:style style:name="P720"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21" style:family="paragraph" style:parent-style-name="Standard" style:list-style-name="List_20_2">
      <style:text-properties officeooo:rsid="0194c671" officeooo:paragraph-rsid="0194c671"/>
    </style:style>
    <style:style style:name="P722" style:family="paragraph" style:parent-style-name="Standard" style:list-style-name="List_20_2">
      <style:text-properties officeooo:rsid="00795b20" officeooo:paragraph-rsid="00795b20"/>
    </style:style>
    <style:style style:name="P723" style:family="paragraph" style:parent-style-name="Standard" style:list-style-name="List_20_1">
      <style:text-properties officeooo:rsid="008490d8" officeooo:paragraph-rsid="0087d5c7"/>
    </style:style>
    <style:style style:name="P724" style:family="paragraph" style:parent-style-name="Standard" style:list-style-name="List_20_2">
      <style:paragraph-properties fo:text-align="justify" style:justify-single-word="false"/>
      <style:text-properties officeooo:rsid="01608b66" officeooo:paragraph-rsid="01608b66"/>
    </style:style>
    <style:style style:name="P725" style:family="paragraph" style:parent-style-name="Standard" style:list-style-name="List_20_2">
      <style:paragraph-properties fo:text-align="justify" style:justify-single-word="false"/>
      <style:text-properties officeooo:rsid="01619a31" officeooo:paragraph-rsid="01619a31"/>
    </style:style>
    <style:style style:name="P726" style:family="paragraph" style:parent-style-name="Standard" style:list-style-name="List_20_2">
      <style:paragraph-properties fo:text-align="justify" style:justify-single-word="false"/>
      <style:text-properties officeooo:rsid="015c6b7e" officeooo:paragraph-rsid="01619a31"/>
    </style:style>
    <style:style style:name="P727" style:family="paragraph" style:parent-style-name="Standard" style:list-style-name="List_20_1">
      <style:paragraph-properties fo:text-align="justify" style:justify-single-word="false"/>
      <style:text-properties officeooo:rsid="020f4f08" officeooo:paragraph-rsid="020f4f08"/>
    </style:style>
    <style:style style:name="P728" style:family="paragraph" style:parent-style-name="Standard" style:list-style-name="List_20_1">
      <style:paragraph-properties fo:text-align="justify" style:justify-single-word="false"/>
      <style:text-properties officeooo:rsid="0312f055" officeooo:paragraph-rsid="0312f055"/>
    </style:style>
    <style:style style:name="P729" style:family="paragraph" style:parent-style-name="Standard" style:list-style-name="List_20_2">
      <style:paragraph-properties fo:text-align="justify" style:justify-single-word="false"/>
      <style:text-properties officeooo:rsid="03334307" officeooo:paragraph-rsid="03334307"/>
    </style:style>
    <style:style style:name="P730" style:family="paragraph" style:parent-style-name="Standard" style:list-style-name="List_20_2">
      <style:paragraph-properties fo:text-align="justify" style:justify-single-word="false"/>
      <style:text-properties officeooo:rsid="0335882e" officeooo:paragraph-rsid="0335882e"/>
    </style:style>
    <style:style style:name="P731" style:family="paragraph" style:parent-style-name="Standard" style:list-style-name="List_20_2">
      <style:paragraph-properties fo:text-align="justify" style:justify-single-word="false"/>
      <style:text-properties officeooo:rsid="026d0cc6" officeooo:paragraph-rsid="026d0cc6"/>
    </style:style>
    <style:style style:name="P732" style:family="paragraph" style:parent-style-name="Standard" style:list-style-name="List_20_2">
      <style:paragraph-properties fo:text-align="justify" style:justify-single-word="false"/>
      <style:text-properties officeooo:rsid="02701003" officeooo:paragraph-rsid="02701003"/>
    </style:style>
    <style:style style:name="P733" style:family="paragraph" style:parent-style-name="Standard" style:list-style-name="List_20_2">
      <style:paragraph-properties fo:text-align="justify" style:justify-single-word="false"/>
      <style:text-properties officeooo:rsid="0271b733" officeooo:paragraph-rsid="027b6c0f"/>
    </style:style>
    <style:style style:name="P734" style:family="paragraph" style:parent-style-name="Standard" style:list-style-name="List_20_2">
      <style:paragraph-properties fo:text-align="justify" style:justify-single-word="false"/>
      <style:text-properties officeooo:rsid="027924f2" officeooo:paragraph-rsid="027924f2"/>
    </style:style>
    <style:style style:name="P735" style:family="paragraph" style:parent-style-name="Standard" style:list-style-name="List_20_2">
      <style:paragraph-properties fo:text-align="justify" style:justify-single-word="false"/>
      <style:text-properties officeooo:rsid="02a7aabc" officeooo:paragraph-rsid="02a7aabc"/>
    </style:style>
    <style:style style:name="P736" style:family="paragraph" style:parent-style-name="Standard" style:list-style-name="List_20_2">
      <style:paragraph-properties fo:text-align="justify" style:justify-single-word="false"/>
      <style:text-properties officeooo:rsid="02b2d7c9" officeooo:paragraph-rsid="02b2d7c9"/>
    </style:style>
    <style:style style:name="P737" style:family="paragraph" style:parent-style-name="Standard" style:list-style-name="List_20_2">
      <style:paragraph-properties fo:text-align="justify" style:justify-single-word="false"/>
      <style:text-properties officeooo:rsid="02b8bb06" officeooo:paragraph-rsid="02b8bb06"/>
    </style:style>
    <style:style style:name="P738" style:family="paragraph" style:parent-style-name="Standard" style:list-style-name="List_20_2">
      <style:paragraph-properties fo:text-align="justify" style:justify-single-word="false"/>
      <style:text-properties officeooo:rsid="02bcf034" officeooo:paragraph-rsid="02bcf034"/>
    </style:style>
    <style:style style:name="P739" style:family="paragraph" style:parent-style-name="Standard" style:list-style-name="List_20_2">
      <style:paragraph-properties fo:text-align="justify" style:justify-single-word="false"/>
      <style:text-properties officeooo:rsid="02c67ca4" officeooo:paragraph-rsid="02c67ca4"/>
    </style:style>
    <style:style style:name="P740" style:family="paragraph" style:parent-style-name="Standard" style:list-style-name="List_20_2">
      <style:paragraph-properties fo:text-align="justify" style:justify-single-word="false"/>
      <style:text-properties officeooo:rsid="02ce38b6" officeooo:paragraph-rsid="02ce38b6"/>
    </style:style>
    <style:style style:name="P741" style:family="paragraph" style:parent-style-name="Standard" style:list-style-name="List_20_2">
      <style:paragraph-properties fo:text-align="justify" style:justify-single-word="false"/>
      <style:text-properties officeooo:rsid="02ce38b6" officeooo:paragraph-rsid="02d8ace5"/>
    </style:style>
    <style:style style:name="P742" style:family="paragraph" style:parent-style-name="Standard" style:list-style-name="List_20_2">
      <style:paragraph-properties fo:text-align="justify" style:justify-single-word="false"/>
      <style:text-properties officeooo:rsid="02f176bc" officeooo:paragraph-rsid="02f176bc"/>
    </style:style>
    <style:style style:name="P743" style:family="paragraph" style:parent-style-name="Standard" style:list-style-name="List_20_1">
      <style:paragraph-properties fo:text-align="justify" style:justify-single-word="false"/>
      <style:text-properties officeooo:rsid="0200640e" officeooo:paragraph-rsid="0200640e"/>
    </style:style>
    <style:style style:name="P744" style:family="paragraph" style:parent-style-name="Standard" style:list-style-name="List_20_2">
      <style:paragraph-properties fo:text-align="justify" style:justify-single-word="false"/>
      <style:text-properties officeooo:rsid="009c7cec" officeooo:paragraph-rsid="00a3731c"/>
    </style:style>
    <style:style style:name="P745" style:family="paragraph" style:parent-style-name="Standard" style:list-style-name="List_20_2">
      <style:paragraph-properties fo:text-align="justify" style:justify-single-word="false"/>
      <style:text-properties officeooo:rsid="009c7cec" officeooo:paragraph-rsid="00a41d57"/>
    </style:style>
    <style:style style:name="P746" style:family="paragraph" style:parent-style-name="Standard">
      <style:paragraph-properties fo:text-align="justify" style:justify-single-word="false"/>
      <style:text-properties officeooo:rsid="03b9b6c3" officeooo:paragraph-rsid="03b9b6c3"/>
    </style:style>
    <style:style style:name="P747" style:family="paragraph" style:parent-style-name="Standard">
      <style:paragraph-properties fo:text-align="justify" style:justify-single-word="false"/>
      <style:text-properties officeooo:rsid="03baf0f6" officeooo:paragraph-rsid="03baf0f6"/>
    </style:style>
    <style:style style:name="P748" style:family="paragraph" style:parent-style-name="Standard">
      <style:text-properties officeooo:rsid="002a7c96" officeooo:paragraph-rsid="002a7c96"/>
    </style:style>
    <style:style style:name="P749" style:family="paragraph" style:parent-style-name="Standard">
      <style:paragraph-properties fo:text-align="justify" style:justify-single-word="false"/>
      <style:text-properties officeooo:rsid="002a7c96" officeooo:paragraph-rsid="002a7c96"/>
    </style:style>
    <style:style style:name="P750" style:family="paragraph" style:parent-style-name="Standard">
      <style:paragraph-properties fo:text-align="justify" style:justify-single-word="false"/>
      <style:text-properties officeooo:rsid="03bced63" officeooo:paragraph-rsid="03bced63"/>
    </style:style>
    <style:style style:name="P751" style:family="paragraph" style:parent-style-name="Standard">
      <style:paragraph-properties fo:text-align="justify" style:justify-single-word="false" fo:break-before="page"/>
      <style:text-properties officeooo:rsid="002a7c96" officeooo:paragraph-rsid="002a7c96"/>
    </style:style>
    <style:style style:name="P752" style:family="paragraph" style:parent-style-name="Code_20_block">
      <style:text-properties officeooo:paragraph-rsid="02f67732"/>
    </style:style>
    <style:style style:name="P753" style:family="paragraph" style:parent-style-name="Code_20_block">
      <style:text-properties fo:color="#008000"/>
    </style:style>
    <style:style style:name="P754" style:family="paragraph" style:parent-style-name="Heading_20_4">
      <style:text-properties officeooo:rsid="002bb08d"/>
    </style:style>
    <style:style style:name="P755" style:family="paragraph" style:parent-style-name="Heading_20_4">
      <style:text-properties officeooo:rsid="0030018c"/>
    </style:style>
    <style:style style:name="P756" style:family="paragraph" style:parent-style-name="Heading_20_4">
      <style:text-properties officeooo:rsid="00b06cef"/>
    </style:style>
    <style:style style:name="P757" style:family="paragraph" style:parent-style-name="Heading_20_4">
      <style:text-properties officeooo:rsid="014e331d"/>
    </style:style>
    <style:style style:name="P758" style:family="paragraph" style:parent-style-name="Heading_20_4">
      <style:text-properties officeooo:rsid="0080bfe6"/>
    </style:style>
    <style:style style:name="P759" style:family="paragraph" style:parent-style-name="Heading_20_4">
      <style:text-properties officeooo:rsid="008490d8"/>
    </style:style>
    <style:style style:name="P760" style:family="paragraph" style:parent-style-name="Heading_20_4">
      <style:text-properties officeooo:rsid="008ccc5e"/>
    </style:style>
    <style:style style:name="P761" style:family="paragraph" style:parent-style-name="Heading_20_4">
      <style:text-properties officeooo:rsid="01652cba"/>
    </style:style>
    <style:style style:name="P762" style:family="paragraph" style:parent-style-name="Heading_20_4">
      <style:paragraph-properties fo:break-before="page"/>
    </style:style>
    <style:style style:name="P763" style:family="paragraph" style:parent-style-name="Heading_20_3">
      <style:text-properties officeooo:rsid="03023bcf" officeooo:paragraph-rsid="03023bcf"/>
    </style:style>
    <style:style style:name="P764" style:family="paragraph" style:parent-style-name="Heading_20_3">
      <style:text-properties officeooo:rsid="005f8622"/>
    </style:style>
    <style:style style:name="P765" style:family="paragraph" style:parent-style-name="Heading_20_3">
      <style:text-properties officeooo:rsid="00aaaef8" officeooo:paragraph-rsid="00aaaef8"/>
    </style:style>
    <style:style style:name="P766" style:family="paragraph" style:parent-style-name="Heading_20_3">
      <style:text-properties officeooo:paragraph-rsid="0238337e"/>
    </style:style>
    <style:style style:name="P767" style:family="paragraph" style:parent-style-name="Heading_20_3">
      <style:text-properties officeooo:paragraph-rsid="023c502a"/>
    </style:style>
    <style:style style:name="P768" style:family="paragraph" style:parent-style-name="Heading_20_3">
      <style:text-properties officeooo:rsid="0058af47"/>
    </style:style>
    <style:style style:name="P769" style:family="paragraph" style:parent-style-name="Heading_20_3">
      <style:text-properties officeooo:rsid="010c7866"/>
    </style:style>
    <style:style style:name="P770" style:family="paragraph" style:parent-style-name="Heading_20_3">
      <style:text-properties officeooo:rsid="010fbec9"/>
    </style:style>
    <style:style style:name="P771" style:family="paragraph" style:parent-style-name="Heading_20_3">
      <style:text-properties officeooo:rsid="0113decb"/>
    </style:style>
    <style:style style:name="P772" style:family="paragraph" style:parent-style-name="Heading_20_3">
      <style:text-properties officeooo:rsid="012db893"/>
    </style:style>
    <style:style style:name="P773" style:family="paragraph" style:parent-style-name="Heading_20_3">
      <style:text-properties style:font-name="Arial"/>
    </style:style>
    <style:style style:name="P774" style:family="paragraph" style:parent-style-name="Heading_20_3">
      <style:text-properties officeooo:paragraph-rsid="001e355d"/>
    </style:style>
    <style:style style:name="P775" style:family="paragraph" style:parent-style-name="Heading_20_3">
      <style:text-properties officeooo:rsid="015c6b7e" officeooo:paragraph-rsid="015c6b7e"/>
    </style:style>
    <style:style style:name="P776" style:family="paragraph" style:parent-style-name="Heading_20_3">
      <style:text-properties officeooo:paragraph-rsid="0262f657"/>
    </style:style>
    <style:style style:name="P777" style:family="paragraph" style:parent-style-name="Heading_20_3">
      <style:text-properties officeooo:rsid="00b9ffa8"/>
    </style:style>
    <style:style style:name="P778" style:family="paragraph" style:parent-style-name="Heading_20_3">
      <style:text-properties officeooo:rsid="00e53f5c" officeooo:paragraph-rsid="01a4e0b1"/>
    </style:style>
    <style:style style:name="P779" style:family="paragraph" style:parent-style-name="Heading_20_3">
      <style:text-properties officeooo:rsid="013f35ac"/>
    </style:style>
    <style:style style:name="P780" style:family="paragraph" style:parent-style-name="Heading_20_3">
      <style:text-properties officeooo:rsid="014269cb"/>
    </style:style>
    <style:style style:name="P781" style:family="paragraph" style:parent-style-name="Heading_20_3">
      <style:text-properties officeooo:rsid="014fe021"/>
    </style:style>
    <style:style style:name="P782" style:family="paragraph" style:parent-style-name="Heading_20_3">
      <style:paragraph-properties fo:break-before="page"/>
    </style:style>
    <style:style style:name="P783" style:family="paragraph" style:parent-style-name="Heading_20_3">
      <style:paragraph-properties fo:break-before="page"/>
      <style:text-properties officeooo:rsid="00942df8"/>
    </style:style>
    <style:style style:name="P784" style:family="paragraph" style:parent-style-name="Heading_20_3">
      <style:paragraph-properties fo:break-before="page"/>
      <style:text-properties officeooo:rsid="007bf1cd"/>
    </style:style>
    <style:style style:name="P785" style:family="paragraph" style:parent-style-name="Heading_20_3">
      <style:paragraph-properties fo:break-before="page"/>
      <style:text-properties officeooo:paragraph-rsid="008a9063"/>
    </style:style>
    <style:style style:name="P786" style:family="paragraph" style:parent-style-name="Heading_20_3">
      <style:paragraph-properties fo:break-before="page"/>
      <style:text-properties officeooo:rsid="00c872c4" officeooo:paragraph-rsid="0152aacf"/>
    </style:style>
    <style:style style:name="P787" style:family="paragraph" style:parent-style-name="Heading_20_3">
      <style:paragraph-properties fo:break-before="page"/>
      <style:text-properties officeooo:rsid="013f35ac"/>
    </style:style>
    <style:style style:name="P788" style:family="paragraph" style:parent-style-name="Heading_20_3">
      <style:paragraph-properties fo:break-before="page"/>
      <style:text-properties officeooo:rsid="01434055"/>
    </style:style>
    <style:style style:name="P789" style:family="paragraph" style:parent-style-name="Heading_20_1" style:master-page-name="Standard">
      <style:paragraph-properties style:page-number="auto"/>
    </style:style>
    <style:style style:name="P790" style:family="paragraph" style:parent-style-name="Heading_20_2">
      <style:text-properties style:font-name="Arial"/>
    </style:style>
    <style:style style:name="P791" style:family="paragraph" style:parent-style-name="Heading_20_2">
      <style:text-properties officeooo:rsid="013e7205" officeooo:paragraph-rsid="014794c4"/>
    </style:style>
    <style:style style:name="P792" style:family="paragraph" style:parent-style-name="Heading_20_2">
      <style:text-properties officeooo:paragraph-rsid="00112e18"/>
    </style:style>
    <style:style style:name="P793" style:family="paragraph" style:parent-style-name="Heading_20_2">
      <style:paragraph-properties fo:break-before="page"/>
    </style:style>
    <style:style style:name="P794" style:family="paragraph" style:parent-style-name="Heading_20_2">
      <style:paragraph-properties fo:break-before="page"/>
      <style:text-properties officeooo:rsid="00b92579"/>
    </style:style>
    <style:style style:name="P795" style:family="paragraph" style:parent-style-name="Heading_20_2">
      <style:paragraph-properties fo:break-before="page"/>
      <style:text-properties officeooo:rsid="00ce7888"/>
    </style:style>
    <style:style style:name="P796" style:family="paragraph" style:parent-style-name="Heading_20_2">
      <style:paragraph-properties fo:break-before="page"/>
      <style:text-properties officeooo:rsid="009c7cec"/>
    </style:style>
    <style:style style:name="P797" style:family="paragraph">
      <style:paragraph-properties fo:margin-left="0cm" fo:margin-right="0cm" fo:margin-top="0cm" fo:margin-bottom="0cm" fo:line-height="100%" fo:text-align="center" fo:text-indent="0cm"/>
    </style:style>
    <style:style style:name="P798"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00"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80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3"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0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05"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06"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7"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80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809" style:family="paragraph">
      <loext:graphic-properties draw:fill="none" draw:fill-color="#99ccff" draw:fill-gradient-name="Gradient_20_9" draw:fill-hatch-name="Hatching_20_2"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0"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11"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2" style:family="paragraph">
      <loext:graphic-properties draw:fill="none" draw:fill-color="#99ccff" draw:fill-gradient-name="Gradient_20_9"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3" style:family="paragraph">
      <loext:graphic-properties draw:fill="none" draw:fill-color="#99ccff" draw:fill-gradient-name="Gradient_20_9" draw:fill-hatch-name="Hatching_20_4"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4" style:family="paragraph">
      <loext:graphic-properties draw:fill="none" draw:fill-color="#99ccff" draw:fill-gradient-name="Gradient_20_9" draw:fill-hatch-name="Hatching_20_5"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5" style:family="paragraph">
      <loext:graphic-properties draw:fill="none" draw:fill-color="#99ccff" draw:fill-gradient-name="Gradient_20_9" draw:fill-hatch-name="Hatching_20_6"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officeooo:rsid="03515b84" style:font-style-asian="italic" style:font-style-complex="italic"/>
    </style:style>
    <style:style style:name="T27" style:family="text">
      <style:text-properties fo:font-style="italic" officeooo:rsid="036a98d2" style:font-style-asian="italic" style:font-style-complex="italic"/>
    </style:style>
    <style:style style:name="T28" style:family="text">
      <style:text-properties fo:font-style="italic" officeooo:rsid="0373beb7"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6873a5" style:font-style-asian="italic" style:font-weight-asian="bold" style:font-style-complex="italic" style:font-weight-complex="bold"/>
    </style:style>
    <style:style style:name="T31" style:family="text">
      <style:text-properties fo:font-style="italic" fo:font-weight="normal" officeooo:rsid="00a79ba8"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2bb08d" style:font-weight-asian="bold" style:font-weight-complex="bold"/>
    </style:style>
    <style:style style:name="T34" style:family="text">
      <style:text-properties fo:font-weight="bold" officeooo:rsid="0048e2a6" style:font-weight-asian="bold" style:font-weight-complex="bold"/>
    </style:style>
    <style:style style:name="T35" style:family="text">
      <style:text-properties fo:font-weight="bold" officeooo:rsid="005a2b61" style:font-weight-asian="bold" style:font-weight-complex="bold"/>
    </style:style>
    <style:style style:name="T36" style:family="text">
      <style:text-properties fo:font-weight="bold" officeooo:rsid="008a9063" style:font-weight-asian="bold" style:font-weight-complex="bold"/>
    </style:style>
    <style:style style:name="T37" style:family="text">
      <style:text-properties fo:font-weight="bold" officeooo:rsid="008e5da8" style:font-weight-asian="bold" style:font-weight-complex="bold"/>
    </style:style>
    <style:style style:name="T38" style:family="text">
      <style:text-properties fo:font-weight="bold" officeooo:rsid="00a79ba8" style:font-weight-asian="bold" style:font-weight-complex="bold"/>
    </style:style>
    <style:style style:name="T39" style:family="text">
      <style:text-properties fo:font-weight="bold" officeooo:rsid="00e5aa25" style:font-weight-asian="bold" style:font-weight-complex="bold"/>
    </style:style>
    <style:style style:name="T40" style:family="text">
      <style:text-properties fo:font-weight="bold" officeooo:rsid="00e869e5" style:font-weight-asian="bold" style:font-weight-complex="bold"/>
    </style:style>
    <style:style style:name="T41" style:family="text">
      <style:text-properties fo:font-weight="bold" officeooo:rsid="011934e2" style:font-weight-asian="bold" style:font-weight-complex="bold"/>
    </style:style>
    <style:style style:name="T42" style:family="text">
      <style:text-properties fo:font-weight="bold" officeooo:rsid="0133491d" style:font-weight-asian="bold" style:font-weight-complex="bold"/>
    </style:style>
    <style:style style:name="T43" style:family="text">
      <style:text-properties fo:font-weight="bold" officeooo:rsid="014e331d" style:font-weight-asian="bold" style:font-weight-complex="bold"/>
    </style:style>
    <style:style style:name="T44" style:family="text">
      <style:text-properties fo:font-weight="bold" officeooo:rsid="00ca1da7" style:font-weight-asian="bold" style:font-weight-complex="bold"/>
    </style:style>
    <style:style style:name="T45" style:family="text">
      <style:text-properties fo:font-weight="bold" officeooo:rsid="01bbc2a4" style:font-weight-asian="bold" style:font-weight-complex="bold"/>
    </style:style>
    <style:style style:name="T46" style:family="text">
      <style:text-properties fo:font-weight="bold" officeooo:rsid="027fa505" style:font-weight-asian="bold" style:font-weight-complex="bold"/>
    </style:style>
    <style:style style:name="T47" style:family="text">
      <style:text-properties fo:font-weight="bold" officeooo:rsid="02749f24" style:font-weight-asian="bold" style:font-weight-complex="bold"/>
    </style:style>
    <style:style style:name="T48" style:family="text">
      <style:text-properties fo:font-weight="bold" officeooo:rsid="02c5bcb3" style:font-weight-asian="bold" style:font-weight-complex="bold"/>
    </style:style>
    <style:style style:name="T49" style:family="text">
      <style:text-properties fo:font-weight="bold" officeooo:rsid="02d8ace5" style:font-weight-asian="bold" style:font-weight-complex="bold"/>
    </style:style>
    <style:style style:name="T50" style:family="text">
      <style:text-properties fo:font-weight="bold" officeooo:rsid="03132bfe" style:font-weight-asian="bold" style:font-weight-complex="bold"/>
    </style:style>
    <style:style style:name="T51" style:family="text">
      <style:text-properties fo:font-weight="bold" officeooo:rsid="03515b84" style:font-weight-asian="bold" style:font-weight-complex="bold"/>
    </style:style>
    <style:style style:name="T52" style:family="text">
      <style:text-properties fo:color="#0000ff" fo:font-weight="bold" style:font-weight-asian="bold" style:font-weight-complex="bold"/>
    </style:style>
    <style:style style:name="T53" style:family="text">
      <style:text-properties fo:color="#0000ff" fo:font-weight="bold" officeooo:rsid="00420442" style:font-weight-asian="bold" style:font-weight-complex="bold"/>
    </style:style>
    <style:style style:name="T54" style:family="text">
      <style:text-properties fo:color="#0000ff" fo:font-weight="bold" officeooo:rsid="0048e2a6" style:font-weight-asian="bold" style:font-weight-complex="bold"/>
    </style:style>
    <style:style style:name="T55" style:family="text">
      <style:text-properties fo:color="#008000"/>
    </style:style>
    <style:style style:name="T56" style:family="text">
      <style:text-properties fo:color="#008000" officeooo:rsid="00164358"/>
    </style:style>
    <style:style style:name="T57" style:family="text">
      <style:text-properties fo:color="#008000" style:font-name="Courier New1" officeooo:rsid="00164358"/>
    </style:style>
    <style:style style:name="T58" style:family="text">
      <style:text-properties fo:color="#008000" style:font-name="Courier New1" officeooo:rsid="031fa30b"/>
    </style:style>
    <style:style style:name="T59" style:family="text">
      <style:text-properties fo:color="#008000" style:font-name="Courier New1" officeooo:rsid="03216297"/>
    </style:style>
    <style:style style:name="T60" style:family="text">
      <style:text-properties fo:color="#008000" officeooo:rsid="0029f6a9"/>
    </style:style>
    <style:style style:name="T61" style:family="text">
      <style:text-properties fo:color="#008000" officeooo:rsid="00319966"/>
    </style:style>
    <style:style style:name="T62" style:family="text">
      <style:text-properties fo:color="#008000" officeooo:rsid="00348db2"/>
    </style:style>
    <style:style style:name="T63" style:family="text">
      <style:text-properties fo:color="#008000" officeooo:rsid="0034bd23"/>
    </style:style>
    <style:style style:name="T64" style:family="text">
      <style:text-properties fo:color="#008000" officeooo:rsid="0034d516"/>
    </style:style>
    <style:style style:name="T65" style:family="text">
      <style:text-properties fo:color="#008000" officeooo:rsid="0035a6ce"/>
    </style:style>
    <style:style style:name="T66" style:family="text">
      <style:text-properties fo:color="#008000" officeooo:rsid="00362f09"/>
    </style:style>
    <style:style style:name="T67" style:family="text">
      <style:text-properties fo:color="#008000" officeooo:rsid="00514c9c"/>
    </style:style>
    <style:style style:name="T68" style:family="text">
      <style:text-properties fo:color="#008000" officeooo:rsid="005a2b61"/>
    </style:style>
    <style:style style:name="T69" style:family="text">
      <style:text-properties fo:color="#008000" officeooo:rsid="006136db"/>
    </style:style>
    <style:style style:name="T70" style:family="text">
      <style:text-properties fo:color="#008000" officeooo:rsid="006363d2"/>
    </style:style>
    <style:style style:name="T71" style:family="text">
      <style:text-properties fo:color="#008000" officeooo:rsid="0063abdc"/>
    </style:style>
    <style:style style:name="T72" style:family="text">
      <style:text-properties fo:color="#008000" fo:language="fr" fo:country="FR" officeooo:rsid="006e5942"/>
    </style:style>
    <style:style style:name="T73" style:family="text">
      <style:text-properties fo:color="#008000" officeooo:rsid="007448f3"/>
    </style:style>
    <style:style style:name="T74" style:family="text">
      <style:text-properties fo:color="#008000" officeooo:rsid="0076e5be"/>
    </style:style>
    <style:style style:name="T75" style:family="text">
      <style:text-properties fo:color="#008000" officeooo:rsid="00810737"/>
    </style:style>
    <style:style style:name="T76" style:family="text">
      <style:text-properties fo:color="#008000" officeooo:rsid="008a9063"/>
    </style:style>
    <style:style style:name="T77" style:family="text">
      <style:text-properties fo:color="#008000" officeooo:rsid="008b09fa"/>
    </style:style>
    <style:style style:name="T78" style:family="text">
      <style:text-properties fo:color="#008000" officeooo:rsid="009617c7"/>
    </style:style>
    <style:style style:name="T79" style:family="text">
      <style:text-properties fo:color="#008000" officeooo:rsid="00a0026e"/>
    </style:style>
    <style:style style:name="T80" style:family="text">
      <style:text-properties fo:color="#008000" officeooo:rsid="00a5d3b5"/>
    </style:style>
    <style:style style:name="T81" style:family="text">
      <style:text-properties fo:color="#008000" officeooo:rsid="00a79ba8"/>
    </style:style>
    <style:style style:name="T82" style:family="text">
      <style:text-properties fo:color="#008000" officeooo:rsid="00aaaef8"/>
    </style:style>
    <style:style style:name="T83" style:family="text">
      <style:text-properties fo:color="#008000" officeooo:rsid="00b06cef"/>
    </style:style>
    <style:style style:name="T84" style:family="text">
      <style:text-properties fo:color="#008000" officeooo:rsid="00b3293a"/>
    </style:style>
    <style:style style:name="T85" style:family="text">
      <style:text-properties fo:color="#008000" officeooo:rsid="00b67f14"/>
    </style:style>
    <style:style style:name="T86" style:family="text">
      <style:text-properties fo:color="#008000" officeooo:rsid="00ca1da7"/>
    </style:style>
    <style:style style:name="T87" style:family="text">
      <style:text-properties fo:color="#008000" officeooo:rsid="00cff621"/>
    </style:style>
    <style:style style:name="T88" style:family="text">
      <style:text-properties fo:color="#008000" officeooo:rsid="00d0c1e6"/>
    </style:style>
    <style:style style:name="T89" style:family="text">
      <style:text-properties fo:color="#008000" officeooo:rsid="00d14971"/>
    </style:style>
    <style:style style:name="T90" style:family="text">
      <style:text-properties fo:color="#008000" officeooo:rsid="00d2bcd1"/>
    </style:style>
    <style:style style:name="T91" style:family="text">
      <style:text-properties fo:color="#008000" officeooo:rsid="00d50cd5"/>
    </style:style>
    <style:style style:name="T92" style:family="text">
      <style:text-properties fo:color="#008000" officeooo:rsid="00ecead1"/>
    </style:style>
    <style:style style:name="T93" style:family="text">
      <style:text-properties fo:color="#008000" officeooo:rsid="00f04235"/>
    </style:style>
    <style:style style:name="T94" style:family="text">
      <style:text-properties fo:color="#008000" officeooo:rsid="00f79ea2"/>
    </style:style>
    <style:style style:name="T95" style:family="text">
      <style:text-properties fo:color="#008000" officeooo:rsid="00fac657"/>
    </style:style>
    <style:style style:name="T96" style:family="text">
      <style:text-properties fo:color="#008000" officeooo:rsid="00fb313c"/>
    </style:style>
    <style:style style:name="T97" style:family="text">
      <style:text-properties fo:color="#008000" officeooo:rsid="00fcbe0e"/>
    </style:style>
    <style:style style:name="T98" style:family="text">
      <style:text-properties fo:color="#008000" officeooo:rsid="00fdc12c"/>
    </style:style>
    <style:style style:name="T99" style:family="text">
      <style:text-properties fo:color="#008000" officeooo:rsid="00e869e5"/>
    </style:style>
    <style:style style:name="T100" style:family="text">
      <style:text-properties fo:color="#008000" officeooo:rsid="010c7866"/>
    </style:style>
    <style:style style:name="T101" style:family="text">
      <style:text-properties fo:color="#008000" officeooo:rsid="0113decb"/>
    </style:style>
    <style:style style:name="T102" style:family="text">
      <style:text-properties fo:color="#008000" officeooo:rsid="0114f1be"/>
    </style:style>
    <style:style style:name="T103" style:family="text">
      <style:text-properties fo:color="#008000" officeooo:rsid="011776e6"/>
    </style:style>
    <style:style style:name="T104" style:family="text">
      <style:text-properties fo:color="#008000" officeooo:rsid="011a62f7"/>
    </style:style>
    <style:style style:name="T105" style:family="text">
      <style:text-properties fo:color="#008000" officeooo:rsid="012b85ec"/>
    </style:style>
    <style:style style:name="T106" style:family="text">
      <style:text-properties fo:color="#008000" officeooo:rsid="013db45e"/>
    </style:style>
    <style:style style:name="T107" style:family="text">
      <style:text-properties fo:color="#008000" officeooo:rsid="013f35ac"/>
    </style:style>
    <style:style style:name="T108" style:family="text">
      <style:text-properties fo:color="#008000" officeooo:rsid="014192f6"/>
    </style:style>
    <style:style style:name="T109" style:family="text">
      <style:text-properties fo:color="#008000" officeooo:rsid="01433b74"/>
    </style:style>
    <style:style style:name="T110" style:family="text">
      <style:text-properties fo:color="#008000" officeooo:rsid="01434055"/>
    </style:style>
    <style:style style:name="T111" style:family="text">
      <style:text-properties fo:color="#008000" officeooo:rsid="0144ef88"/>
    </style:style>
    <style:style style:name="T112" style:family="text">
      <style:text-properties fo:color="#008000" officeooo:rsid="0146508c"/>
    </style:style>
    <style:style style:name="T113" style:family="text">
      <style:text-properties fo:color="#008000" officeooo:rsid="01473742"/>
    </style:style>
    <style:style style:name="T114" style:family="text">
      <style:text-properties fo:color="#008000" officeooo:rsid="014e331d"/>
    </style:style>
    <style:style style:name="T115" style:family="text">
      <style:text-properties fo:color="#008000" officeooo:rsid="01608b66"/>
    </style:style>
    <style:style style:name="T116" style:family="text">
      <style:text-properties fo:color="#008000" officeooo:rsid="016873a5"/>
    </style:style>
    <style:style style:name="T117" style:family="text">
      <style:text-properties fo:color="#008000" officeooo:rsid="016c20cb"/>
    </style:style>
    <style:style style:name="T118" style:family="text">
      <style:text-properties fo:color="#008000" officeooo:rsid="019c33ec"/>
    </style:style>
    <style:style style:name="T119" style:family="text">
      <style:text-properties fo:color="#008000" officeooo:rsid="019f2243"/>
    </style:style>
    <style:style style:name="T120" style:family="text">
      <style:text-properties fo:color="#008000" officeooo:rsid="01a9b0b0"/>
    </style:style>
    <style:style style:name="T121" style:family="text">
      <style:text-properties fo:color="#008000" officeooo:rsid="01ce91f4"/>
    </style:style>
    <style:style style:name="T122" style:family="text">
      <style:text-properties fo:color="#008000" officeooo:rsid="01d73714"/>
    </style:style>
    <style:style style:name="T123" style:family="text">
      <style:text-properties fo:color="#008000" officeooo:rsid="01dcd0ea"/>
    </style:style>
    <style:style style:name="T124" style:family="text">
      <style:text-properties fo:color="#008000" officeooo:rsid="01e1dddb"/>
    </style:style>
    <style:style style:name="T125" style:family="text">
      <style:text-properties fo:color="#008000" officeooo:rsid="01ebbb6a"/>
    </style:style>
    <style:style style:name="T126" style:family="text">
      <style:text-properties fo:color="#008000" officeooo:rsid="02001cef"/>
    </style:style>
    <style:style style:name="T127" style:family="text">
      <style:text-properties fo:color="#008000" officeooo:rsid="0200640e"/>
    </style:style>
    <style:style style:name="T128" style:family="text">
      <style:text-properties fo:color="#008000" officeooo:rsid="0211400a"/>
    </style:style>
    <style:style style:name="T129" style:family="text">
      <style:text-properties fo:color="#008000" officeooo:rsid="02283f5d"/>
    </style:style>
    <style:style style:name="T130" style:family="text">
      <style:text-properties fo:color="#008000" officeooo:rsid="02373ef0"/>
    </style:style>
    <style:style style:name="T131" style:family="text">
      <style:text-properties fo:color="#008000" officeooo:rsid="02392dd0"/>
    </style:style>
    <style:style style:name="T132" style:family="text">
      <style:text-properties fo:color="#008000" officeooo:rsid="0240fec6"/>
    </style:style>
    <style:style style:name="T133" style:family="text">
      <style:text-properties fo:color="#008000" officeooo:rsid="02420f08"/>
    </style:style>
    <style:style style:name="T134" style:family="text">
      <style:text-properties fo:color="#008000" officeooo:rsid="02501825"/>
    </style:style>
    <style:style style:name="T135" style:family="text">
      <style:text-properties fo:color="#008000" officeooo:rsid="0256fa00"/>
    </style:style>
    <style:style style:name="T136" style:family="text">
      <style:text-properties fo:color="#008000" officeooo:rsid="02642657"/>
    </style:style>
    <style:style style:name="T137" style:family="text">
      <style:text-properties fo:color="#008000" officeooo:rsid="0272bd98"/>
    </style:style>
    <style:style style:name="T138" style:family="text">
      <style:text-properties fo:color="#008000" officeooo:rsid="028b610e"/>
    </style:style>
    <style:style style:name="T139" style:family="text">
      <style:text-properties fo:color="#008000" officeooo:rsid="02957269"/>
    </style:style>
    <style:style style:name="T140" style:family="text">
      <style:text-properties fo:color="#008000" officeooo:rsid="02a49b5e"/>
    </style:style>
    <style:style style:name="T141" style:family="text">
      <style:text-properties fo:color="#008000" officeooo:rsid="02ea7aa6"/>
    </style:style>
    <style:style style:name="T142" style:family="text">
      <style:text-properties fo:color="#008000" officeooo:rsid="02f780e8"/>
    </style:style>
    <style:style style:name="T143" style:family="text">
      <style:text-properties fo:color="#008000" officeooo:rsid="0306dd88"/>
    </style:style>
    <style:style style:name="T144" style:family="text">
      <style:text-properties fo:color="#008000" officeooo:rsid="031936cc"/>
    </style:style>
    <style:style style:name="T145" style:family="text">
      <style:text-properties fo:color="#008000" officeooo:rsid="0331c6dc"/>
    </style:style>
    <style:style style:name="T146" style:family="text">
      <style:text-properties fo:color="#008000" officeooo:rsid="0340a72c"/>
    </style:style>
    <style:style style:name="T147" style:family="text">
      <style:text-properties fo:color="#008000" officeooo:rsid="034921e1"/>
    </style:style>
    <style:style style:name="T148" style:family="text">
      <style:text-properties fo:color="#008000" officeooo:rsid="036f19f4"/>
    </style:style>
    <style:style style:name="T149" style:family="text">
      <style:text-properties fo:color="#008000" officeooo:rsid="037dcc7d"/>
    </style:style>
    <style:style style:name="T150" style:family="text">
      <style:text-properties fo:color="#008000" officeooo:rsid="039c8a17"/>
    </style:style>
    <style:style style:name="T151" style:family="text">
      <style:text-properties fo:color="#008000" officeooo:rsid="03a9bdb3"/>
    </style:style>
    <style:style style:name="T152" style:family="text">
      <style:text-properties fo:font-weight="normal" style:font-weight-asian="normal" style:font-weight-complex="normal"/>
    </style:style>
    <style:style style:name="T153" style:family="text">
      <style:text-properties fo:font-weight="normal" officeooo:rsid="0087d5c7" style:font-weight-asian="normal" style:font-weight-complex="normal"/>
    </style:style>
    <style:style style:name="T154" style:family="text">
      <style:text-properties fo:font-weight="normal" officeooo:rsid="02d73ead" style:font-weight-asian="normal" style:font-weight-complex="normal"/>
    </style:style>
    <style:style style:name="T155" style:family="text">
      <style:text-properties style:font-name="Arial"/>
    </style:style>
    <style:style style:name="T156" style:family="text">
      <style:text-properties style:font-name="Arial" fo:font-style="italic" style:font-style-asian="italic" style:font-style-complex="italic"/>
    </style:style>
    <style:style style:name="T157" style:family="text">
      <style:text-properties style:font-name="Arial" fo:font-style="italic" officeooo:rsid="005f7605" style:font-style-asian="italic" style:font-style-complex="italic"/>
    </style:style>
    <style:style style:name="T158" style:family="text">
      <style:text-properties style:font-name="Arial" fo:font-style="italic" officeooo:rsid="032c198e" style:font-style-asian="italic" style:font-style-complex="italic"/>
    </style:style>
    <style:style style:name="T159" style:family="text">
      <style:text-properties style:font-name="Arial" fo:font-style="italic" officeooo:rsid="031b7bbb" style:font-style-asian="italic" style:font-style-complex="italic"/>
    </style:style>
    <style:style style:name="T160" style:family="text">
      <style:text-properties style:font-name="Arial" fo:font-style="italic" officeooo:rsid="0387ecb0" style:font-name-asian="Arial2" style:font-style-asian="italic" style:font-name-complex="Arial2" style:font-style-complex="italic"/>
    </style:style>
    <style:style style:name="T161" style:family="text">
      <style:text-properties style:font-name="Arial" fo:font-weight="bold" style:font-weight-asian="bold" style:font-weight-complex="bold"/>
    </style:style>
    <style:style style:name="T162" style:family="text">
      <style:text-properties style:font-name="Arial" fo:font-weight="bold" officeooo:rsid="032c198e" style:font-weight-asian="bold" style:font-weight-complex="bold"/>
    </style:style>
    <style:style style:name="T163" style:family="text">
      <style:text-properties style:font-name="Arial" fo:font-style="normal" fo:font-weight="bold" style:font-style-asian="normal" style:font-weight-asian="bold" style:font-style-complex="normal" style:font-weight-complex="bold"/>
    </style:style>
    <style:style style:name="T164" style:family="text">
      <style:text-properties style:font-name="Arial" officeooo:rsid="00164358"/>
    </style:style>
    <style:style style:name="T165" style:family="text">
      <style:text-properties style:font-name="Arial" officeooo:rsid="0018e7b8"/>
    </style:style>
    <style:style style:name="T166" style:family="text">
      <style:text-properties style:font-name="Arial" officeooo:rsid="001cbb27"/>
    </style:style>
    <style:style style:name="T167" style:family="text">
      <style:text-properties style:font-name="Arial" officeooo:rsid="00282cec"/>
    </style:style>
    <style:style style:name="T168" style:family="text">
      <style:text-properties style:font-name="Arial" officeooo:rsid="00ace47c"/>
    </style:style>
    <style:style style:name="T169" style:family="text">
      <style:text-properties style:font-name="Arial" officeooo:rsid="0156c50c"/>
    </style:style>
    <style:style style:name="T170" style:family="text">
      <style:text-properties style:font-name="Arial" officeooo:rsid="031b7bbb"/>
    </style:style>
    <style:style style:name="T171" style:family="text">
      <style:text-properties style:font-name="Arial" officeooo:rsid="031fa30b"/>
    </style:style>
    <style:style style:name="T172" style:family="text">
      <style:text-properties style:font-name="Arial" officeooo:rsid="032c198e"/>
    </style:style>
    <style:style style:name="T173" style:family="text">
      <style:text-properties style:font-name="Arial" officeooo:rsid="01433b74"/>
    </style:style>
    <style:style style:name="T174" style:family="text">
      <style:text-properties style:font-name="Arial" officeooo:rsid="03596a0d"/>
    </style:style>
    <style:style style:name="T175" style:family="text">
      <style:text-properties style:font-name="Arial" officeooo:rsid="03625e76"/>
    </style:style>
    <style:style style:name="T176" style:family="text">
      <style:text-properties style:font-name="Arial" style:font-name-asian="Arial2" style:font-name-complex="Arial2"/>
    </style:style>
    <style:style style:name="T177" style:family="text">
      <style:text-properties style:font-name="Arial" officeooo:rsid="03795d02" style:font-name-asian="Arial2" style:font-name-complex="Arial2"/>
    </style:style>
    <style:style style:name="T178" style:family="text">
      <style:text-properties style:font-name="Arial" officeooo:rsid="00bb1706" style:font-name-asian="Arial2" style:font-name-complex="Arial2"/>
    </style:style>
    <style:style style:name="T179" style:family="text">
      <style:text-properties style:font-name="Arial" officeooo:rsid="00ecead1" style:font-name-asian="Arial2" style:font-name-complex="Arial2"/>
    </style:style>
    <style:style style:name="T180" style:family="text">
      <style:text-properties style:font-name="Arial" officeooo:rsid="037b22eb" style:font-name-asian="Arial2" style:font-name-complex="Arial2"/>
    </style:style>
    <style:style style:name="T181" style:family="text">
      <style:text-properties style:font-name="Arial" officeooo:rsid="037c1a5a" style:font-name-asian="Arial2" style:font-name-complex="Arial2"/>
    </style:style>
    <style:style style:name="T182" style:family="text">
      <style:text-properties style:font-name="Arial" officeooo:rsid="0380d5fa" style:font-name-asian="Arial2" style:font-name-complex="Arial2"/>
    </style:style>
    <style:style style:name="T183" style:family="text">
      <style:text-properties style:font-name="Arial" officeooo:rsid="038488ff" style:font-name-asian="Arial2" style:font-name-complex="Arial2"/>
    </style:style>
    <style:style style:name="T184" style:family="text">
      <style:text-properties style:font-name="Arial" officeooo:rsid="03870fc2" style:font-name-asian="Arial2" style:font-name-complex="Arial2"/>
    </style:style>
    <style:style style:name="T185" style:family="text">
      <style:text-properties style:font-name="Arial" officeooo:rsid="0387ecb0" style:font-name-asian="Arial2" style:font-name-complex="Arial2"/>
    </style:style>
    <style:style style:name="T186" style:family="text">
      <style:text-properties style:font-name="Arial" officeooo:rsid="00c4ecf8" style:font-name-asian="Arial2" style:font-name-complex="Arial2"/>
    </style:style>
    <style:style style:name="T187" style:family="text">
      <style:text-properties style:font-name="Arial" officeooo:rsid="0389ab2e" style:font-name-asian="Arial2" style:font-name-complex="Arial2"/>
    </style:style>
    <style:style style:name="T188" style:family="text">
      <style:text-properties style:font-name="Arial" officeooo:rsid="038b4d54" style:font-name-asian="Arial2" style:font-name-complex="Arial2"/>
    </style:style>
    <style:style style:name="T189" style:family="text">
      <style:text-properties style:font-name="Arial" officeooo:rsid="039c8a17" style:font-name-asian="Arial2" style:font-name-complex="Arial2"/>
    </style:style>
    <style:style style:name="T190" style:family="text">
      <style:text-properties style:text-position="-10% 90%" style:font-name="Arial"/>
    </style:style>
    <style:style style:name="T191" style:family="text">
      <style:text-properties style:use-window-font-color="true"/>
    </style:style>
    <style:style style:name="T192" style:family="text">
      <style:text-properties style:text-underline-style="solid" style:text-underline-width="auto" style:text-underline-color="font-color" fo:font-weight="bold" style:font-weight-asian="bold" style:font-weight-complex="bold"/>
    </style:style>
    <style:style style:name="T193" style:family="text">
      <style:text-properties officeooo:rsid="000d53bf"/>
    </style:style>
    <style:style style:name="T194" style:family="text">
      <style:text-properties officeooo:rsid="000ededc"/>
    </style:style>
    <style:style style:name="T195" style:family="text">
      <style:text-properties officeooo:rsid="000fa24a"/>
    </style:style>
    <style:style style:name="T196" style:family="text">
      <style:text-properties officeooo:rsid="0010f901"/>
    </style:style>
    <style:style style:name="T197" style:family="text">
      <style:text-properties officeooo:rsid="001229b4"/>
    </style:style>
    <style:style style:name="T198" style:family="text">
      <style:text-properties officeooo:rsid="0012c192"/>
    </style:style>
    <style:style style:name="T199" style:family="text">
      <style:text-properties officeooo:rsid="0014636c"/>
    </style:style>
    <style:style style:name="T200" style:family="text">
      <style:text-properties officeooo:rsid="00164358"/>
    </style:style>
    <style:style style:name="T201" style:family="text">
      <style:text-properties style:font-name="Courier New1" officeooo:rsid="00164358"/>
    </style:style>
    <style:style style:name="T202" style:family="text">
      <style:text-properties officeooo:rsid="00173cbf"/>
    </style:style>
    <style:style style:name="T203" style:family="text">
      <style:text-properties officeooo:rsid="0017ffa9"/>
    </style:style>
    <style:style style:name="T204" style:family="text">
      <style:text-properties officeooo:rsid="0018e7b8"/>
    </style:style>
    <style:style style:name="T205" style:family="text">
      <style:text-properties officeooo:rsid="001f41c7"/>
    </style:style>
    <style:style style:name="T206" style:family="text">
      <style:text-properties officeooo:rsid="002585bd"/>
    </style:style>
    <style:style style:name="T207" style:family="text">
      <style:text-properties officeooo:rsid="0025c121"/>
    </style:style>
    <style:style style:name="T208" style:family="text">
      <style:text-properties officeooo:rsid="00282cec"/>
    </style:style>
    <style:style style:name="T209" style:family="text">
      <style:text-properties officeooo:rsid="0029f6a9"/>
    </style:style>
    <style:style style:name="T210" style:family="text">
      <style:text-properties officeooo:rsid="002a1e06"/>
    </style:style>
    <style:style style:name="T211" style:family="text">
      <style:text-properties officeooo:rsid="002a7c96"/>
    </style:style>
    <style:style style:name="T212" style:family="text">
      <style:text-properties officeooo:rsid="002b0695"/>
    </style:style>
    <style:style style:name="T213" style:family="text">
      <style:text-properties style:text-position="super 58%" officeooo:rsid="002b0695"/>
    </style:style>
    <style:style style:name="T214" style:family="text">
      <style:text-properties style:text-position="super 58%" officeooo:rsid="038eab14"/>
    </style:style>
    <style:style style:name="T215" style:family="text">
      <style:text-properties officeooo:rsid="002bb08d"/>
    </style:style>
    <style:style style:name="T216" style:family="text">
      <style:text-properties officeooo:rsid="002f2c41"/>
    </style:style>
    <style:style style:name="T217" style:family="text">
      <style:text-properties officeooo:rsid="00319966"/>
    </style:style>
    <style:style style:name="T218" style:family="text">
      <style:text-properties officeooo:rsid="00348db2"/>
    </style:style>
    <style:style style:name="T219" style:family="text">
      <style:text-properties officeooo:rsid="0034bd23"/>
    </style:style>
    <style:style style:name="T220" style:family="text">
      <style:text-properties officeooo:rsid="0034d516"/>
    </style:style>
    <style:style style:name="T221" style:family="text">
      <style:text-properties officeooo:rsid="0035a6ce"/>
    </style:style>
    <style:style style:name="T222" style:family="text">
      <style:text-properties officeooo:rsid="00384d56"/>
    </style:style>
    <style:style style:name="T223" style:family="text">
      <style:text-properties officeooo:rsid="00420442"/>
    </style:style>
    <style:style style:name="T224" style:family="text">
      <style:text-properties officeooo:rsid="00425b13"/>
    </style:style>
    <style:style style:name="T225" style:family="text">
      <style:text-properties officeooo:rsid="0044b6b6"/>
    </style:style>
    <style:style style:name="T226" style:family="text">
      <style:text-properties officeooo:rsid="004575b5"/>
    </style:style>
    <style:style style:name="T227" style:family="text">
      <style:text-properties officeooo:rsid="00472851"/>
    </style:style>
    <style:style style:name="T228" style:family="text">
      <style:text-properties officeooo:rsid="0048e2a6"/>
    </style:style>
    <style:style style:name="T229" style:family="text">
      <style:text-properties officeooo:rsid="004ad1c2"/>
    </style:style>
    <style:style style:name="T230" style:family="text">
      <style:text-properties officeooo:rsid="004b48f7"/>
    </style:style>
    <style:style style:name="T231" style:family="text">
      <style:text-properties officeooo:rsid="004c662c"/>
    </style:style>
    <style:style style:name="T232" style:family="text">
      <style:text-properties officeooo:rsid="004e0c60"/>
    </style:style>
    <style:style style:name="T233" style:family="text">
      <style:text-properties officeooo:rsid="004ff291"/>
    </style:style>
    <style:style style:name="T234" style:family="text">
      <style:text-properties officeooo:rsid="005079bf"/>
    </style:style>
    <style:style style:name="T235" style:family="text">
      <style:text-properties officeooo:rsid="00514c9c"/>
    </style:style>
    <style:style style:name="T236" style:family="text">
      <style:text-properties officeooo:rsid="00564304"/>
    </style:style>
    <style:style style:name="T237" style:family="text">
      <style:text-properties officeooo:rsid="0056838a"/>
    </style:style>
    <style:style style:name="T238" style:family="text">
      <style:text-properties officeooo:rsid="005801d3"/>
    </style:style>
    <style:style style:name="T239" style:family="text">
      <style:text-properties officeooo:rsid="0058af47"/>
    </style:style>
    <style:style style:name="T240" style:family="text">
      <style:text-properties officeooo:rsid="005a2b61"/>
    </style:style>
    <style:style style:name="T241" style:family="text">
      <style:text-properties officeooo:rsid="006136db"/>
    </style:style>
    <style:style style:name="T242" style:family="text">
      <style:text-properties officeooo:rsid="006363d2"/>
    </style:style>
    <style:style style:name="T243" style:family="text">
      <style:text-properties officeooo:rsid="0063abdc"/>
    </style:style>
    <style:style style:name="T244" style:family="text">
      <style:text-properties officeooo:rsid="006d3e70"/>
    </style:style>
    <style:style style:name="T245" style:family="text">
      <style:text-properties fo:language="fr" fo:country="FR" officeooo:rsid="006d3e70"/>
    </style:style>
    <style:style style:name="T246" style:family="text">
      <style:text-properties fo:language="fr" fo:country="FR" officeooo:rsid="006e5942"/>
    </style:style>
    <style:style style:name="T247" style:family="text">
      <style:text-properties fo:language="fr" fo:country="FR" officeooo:rsid="0070f8e7"/>
    </style:style>
    <style:style style:name="T248" style:family="text">
      <style:text-properties officeooo:rsid="0074b2e6"/>
    </style:style>
    <style:style style:name="T249" style:family="text">
      <style:text-properties officeooo:rsid="00765e0a"/>
    </style:style>
    <style:style style:name="T250" style:family="text">
      <style:text-properties officeooo:rsid="0076e5be"/>
    </style:style>
    <style:style style:name="T251" style:family="text">
      <style:text-properties officeooo:rsid="007824d1"/>
    </style:style>
    <style:style style:name="T252" style:family="text">
      <style:text-properties officeooo:rsid="00795b20"/>
    </style:style>
    <style:style style:name="T253" style:family="text">
      <style:text-properties officeooo:rsid="007b1061"/>
    </style:style>
    <style:style style:name="T254" style:family="text">
      <style:text-properties officeooo:rsid="007bb5ed"/>
    </style:style>
    <style:style style:name="T255" style:family="text">
      <style:text-properties officeooo:rsid="007bf1cd"/>
    </style:style>
    <style:style style:name="T256" style:family="text">
      <style:text-properties officeooo:rsid="007c4f1c"/>
    </style:style>
    <style:style style:name="T257" style:family="text">
      <style:text-properties officeooo:rsid="0080bfe6"/>
    </style:style>
    <style:style style:name="T258" style:family="text">
      <style:text-properties officeooo:rsid="00810737"/>
    </style:style>
    <style:style style:name="T259" style:family="text">
      <style:text-properties officeooo:rsid="0087d5c7"/>
    </style:style>
    <style:style style:name="T260" style:family="text">
      <style:text-properties officeooo:rsid="008a9063"/>
    </style:style>
    <style:style style:name="T261" style:family="text">
      <style:text-properties officeooo:rsid="008d71e8"/>
    </style:style>
    <style:style style:name="T262" style:family="text">
      <style:text-properties officeooo:rsid="008d8204"/>
    </style:style>
    <style:style style:name="T263" style:family="text">
      <style:text-properties officeooo:rsid="008e5da8"/>
    </style:style>
    <style:style style:name="T264" style:family="text">
      <style:text-properties officeooo:rsid="0095a2b2"/>
    </style:style>
    <style:style style:name="T265" style:family="text">
      <style:text-properties officeooo:rsid="009617c7"/>
    </style:style>
    <style:style style:name="T266" style:family="text">
      <style:text-properties officeooo:rsid="0097f209"/>
    </style:style>
    <style:style style:name="T267" style:family="text">
      <style:text-properties officeooo:rsid="00984787"/>
    </style:style>
    <style:style style:name="T268" style:family="text">
      <style:text-properties officeooo:rsid="00997068"/>
    </style:style>
    <style:style style:name="T269" style:family="text">
      <style:text-properties officeooo:rsid="0099a244"/>
    </style:style>
    <style:style style:name="T270" style:family="text">
      <style:text-properties officeooo:rsid="009e9501"/>
    </style:style>
    <style:style style:name="T271" style:family="text">
      <style:text-properties officeooo:rsid="00a0026e"/>
    </style:style>
    <style:style style:name="T272" style:family="text">
      <style:text-properties officeooo:rsid="00a3731c"/>
    </style:style>
    <style:style style:name="T273" style:family="text">
      <style:text-properties officeooo:rsid="00a41d57"/>
    </style:style>
    <style:style style:name="T274" style:family="text">
      <style:text-properties officeooo:rsid="00a5d3b5"/>
    </style:style>
    <style:style style:name="T275" style:family="text">
      <style:text-properties officeooo:rsid="00a79ba8"/>
    </style:style>
    <style:style style:name="T276" style:family="text">
      <style:text-properties officeooo:rsid="00aaaef8"/>
    </style:style>
    <style:style style:name="T277" style:family="text">
      <style:text-properties officeooo:rsid="00ace47c"/>
    </style:style>
    <style:style style:name="T278" style:family="text">
      <style:text-properties officeooo:rsid="00b06cef"/>
    </style:style>
    <style:style style:name="T279" style:family="text">
      <style:text-properties officeooo:rsid="00b3293a"/>
    </style:style>
    <style:style style:name="T280" style:family="text">
      <style:text-properties officeooo:rsid="00c4ecf8"/>
    </style:style>
    <style:style style:name="T281" style:family="text">
      <style:text-properties officeooo:rsid="00c62824"/>
    </style:style>
    <style:style style:name="T282" style:family="text">
      <style:text-properties officeooo:rsid="00ca1da7"/>
    </style:style>
    <style:style style:name="T283" style:family="text">
      <style:text-properties officeooo:rsid="00ce7888"/>
    </style:style>
    <style:style style:name="T284" style:family="text">
      <style:text-properties officeooo:rsid="00cff621"/>
    </style:style>
    <style:style style:name="T285" style:family="text">
      <style:text-properties officeooo:rsid="00d0c1e6"/>
    </style:style>
    <style:style style:name="T286" style:family="text">
      <style:text-properties officeooo:rsid="00d14971"/>
    </style:style>
    <style:style style:name="T287" style:family="text">
      <style:text-properties officeooo:rsid="00d50cd5"/>
    </style:style>
    <style:style style:name="T288" style:family="text">
      <style:text-properties officeooo:rsid="00e53f5c"/>
    </style:style>
    <style:style style:name="T289" style:family="text">
      <style:text-properties officeooo:rsid="00ecead1"/>
    </style:style>
    <style:style style:name="T290" style:family="text">
      <style:text-properties officeooo:rsid="00f04235"/>
    </style:style>
    <style:style style:name="T291" style:family="text">
      <style:text-properties officeooo:rsid="00f79ea2"/>
    </style:style>
    <style:style style:name="T292" style:family="text">
      <style:text-properties officeooo:rsid="00fb313c"/>
    </style:style>
    <style:style style:name="T293" style:family="text">
      <style:text-properties officeooo:rsid="00fcbe0e"/>
    </style:style>
    <style:style style:name="T294" style:family="text">
      <style:text-properties officeooo:rsid="00fd356b"/>
    </style:style>
    <style:style style:name="T295" style:family="text">
      <style:text-properties officeooo:rsid="00fdc12c"/>
    </style:style>
    <style:style style:name="T296" style:family="text">
      <style:text-properties officeooo:rsid="00fe0e34"/>
    </style:style>
    <style:style style:name="T297" style:family="text">
      <style:text-properties officeooo:rsid="00fe7532"/>
    </style:style>
    <style:style style:name="T298" style:family="text">
      <style:text-properties officeooo:rsid="0102c964"/>
    </style:style>
    <style:style style:name="T299" style:family="text">
      <style:text-properties officeooo:rsid="00e5aa25"/>
    </style:style>
    <style:style style:name="T300" style:family="text">
      <style:text-properties officeooo:rsid="00e869e5"/>
    </style:style>
    <style:style style:name="T301" style:family="text">
      <style:text-properties officeooo:rsid="0105594d"/>
    </style:style>
    <style:style style:name="T302" style:family="text">
      <style:text-properties officeooo:rsid="00eb673f"/>
    </style:style>
    <style:style style:name="T303" style:family="text">
      <style:text-properties officeooo:rsid="010b0f6f"/>
    </style:style>
    <style:style style:name="T304" style:family="text">
      <style:text-properties officeooo:rsid="010ba470"/>
    </style:style>
    <style:style style:name="T305" style:family="text">
      <style:text-properties officeooo:rsid="010c7866"/>
    </style:style>
    <style:style style:name="T306" style:family="text">
      <style:text-properties officeooo:rsid="0113decb"/>
    </style:style>
    <style:style style:name="T307" style:family="text">
      <style:text-properties officeooo:rsid="0114f1be"/>
    </style:style>
    <style:style style:name="T308" style:family="text">
      <style:text-properties officeooo:rsid="011776e6"/>
    </style:style>
    <style:style style:name="T309" style:family="text">
      <style:text-properties officeooo:rsid="011934e2"/>
    </style:style>
    <style:style style:name="T310" style:family="text">
      <style:text-properties officeooo:rsid="011a62f7"/>
    </style:style>
    <style:style style:name="T311" style:family="text">
      <style:text-properties officeooo:rsid="011fdd53"/>
    </style:style>
    <style:style style:name="T312" style:family="text">
      <style:text-properties officeooo:rsid="01217d7e"/>
    </style:style>
    <style:style style:name="T313" style:family="text">
      <style:text-properties officeooo:rsid="01239f4e"/>
    </style:style>
    <style:style style:name="T314" style:family="text">
      <style:text-properties officeooo:rsid="0128e619"/>
    </style:style>
    <style:style style:name="T315" style:family="text">
      <style:text-properties officeooo:rsid="012b85ec"/>
    </style:style>
    <style:style style:name="T316" style:family="text">
      <style:text-properties officeooo:rsid="012db893"/>
    </style:style>
    <style:style style:name="T317" style:family="text">
      <style:text-properties officeooo:rsid="0131863c"/>
    </style:style>
    <style:style style:name="T318" style:family="text">
      <style:text-properties fo:color="#000000" officeooo:rsid="010b0f6f"/>
    </style:style>
    <style:style style:name="T319" style:family="text">
      <style:text-properties fo:color="#000000" officeooo:rsid="0128e619"/>
    </style:style>
    <style:style style:name="T320" style:family="text">
      <style:text-properties officeooo:rsid="0133491d"/>
    </style:style>
    <style:style style:name="T321" style:family="text">
      <style:text-properties officeooo:rsid="0134f1ec"/>
    </style:style>
    <style:style style:name="T322" style:family="text">
      <style:text-properties officeooo:rsid="013bf54b"/>
    </style:style>
    <style:style style:name="T323" style:family="text">
      <style:text-properties officeooo:rsid="013db45e"/>
    </style:style>
    <style:style style:name="T324" style:family="text">
      <style:text-properties officeooo:rsid="013e3b23"/>
    </style:style>
    <style:style style:name="T325" style:family="text">
      <style:text-properties officeooo:rsid="013f35ac"/>
    </style:style>
    <style:style style:name="T326" style:family="text">
      <style:text-properties officeooo:rsid="014192f6"/>
    </style:style>
    <style:style style:name="T327" style:family="text">
      <style:text-properties officeooo:rsid="01433b74"/>
    </style:style>
    <style:style style:name="T328" style:family="text">
      <style:text-properties officeooo:rsid="01434055"/>
    </style:style>
    <style:style style:name="T329" style:family="text">
      <style:text-properties officeooo:rsid="0146508c"/>
    </style:style>
    <style:style style:name="T330" style:family="text">
      <style:text-properties officeooo:rsid="014794c4"/>
    </style:style>
    <style:style style:name="T331" style:family="text">
      <style:text-properties officeooo:rsid="014e331d"/>
    </style:style>
    <style:style style:name="T332" style:family="text">
      <style:text-properties officeooo:rsid="014fe021"/>
    </style:style>
    <style:style style:name="T333" style:family="text">
      <style:text-properties officeooo:rsid="0151d26b"/>
    </style:style>
    <style:style style:name="T334" style:family="text">
      <style:text-properties officeooo:rsid="0155f73d"/>
    </style:style>
    <style:style style:name="T335" style:family="text">
      <style:text-properties officeooo:rsid="015ea468"/>
    </style:style>
    <style:style style:name="T336" style:family="text">
      <style:text-properties officeooo:rsid="01608b66"/>
    </style:style>
    <style:style style:name="T337" style:family="text">
      <style:text-properties officeooo:rsid="01619a31"/>
    </style:style>
    <style:style style:name="T338" style:family="text">
      <style:text-properties officeooo:rsid="01626485"/>
    </style:style>
    <style:style style:name="T339" style:family="text">
      <style:text-properties officeooo:rsid="0166fe52"/>
    </style:style>
    <style:style style:name="T340" style:family="text">
      <style:text-properties officeooo:rsid="016873a5"/>
    </style:style>
    <style:style style:name="T341" style:family="text">
      <style:text-properties officeooo:rsid="016a4b32"/>
    </style:style>
    <style:style style:name="T342" style:family="text">
      <style:text-properties officeooo:rsid="016c20cb"/>
    </style:style>
    <style:style style:name="T343" style:family="text">
      <style:text-properties officeooo:rsid="017406d5"/>
    </style:style>
    <style:style style:name="T344" style:family="text">
      <style:text-properties officeooo:rsid="017bae33"/>
    </style:style>
    <style:style style:name="T345" style:family="text">
      <style:text-properties officeooo:rsid="017bbb7c"/>
    </style:style>
    <style:style style:name="T346" style:family="text">
      <style:text-properties officeooo:rsid="017e6c60"/>
    </style:style>
    <style:style style:name="T347" style:family="text">
      <style:text-properties officeooo:rsid="01801625"/>
    </style:style>
    <style:style style:name="T348" style:family="text">
      <style:text-properties fo:color="#006600"/>
    </style:style>
    <style:style style:name="T349" style:family="text">
      <style:text-properties fo:color="#006600" officeooo:rsid="01853a87"/>
    </style:style>
    <style:style style:name="T350" style:family="text">
      <style:text-properties fo:color="#006600" officeooo:rsid="0187dbdb"/>
    </style:style>
    <style:style style:name="T351" style:family="text">
      <style:text-properties fo:color="#006600" officeooo:rsid="018c3f59"/>
    </style:style>
    <style:style style:name="T352" style:family="text">
      <style:text-properties fo:color="#006600" officeooo:rsid="018cd733"/>
    </style:style>
    <style:style style:name="T353" style:family="text">
      <style:text-properties fo:color="#006600" officeooo:rsid="018f91f2"/>
    </style:style>
    <style:style style:name="T354" style:family="text">
      <style:text-properties fo:color="#006600" officeooo:rsid="0190bd60"/>
    </style:style>
    <style:style style:name="T355" style:family="text">
      <style:text-properties officeooo:rsid="018210d0"/>
    </style:style>
    <style:style style:name="T356" style:family="text">
      <style:text-properties officeooo:rsid="01860648"/>
    </style:style>
    <style:style style:name="T357" style:family="text">
      <style:text-properties officeooo:rsid="0187654f"/>
    </style:style>
    <style:style style:name="T358" style:family="text">
      <style:text-properties officeooo:rsid="0188d9dd"/>
    </style:style>
    <style:style style:name="T359" style:family="text">
      <style:text-properties officeooo:rsid="0188dd25"/>
    </style:style>
    <style:style style:name="T360" style:family="text">
      <style:text-properties officeooo:rsid="018c08bf"/>
    </style:style>
    <style:style style:name="T361" style:family="text">
      <style:text-properties officeooo:rsid="018c3f59"/>
    </style:style>
    <style:style style:name="T362" style:family="text">
      <style:text-properties officeooo:rsid="018cd733"/>
    </style:style>
    <style:style style:name="T363" style:family="text">
      <style:text-properties officeooo:rsid="018f91f2"/>
    </style:style>
    <style:style style:name="T364" style:family="text">
      <style:text-properties officeooo:rsid="018fa788"/>
    </style:style>
    <style:style style:name="T365" style:family="text">
      <style:text-properties officeooo:rsid="0191caab"/>
    </style:style>
    <style:style style:name="T366" style:family="text">
      <style:text-properties officeooo:rsid="008d62d9"/>
    </style:style>
    <style:style style:name="T367" style:family="text">
      <style:text-properties officeooo:rsid="0195e743"/>
    </style:style>
    <style:style style:name="T368" style:family="text">
      <style:text-properties officeooo:rsid="019725d4"/>
    </style:style>
    <style:style style:name="T369" style:family="text">
      <style:text-properties officeooo:rsid="0156c50c"/>
    </style:style>
    <style:style style:name="T370" style:family="text">
      <style:text-properties officeooo:rsid="019b20b0"/>
    </style:style>
    <style:style style:name="T371" style:family="text">
      <style:text-properties officeooo:rsid="019b54fa"/>
    </style:style>
    <style:style style:name="T372" style:family="text">
      <style:text-properties officeooo:rsid="019c33ec"/>
    </style:style>
    <style:style style:name="T373" style:family="text">
      <style:text-properties officeooo:rsid="019de21d"/>
    </style:style>
    <style:style style:name="T374" style:family="text">
      <style:text-properties officeooo:rsid="01a195f7"/>
    </style:style>
    <style:style style:name="T375" style:family="text">
      <style:text-properties officeooo:rsid="01a9e687"/>
    </style:style>
    <style:style style:name="T376" style:family="text">
      <style:text-properties officeooo:rsid="01ab4a1d"/>
    </style:style>
    <style:style style:name="T377" style:family="text">
      <style:text-properties officeooo:rsid="01aecf84"/>
    </style:style>
    <style:style style:name="T378" style:family="text">
      <style:text-properties officeooo:rsid="01b10b66"/>
    </style:style>
    <style:style style:name="T379" style:family="text">
      <style:text-properties officeooo:rsid="01b29386"/>
    </style:style>
    <style:style style:name="T380" style:family="text">
      <style:text-properties officeooo:rsid="01bd3e4d"/>
    </style:style>
    <style:style style:name="T381" style:family="text">
      <style:text-properties officeooo:rsid="01bec0e1"/>
    </style:style>
    <style:style style:name="T382" style:family="text">
      <style:text-properties officeooo:rsid="01c298a7"/>
    </style:style>
    <style:style style:name="T383" style:family="text">
      <style:text-properties officeooo:rsid="01caa7c7"/>
    </style:style>
    <style:style style:name="T384" style:family="text">
      <style:text-properties officeooo:rsid="01cd70c1"/>
    </style:style>
    <style:style style:name="T385" style:family="text">
      <style:text-properties officeooo:rsid="01cfad09"/>
    </style:style>
    <style:style style:name="T386" style:family="text">
      <style:text-properties officeooo:rsid="01d39bb6"/>
    </style:style>
    <style:style style:name="T387" style:family="text">
      <style:text-properties officeooo:rsid="01d3d51b"/>
    </style:style>
    <style:style style:name="T388" style:family="text">
      <style:text-properties officeooo:rsid="01d73714"/>
    </style:style>
    <style:style style:name="T389" style:family="text">
      <style:text-properties officeooo:rsid="01d7ae6d"/>
    </style:style>
    <style:style style:name="T390" style:family="text">
      <style:text-properties officeooo:rsid="01d81e8e"/>
    </style:style>
    <style:style style:name="T391" style:family="text">
      <style:text-properties officeooo:rsid="0183f9a0"/>
    </style:style>
    <style:style style:name="T392" style:family="text">
      <style:text-properties officeooo:rsid="01db7799"/>
    </style:style>
    <style:style style:name="T393" style:family="text">
      <style:text-properties officeooo:rsid="01ded462"/>
    </style:style>
    <style:style style:name="T394" style:family="text">
      <style:text-properties officeooo:rsid="01df663e"/>
    </style:style>
    <style:style style:name="T395" style:family="text">
      <style:text-properties officeooo:rsid="01e043f4"/>
    </style:style>
    <style:style style:name="T396" style:family="text">
      <style:text-properties officeooo:rsid="0182ab33"/>
    </style:style>
    <style:style style:name="T397" style:family="text">
      <style:text-properties officeooo:rsid="01da1894"/>
    </style:style>
    <style:style style:name="T398" style:family="text">
      <style:text-properties officeooo:rsid="01e42d02"/>
    </style:style>
    <style:style style:name="T399" style:family="text">
      <style:text-properties officeooo:rsid="01e6173a"/>
    </style:style>
    <style:style style:name="T400" style:family="text">
      <style:text-properties officeooo:rsid="01e61e91"/>
    </style:style>
    <style:style style:name="T401" style:family="text">
      <style:text-properties officeooo:rsid="01e78882"/>
    </style:style>
    <style:style style:name="T402" style:family="text">
      <style:text-properties officeooo:rsid="01e9398b"/>
    </style:style>
    <style:style style:name="T403" style:family="text">
      <style:text-properties officeooo:rsid="01ecb923"/>
    </style:style>
    <style:style style:name="T404" style:family="text">
      <style:text-properties officeooo:rsid="01f105f3"/>
    </style:style>
    <style:style style:name="T405" style:family="text">
      <style:text-properties officeooo:rsid="01f64c9b"/>
    </style:style>
    <style:style style:name="T406" style:family="text">
      <style:text-properties officeooo:rsid="01f66e84"/>
    </style:style>
    <style:style style:name="T407" style:family="text">
      <style:text-properties officeooo:rsid="01f7cb48"/>
    </style:style>
    <style:style style:name="T408" style:family="text">
      <style:text-properties officeooo:rsid="01f929a3"/>
    </style:style>
    <style:style style:name="T409" style:family="text">
      <style:text-properties officeooo:rsid="02001cef"/>
    </style:style>
    <style:style style:name="T410" style:family="text">
      <style:text-properties officeooo:rsid="0014e377"/>
    </style:style>
    <style:style style:name="T411" style:family="text">
      <style:text-properties officeooo:rsid="020ac93e"/>
    </style:style>
    <style:style style:name="T412" style:family="text">
      <style:text-properties officeooo:rsid="0211400a"/>
    </style:style>
    <style:style style:name="T413" style:family="text">
      <style:text-properties officeooo:rsid="0212e4b0"/>
    </style:style>
    <style:style style:name="T414" style:family="text">
      <style:text-properties fo:font-style="normal" style:font-style-asian="normal" style:font-style-complex="normal"/>
    </style:style>
    <style:style style:name="T415" style:family="text">
      <style:text-properties fo:font-style="normal" fo:font-weight="bold" style:font-style-asian="normal" style:font-weight-asian="bold" style:font-style-complex="normal" style:font-weight-complex="bold"/>
    </style:style>
    <style:style style:name="T416" style:family="text">
      <style:text-properties officeooo:rsid="02187c93"/>
    </style:style>
    <style:style style:name="T417" style:family="text">
      <style:text-properties officeooo:rsid="0219e7ee"/>
    </style:style>
    <style:style style:name="T418" style:family="text">
      <style:text-properties officeooo:rsid="021c303d"/>
    </style:style>
    <style:style style:name="T419" style:family="text">
      <style:text-properties officeooo:rsid="021cdfd0"/>
    </style:style>
    <style:style style:name="T420" style:family="text">
      <style:text-properties officeooo:rsid="021ceeb6"/>
    </style:style>
    <style:style style:name="T421" style:family="text">
      <style:text-properties officeooo:rsid="021f4a06"/>
    </style:style>
    <style:style style:name="T422" style:family="text">
      <style:text-properties officeooo:rsid="0220b5ae"/>
    </style:style>
    <style:style style:name="T423" style:family="text">
      <style:text-properties officeooo:rsid="02215dca"/>
    </style:style>
    <style:style style:name="T424" style:family="text">
      <style:text-properties officeooo:rsid="0221dbf9"/>
    </style:style>
    <style:style style:name="T425" style:family="text">
      <style:text-properties officeooo:rsid="02263dd6"/>
    </style:style>
    <style:style style:name="T426" style:family="text">
      <style:text-properties officeooo:rsid="022fd22b"/>
    </style:style>
    <style:style style:name="T427" style:family="text">
      <style:text-properties officeooo:rsid="0230bebc"/>
    </style:style>
    <style:style style:name="T428" style:family="text">
      <style:text-properties officeooo:rsid="0231d26e"/>
    </style:style>
    <style:style style:name="T429" style:family="text">
      <style:text-properties officeooo:rsid="02373ef0"/>
    </style:style>
    <style:style style:name="T430" style:family="text">
      <style:text-properties officeooo:rsid="02392dd0"/>
    </style:style>
    <style:style style:name="T431" style:family="text">
      <style:text-properties officeooo:rsid="0236f49a"/>
    </style:style>
    <style:style style:name="T432" style:family="text">
      <style:text-properties officeooo:rsid="023c09e1"/>
    </style:style>
    <style:style style:name="T433" style:family="text">
      <style:text-properties officeooo:rsid="024b1dc6"/>
    </style:style>
    <style:style style:name="T434" style:family="text">
      <style:text-properties officeooo:rsid="02476d27"/>
    </style:style>
    <style:style style:name="T435" style:family="text">
      <style:text-properties officeooo:rsid="023e2359"/>
    </style:style>
    <style:style style:name="T436" style:family="text">
      <style:text-properties officeooo:rsid="023e9f10"/>
    </style:style>
    <style:style style:name="T437" style:family="text">
      <style:text-properties officeooo:rsid="023f0383"/>
    </style:style>
    <style:style style:name="T438" style:family="text">
      <style:text-properties officeooo:rsid="023f1511"/>
    </style:style>
    <style:style style:name="T439" style:family="text">
      <style:text-properties officeooo:rsid="0240f218"/>
    </style:style>
    <style:style style:name="T440" style:family="text">
      <style:text-properties officeooo:rsid="0241a526"/>
    </style:style>
    <style:style style:name="T441" style:family="text">
      <style:text-properties officeooo:rsid="02420f08"/>
    </style:style>
    <style:style style:name="T442" style:family="text">
      <style:text-properties officeooo:rsid="02426805"/>
    </style:style>
    <style:style style:name="T443" style:family="text">
      <style:text-properties officeooo:rsid="0242d877"/>
    </style:style>
    <style:style style:name="T444" style:family="text">
      <style:text-properties officeooo:rsid="02441e98"/>
    </style:style>
    <style:style style:name="T445" style:family="text">
      <style:text-properties officeooo:rsid="02493108"/>
    </style:style>
    <style:style style:name="T446" style:family="text">
      <style:text-properties officeooo:rsid="02494b4e"/>
    </style:style>
    <style:style style:name="T447" style:family="text">
      <style:text-properties officeooo:rsid="024d1bd6"/>
    </style:style>
    <style:style style:name="T448" style:family="text">
      <style:text-properties officeooo:rsid="024f38e5"/>
    </style:style>
    <style:style style:name="T449" style:family="text">
      <style:text-properties officeooo:rsid="02532dd1"/>
    </style:style>
    <style:style style:name="T450" style:family="text">
      <style:text-properties officeooo:rsid="025382e5"/>
    </style:style>
    <style:style style:name="T451" style:family="text">
      <style:text-properties officeooo:rsid="02555332"/>
    </style:style>
    <style:style style:name="T452" style:family="text">
      <style:text-properties officeooo:rsid="0256e95d"/>
    </style:style>
    <style:style style:name="T453" style:family="text">
      <style:text-properties officeooo:rsid="025783c6"/>
    </style:style>
    <style:style style:name="T454" style:family="text">
      <style:text-properties officeooo:rsid="02578deb"/>
    </style:style>
    <style:style style:name="T455" style:family="text">
      <style:text-properties officeooo:rsid="025b540f"/>
    </style:style>
    <style:style style:name="T456" style:family="text">
      <style:text-properties officeooo:rsid="02607c45"/>
    </style:style>
    <style:style style:name="T457" style:family="text">
      <style:text-properties officeooo:rsid="0254e532"/>
    </style:style>
    <style:style style:name="T458" style:family="text">
      <style:text-properties officeooo:rsid="02538311"/>
    </style:style>
    <style:style style:name="T459" style:family="text">
      <style:text-properties officeooo:rsid="02519c29"/>
    </style:style>
    <style:style style:name="T460" style:family="text">
      <style:text-properties officeooo:rsid="0256fa00"/>
    </style:style>
    <style:style style:name="T461" style:family="text">
      <style:text-properties officeooo:rsid="0266e642"/>
    </style:style>
    <style:style style:name="T462" style:family="text">
      <style:text-properties officeooo:rsid="026c276b"/>
    </style:style>
    <style:style style:name="T463" style:family="text">
      <style:text-properties officeooo:rsid="026d0cc6"/>
    </style:style>
    <style:style style:name="T464" style:family="text">
      <style:text-properties officeooo:rsid="026eae4e"/>
    </style:style>
    <style:style style:name="T465" style:family="text">
      <style:text-properties officeooo:rsid="02701003"/>
    </style:style>
    <style:style style:name="T466" style:family="text">
      <style:text-properties officeooo:rsid="0271b733"/>
    </style:style>
    <style:style style:name="T467" style:family="text">
      <style:text-properties officeooo:rsid="0272bd98"/>
    </style:style>
    <style:style style:name="T468" style:family="text">
      <style:text-properties officeooo:rsid="02749f24"/>
    </style:style>
    <style:style style:name="T469" style:family="text">
      <style:text-properties officeooo:rsid="0276940b"/>
    </style:style>
    <style:style style:name="T470" style:family="text">
      <style:text-properties officeooo:rsid="02786d9b"/>
    </style:style>
    <style:style style:name="T471" style:family="text">
      <style:text-properties officeooo:rsid="027924f2"/>
    </style:style>
    <style:style style:name="T472" style:family="text">
      <style:text-properties officeooo:rsid="0279b02e"/>
    </style:style>
    <style:style style:name="T473" style:family="text">
      <style:text-properties officeooo:rsid="027b6c0f"/>
    </style:style>
    <style:style style:name="T474" style:family="text">
      <style:text-properties officeooo:rsid="027df3e7"/>
    </style:style>
    <style:style style:name="T475" style:family="text">
      <style:text-properties officeooo:rsid="027fa505"/>
    </style:style>
    <style:style style:name="T476" style:family="text">
      <style:text-properties officeooo:rsid="0288482d"/>
    </style:style>
    <style:style style:name="T477" style:family="text">
      <style:text-properties officeooo:rsid="02901674"/>
    </style:style>
    <style:style style:name="T478" style:family="text">
      <style:text-properties officeooo:rsid="02939333"/>
    </style:style>
    <style:style style:name="T479" style:family="text">
      <style:text-properties officeooo:rsid="029109a3"/>
    </style:style>
    <style:style style:name="T480" style:family="text">
      <style:text-properties officeooo:rsid="02982711"/>
    </style:style>
    <style:style style:name="T481" style:family="text">
      <style:text-properties officeooo:rsid="02988f89"/>
    </style:style>
    <style:style style:name="T482" style:family="text">
      <style:text-properties officeooo:rsid="029c9c0e"/>
    </style:style>
    <style:style style:name="T483" style:family="text">
      <style:text-properties officeooo:rsid="029e105d"/>
    </style:style>
    <style:style style:name="T484" style:family="text">
      <style:text-properties officeooo:rsid="02a6571e"/>
    </style:style>
    <style:style style:name="T485" style:family="text">
      <style:text-properties officeooo:rsid="02ab3d53"/>
    </style:style>
    <style:style style:name="T486" style:family="text">
      <style:text-properties officeooo:rsid="02ad9a21"/>
    </style:style>
    <style:style style:name="T487" style:family="text">
      <style:text-properties officeooo:rsid="02afdd49"/>
    </style:style>
    <style:style style:name="T488" style:family="text">
      <style:text-properties officeooo:rsid="02b06f22"/>
    </style:style>
    <style:style style:name="T489" style:family="text">
      <style:text-properties officeooo:rsid="02b2d7c9"/>
    </style:style>
    <style:style style:name="T490" style:family="text">
      <style:text-properties officeooo:rsid="02b349dd"/>
    </style:style>
    <style:style style:name="T491" style:family="text">
      <style:text-properties officeooo:rsid="02b8bb06"/>
    </style:style>
    <style:style style:name="T492" style:family="text">
      <style:text-properties officeooo:rsid="02bbd9af"/>
    </style:style>
    <style:style style:name="T493" style:family="text">
      <style:text-properties officeooo:rsid="02bfbf22"/>
    </style:style>
    <style:style style:name="T494" style:family="text">
      <style:text-properties officeooo:rsid="02c5bcb3"/>
    </style:style>
    <style:style style:name="T495" style:family="text">
      <style:text-properties officeooo:rsid="02c67ca4"/>
    </style:style>
    <style:style style:name="T496" style:family="text">
      <style:text-properties officeooo:rsid="02c691da"/>
    </style:style>
    <style:style style:name="T497" style:family="text">
      <style:text-properties officeooo:rsid="02c85c06"/>
    </style:style>
    <style:style style:name="T498" style:family="text">
      <style:text-properties officeooo:rsid="02c9f5bb"/>
    </style:style>
    <style:style style:name="T499" style:family="text">
      <style:text-properties officeooo:rsid="02ca76c3"/>
    </style:style>
    <style:style style:name="T500" style:family="text">
      <style:text-properties officeooo:rsid="02cb0682"/>
    </style:style>
    <style:style style:name="T501" style:family="text">
      <style:text-properties officeooo:rsid="02ce38b6"/>
    </style:style>
    <style:style style:name="T502" style:family="text">
      <style:text-properties officeooo:rsid="02d5a296"/>
    </style:style>
    <style:style style:name="T503" style:family="text">
      <style:text-properties officeooo:rsid="02d8ace5"/>
    </style:style>
    <style:style style:name="T504" style:family="text">
      <style:text-properties officeooo:rsid="02d95558"/>
    </style:style>
    <style:style style:name="T505" style:family="text">
      <style:text-properties officeooo:rsid="02dc1fd9"/>
    </style:style>
    <style:style style:name="T506" style:family="text">
      <style:text-properties officeooo:rsid="02f176bc"/>
    </style:style>
    <style:style style:name="T507" style:family="text">
      <style:text-properties officeooo:rsid="02f4c519"/>
    </style:style>
    <style:style style:name="T508" style:family="text">
      <style:text-properties officeooo:rsid="02f67732"/>
    </style:style>
    <style:style style:name="T509" style:family="text">
      <style:text-properties officeooo:rsid="02fa6c78"/>
    </style:style>
    <style:style style:name="T510" style:family="text">
      <style:text-properties officeooo:rsid="02fb8a09"/>
    </style:style>
    <style:style style:name="T511" style:family="text">
      <style:text-properties officeooo:rsid="03042eaa"/>
    </style:style>
    <style:style style:name="T512" style:family="text">
      <style:text-properties officeooo:rsid="0305911b"/>
    </style:style>
    <style:style style:name="T513" style:family="text">
      <style:text-properties officeooo:rsid="0306dd88"/>
    </style:style>
    <style:style style:name="T514" style:family="text">
      <style:text-properties officeooo:rsid="0307d940"/>
    </style:style>
    <style:style style:name="T515" style:family="text">
      <style:text-properties officeooo:rsid="0309086f"/>
    </style:style>
    <style:style style:name="T516" style:family="text">
      <style:text-properties officeooo:rsid="030ce56a"/>
    </style:style>
    <style:style style:name="T517" style:family="text">
      <style:text-properties officeooo:rsid="030ea4e8"/>
    </style:style>
    <style:style style:name="T518" style:family="text">
      <style:text-properties officeooo:rsid="030f194d"/>
    </style:style>
    <style:style style:name="T519" style:family="text">
      <style:text-properties style:text-underline-style="none" fo:font-weight="bold" style:font-weight-asian="bold" style:font-weight-complex="bold"/>
    </style:style>
    <style:style style:name="T520" style:family="text">
      <style:text-properties officeooo:rsid="03128db4"/>
    </style:style>
    <style:style style:name="T521" style:family="text">
      <style:text-properties officeooo:rsid="03132bfe"/>
    </style:style>
    <style:style style:name="T522" style:family="text">
      <style:text-properties officeooo:rsid="0314e87f"/>
    </style:style>
    <style:style style:name="T523" style:family="text">
      <style:text-properties officeooo:rsid="03171cd8"/>
    </style:style>
    <style:style style:name="T524" style:family="text">
      <style:text-properties officeooo:rsid="03174650"/>
    </style:style>
    <style:style style:name="T525" style:family="text">
      <style:text-properties officeooo:rsid="01859c5b"/>
    </style:style>
    <style:style style:name="T526" style:family="text">
      <style:text-properties officeooo:rsid="031b4189"/>
    </style:style>
    <style:style style:name="T527" style:family="text">
      <style:text-properties officeooo:rsid="031cbce7"/>
    </style:style>
    <style:style style:name="T528" style:family="text">
      <style:text-properties officeooo:rsid="031fa30b"/>
    </style:style>
    <style:style style:name="T529" style:family="text">
      <style:text-properties officeooo:rsid="032f014d"/>
    </style:style>
    <style:style style:name="T530" style:family="text">
      <style:text-properties officeooo:rsid="033650a0"/>
    </style:style>
    <style:style style:name="T531" style:family="text">
      <style:text-properties officeooo:rsid="0339ee14"/>
    </style:style>
    <style:style style:name="T532" style:family="text">
      <style:text-properties officeooo:rsid="033d1543"/>
    </style:style>
    <style:style style:name="T533" style:family="text">
      <style:text-properties officeooo:rsid="033e430c"/>
    </style:style>
    <style:style style:name="T534" style:family="text">
      <style:text-properties officeooo:rsid="0344858b"/>
    </style:style>
    <style:style style:name="T535" style:family="text">
      <style:text-properties officeooo:rsid="03448960"/>
    </style:style>
    <style:style style:name="T536" style:family="text">
      <style:text-properties officeooo:rsid="03450028"/>
    </style:style>
    <style:style style:name="T537" style:family="text">
      <style:text-properties officeooo:rsid="024f41de"/>
    </style:style>
    <style:style style:name="T538" style:family="text">
      <style:text-properties officeooo:rsid="034f0a6e"/>
    </style:style>
    <style:style style:name="T539" style:family="text">
      <style:text-properties officeooo:rsid="03515b84"/>
    </style:style>
    <style:style style:name="T540" style:family="text">
      <style:text-properties officeooo:rsid="03596a0d"/>
    </style:style>
    <style:style style:name="T541" style:family="text">
      <style:text-properties officeooo:rsid="035b2d85"/>
    </style:style>
    <style:style style:name="T542" style:family="text">
      <style:text-properties officeooo:rsid="024a0f71"/>
    </style:style>
    <style:style style:name="T543" style:family="text">
      <style:text-properties officeooo:rsid="036c8f13"/>
    </style:style>
    <style:style style:name="T544" style:family="text">
      <style:text-properties officeooo:rsid="036dc120"/>
    </style:style>
    <style:style style:name="T545" style:family="text">
      <style:text-properties officeooo:rsid="036f19f4"/>
    </style:style>
    <style:style style:name="T546" style:family="text">
      <style:text-properties officeooo:rsid="0373beb7"/>
    </style:style>
    <style:style style:name="T547" style:family="text">
      <style:text-properties officeooo:rsid="0375b362"/>
    </style:style>
    <style:style style:name="T548" style:family="text">
      <style:text-properties style:font-name="Arial2" style:font-name-asian="Arial2" style:font-name-complex="Arial2"/>
    </style:style>
    <style:style style:name="T549" style:family="text">
      <style:text-properties style:font-name="Arial2" officeooo:rsid="037b0546" style:font-name-asian="Arial2" style:font-name-complex="Arial2"/>
    </style:style>
    <style:style style:name="T550" style:family="text">
      <style:text-properties style:font-name="Arial2" officeooo:rsid="037987ca" style:font-name-asian="Arial2" style:font-name-complex="Arial2"/>
    </style:style>
    <style:style style:name="T551" style:family="text">
      <style:text-properties officeooo:rsid="037b22eb"/>
    </style:style>
    <style:style style:name="T552" style:family="text">
      <style:text-properties style:font-name-asian="Arial2" style:font-name-complex="Arial2"/>
    </style:style>
    <style:style style:name="T553" style:family="text">
      <style:text-properties officeooo:rsid="0387ecb0" style:font-name-asian="Arial2" style:font-name-complex="Arial2"/>
    </style:style>
    <style:style style:name="T554" style:family="text">
      <style:text-properties officeooo:rsid="0389ab2e" style:font-name-asian="Arial2" style:font-name-complex="Arial2"/>
    </style:style>
    <style:style style:name="T555" style:family="text">
      <style:text-properties officeooo:rsid="0384daba"/>
    </style:style>
    <style:style style:name="T556" style:family="text">
      <style:text-properties officeooo:rsid="0387ecb0"/>
    </style:style>
    <style:style style:name="T557" style:family="text">
      <style:text-properties officeooo:rsid="038eab14"/>
    </style:style>
    <style:style style:name="T558" style:family="text">
      <style:text-properties style:text-position="0% 100%" officeooo:rsid="038eab14"/>
    </style:style>
    <style:style style:name="T559" style:family="text">
      <style:text-properties style:text-position="0% 100%" style:font-name="Arial"/>
    </style:style>
    <style:style style:name="T560" style:family="text">
      <style:text-properties officeooo:rsid="0392c1dc"/>
    </style:style>
    <style:style style:name="T561" style:family="text">
      <style:text-properties officeooo:rsid="039421ad"/>
    </style:style>
    <style:style style:name="T562" style:family="text">
      <style:text-properties officeooo:rsid="039587f6"/>
    </style:style>
    <style:style style:name="T563" style:family="text">
      <style:text-properties officeooo:rsid="039a33cf"/>
    </style:style>
    <style:style style:name="T564" style:family="text">
      <style:text-properties officeooo:rsid="039b7336"/>
    </style:style>
    <style:style style:name="T565" style:family="text">
      <style:text-properties officeooo:rsid="039e7f25"/>
    </style:style>
    <style:style style:name="T566" style:family="text">
      <style:text-properties officeooo:rsid="03a3fc4c"/>
    </style:style>
    <style:style style:name="T567" style:family="text">
      <style:text-properties officeooo:rsid="03a6a96c"/>
    </style:style>
    <style:style style:name="T568" style:family="text">
      <style:text-properties officeooo:rsid="03a9bdb3"/>
    </style:style>
    <style:style style:name="T569" style:family="text">
      <style:text-properties officeooo:rsid="03ad35e8"/>
    </style:style>
    <style:style style:name="T570" style:family="text">
      <style:text-properties officeooo:rsid="03b08bb4"/>
    </style:style>
    <style:style style:name="T571" style:family="text">
      <style:text-properties officeooo:rsid="03b4a296"/>
    </style:style>
    <style:style style:name="T572" style:family="text">
      <style:text-properties officeooo:rsid="03b89a32"/>
    </style:style>
    <style:style style:name="T573" style:family="text">
      <style:text-properties officeooo:rsid="03bb95eb"/>
    </style:style>
    <style:style style:name="T574" style:family="text">
      <style:text-properties officeooo:rsid="03bced63"/>
    </style:style>
    <style:style style:name="T575" style:family="text">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76" style:family="text">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77" style:family="text">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78" style:family="text">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style:run-through="foreground" style:wrap="parallel"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6" style:family="graphic">
      <style:graphic-properties draw:stroke="solid" draw:stroke-dash="Dashed_20__28_var_29__20_32"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501cm" fo:padding-top="0.127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ed_20__28_var_29__20_33"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501cm" fo:padding-top="0.127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ed_20__28_var_29__20_34"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904cm" fo:padding-top="0.127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ed_20__28_var_29__20_35"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904cm" fo:padding-top="0.127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ed_20__28_var_29__20_36"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5.482cm" fo:padding-top="0.127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ed_20__28_var_29__20_3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5.482cm" fo:padding-top="0.127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ed_20__28_var_29__20_3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44cm" fo:padding-top="0.127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ed_20__28_var_29__20_3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cm" fo:min-width="3.44cm" fo:padding-top="0.127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ed_20__28_var_29__20_40"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2"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ed_20__28_var_29__20_41"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325cm" fo:min-width="2.999cm" fo:padding-top="0.127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42"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542cm" fo:min-width="2.999cm" fo:padding-top="0.127cm" fo:padding-bottom="0.125cm" fo:padding-left="0.25cm" fo:padding-right="0.25cm" draw:shadow="hidden" draw:shadow-offset-x="0.3cm" draw:shadow-offset-y="0.3cm" draw:shadow-color="#808080" style:run-through="foreground"/>
    </style:style>
    <style:style style:name="gr67" style:family="graphic">
      <style:graphic-properties draw:stroke="dash" draw:stroke-dash="Dashed_20__28_var_29_" svg:stroke-width="0cm" svg:stroke-color="#000000" draw:marker-start="" draw:marker-start-width="0.203cm" draw:marker-start-center="false" draw:marker-end="Triangle_20_unfilled" draw:marker-end-width="0.406cm" draw:marker-end-center="false" draw:fill="none" draw:fill-color="#99ccff" draw:fill-gradient-name="Gradient_20_9" draw:fill-hatch-name="Hatching_20_3"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ed_20__28_var_29__20_43"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4"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ed_20__28_var_29__20_44"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5"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ed_20__28_var_29__20_45" svg:stroke-width="0cm" svg:stroke-color="#666666" draw:marker-start="Circle" draw:marker-start-width="0.203cm" draw:marker-start-center="true" draw:marker-end="" draw:marker-end-width="0.203cm" draw:marker-end-center="true" draw:fill="none" draw:fill-color="#99ccff" draw:fill-gradient-name="Gradient_20_9" draw:fill-hatch-name="Hatching_20_6"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63966289" text:style-name="Outline">
        <text:list-item>
          <text:h text:style-name="P78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8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94704863713061"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1/index.html?org/jppf/node/protocol/Task.html" text:style-name="Internet_20_link" text:visited-style-name="Visited_20_Internet_20_Link"><text:span text:style-name="T223">Task</text:span></text:a> is the base <text:span text:style-name="T223">interface</text:span> for any task that is run by JPPF. We will see in the next sections that other forms of tasks, that do not inherit from Task, are still wrapped by the framework in a<text:span text:style-name="T223">n</text:span> <text:span text:style-name="T223">implemntation</text:span> of <text:a xlink:type="simple" xlink:href="https://www.jppf.org/javadoc/6.1/index.html?org/jppf/node/protocol/Task.html" text:style-name="Internet_20_link" text:visited-style-name="Visited_20_Internet_20_Link"><text:span text:style-name="T223">Task</text:span></text:a>.</text:p>
      <text:p text:style-name="Standard"/>
      <text:p text:style-name="Standard">JPPFTask is defined as follows:</text:p>
      <text:p text:style-name="Standard"/>
      <text:p text:style-name="Code_20_block">publi<text:span text:style-name="T223">c </text:span><text:span text:style-name="T54">interface </text:span><text:span text:style-name="T34">Task&lt;T&gt;</text:span><text:span text:style-name="T228"> extends</text:span> <text:span text:style-name="T53">Runnable, Serializable</text:span><text:span text:style-name="T52"> </text:span>{</text:p>
      <text:p text:style-name="Code_20_block"><text:s text:c="2"/>...</text:p>
      <text:p text:style-name="Code_20_block">}</text:p>
      <text:p text:style-name="Standard"/>
      <text:p text:style-name="Standard">We have outlined three important keywords that characterize JPPFTask:</text:p>
      <text:p text:style-name="Standard"/>
      <text:list xml:id="list1698590318" text:style-name="List_20_1">
        <text:list-item>
          <text:p text:style-name="P705"><text:span text:style-name="T224">interface</text:span>: Task cannot be used directly, it must be <text:span text:style-name="T224">implemented/</text:span>extended to construct a real task</text:p>
        </text:list-item>
        <text:list-item>
          <text:p text:style-name="P705">Runnable: when writing a JPPF task, the run() method of <text:span text:style-name="Code_20_char">java.lang.Runnable</text:span> must be implemented. This is the part of a task that will be executed on a remote node.</text:p>
        </text:list-item>
        <text:list-item>
          <text:p text:style-name="P705">Serializable: tasks are sent to servers and nodes over a network. JPPF uses the Java serialization mechanism to transform task objects into a form appropriate for networking</text:p>
        </text:list-item>
      </text:list>
      <text:p text:style-name="Standard"/>
      <text:p text:style-name="P69"><text:span text:style-name="T224">The JPPF API provides a convenient abstract implementation of </text:span><text:span text:style-name="Code_20_char"><text:span text:style-name="T224">Task</text:span></text:span><text:span text:style-name="T224">, which implements all the methods of </text:span><text:span text:style-name="Code_20_char"><text:span text:style-name="T224">Task</text:span></text:span><text:span text:style-name="T224"> except </text:span><text:span text:style-name="Code_20_char"><text:span text:style-name="T224">run()</text:span></text:span><text:span text:style-name="T224">: t</text:span>o write a real task in your application, you simply extend <text:a xlink:type="simple" xlink:href="https://www.jppf.org/javadoc/6.1/index.html?org/jppf/node/protocol/AbstractTask.html" text:style-name="Internet_20_link" text:visited-style-name="Visited_20_Internet_20_Link"><text:span text:style-name="T224">Abstract</text:span></text:a><text:a xlink:type="simple" xlink:href="http://lwww.jppf.org/javadoc/6.1/index.html?org/jppf/node/protocol/AbstractTask.html" text:style-name="Internet_20_link" text:visited-style-name="Visited_20_Internet_20_Link">Task</text:a> to implement your own type:</text:p>
      <text:p text:style-name="Standard"/>
      <text:p text:style-name="P461">public class MyTask extends <text:span text:style-name="T224">Abstract</text:span>Task<text:span text:style-name="T224">&lt;Object&gt;</text:span> {</text:p>
      <text:p text:style-name="Code_20_block"><text:s text:c="2"/><text:span text:style-name="T224">@Override</text:span></text:p>
      <text:p text:style-name="Code_20_block"><text:s text:c="2"/>public void run() {</text:p>
      <text:p text:style-name="Code_20_block"><text:s text:c="4"/><text:span text:style-name="T5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0"><text:span text:style-name="T228">If you are familiar with the JPPF 3.x APIs, please note that the legacy class </text:span><text:a xlink:type="simple" xlink:href="https://www.jppf.org/javadoc/6.1/index.html?org/jppf/server/protocol/JPPFTask.html" text:style-name="Internet_20_link" text:visited-style-name="Visited_20_Internet_20_Link"><text:span text:style-name="T228">JPPFTask</text:span></text:a><text:span text:style-name="T228"> is now redefined as:</text:span></text:p>
      <text:p text:style-name="P71"/>
      <text:p text:style-name="P462">public class <text:span text:style-name="T228">JPPF</text:span>Task extends <text:span text:style-name="T224">Abstract</text:span>Task<text:span text:style-name="T224">&lt;Object&gt;</text:span> {</text:p>
      <text:p text:style-name="P462">}</text:p>
      <text:list xml:id="list94704845526742" text:continue-list="list94704863713061"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94706720239688" text:continue-list="list1698590318" text:style-name="List_20_1">
        <text:list-item>
          <text:p text:style-name="P705"><text:span text:style-name="Code_20_char">public void setResult(Object result)</text:span> : <text:s/>stores the execution result; the argument must be serializable</text:p>
        </text:list-item>
        <text:list-item>
          <text:p text:style-name="P70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24">Abstract</text:span>Task<text:span text:style-name="T224">&lt;String&gt;</text:span> {</text:p>
      <text:p text:style-name="P611"><text:s text:c="2"/><text:span text:style-name="T435">@Override</text:span></text:p>
      <text:p text:style-name="P611"><text:s text:c="2"/>public void run() {</text:p>
      <text:p text:style-name="Code_20_block"><text:s text:c="4"/><text:span text:style-name="T55">// ... some code here ...</text:span></text:p>
      <text:p text:style-name="Code_20_block"><text:s text:c="4"/><text:span text:style-name="T32">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80">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94704720328756" text:continue-numbering="true" text:style-name="List_20_1">
        <text:list-item>
          <text:p text:style-name="P705">using custom attributes in the task class and their accessors</text:p>
        </text:list-item>
        <text:list-item>
          <text:p text:style-name="P705">storing and getting data to/from a database</text:p>
        </text:list-item>
        <text:list-item>
          <text:p text:style-name="P705">using a file system</text:p>
        </text:list-item>
        <text:list-item>
          <text:p text:style-name="P705">using third-party applications or libraries</text:p>
        </text:list-item>
        <text:list-item>
          <text:p text:style-name="P705">etc ...</text:p>
        </text:list-item>
      </text:list>
      <text:list xml:id="list94706247931555" text:continue-list="list9470484552674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94706430205654" text:continue-list="list94704720328756" text:style-name="List_20_1">
        <text:list-item>
          <text:p text:style-name="P706"><text:span text:style-name="Code_20_char">public void set</text:span><text:span text:style-name="Code_20_char"><text:span text:style-name="T206">Throwable</text:span></text:span><text:span text:style-name="Code_20_char">(</text:span><text:span text:style-name="Code_20_char"><text:span text:style-name="T206">Throwable t</text:span></text:span><text:span text:style-name="Code_20_char">)</text:span> : store a <text:span text:style-name="T207">throwable</text:span> for later retrieval</text:p>
        </text:list-item>
        <text:list-item>
          <text:p text:style-name="P706"><text:span text:style-name="Code_20_char">public </text:span><text:span text:style-name="Code_20_char"><text:span text:style-name="T206">Throwable</text:span></text:span><text:span text:style-name="Code_20_char"> get</text:span><text:span text:style-name="Code_20_char"><text:span text:style-name="T206">Throwable</text:span></text:span><text:span text:style-name="Code_20_char">()</text:span> : retrieve a <text:span text:style-name="T206">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25">Abstract</text:span>Task<text:span text:style-name="T225">&lt;String&gt;</text:span> {</text:p>
      <text:p text:style-name="Code_20_block"><text:s text:c="2"/><text:span text:style-name="T436">@Override</text:span></text:p>
      <text:p text:style-name="Code_20_block"><text:s text:c="2"/>public void run() {</text:p>
      <text:p text:style-name="Code_20_block"><text:s text:c="4"/>try {</text:p>
      <text:p text:style-name="Code_20_block"><text:s text:c="6"/><text:span text:style-name="T55">// ... some code here ...</text:span></text:p>
      <text:p text:style-name="Code_20_block"><text:s text:c="4"/><text:span text:style-name="T152">} </text:span>catch(Exception e) {</text:p>
      <text:p text:style-name="Code_20_block"><text:s text:c="6"/>set<text:span text:style-name="T206">Throwable</text:span>(e);</text:p>
      <text:p text:style-name="Code_20_block"><text:s text:c="4"/>}</text:p>
      <text:p text:style-name="Code_20_block"><text:s text:c="2"/>}</text:p>
      <text:p text:style-name="Code_20_block">}</text:p>
      <text:p text:style-name="Standard"/>
      <text:p text:style-name="Standard">Later on, you can retrieve the <text:span text:style-name="T206">throwable</text:span> as follows:</text:p>
      <text:p text:style-name="Standard"/>
      <text:p text:style-name="P439"><text:span text:style-name="T206">Throwable</text:span> <text:span text:style-name="T206">throwable</text:span> = myTask.get<text:span text:style-name="T206">Throwable</text:span>();</text:p>
      <text:p text:style-name="Standard"/>
      <text:p text:style-name="P1">JPPF also automatically handles uncaught <text:span text:style-name="T20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20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28">&lt;?&gt;</text:span> task = ...;</text:p>
      <text:p text:style-name="Code_20_block">try <text:s/>{</text:p>
      <text:p text:style-name="Code_20_block"><text:s text:c="2"/>task.run();</text:p>
      <text:p text:style-name="Code_20_block">} catch(Throwable t) {</text:p>
      <text:p text:style-name="P439"><text:s text:c="2"/>task.set<text:span text:style-name="T206">Throwable</text:span>(t);</text:p>
      <text:p text:style-name="Code_20_block">}</text:p>
      <text:p text:style-name="Standard"/>
      <text:p text:style-name="Standard">Then in the application, you can retrieve the throwable as follows:</text:p>
      <text:p text:style-name="Standard"/>
      <text:p text:style-name="Code_20_block">Task<text:span text:style-name="T228">&lt;?&gt;</text:span> task = ...;</text:p>
      <text:p text:style-name="P612">Throwable <text:span text:style-name="T206">t</text:span> = <text:span text:style-name="T206">task.getThrowable()</text:span>;</text:p>
      <text:p text:style-name="P612">if (<text:span text:style-name="T437">t</text:span> != null) {</text:p>
      <text:p text:style-name="Code_20_block"><text:s text:c="2"/><text:span text:style-name="T206">t.printtStackTrace();</text:span></text:p>
      <text:p text:style-name="Code_20_block">}</text:p>
      <text:p text:style-name="Standard"/>
      <text:list xml:id="list94705489540223" text:continue-list="list94706247931555" text:style-name="Outline">
        <text:list-item>
          <text:list>
            <text:list-item>
              <text:list>
                <text:list-item>
                  <text:list>
                    <text:list-item>
                      <text:h text:style-name="P76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94705468983524" text:continue-list="list94706430205654" text:style-name="List_20_1">
        <text:list-item>
          <text:p text:style-name="P712">task cancel<text:span text:style-name="T197">lation</text:span>: <text:span text:style-name="T195">this cannot be invoked directly on a task, but is rather invoked as part of cancelling a whole job. If a task is cancelled before its execution starts, then it will never start.</text:span></text:p>
        </text:list-item>
        <text:list-item>
          <text:p text:style-name="P712">task timeout: <text:span text:style-name="T195">the timeout countdown starts with the task's execution. If a timeout expires before the task starts executing, then the task will not time out.</text:span></text:p>
        </text:list-item>
      </text:list>
      <text:p text:style-name="Standard"/>
      <text:p text:style-name="P2">In <text:span text:style-name="T195">all</text:span> case<text:span text:style-name="T195">s</text:span>, if a task has already completed its execution, it cannot be cancel<text:span text:style-name="T196">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26">l</text:span>led</text:p>
      <text:p text:style-name="Standard"><text:span text:style-name="Code_20_char">public void onTimeout()</text:span>: invoked when the task times out</text:p>
      <text:p text:style-name="Standard"/>
      <text:p text:style-name="P288">For both methods, an attempt to cancel the task will be performed, by calling <text:a xlink:type="simple" xlink:href="https://docs.oracle.com/javase/8/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3"/>
      <text:p text:style-name="P33">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27">Abstract</text:span>Task<text:span text:style-name="T227">&lt;Object&gt;</text:span> {</text:p>
      <text:p text:style-name="Code_20_block"><text:s text:c="2"/>@Override public void run() {</text:p>
      <text:p text:style-name="Code_20_block"><text:s text:c="4"/><text:span text:style-name="T55">//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5">// process task cancel event ...</text:span></text:p>
      <text:p text:style-name="Code_20_block"><text:s text:c="2"/>}</text:p>
      <text:p text:style-name="Code_20_block"/>
      <text:p text:style-name="Code_20_block"><text:s text:c="2"/>@Override public void onTimeout() {</text:p>
      <text:p text:style-name="Code_20_block"><text:s text:c="4"/><text:span text:style-name="T55">// process task timeout event ...</text:span></text:p>
      <text:p text:style-name="Code_20_block"><text:s text:c="2"/>}</text:p>
      <text:p text:style-name="Code_20_block">}</text:p>
      <text:p text:style-name="Standard"/>
      <text:p text:style-name="Standard">A task timeout can be set by using a <text:a xlink:type="simple" xlink:href="https://www.jppf.org/javadoc/6.1/index.html?org/jppf/scheduling/JPPFSchedule.html" text:style-name="Internet_20_link" text:visited-style-name="Visited_20_Internet_20_Link">JPPFSchedule</text:a> object, which is an immutable object that proposes two constructors:</text:p>
      <text:p text:style-name="Standard"/>
      <text:p text:style-name="P382">// schedule after a specified duration in milliseconds</text:p>
      <text:p text:style-name="Code_20_block">public JPPFSchedule(final long duration)</text:p>
      <text:p text:style-name="P382">//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28">extends Runnable, Serializable </text:span>{</text:p>
      <text:p text:style-name="Code_20_block"><text:s text:c="2"/><text:span text:style-name="T55">// get the timeout schedule</text:span></text:p>
      <text:p text:style-name="Code_20_block"><text:s text:c="2"/>public JPPFSchedule getTimeoutSchedule();</text:p>
      <text:p text:style-name="Code_20_block"><text:s text:c="2"/><text:span text:style-name="T55">// set a new timeout schedule</text:span></text:p>
      <text:p text:style-name="Code_20_block"><text:s text:c="2"/>public <text:span text:style-name="T438">Task&lt;Object&gt;</text:span> setTimeoutSchedule(JPPFSchedule timeoutSchedule);</text:p>
      <text:p text:style-name="Code_20_block">}</text:p>
      <text:p text:style-name="Standard"/>
      <text:p text:style-name="Standard">For example:</text:p>
      <text:p text:style-name="Standard"/>
      <text:p text:style-name="P382">// set the task to expire after 5 seconds</text:p>
      <text:p text:style-name="Code_20_block">myTask.setTimeout(new JPPFSchedule(5000L));</text:p>
      <text:p text:style-name="P382">// set the task to expire on 9/30/2012 at 12:08 pm</text:p>
      <text:p text:style-name="Code_20_block">myTask.setTimeoutSchedule(new JPPFSchedule("09/30/2012 12:08 PM", "MM/dd/yyyy hh:mm a"));</text:p>
      <text:p text:style-name="P224"/>
      <text:list xml:id="list94705309661995" text:continue-list="list94705489540223"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20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7"> </text:span></text:span><text:a xlink:type="simple" xlink:href="https://www.jppf.org/javadoc/6.1/org/jppf/node/protocol/Task.html#getThrowable()" text:style-name="Internet_20_link" text:visited-style-name="Visited_20_Internet_20_Link"><text:span text:style-name="Code_20_char"><text:span text:style-name="T228">Task.getThrowable()</text:span></text:span></text:a><text:span text:style-name="Code_20_char"><text:span text:style-name="T167">.</text:span></text:span></text:p>
      <text:list xml:id="list94705330469758" text:continue-numbering="true" text:style-name="Outline">
        <text:list-item>
          <text:list>
            <text:list-item>
              <text:list>
                <text:list-item>
                  <text:h text:style-name="P763" text:outline-level="3">Getting information on the node exec<text:span text:style-name="T511">u</text:span>ting the task</text:h>
                </text:list-item>
              </text:list>
            </text:list-item>
          </text:list>
        </text:list-item>
      </text:list>
      <text:p text:style-name="Standard">A <text:a xlink:type="simple" xlink:href="https://www.jppf.org/javadoc/6.1/index.html?org/jppf/node/protocol/Task.html" text:style-name="Internet_20_link" text:visited-style-name="Visited_20_Internet_20_Link"><text:span text:style-name="T223">Task</text:span></text:a> can obtain information on the node using the following methods:</text:p>
      <text:p text:style-name="P1"/>
      <text:p text:style-name="P651">public <text:span text:style-name="T229">interface</text:span> Task&lt;<text:span text:style-name="T229">T</text:span>&gt; <text:span text:style-name="T228">extends Runnable, Serializable </text:span>{</text:p>
      <text:p text:style-name="P651"><text:s text:c="2"/><text:span text:style-name="T55">// is the task executing in a node or in the client?</text:span></text:p>
      <text:p text:style-name="P651"><text:s text:c="2"/>public boolean isInNode()</text:p>
      <text:p text:style-name="P652"><text:s text:c="2"/><text:span text:style-name="T55">// </text:span><text:span text:style-name="T143">get the node executing this task, if any</text:span></text:p>
      <text:p text:style-name="P652"><text:s text:c="2"/>public <text:span text:style-name="T512">Node</text:span> <text:span text:style-name="T512">getNode</text:span>()</text:p>
      <text:p text:style-name="P651">}</text:p>
      <text:p text:style-name="P38"/>
      <text:p text:style-name="P39"><text:span text:style-name="T513">The </text:span><text:span text:style-name="Code_20_char"><text:span text:style-name="T513">isInNode()</text:span></text:span><text:span text:style-name="T513"> method determines whether </text:span>the task is executing within a node or within a client with local execution enabled.</text:p>
      <text:p text:style-name="P39"/>
      <text:p text:style-name="P348">The <text:span text:style-name="Code_20_char">getNode()</text:span> method returns an instance of the <text:a xlink:type="simple" xlink:href="https://www.jppf.org/javadoc/6.1/index.html?org/jppf/node/Node.html" text:style-name="Internet_20_link" text:visited-style-name="Visited_20_Internet_20_Link">Node</text:a> interface, defined as follows:</text:p>
      <text:p text:style-name="P348"/>
      <text:p text:style-name="Code_20_block">public interface Node extends Runnable {</text:p>
      <text:p text:style-name="Code_20_block"><text:s text:c="2"/><text:span text:style-name="T55">// Get this node's UUID</text:span></text:p>
      <text:p text:style-name="Code_20_block"><text:s text:c="2"/>String getUuid();</text:p>
      <text:p text:style-name="Code_20_block"><text:s text:c="2"/><text:span text:style-name="T55">// Get the system information for this node</text:span></text:p>
      <text:p text:style-name="Code_20_block"><text:s text:c="2"/>JPPFSystemInformation getSystemInformation();</text:p>
      <text:p text:style-name="Code_20_block"><text:s text:c="2"/><text:span text:style-name="T55">// Determine whether this node is local to another component</text:span></text:p>
      <text:p text:style-name="Code_20_block"><text:s text:c="2"/>boolean isLocal();</text:p>
      <text:p text:style-name="Code_20_block"><text:s text:c="2"/><text:span text:style-name="T55">// Determine whether this node is running in offline mode</text:span></text:p>
      <text:p text:style-name="Code_20_block"><text:s text:c="2"/>boolean isOffline();</text:p>
      <text:p text:style-name="Code_20_block"><text:s text:c="2"/><text:span text:style-name="T55">// Determine whether this node is a 'master' node for the provisioning features</text:span></text:p>
      <text:p text:style-name="Code_20_block"><text:s text:c="2"/>boolean isMasterNode();</text:p>
      <text:p text:style-name="Code_20_block"><text:s text:c="2"/><text:span text:style-name="T55">// Determine whether this node is a 'slave' node for the provisioning features</text:span></text:p>
      <text:p text:style-name="Code_20_block"><text:s text:c="2"/>boolean isSlaveNode();</text:p>
      <text:p text:style-name="Code_20_block"><text:s text:c="2"/><text:span text:style-name="T55">// Determine whether this node can execute Net tasks</text:span></text:p>
      <text:p text:style-name="Code_20_block"><text:s text:c="2"/>boolean isDotnetCapable();</text:p>
      <text:p text:style-name="Code_20_block"><text:s text:c="2"/><text:span text:style-name="T55">// Determine whether this node is an Android node</text:span></text:p>
      <text:p text:style-name="Code_20_block"><text:s text:c="2"/>boolean isAndroid();</text:p>
      <text:p text:style-name="Code_20_block"><text:s text:c="2"/><text:span text:style-name="T55">// Get the JMX connector server associated with the node</text:span></text:p>
      <text:p text:style-name="Code_20_block"><text:s text:c="2"/>JMXServer getJmxServer() throws Exception;</text:p>
      <text:p text:style-name="Code_20_block"><text:s text:c="2"/><text:span text:style-name="T55">// Reset the current task class loader if any is present</text:span></text:p>
      <text:p text:style-name="Code_20_block"><text:s text:c="2"/>ClassLoader resetTaskClassLoader(Object...params);</text:p>
      <text:p text:style-name="Code_20_block">}</text:p>
      <text:p text:style-name="P348"/>
      <text:p text:style-name="P348">Note that <text:span text:style-name="Code_20_char">Task.getNode()</text:span> will return <text:span text:style-name="Code_20_char">null</text:span> if the task is executing within a client local executor.</text:p>
      <text:p text:style-name="P348"/>
      <text:p text:style-name="P348">Here is an example usage:</text:p>
      <text:p text:style-name="P348"/>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53"><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list xml:id="list94705765248595" text:continue-numbering="true" text:style-name="Outline">
        <text:list-item>
          <text:list>
            <text:list-item>
              <text:list>
                <text:list-item>
                  <text:h text:style-name="Heading_20_3" text:outline-level="3">Accessing the job</text:h>
                </text:list-item>
              </text:list>
            </text:list-item>
          </text:list>
        </text:list-item>
      </text:list>
      <text:p text:style-name="P379">A task can access the job it is a part of, using its <text:span text:style-name="Code_20_char">getJob()</text:span> method, which returns a <text:a xlink:type="simple" xlink:href="https://www.jppf.org/javadoc/6.1/index.html?org/jppf/node/protocol/JPPFDistributedJob.html" text:style-name="Internet_20_link" text:visited-style-name="Visited_20_Internet_20_Link">JPPFDistributedJob</text:a> instance. This enables any executing task to access information on the job it belongs to: job uuid, name, metadata, service level agre<text:span text:style-name="T572">e</text:span>ment and number of tasks.</text:p>
      <text:p text:style-name="P379"><text:soft-page-break/>This method ca<text:span text:style-name="T571">n</text:span> be used as in this example:</text:p>
      <text:p text:style-name="P379"/>
      <text:p text:style-name="Code_20_block">public class MyTask extends AbstractTask&lt;String&gt; {</text:p>
      <text:p text:style-name="Code_20_block"><text:s text:c="2"/>@Override</text:p>
      <text:p text:style-name="Code_20_block"><text:s text:c="2"/>public void run() {</text:p>
      <text:p text:style-name="Code_20_block"><text:s text:c="4"/>JPPFDistributedJob job = this.getJob();</text:p>
      <text:p text:style-name="Code_20_block"><text:s text:c="4"/>String jobKey = job.getMetadata().getParameter("JOB_KEY");</text:p>
      <text:p text:style-name="Code_20_block"><text:s text:c="4"/>setResult(jobKey + "-" + this.getId());</text:p>
      <text:p text:style-name="Code_20_block"><text:s text:c="2"/>}</text:p>
      <text:p text:style-name="Code_20_block">}</text:p>
      <text:list xml:id="list94706173174805"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38">The <text:a xlink:type="simple" xlink:href="https://www.jppf.org/javadoc/6.1/index.html?org/jppf/node/protocol/Task.html" text:style-name="Internet_20_link" text:visited-style-name="Visited_20_Internet_20_Link"><text:span text:style-name="T223">Task</text:span></text:a> API provides <text:span text:style-name="T513">a</text:span> method that will allow a task to send code for execution <text:span text:style-name="T513">i</text:span>n the client:</text:p>
      <text:p text:style-name="Standard"/>
      <text:p text:style-name="P463">public <text:span text:style-name="T229">interface</text:span> Task&lt;<text:span text:style-name="T229">T</text:span>&gt; <text:span text:style-name="T228">extends Runnable, Serializable </text:span>{</text:p>
      <text:p text:style-name="Code_20_block"><text:s text:c="2"/><text:span text:style-name="T55">//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1/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29">Abstract</text:span>Task<text:span text:style-name="T229">&lt;String&gt;</text:span> {</text:p>
      <text:p text:style-name="Code_20_block"><text:s text:c="2"/>@Override public void run() {</text:p>
      <text:p text:style-name="Code_20_block"><text:s text:c="4"/>String callableResult;</text:p>
      <text:p text:style-name="Code_20_block"><text:s text:c="4"/><text:span text:style-name="T55">// if this task is executing in a JPPF node</text:span></text:p>
      <text:p text:style-name="P576"><text:s text:c="4"/>String callResult = compute(isInNode() ? new NodeCallable() : new Clientallable());</text:p>
      <text:p text:style-name="Code_20_block"><text:s text:c="4"/><text:span text:style-name="T55">//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94705662469992" text:continue-numbering="true" text:style-name="Outline">
        <text:list-item>
          <text:list>
            <text:list-item>
              <text:list>
                <text:list-item>
                  <text:h text:style-name="P764" text:outline-level="3">Sending notifications from a task</text:h>
                </text:list-item>
              </text:list>
            </text:list-item>
          </text:list>
        </text:list-item>
      </text:list>
      <text:p text:style-name="P12"><text:a xlink:type="simple" xlink:href="https://www.jppf.org/javadoc/6.1/index.html?org/jppf/node/protocol/Task.html" text:style-name="Internet_20_link" text:visited-style-name="Visited_20_Internet_20_Link"><text:span text:style-name="T223">Task</text:span></text:a><text:span text:style-name="T223"> provides an API which allows tasks to send notifications during their execution:</text:span></text:p>
      <text:p text:style-name="P74"/>
      <text:p text:style-name="P467">public interface Task&lt;T&gt; extends Runnable, Serializable {</text:p>
      <text:p text:style-name="Code_20_block"><text:span text:style-name="T241"><text:s text:c="2"/></text:span><text:span text:style-name="T69">// Causes the task to send a notification to all listeners</text:span></text:p>
      <text:p text:style-name="P467"><text:s text:c="2"/><text:span text:style-name="T439">Task&lt;T&gt;</text:span> fireNotification(Object userObject, boolean sendViaJmx);</text:p>
      <text:p text:style-name="P467">}</text:p>
      <text:p text:style-name="P76"/>
      <text:p text:style-name="P13"><text:span text:style-name="T242">The first parameter </text:span><text:span text:style-name="T3">userObject</text:span><text:span text:style-name="T242"> can be any object provided by the user code. The second parameter </text:span><text:span text:style-name="T3">sendViaJmx</text:span><text:span text:style-name="T242"> specifies whether this notification should also be sent via the node's JPPFNodeTaskMonitorMBean, instead of only to locally registered listeners. If it is </text:span><text:span text:style-name="Code_20_char"><text:span text:style-name="T242">true</text:span></text:span><text:span text:style-name="T242">, it is recommended that </text:span><text:span text:style-name="T3">userObject</text:span><text:span text:style-name="T242"> be </text:span><text:span text:style-name="Code_20_char"><text:span text:style-name="T242">Serializable</text:span></text:span><text:span text:style-name="T242">. We will see in further chapters of this documentation how to register local and JMX-based listeners. Let's see here how these listeners can handle the notifications.</text:span></text:p>
      <text:p text:style-name="P76"/>
      <text:p text:style-name="P76"><text:span text:style-name="T571">Below</text:span> is an example of JMX listener registered with one or more JPPFNodeTaskMonitorMBean instances:</text:p>
      <text:p text:style-name="P76"/>
      <text:p text:style-name="P698">public class MyTaskJmxListener implements NotificationListener {</text:p>
      <text:p text:style-name="P468"><text:s text:c="2"/>@Override</text:p>
      <text:p text:style-name="P469"><text:s text:c="2"/>public synchronized void handleNotification(Notification notif, Object handback) {</text:p>
      <text:p text:style-name="P606"><text:span text:style-name="T242"><text:s text:c="4"/></text:span><text:span text:style-name="T70">// cast to the JPPF notification type, </text:span><text:span text:style-name="T130">then </text:span><text:span text:style-name="T70">get and print the user object</text:span></text:p>
      <text:p text:style-name="P470"><text:s text:c="4"/>Object userObject = <text:span text:style-name="T429">(</text:span>(TaskExecutionNotification) notif<text:span text:style-name="T429">)</text:span>.getUserData();</text:p>
      <text:p text:style-name="P470"><text:s text:c="4"/>System.out.println("received notification with user object = " + userObject);</text:p>
      <text:p text:style-name="P606"><text:span text:style-name="T242"><text:s text:c="4"/></text:span><text:span text:style-name="T70">// </text:span><text:span text:style-name="T131">determine who sent this notification</text:span></text:p>
      <text:p text:style-name="P470"><text:s text:c="4"/><text:span text:style-name="T430">boolean userNotif = (</text:span>(TaskExecutionNotification) notif<text:span text:style-name="T429">)</text:span>.<text:span text:style-name="T430">isUserNotification();</text:span></text:p>
      <text:p text:style-name="P470"><text:s text:c="4"/>System.out.println("this notification was sent by <text:span text:style-name="T431">the </text:span>" </text:p>
      <text:p text:style-name="P470"><text:s text:c="6"/>+ (<text:span text:style-name="T430">userNotif</text:span> ? "user" : "JPPF node"));</text:p>
      <text:p text:style-name="P470"><text:s text:c="2"/>}</text:p>
      <text:p text:style-name="P468">}</text:p>
      <text:p text:style-name="P75"/>
      <text:p text:style-name="P380"><text:span text:style-name="T243">A local </text:span><text:a xlink:type="simple" xlink:href="https://www.jppf.org/javadoc/6.1/index.html?org/jppf/node/event/TaskExecutionListener.html" text:style-name="Internet_20_link" text:visited-style-name="Visited_20_Internet_20_Link"><text:span text:style-name="T243">TaskExecutionListener</text:span></text:a><text:span text:style-name="T243"> would be like this:</text:span></text:p>
      <text:p text:style-name="P77"/>
      <text:p text:style-name="P471">public class MyTaskLocalListener extends TaskExecutionListener {</text:p>
      <text:p text:style-name="Code_20_block"><text:span text:style-name="T243"><text:s text:c="2"/></text:span><text:span text:style-name="T71">// task completion event sent by the node</text:span></text:p>
      <text:p text:style-name="P472"><text:s text:c="2"/>@Override void taskExecuted(TaskExecutionEvent event) {</text:p>
      <text:p text:style-name="P471"><text:s text:c="4"/>TaskExecutionInfo info = event.getTaskInformation();</text:p>
      <text:p text:style-name="P471"><text:s text:c="4"/>System.out.println("received notification with task info = " + info);</text:p>
      <text:p text:style-name="P471"><text:s text:c="2"/>}</text:p>
      <text:p text:style-name="P471"/>
      <text:p text:style-name="Code_20_block"><text:span text:style-name="T243"><text:s text:c="2"/></text:span><text:span text:style-name="T71">// task notification event sent by user code</text:span></text:p>
      <text:p text:style-name="P472"><text:s text:c="2"/>@Override void taskNotification(TaskExecutionEvent event) {</text:p>
      <text:p text:style-name="P471"><text:s text:c="4"/>Object userObject = event.getUserObject();</text:p>
      <text:p text:style-name="P471"><text:s text:c="4"/>System.out.println("received notification with user object = " + userObject);</text:p>
      <text:p text:style-name="P471"><text:s text:c="2"/>}</text:p>
      <text:p text:style-name="P471">}</text:p>
      <text:p text:style-name="P77"/>
      <text:p text:style-name="P77">Consider the following task:</text:p>
      <text:p text:style-name="P77"/>
      <text:p text:style-name="P471">public class MyTask extends AbstractTask&lt;String&gt; {</text:p>
      <text:p text:style-name="P471"><text:s text:c="2"/>@Override</text:p>
      <text:p text:style-name="P471"><text:s text:c="2"/>public void run() {</text:p>
      <text:p text:style-name="P471"><text:s text:c="4"/>fireNotification("notification 1", false);</text:p>
      <text:p text:style-name="P471"><text:s text:c="4"/>fireNotification("notification 2", true);</text:p>
      <text:p text:style-name="P471"><text:s text:c="2"/>}</text:p>
      <text:p text:style-name="P471">}</text:p>
      <text:p text:style-name="P77"/>
      <text:p text:style-name="P14"><text:span text:style-name="T243">During the execution of this task, a </text:span><text:span text:style-name="Code_20_char"><text:span text:style-name="T243">MyTaskJmxListener</text:span></text:span><text:span text:style-name="T243"> instance would only receive “notification 2”, whereas a </text:span><text:span text:style-name="Code_20_char"><text:span text:style-name="T243">MyTaskLocalListener</text:span></text:span><text:span text:style-name="T243"> instance would receive both “notification 1” and “notification 2”.</text:span></text:p>
      <text:list xml:id="list94705274456362" text:continue-numbering="true" text:style-name="Outline">
        <text:list-item>
          <text:list>
            <text:list-item>
              <text:list>
                <text:list-item>
                  <text:h text:style-name="P765" text:outline-level="3">Resubmitting a task</text:h>
                </text:list-item>
              </text:list>
            </text:list-item>
          </text:list>
        </text:list-item>
      </text:list>
      <text:p text:style-name="P22"><text:span text:style-name="T276">The class </text:span><text:a xlink:type="simple" xlink:href="https://www.jppf.org/javadoc/6.1/index.html?org/jppf/node/protocol/AbstractTask.html" text:style-name="Internet_20_link" text:visited-style-name="Visited_20_Internet_20_Link"><text:span text:style-name="T276">Abstract</text:span></text:a><text:a xlink:type="simple" xlink:href="http://lwww.jppf.org/javadoc/6.1/index.html?org/jppf/node/protocol/AbstractTask.html" text:style-name="Internet_20_link" text:visited-style-name="Visited_20_Internet_20_Link"><text:span text:style-name="T276">Task</text:span></text:a><text:span text:style-name="T276">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96">public abstract class AbstractTask&lt;T&gt; implements Task&lt;T&gt; {</text:p>
      <text:p text:style-name="Code_20_block"><text:span text:style-name="T276"><text:s text:c="2"/></text:span><text:span text:style-name="T82">// Determine whether this task will be resubmitted by the server</text:span></text:p>
      <text:p text:style-name="P496"><text:s text:c="2"/>public boolean isResubmit()</text:p>
      <text:p text:style-name="Code_20_block"><text:span text:style-name="T276"><text:s text:c="2"/></text:span><text:span text:style-name="T82">// Specify whether this task should be resubmitted by the server</text:span></text:p>
      <text:p text:style-name="P496"><text:s text:c="2"/>public <text:span text:style-name="T440">Task&lt;T&gt;</text:span> setResubmit(final boolean resubmit)</text:p>
      <text:p text:style-name="P497"/>
      <text:p text:style-name="P523"><text:span text:style-name="T295"><text:s text:c="2"/></text:span><text:span text:style-name="T98">// Get the maximum number of times a task can be resubmitted</text:span></text:p>
      <text:p text:style-name="P524"><text:s text:c="2"/><text:span text:style-name="T440">public </text:span>int getMaxResubmits();</text:p>
      <text:p text:style-name="P523"><text:span text:style-name="T295"><text:s text:c="2"/></text:span><text:span text:style-name="T98">// Set the maximum number of times a task can be resubmitted</text:span></text:p>
      <text:p text:style-name="P525"><text:s text:c="2"/><text:span text:style-name="T440">public Task&lt;T&gt;</text:span> setMaxResubmits(int maxResubmits);</text:p>
      <text:p text:style-name="P526">}</text:p>
      <text:p text:style-name="P119"/>
      <text:p text:style-name="P120"><text:span text:style-name="T277">Note that the </text:span><text:span text:style-name="Code_20_char"><text:span text:style-name="T277">resubmit</text:span></text:span><text:span text:style-name="T277"> and </text:span><text:span text:style-name="Code_20_char"><text:span text:style-name="T298">maxResubmits</text:span></text:span><text:span text:style-name="T298"> attributes are </text:span><text:span text:style-name="T6">transient</text:span><text:span text:style-name="T277">, which means that upon when the task is executed in a remote node, they will be reset to their initial value of </text:span><text:span text:style-name="Code_20_char"><text:span text:style-name="T277">false</text:span></text:span><text:span text:style-name="Code_20_char"><text:span text:style-name="T168"> </text:span></text:span><text:span text:style-name="T298">and </text:span><text:span text:style-name="Code_20_char"><text:span text:style-name="T298">-1</text:span></text:span><text:span text:style-name="T298">, respectively.</text:span></text:p>
      <text:p text:style-name="P134"/>
      <text:p text:style-name="P135">The maximum number of times a task can be resubmitted may be specified in two ways:</text:p>
      <text:p text:style-name="P135"/>
      <text:list xml:id="list94706764456943" text:continue-list="list94705468983524" text:style-name="List_20_1">
        <text:list-item>
          <text:p text:style-name="P716"><text:span text:style-name="T296">in the job SLA via the </text:span><text:a xlink:type="simple" xlink:href="#1.5.2.8.Maximum number of tasks resubmits|outline" text:style-name="Internet_20_link" text:visited-style-name="Visited_20_Internet_20_Link"><text:span text:style-name="T296">maxTaskResubmits</text:span></text:a><text:span text:style-name="T296"> attribute</text:span></text:p>
        </text:list-item>
        <text:list-item>
          <text:p text:style-name="P716"><text:span text:style-name="T296">with the task's </text:span><text:span text:style-name="Code_20_char"><text:span text:style-name="T296">setMaxResubmits()</text:span></text:span><text:span text:style-name="T296"> method; in this case any value &gt;= 0 will override the job SLA's value</text:span></text:p>
        </text:list-item>
      </text:list>
      <text:p text:style-name="P134"/>
      <text:p text:style-name="P136"><text:soft-page-break/>Finally, <text:span text:style-name="T297">a</text:span> task resubmission only works for tasks sent to a remote node, and will not work in the client's local executor.</text:p>
      <text:list xml:id="list94705250487886" text:continue-list="list94705274456362"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1/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5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30">&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94706274118442" text:continue-list="list94706764456943" text:style-name="List_20_1">
        <text:list-item>
          <text:p text:style-name="P705">if the annotated element is an <text:span text:style-name="T1">instance</text:span> (non-static) method, the annotated class must be serializable</text:p>
        </text:list-item>
        <text:list-item>
          <text:p text:style-name="P705">if the class is already an instance of <text:span text:style-name="Code_20_char">Task</text:span>, the annotation will be ignored</text:p>
        </text:list-item>
        <text:list-item>
          <text:p text:style-name="P705">if an annotated method has a return type (i.e. non void), the return value will be set as the task result</text:p>
        </text:list-item>
        <text:list-item>
          <text:p text:style-name="P705">it is possible to annotate a public method or constructor</text:p>
        </text:list-item>
        <text:list-item>
          <text:p text:style-name="P705">an annotated method can be static or non-static</text:p>
        </text:list-item>
        <text:list-item>
          <text:p text:style-name="P705">if the annotated element is a constructor or a static method, the first argument of <text:span text:style-name="Code_20_char">JPPFJob.add()</text:span> must be a Class object representing the class that declares it.</text:p>
        </text:list-item>
        <text:list-item>
          <text:p text:style-name="P705">an annotated method or constructor can have any signature, with no limit on the number of arguments</text:p>
        </text:list-item>
        <text:list-item>
          <text:p text:style-name="P707">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4">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30">&lt;?&gt;</text:span> task = job.add(<text:span text:style-name="T32">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30">&lt;?&gt;</text:span> task = job.add(<text:span text:style-name="T32">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94705124096413" text:continue-list="list94705250487886" text:style-name="Outline">
        <text:list-item>
          <text:list>
            <text:list-item>
              <text:list>
                <text:list-item>
                  <text:h text:style-name="Heading_20_3" text:outline-level="3">Runnable tasks</text:h>
                </text:list-item>
              </text:list>
            </text:list-item>
          </text:list>
        </text:list-item>
      </text:list>
      <text:p text:style-name="P1">Classes that implement <text:span text:style-name="T540">either</text:span> <text:a xlink:type="simple" xlink:href="https://docs.oracle.com/javase/8/docs/api/index.html?java/lang/Runnable.html" text:style-name="Internet_20_link" text:visited-style-name="Visited_20_Internet_20_Link"><text:span text:style-name="Code_20_char"><text:span text:style-name="T175">Runnable</text:span></text:span></text:a> <text:span text:style-name="T540">or </text:span><text:a xlink:type="simple" xlink:href="https://www.jppf.org/javadoc/6.1/index.html?org/jppf/utils/JPPFRunnableTask.html" text:style-name="Internet_20_link" text:visited-style-name="Visited_20_Internet_20_Link"><text:span text:style-name="T540">JPPFRunnableTask</text:span></text:a><text:span text:style-name="T540"> </text:span>can be used as JPPF tasks without any modification. The <text:span text:style-name="Code_20_char">run()</text:span> method will then be executed as the task's entry point. Here is an example:</text:p>
      <text:p text:style-name="Standard"/>
      <text:p text:style-name="P663">JPPFJob job = new JPPFJob();</text:p>
      <text:p text:style-name="P424">// <text:span text:style-name="T540">adding an anonymous runnnable task</text:span> </text:p>
      <text:p text:style-name="P663">Task<text:span text:style-name="T230">&lt;?&gt;</text:span> task<text:span text:style-name="T540">1</text:span> = job.add(new <text:span text:style-name="T540">JPPF</text:span>Runnable<text:span text:style-name="T540">Task()</text:span> {</text:p>
      <text:p text:style-name="P663"><text:s text:c="2"/><text:span text:style-name="T540">@Override</text:span> </text:p>
      <text:p text:style-name="P663"><text:s text:c="2"/>public void run() {</text:p>
      <text:p text:style-name="P663"><text:s text:c="4"/>System.out.println("Hello!");</text:p>
      <text:p text:style-name="P663"><text:s text:c="2"/>}</text:p>
      <text:p text:style-name="P663">});</text:p>
      <text:p text:style-name="P424">// <text:span text:style-name="T540">adding a runnable task as a lambda expression</text:span></text:p>
      <text:p text:style-name="P663">Task<text:span text:style-name="T230">&lt;?&gt;</text:span> task<text:span text:style-name="T540">2</text:span> = job.add(<text:span text:style-name="T540">() -&gt; System.out.println("Hello again!"));</text:span></text:p>
      <text:p text:style-name="Standard"/>
      <text:p text:style-name="Standard">The following rules apply to Runnable tasks:</text:p>
      <text:p text:style-name="Standard"/>
      <text:list xml:id="list94706477689512" text:continue-list="list94706274118442" text:style-name="List_20_1">
        <text:list-item>
          <text:p text:style-name="P708">the class must be serializable <text:span text:style-name="T541">(this is automatically the case with </text:span><text:span text:style-name="Code_20_char"><text:span text:style-name="T541">JPPFRunnableTask</text:span></text:span><text:span text:style-name="T541">)</text:span></text:p>
        </text:list-item>
        <text:list-item>
          <text:p text:style-name="P717">if the class is already an instance of <text:span text:style-name="Code_20_char">Task</text:span>, or annotated with <text:span text:style-name="Code_20_char">@JPPFRunnable</text:span>, it will be processed as such</text:p>
        </text:list-item>
        <text:list-item>
          <text:p text:style-name="P709">through the task-wrapping mechanism, a Runnable task benefits from the <text:a xlink:type="simple" xlink:href="#1.1.1.Task|outline" text:style-name="Internet_20_link" text:visited-style-name="Visited_20_Internet_20_Link"><text:span text:style-name="Code_20_char"><text:span text:style-name="T155">Task</text:span></text:span></text:a> facilities described in <text:span text:style-name="T514">a</text:span> previous section, except for the callback methods <text:span text:style-name="Code_20_char">onCancel()</text:span> and <text:span text:style-name="Code_20_char">onTimeout()</text:span>.</text:p>
        </text:list-item>
      </text:list>
      <text:list xml:id="list94706651323072" text:continue-list="list9470512409641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span text:style-name="T540">either</text:span> <text:a xlink:type="simple" xlink:href="https://docs.oracle.com/javase/8/docs/api/index.html?java/util/concurrent/Callable.html" text:style-name="Internet_20_link" text:visited-style-name="Visited_20_Internet_20_Link"><text:span text:style-name="Code_20_char"><text:span text:style-name="T174">Callable&lt;V&gt;</text:span></text:span></text:a> <text:span text:style-name="T540">or </text:span><text:a xlink:type="simple" xlink:href="https://www.jppf.org/javadoc/6.1/index.html?org/jppf/utils/JPPFCallable.html" text:style-name="Internet_20_link" text:visited-style-name="Visited_20_Internet_20_Link"><text:span text:style-name="T540">JPPFCallable&lt;V&gt;</text:span></text:a><text:span text:style-name="T540"> </text:span>can be directly used as tasks. In this case, the <text:span text:style-name="Code_20_char">call()</text:span> method will be used as the task's execution entry point, and its return value will be the task's result. Here's an example:</text:p>
      <text:p text:style-name="Standard"/>
      <text:p text:style-name="Code_20_block">JPPFJob job = new JPPFJob();</text:p>
      <text:p text:style-name="P424">// <text:span text:style-name="T540">adding an anonymous callable task</text:span> </text:p>
      <text:p text:style-name="P663">Task<text:span text:style-name="T230">&lt;?&gt;</text:span> task<text:span text:style-name="T540">1</text:span> = job.add(new <text:span text:style-name="T540">JPPFCallable&lt;String&gt;()</text:span> {</text:p>
      <text:p text:style-name="P663"><text:s text:c="2"/><text:span text:style-name="T540">@Override</text:span> </text:p>
      <text:p text:style-name="P663"><text:s text:c="2"/>public String call() throws Exception {</text:p>
      <text:p text:style-name="P663"><text:s text:c="4"/><text:span text:style-name="T540">return</text:span> "Hello!";</text:p>
      <text:p text:style-name="P663"><text:s text:c="2"/>}</text:p>
      <text:p text:style-name="P663">});</text:p>
      <text:p text:style-name="P424">// <text:span text:style-name="T540">adding a callable task as a lambda expression</text:span></text:p>
      <text:p text:style-name="P663">Task<text:span text:style-name="T230">&lt;?&gt;</text:span> task<text:span text:style-name="T540">2</text:span> = job.add(<text:span text:style-name="T540">() -&gt; "Hello again!");</text:span></text:p>
      <text:p text:style-name="Standard"/>
      <text:p text:style-name="P1">The following rules apply to Callable tasks:</text:p>
      <text:p text:style-name="Standard"/>
      <text:list xml:id="list94705124825822" text:continue-list="list94706477689512" text:style-name="List_20_1">
        <text:list-item>
          <text:p text:style-name="P705">the <text:span text:style-name="Code_20_char">Callable</text:span> class must be serializable <text:span text:style-name="T541">(this is automatically the case with </text:span><text:span text:style-name="Code_20_char"><text:span text:style-name="T541">JPPFCallable</text:span></text:span><text:span text:style-name="T541">)</text:span></text:p>
        </text:list-item>
        <text:list-item>
          <text:p text:style-name="P705">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705">the return value of the <text:span text:style-name="Code_20_char">call()</text:span> method will be set as the task result</text:p>
        </text:list-item>
        <text:list-item>
          <text:p text:style-name="P707">through the task-wrapping mechanism, a callable class benefits from the <text:a xlink:type="simple" xlink:href="#1.1.1.Task|outline" text:style-name="Internet_20_link" text:visited-style-name="Visited_20_Internet_20_Link"><text:span text:style-name="Code_20_char"><text:span text:style-name="T155">Task</text:span></text:span></text:a> facilities described in <text:span text:style-name="T514">a</text:span> previous section, except for the callback methods <text:span text:style-name="Code_20_char">onCancel()</text:span> and <text:span text:style-name="Code_20_char">onTimeout()</text:span>.</text:p>
        </text:list-item>
      </text:list>
      <text:list xml:id="list94705538865898" text:continue-list="list9470665132307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5">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P699"><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P677"><text:s text:c="2"/>}</text:p>
      <text:p text:style-name="P677"/>
      <text:p text:style-name="P678"><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82">// add a task using the constructor as entry point</text:p>
      <text:p text:style-name="Code_20_block">Task<text:span text:style-name="T231">&lt;?&gt;</text:span> task1 = job.add("MyClass", <text:span text:style-name="T32">MyClass.class</text:span>, 3, "string arg");</text:p>
      <text:p text:style-name="Code_20_block"/>
      <text:p text:style-name="P382">// add a task using an instance method as entry point</text:p>
      <text:p text:style-name="P464">Task<text:span text:style-name="T231">&lt;?&gt;</text:span> task2 = job.add("myMethod", <text:span text:style-name="T32">new MyClass()</text:span>, 3, "string arg");</text:p>
      <text:p text:style-name="Code_20_block"/>
      <text:p text:style-name="P382">// add a task using a static method as entry point</text:p>
      <text:p text:style-name="P464">Task<text:span text:style-name="T231">&lt;?&gt;</text:span> task3 = job.add("myStaticMethod", <text:span text:style-name="T32">MyClass.class</text:span>, 3, "string arg");</text:p>
      <text:p text:style-name="P1"/>
      <text:p text:style-name="P1">POJO tasks present the following properties and constraints:</text:p>
      <text:p text:style-name="Standard"/>
      <text:list xml:id="list94705981011332" text:continue-list="list94705124825822" text:style-name="List_20_1">
        <text:list-item>
          <text:p text:style-name="P705">if the entry point is an <text:span text:style-name="T1">instance</text:span> (non-static) method, the class must be serializable</text:p>
        </text:list-item>
        <text:list-item>
          <text:p text:style-name="P705">if a method has a return type (i.e. non void), the return value will be set as the task result</text:p>
        </text:list-item>
        <text:list-item>
          <text:p text:style-name="P705">it is possible to use a public method or constructor as entry point</text:p>
        </text:list-item>
        <text:list-item>
          <text:p text:style-name="P705">a method entry point can be static or non-static</text:p>
        </text:list-item>
        <text:list-item>
          <text:p text:style-name="P705">A POJO task is added to a job by calling a <text:span text:style-name="Code_20_char">JPPFJob.add()</text:span> method whose first argument is the method or constructor name.</text:p>
        </text:list-item>
        <text:list-item>
          <text:p text:style-name="P705">if the entry point is a constructor or a static method, the second argument of <text:span text:style-name="Code_20_char">JPPFJob.add()</text:span> be a Class object representing the class that declares it.</text:p>
        </text:list-item>
        <text:list-item>
          <text:p text:style-name="P705">an annotated method or constructor can have any signature, with no limit on the number of arguments</text:p>
        </text:list-item>
        <text:list-item>
          <text:p text:style-name="P713">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4">ly</text:span>, except for the callback methods <text:span text:style-name="Code_20_char">onCancel()</text:span> and <text:span text:style-name="Code_20_char">onTimeout()</text:span>.</text:p>
        </text:list-item>
      </text:list>
      <text:list xml:id="list94705276861231" text:continue-list="list94705538865898" text:style-name="Outline">
        <text:list-item>
          <text:list>
            <text:list-item>
              <text:list>
                <text:list-item>
                  <text:h text:style-name="P766" text:outline-level="3">Interruptibility</text:h>
                </text:list-item>
              </text:list>
            </text:list-item>
          </text:list>
        </text:list-item>
      </text:list>
      <text:p text:style-name="P226">Sometimes, it is not desirable that the thread executing <text:s/>a task be interrupted upon a timeout or cancellation request. To control this behavior, a task should <text:span text:style-name="T369">override</text:span> its <text:span text:style-name="Code_20_char">isInterruptible()</text:span> method, as in this example:</text:p>
      <text:p text:style-name="P226"/>
      <text:p text:style-name="P607">public class MyTask extends AbstractTask&lt;String&gt; {</text:p>
      <text:p text:style-name="P607"><text:s text:c="2"/>@Override public void run() {</text:p>
      <text:p text:style-name="P607"><text:s text:c="4"/><text:span text:style-name="T55">// ...</text:span></text:p>
      <text:p text:style-name="P607"><text:s text:c="2"/>}</text:p>
      <text:p text:style-name="P607"/>
      <text:p text:style-name="P607"><text:s text:c="2"/><text:span text:style-name="T32">@Override public boolean isInterruptible()</text:span> {</text:p>
      <text:p text:style-name="P607"><text:s text:c="4"/><text:span text:style-name="T55">// this task can't be interrupted</text:span></text:p>
      <text:p text:style-name="P607"><text:s text:c="4"/>return false;</text:p>
      <text:p text:style-name="P607"><text:s text:c="2"/>}</text:p>
      <text:p text:style-name="P607">}</text:p>
      <text:p text:style-name="P225"/>
      <text:p text:style-name="P225">Note that, by default, a task which does not <text:span text:style-name="T369">override its </text:span><text:span text:style-name="Code_20_char"><text:span text:style-name="T369">isInterruptible()</text:span></text:span><text:span text:style-name="Code_20_char"><text:span text:style-name="T169"> method</text:span></text:span> <text:span text:style-name="T1">is</text:span> interruptible.</text:p>
      <text:p text:style-name="P225"/>
      <text:p text:style-name="P286">Tasks that do not extend <text:a xlink:type="simple" xlink:href="https://www.jppf.org/javadoc/6.1/index.html?org/jppf/node/protocol/AbstractTask.html" text:style-name="Internet_20_link" text:visited-style-name="Visited_20_Internet_20_Link">AbstractTask</text:a>, such as Callable, Runnable, Pojo task<text:span text:style-name="T432">s</text:span> or tasks annot<text:span text:style-name="T432">at</text:span>ed with @JPPFRunnable, will need to implement the <text:a xlink:type="simple" xlink:href="https://www.jppf.org/javadoc/6.1/index.html?org/jppf/node/protocol/Interruptibility.html" text:style-name="Internet_20_link" text:visited-style-name="Visited_20_Internet_20_Link">Interruptibility</text:a> interface to override the interuptible flag, as in this example:</text:p>
      <text:p text:style-name="P287"/>
      <text:p text:style-name="P607">public class MyCallable implements Callable&lt;String&gt;, Serializable, Interruptibility {</text:p>
      <text:p text:style-name="P607"><text:s text:c="2"/>@Override public String call() throws Exception {</text:p>
      <text:p text:style-name="P607"><text:s text:c="4"/>return "<text:span text:style-name="T432">task result</text:span>";</text:p>
      <text:p text:style-name="P607"><text:s text:c="2"/>}</text:p>
      <text:p text:style-name="P607"/>
      <text:p text:style-name="P607"><text:s text:c="2"/>@Override public boolean isInterruptible() {</text:p>
      <text:p text:style-name="P607"><text:s text:c="4"/>return false; <text:s/><text:span text:style-name="T55">// NOT inter</text:span><text:span text:style-name="T132">r</text:span><text:span text:style-name="T55">uptible</text:span></text:p>
      <text:p text:style-name="P607"><text:s text:c="2"/>}</text:p>
      <text:p text:style-name="P608">}</text:p>
      <text:list xml:id="list94706345592588" text:continue-numbering="true" text:style-name="Outline">
        <text:list-item>
          <text:list>
            <text:list-item>
              <text:list>
                <text:list-item>
                  <text:h text:style-name="P767" text:outline-level="3"><text:soft-page-break/>Cancellation <text:span text:style-name="T433">h</text:span>andler</text:h>
                </text:list-item>
              </text:list>
            </text:list-item>
          </text:list>
        </text:list-item>
      </text:list>
      <text:p text:style-name="P289">Tasks that need a callback invoked immediately upon cancellation, wh<text:span text:style-name="T434">e</text:span>ther the thread interruption succeeded or not, can implement the <text:a xlink:type="simple" xlink:href="https://www.jppf.org/javadoc/6.1/index.html?org/jppf/node/protocol/CancellationHandler.html" text:style-name="Internet_20_link" text:visited-style-name="Visited_20_Internet_20_Link">CancellationHandler</text:a> interface, defined as follows:</text:p>
      <text:p text:style-name="P289"/>
      <text:p text:style-name="P610">public interface CancellationHandler {</text:p>
      <text:p text:style-name="P610"><text:s text:c="2"/><text:span text:style-name="T55">// Invoked immediately when a task is cancelled</text:span></text:p>
      <text:p text:style-name="P610"><text:s text:c="2"/>void doCancelAction() throws Exception;</text:p>
      <text:p text:style-name="P610">}</text:p>
      <text:p text:style-name="P289"/>
      <text:p text:style-name="P290">This can be used on its own, or in combination with the <text:span text:style-name="Code_20_char">onCancel()</text:span> method as in this example:</text:p>
      <text:p text:style-name="P289"/>
      <text:p text:style-name="P610">public class MyTask extends AbstractTask&lt;String&gt; implements CancellationHandler {</text:p>
      <text:p text:style-name="P610"><text:s text:c="2"/>private long start;</text:p>
      <text:p text:style-name="P610"/>
      <text:p text:style-name="P610"><text:s text:c="2"/>@Override public void run() {</text:p>
      <text:p text:style-name="P610"><text:s text:c="4"/>start = System.nanoTime();</text:p>
      <text:p text:style-name="P610"><text:s text:c="4"/><text:span text:style-name="T55">// ... task processing ...</text:span></text:p>
      <text:p text:style-name="P610"><text:s text:c="2"/>}</text:p>
      <text:p text:style-name="P610"/>
      <text:p text:style-name="P610"><text:s text:c="2"/>@Override public void doCancelAction() throws Exception {</text:p>
      <text:p text:style-name="P610"><text:s text:c="4"/>long elapsed = (System.nanoTime() - start) / 1_000_000L;</text:p>
      <text:p text:style-name="P610"><text:s text:c="4"/>System.out.println("doCancelAction() called after " + elapsed + " ms");</text:p>
      <text:p text:style-name="P610"><text:s text:c="2"/>}</text:p>
      <text:p text:style-name="P610"/>
      <text:p text:style-name="P610"><text:s text:c="2"/>@Override public void onCancel() {</text:p>
      <text:p text:style-name="P610"><text:s text:c="4"/>long elapsed = (System.nanoTime() - start) / 1_000_000L;</text:p>
      <text:p text:style-name="P610"><text:s text:c="4"/>System.out.println("onCancel() called after " + elapsed + " ms");</text:p>
      <text:p text:style-name="P610"><text:s text:c="2"/>}</text:p>
      <text:p text:style-name="P610">}</text:p>
      <text:p text:style-name="P289"/>
      <text:p text:style-name="P44"><text:span text:style-name="T542">The <text:s/>interface applies to all types of tasks: tasks that extend </text:span><text:a xlink:type="simple" xlink:href="https://www.jppf.org/javadoc/6.1/index.html?org/jppf/node/protocol/AbstractTask.html" text:style-name="Internet_20_link" text:visited-style-name="Visited_20_Internet_20_Link"><text:span text:style-name="T542">AbstractTask</text:span></text:a><text:span text:style-name="T542">, pojo tasks, Cancellable and Runnable tasks, along with @JPPFRunnable-annotated tasks.</text:span></text:p>
      <text:list xml:id="list94706251324709"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1/index.html?org/jppf/node/protocol/CommandLineTask.html" text:style-name="Internet_20_link" text:visited-style-name="Visited_20_Internet_20_Link"><text:span text:style-name="Code_20_char">CommandLineTask</text:span></text:a>. Like <text:a xlink:type="simple" xlink:href="https://www.jppf.org/javadoc/6.1/index.html?org/jppf/node/protocol/AbstractTask.html" text:style-name="Internet_20_link" text:visited-style-name="Visited_20_Internet_20_Link"><text:span text:style-name="Code_20_char"><text:span text:style-name="T334">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8">Setup the external process name, path, arguments and environment:</text:p>
      <text:p text:style-name="P1"/>
      <text:p text:style-name="P613">public abstract class CommandLineTask&lt;T&gt; extends AbstractTask&lt;T&gt; {</text:p>
      <text:p text:style-name="P417"><text:s text:c="2"/>// list of commands passed to the shell</text:p>
      <text:p text:style-name="Code_20_block"><text:s text:c="2"/><text:span text:style-name="T441">public </text:span>List&lt;String&gt; getCommandList()</text:p>
      <text:p text:style-name="P615"><text:s text:c="2"/><text:span text:style-name="T441">public CommandLineTask&lt;T&gt;</text:span> setCommandList(List&lt;String&gt; commandList)</text:p>
      <text:p text:style-name="P615"><text:s text:c="2"/><text:span text:style-name="T441">public CommandLineTask&lt;T&gt;</text:span> setCommandList(String... commands)</text:p>
      <text:p text:style-name="Code_20_block"/>
      <text:p text:style-name="P382"><text:s text:c="2"/>// set of environment variables</text:p>
      <text:p text:style-name="P615"><text:s text:c="2"/><text:span text:style-name="T441">public </text:span>Map&lt;String,String&gt; getEnv()</text:p>
      <text:p text:style-name="P615"><text:s text:c="2"/><text:span text:style-name="T441">public CommandLineTask&lt;T&gt;</text:span> setEnv(Map&lt;String, String&gt; env)</text:p>
      <text:p text:style-name="Code_20_block"/>
      <text:p text:style-name="P382"><text:s text:c="2"/>// directory in which the command is executed</text:p>
      <text:p text:style-name="Code_20_block"><text:s text:c="2"/>String getStartDir()</text:p>
      <text:p text:style-name="P615"><text:s text:c="2"/><text:span text:style-name="T441">public CommandLineTask&lt;T&gt;</text:span> setStartDir(String startDir)</text:p>
      <text:p text:style-name="P613">}</text:p>
      <text:p text:style-name="Standard"/>
      <text:p text:style-name="P1">You can also use the built-in constructors to do this at task initialization time:</text:p>
      <text:p text:style-name="P1"><text:s text:c="2"/></text:p>
      <text:p text:style-name="P614">public abstract class CommandLineTask&lt;T&gt; extends AbstractTask&lt;T&gt; {</text:p>
      <text:p text:style-name="P616"><text:s text:c="2"/><text:span text:style-name="T442">public </text:span>CommandLineTask(Map&lt;String, String&gt; env, String startDir, String... commands)</text:p>
      <text:p text:style-name="P616"><text:s text:c="2"/><text:span text:style-name="T442">public </text:span>CommandLineTask(String... commands)</text:p>
      <text:p text:style-name="P630">}</text:p>
      <text:p text:style-name="P1"/>
      <text:p text:style-name="P48"><text:soft-page-break/>Launch the process:</text:p>
      <text:p text:style-name="P1"/>
      <text:p text:style-name="P1">The process is launched by calling the following method from the <text:span text:style-name="Code_20_char">run()</text:span> method of the task:</text:p>
      <text:p text:style-name="P1"/>
      <text:p text:style-name="P382">// launch the process and return its exit code</text:p>
      <text:p text:style-name="P615"><text:span text:style-name="T441">public </text:span>int launchProcess()</text:p>
      <text:p text:style-name="P1"/>
      <text:p text:style-name="P1">This method will block until the process has completed or is destroyed. The process exit code can also be obtained via the following method:</text:p>
      <text:p text:style-name="P1"/>
      <text:p text:style-name="P382">// get the process exit code</text:p>
      <text:p text:style-name="P615"><text:span text:style-name="T441">public </text:span>int getExitCode()</text:p>
      <text:p text:style-name="P1"/>
      <text:p text:style-name="P4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13">public abstract class CommandLineTask&lt;T&gt; extends AbstractTask&lt;T&gt; {</text:p>
      <text:p text:style-name="P615"><text:span text:style-name="T133"><text:s text:c="2"/></text:span><text:span text:style-name="T441">public </text:span>boolean isCaptureOutput()</text:p>
      <text:p text:style-name="P615"><text:span text:style-name="T441"><text:s text:c="2"/>public CommandLineTask&lt;T&gt;</text:span> setCaptureOutput(boolean captureOutput)</text:p>
      <text:p text:style-name="P382"><text:s text:c="2"/></text:p>
      <text:p text:style-name="P382"><text:s text:c="2"/>// corresponds to what is sent to System.out / stdout</text:p>
      <text:p text:style-name="P615"><text:s text:c="2"/><text:span text:style-name="T441">public </text:span>String getErrorOutput()</text:p>
      <text:p text:style-name="P382"><text:s text:c="2"/>// corresponds to what is sent to System.err / stderr</text:p>
      <text:p text:style-name="P615"><text:s text:c="2"/><text:span text:style-name="T441">public </text:span>String getStandardOutput()</text:p>
      <text:p text:style-name="P613">}</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82">// This task lists the files in a directory of the node's host</text:p>
      <text:p text:style-name="Code_20_block">public class ListDirectoryTask extends CommandLineTask {</text:p>
      <text:p text:style-name="Code_20_block"><text:s text:c="2"/><text:span text:style-name="T55">// Execute the script</text:span></text:p>
      <text:p text:style-name="P617"><text:s text:c="2"/><text:span text:style-name="T443">@Override</text:span></text:p>
      <text:p text:style-name="P617"><text:s text:c="2"/>public void run() {</text:p>
      <text:p text:style-name="Code_20_block"><text:s text:c="4"/>try {</text:p>
      <text:p text:style-name="Code_20_block"><text:s text:c="6"/><text:span text:style-name="T55">// get the name of the node's operating system</text:span></text:p>
      <text:p text:style-name="Code_20_block"><text:s text:c="6"/>String os = System.getProperty("os.name").toLowerCase();</text:p>
      <text:p text:style-name="Code_20_block"><text:s text:c="6"/><text:span text:style-name="T5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5">// enable the capture of the console output</text:span></text:p>
      <text:p text:style-name="Code_20_block"><text:s text:c="6"/>setCaptureOutput(true);</text:p>
      <text:p text:style-name="Code_20_block"><text:s text:c="6"/><text:span text:style-name="T55">// execute the script/command</text:span></text:p>
      <text:p text:style-name="Code_20_block"><text:s text:c="6"/>launchProcess();</text:p>
      <text:p text:style-name="Code_20_block"><text:s text:c="6"/><text:span text:style-name="T5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94706663573300" text:continue-numbering="true" text:style-name="Outline">
        <text:list-item>
          <text:list>
            <text:list-item>
              <text:list>
                <text:list-item>
                  <text:h text:style-name="P783" text:outline-level="3">Executing dynamic scripts: ScriptedTask</text:h>
                </text:list-item>
              </text:list>
            </text:list-item>
          </text:list>
        </text:list-item>
      </text:list>
      <text:p text:style-name="P18"><text:span text:style-name="T264">The class </text:span><text:a xlink:type="simple" xlink:href="https://www.jppf.org/javadoc/6.1/index.html?org/jppf/node/protocol/ScriptedTask.html" text:style-name="Internet_20_link" text:visited-style-name="Visited_20_Internet_20_Link"><text:span text:style-name="T264">ScriptedTask</text:span></text:a><text:span text:style-name="T264"> allows you to execute scripts written in any dynamic language available via the </text:span><text:a xlink:type="simple" xlink:href="https://docs.oracle.com/javase/8/docs/api/index.html?javax/script/package-summary.html" text:style-name="Internet_20_link" text:visited-style-name="Visited_20_Internet_20_Link"><text:span text:style-name="T264">javax.script</text:span></text:a><text:span text:style-name="T264"> APIs. It is defined as follows:</text:span></text:p>
      <text:p text:style-name="P103"/>
      <text:p text:style-name="P484">public class ScriptedTask&lt;T&gt; extends AbstractTask&lt;T&gt; {</text:p>
      <text:p text:style-name="P483"><text:span text:style-name="T265"><text:s text:c="2"/></text:span><text:span text:style-name="T78">// Initialize this task with the specified language, script provided as a string</text:span></text:p>
      <text:p text:style-name="P483"><text:span text:style-name="T265"><text:s text:c="2"/></text:span><text:span text:style-name="T78">// and set of variable bindings</text:span></text:p>
      <text:p text:style-name="P485"><text:s text:c="2"/>public ScriptedTask(String language, String script, String reusableId,</text:p>
      <text:p text:style-name="P485"><text:s text:c="4"/>Map&lt;String, Object&gt; bindings) throws IllegalArgumentException</text:p>
      <text:p text:style-name="P484"/>
      <text:p text:style-name="P483"><text:span text:style-name="T265"><text:s text:c="2"/></text:span><text:span text:style-name="T78">// Initialize this task with the specified language, script provided as a reader</text:span></text:p>
      <text:p text:style-name="P483"><text:span text:style-name="T265"><text:s text:c="2"/></text:span><text:span text:style-name="T78">// and set of variable bindings</text:span></text:p>
      <text:p text:style-name="P485"><text:s text:c="2"/>public ScriptedTask(String language, Reader scriptReader, String reusableId,</text:p>
      <text:p text:style-name="P485"><text:s text:c="4"/>Map&lt;String, Object&gt; bindings) throws IllegalArgumentException, IOException</text:p>
      <text:p text:style-name="P484"/>
      <text:p text:style-name="P483"><text:span text:style-name="T265"><text:s text:c="2"/></text:span><text:span text:style-name="T78">// Initialize this task with the specified language, script provided as a file</text:span></text:p>
      <text:p text:style-name="P483"><text:span text:style-name="T265"><text:s text:c="2"/></text:span><text:span text:style-name="T78">// and set of variable bindings</text:span></text:p>
      <text:p text:style-name="P485"><text:s text:c="2"/>public ScriptedTask(String language, File scriptFile, String reusableId,</text:p>
      <text:p text:style-name="P485"><text:s text:c="4"/>Map&lt;String, Object&gt; bindings) throws IllegalArgumentException, IOException</text:p>
      <text:p text:style-name="P484"/>
      <text:p text:style-name="Code_20_block"><text:span text:style-name="T265"><text:s text:c="2"/></text:span><text:span text:style-name="T78">// Get the JSR 223 script language to use</text:span></text:p>
      <text:p text:style-name="P484"><text:s text:c="2"/>public String getLanguage()</text:p>
      <text:p text:style-name="P484"/>
      <text:p text:style-name="Code_20_block"><text:span text:style-name="T265"><text:s text:c="2"/></text:span><text:span text:style-name="T78">// Get the script to execute from this task</text:span></text:p>
      <text:p text:style-name="P484"><text:s text:c="2"/>public String getScript()</text:p>
      <text:p text:style-name="P484"/>
      <text:p text:style-name="Code_20_block"><text:span text:style-name="T265"><text:s text:c="2"/></text:span><text:span text:style-name="T78">// Get the unique identifier for the script</text:span></text:p>
      <text:p text:style-name="P484"><text:s text:c="2"/>public String getReusableId()</text:p>
      <text:p text:style-name="P484"/>
      <text:p text:style-name="Code_20_block"><text:span text:style-name="T265"><text:s text:c="2"/></text:span><text:span text:style-name="T78">// Get the user-defined variable bindings</text:span></text:p>
      <text:p text:style-name="P484"><text:s text:c="2"/>public Map&lt;String, Object&gt; getBindings()</text:p>
      <text:p text:style-name="P484"/>
      <text:p text:style-name="Code_20_block"><text:span text:style-name="T265"><text:s text:c="2"/></text:span><text:span text:style-name="T78">// Add the specified variable to the user-defined bindings</text:span></text:p>
      <text:p text:style-name="P486"><text:s text:c="2"/>public ScriptedTask&lt;T&gt; addBinding(String name, Object value)</text:p>
      <text:p text:style-name="P484"/>
      <text:p text:style-name="Code_20_block"><text:span text:style-name="T265"><text:s text:c="2"/></text:span><text:span text:style-name="T78">// Remove the specified variable from the user-defined bindings</text:span></text:p>
      <text:p text:style-name="P484"><text:s text:c="2"/>public Object removeBinding(String name)</text:p>
      <text:p text:style-name="P484">}</text:p>
      <text:p text:style-name="P103"/>
      <text:p text:style-name="P19"><text:span text:style-name="T266">Since </text:span><text:a xlink:type="simple" xlink:href="https://www.jppf.org/javadoc/6.1/index.html?org/jppf/node/protocol/ScriptedTask.html" text:style-name="Internet_20_link" text:visited-style-name="Visited_20_Internet_20_Link"><text:span text:style-name="T266">ScriptedTask</text:span></text:a><text:span text:style-name="T266"> is a subclass of </text:span><text:a xlink:type="simple" xlink:href="https://www.jppf.org/javadoc/6.1/index.html?org/jppf/node/protocol/AbstractTask.html" text:style-name="Internet_20_link" text:visited-style-name="Visited_20_Internet_20_Link"><text:span text:style-name="T266">Abstract</text:span></text:a><text:a xlink:type="simple" xlink:href="http://lwww.jppf.org/javadoc/6.1/index.html?org/jppf/node/protocol/AbstractTask.html" text:style-name="Internet_20_link" text:visited-style-name="Visited_20_Internet_20_Link"><text:span text:style-name="T266">Task</text:span></text:a><text:span text:style-name="T266">,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66">The </text:span><text:span text:style-name="Code_20_char"><text:span text:style-name="T266">reusableId</text:span></text:span><text:span text:style-name="T266">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66">Java objects can be passed as variables to the script via the bindings, either in one of the constructors or using the addBinding() and removeBinding() methods. Additionally, a </text:span><text:a xlink:type="simple" xlink:href="https://www.jppf.org/javadoc/6.1/index.html?org/jppf/node/protocol/ScriptedTask.html" text:style-name="Internet_20_link" text:visited-style-name="Visited_20_Internet_20_Link"><text:span text:style-name="T266">ScriptedTask</text:span></text:a><text:span text:style-name="T266"> always adds a reference to itself with the name </text:span><text:span text:style-name="Code_20_char"><text:span text:style-name="T267">“jppfTask”</text:span></text:span><text:span text:style-name="T267">, or the equivalent in the chosen script language, for instance. </text:span><text:span text:style-name="Code_20_char"><text:span text:style-name="T267">$jppfTask</text:span></text:span><text:span text:style-name="T267"> in PHP.</text:span></text:p>
      <text:p text:style-name="P105"/>
      <text:p text:style-name="P21"><text:span text:style-name="T268">The value returned by the script, if any, will be set as the task result, unless it has already been set to a non-null value, by calling </text:span><text:span text:style-name="Code_20_char"><text:span text:style-name="T268">jppfTask.setResult(...)</text:span></text:span><text:span text:style-name="T268"> from within the script.</text:span></text:p>
      <text:p text:style-name="P106"/>
      <text:p text:style-name="P107">For example, in the following Javascript script:</text:p>
      <text:p text:style-name="P107"/>
      <text:p text:style-name="P487">function myFunc() {</text:p>
      <text:p text:style-name="P487"><text:s text:c="2"/>jppfTask.setResult('Hello 1');</text:p>
      <text:p text:style-name="P487"><text:s text:c="2"/>return 'Hello 2';</text:p>
      <text:p text:style-name="P487">}</text:p>
      <text:p text:style-name="P487">myFunc();</text:p>
      <text:p text:style-name="P682"><text:span text:style-name="T269">The result of the evaluation of the script is the string “Hello 2”. However, the task result will be “Hello 1”, since it was set before the end of the script. If you comment out the first statement of the function (</text:span><text:span text:style-name="Code_20_char"><text:span text:style-name="T269">jppfStat.setResult()</text:span></text:span><text:span text:style-name="T269"> statement), then this time the task result will be the same as the script result “Hello 2”.</text:span></text:p>
      <text:list xml:id="list94706596827639" text:continue-numbering="true" text:style-name="Outline">
        <text:list-item>
          <text:list>
            <text:list-item>
              <text:h text:style-name="P793" text:outline-level="2">Dealing with jobs</text:h>
            </text:list-item>
          </text:list>
        </text:list-item>
      </text:list>
      <text:p text:style-name="Standard">A job is a grouping of tasks with a common set of characteristics and a common SLA. These characteristics include:</text:p>
      <text:p text:style-name="Standard"/>
      <text:list xml:id="list94704820274357" text:continue-list="list94705981011332" text:style-name="List_20_1">
        <text:list-item>
          <text:p text:style-name="P705">common data shared between tasks (data provider)</text:p>
        </text:list-item>
        <text:list-item>
          <text:p text:style-name="P705">A common Service Level Agreement (SLA) comprising:</text:p>
        </text:list-item>
      </text:list>
      <text:list xml:id="list2475695237" text:style-name="List_20_2">
        <text:list-item>
          <text:list>
            <text:list-item>
              <text:list>
                <text:list-item>
                  <text:p text:style-name="P718">the job priority</text:p>
                </text:list-item>
                <text:list-item>
                  <text:p text:style-name="P718">the maximum number of nodes a job can be executed on</text:p>
                </text:list-item>
                <text:list-item>
                  <text:p text:style-name="P718">an optional execution policy describing which nodes the job can run on</text:p>
                </text:list-item>
                <text:list-item>
                  <text:p text:style-name="P718">a suspended indicator, that enables submitting a job in suspended state, waiting for an external command to resume or start its execution</text:p>
                </text:list-item>
                <text:list-item>
                  <text:p text:style-name="P718">an execution start date and time</text:p>
                </text:list-item>
                <text:list-item>
                  <text:p text:style-name="P718">an expiration (timeout) date and time</text:p>
                </text:list-item>
                <text:list-item>
                  <text:p text:style-name="P718">an indicator specifying what the server should do when the application is disconnected</text:p>
                </text:list-item>
              </text:list>
            </text:list-item>
          </text:list>
        </text:list-item>
      </text:list>
      <text:list xml:id="list94706936769544" text:continue-list="list94704820274357" text:style-name="List_20_1">
        <text:list-item>
          <text:p text:style-name="P711">a blocking/non-blocking indicator, specifying whether the job execution is synchronous or asynchronous from the application's point of view</text:p>
        </text:list-item>
        <text:list-item>
          <text:p text:style-name="P711">a listener to receive notifications of completed tasks when running in non-blocking mode</text:p>
        </text:list-item>
        <text:list-item>
          <text:p text:style-name="P711">the ability to receive notifications when the job execution starts and completes</text:p>
        </text:list-item>
        <text:list-item>
          <text:p text:style-name="P71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1/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94705291268768" text:continue-list="list94706596827639"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1/index.html?org/jppf/client/JPPFJob.html" text:style-name="Internet_20_link" text:visited-style-name="Visited_20_Internet_20_Link"><text:span text:style-name="Code_20_char"><text:span text:style-name="T155">JPPFJob</text:span></text:span></text:a> <text:span text:style-name="T303">has a single no-arg constructor, which generates a unique universal identifier for the job:</text:span></text:p>
      <text:p text:style-name="P1"/>
      <text:p text:style-name="P542"><text:span text:style-name="T318">public class JPPFJob </text:span><text:span text:style-name="T319">extends AbstractJPPFJob</text:span></text:p>
      <text:p text:style-name="P531"><text:span text:style-name="T314"><text:s text:c="21"/></text:span>implements Iterable&lt;Task&lt;?&gt;&gt;, <text:span text:style-name="T314">Future</text:span>&lt;Task&lt;?&gt;&gt; {</text:p>
      <text:p text:style-name="P402"><text:s text:c="2"/>// creates a job with default values for its attributes</text:p>
      <text:p text:style-name="P530"><text:s text:c="2"/>public JPPFJob()</text:p>
      <text:p text:style-name="P530"/>
      <text:p text:style-name="P402"><text:s text:c="2"/>// <text:span text:style-name="T320">get the</text:span> UUID <text:span text:style-name="T320">of this job</text:span></text:p>
      <text:p text:style-name="P533"><text:s text:c="2"/>public String <text:span text:style-name="T317">getUuid</text:span>(uuid)</text:p>
      <text:p text:style-name="P530">}</text:p>
      <text:p text:style-name="P164"/>
      <text:p text:style-name="P26"><text:span text:style-name="T317">T</text:span>he job <text:span text:style-name="T303">UUID</text:span> is automatically generated as a pseudo-random string of hexadecimal characters <text:span text:style-name="T304">in the standard 8-4-4-12 format</text:span>. It can then be obtained with the job's <text:span text:style-name="Code_20_char">get</text:span><text:span text:style-name="Code_20_char"><text:span text:style-name="T303">Uuid</text:span></text:span><text:span text:style-name="Code_20_char">()</text:span><text:span text:style-name="T321"> method. </text:span></text:p>
      <text:p text:style-name="P175"/>
      <text:p text:style-name="Note_5f_Tip"><text:span text:style-name="T42">Important note</text:span><text:span text:style-name="T320">: </text:span><text:span text:style-name="T9">the role of the job UUID is critical, since it is used to distinguish the job from potentially many others in all JPPF grid topologies. It is also used in most job management and monitoring operations.</text:span></text:p>
      <text:p text:style-name="P176"/>
      <text:p text:style-name="P1">Each <text:span text:style-name="T320">job also has a name, which can be used to identify a job in a human readable way. When a job is created, its name is set to the job UUID. It can later be changed or accessed with the following accessors:</text:span></text:p>
      <text:p text:style-name="P177"/>
      <text:p text:style-name="P545"><text:span text:style-name="T318">public class JPPFJob </text:span><text:span text:style-name="T319">extends AbstractJPPFJob</text:span></text:p>
      <text:p text:style-name="P534"><text:span text:style-name="T314"><text:s text:c="21"/></text:span>implements Iterable&lt;Task&lt;?&gt;&gt;, <text:span text:style-name="T314">Future</text:span>&lt;Task&lt;?&gt;&gt; {</text:p>
      <text:p text:style-name="P403"><text:s text:c="2"/>// <text:span text:style-name="T320">get the name of this job</text:span></text:p>
      <text:p text:style-name="P534"><text:s text:c="2"/>public <text:span text:style-name="T322">String getName</text:span>()</text:p>
      <text:p text:style-name="P534"/>
      <text:p text:style-name="P403"><text:s text:c="2"/>// <text:span text:style-name="T320">assign a name to this job</text:span></text:p>
      <text:p text:style-name="P534"><text:s text:c="2"/>public <text:span text:style-name="T320">void setName</text:span>(String <text:span text:style-name="T320">name</text:span>)</text:p>
      <text:p text:style-name="P534">}</text:p>
      <text:p text:style-name="P178"/>
      <text:p text:style-name="P179">Note that the job's name is displayed in the "job data" view of the JPPF graphical administration console.</text:p>
      <text:list xml:id="list9470635789007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1/index.html?org/jppf/client/JPPFJob.html" text:style-name="Internet_20_link" text:visited-style-name="Visited_20_Internet_20_Link"><text:span text:style-name="Code_20_char">JPPFJob</text:span></text:a> provides two methods to add tasks to a job.</text:p>
      <text:p text:style-name="P1"/>
      <text:p text:style-name="P48">Addding a JPPFTask, annotated, Runnable or Callable task</text:p>
      <text:p text:style-name="P1"/>
      <text:p text:style-name="Code_20_block"><text:s text:c="2"/>public Task<text:span text:style-name="T232">&lt;?&gt;</text:span> add(Object taskObject, Object...args) throws JPPFException</text:p>
      <text:p text:style-name="P1"/>
      <text:p text:style-name="P1"><text:soft-page-break/>The <text:span text:style-name="Code_20_char">taskObject</text:span> parameter can be one of the following:</text:p>
      <text:list xml:id="list94704974382913" text:continue-list="list94706936769544" text:style-name="List_20_1">
        <text:list-item>
          <text:p text:style-name="P711">an instance of <text:span text:style-name="Code_20_char">Task</text:span></text:p>
        </text:list-item>
        <text:list-item>
          <text:p text:style-name="P711">an instance of a class with a non-static public method annotated with <text:span text:style-name="Code_20_char">@JPPFRunnable</text:span></text:p>
        </text:list-item>
        <text:list-item>
          <text:p text:style-name="P711">a <text:span text:style-name="Code_20_char">Class</text:span> object representing a class that has a public static method or a constructor annotated with <text:span text:style-name="Code_20_char">@JPPFRunnable</text:span></text:p>
        </text:list-item>
        <text:list-item>
          <text:p text:style-name="P711">an instance of a a Runnable class</text:p>
        </text:list-item>
        <text:list-item>
          <text:p text:style-name="P71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32">&lt;?&gt;</text:span> task = job.add(new MyRunnableTask());</text:p>
      <text:p text:style-name="Code_20_block">MyRunnableTask runnableTask = (MyRunnableTask) task.getTaskObject();</text:p>
      <text:p text:style-name="P1"/>
      <text:p text:style-name="P1">As JPPF <text:span text:style-name="T305">uses</text:span> reflection to properly wrap the task, an eventual exception may be thrown, wrapped <text:span text:style-name="T305">in</text:span> a <text:span text:style-name="Code_20_char">JPPFException</text:span>.</text:p>
      <text:p text:style-name="P1"/>
      <text:p text:style-name="P48">Adding a POJO task</text:p>
      <text:p text:style-name="P1"/>
      <text:p text:style-name="Code_20_block">public Task<text:span text:style-name="T232">&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94706062340667" text:continue-numbering="true" text:style-name="List_20_1">
        <text:list-item>
          <text:p text:style-name="P711">an instance of the POJO class if the entry point is a non-static method</text:p>
        </text:list-item>
        <text:list-item>
          <text:p text:style-name="P705">a <text:span text:style-name="Code_20_char">Class</text:span> object representing a <text:s/>POJO class that has a public static method or a constructor <text:span text:style-name="Code_20_char">a</text:span><text:span text:style-name="Code_20_char"><text:span text:style-name="T155">s entry point</text:span></text:span></text:p>
        </text:list-item>
      </text:list>
      <text:p text:style-name="P1"><text:span text:style-name="Code_20_char"/></text:p>
      <text:p text:style-name="P23">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33">&lt;?&gt;</text:span> task = job.add("myMethod", new MyPOJO(), 3, "string");</text:p>
      <text:p text:style-name="Code_20_block">MyPOJO pojo = (MyPOJO) task.getTaskObject();</text:p>
      <text:p text:style-name="P382">// we can also set a timeout on the wrapper</text:p>
      <text:p text:style-name="Code_20_block">task.setTimeoutSchedule(new JPPFSchedule(5000L));</text:p>
      <text:p text:style-name="P24"/>
      <text:p text:style-name="P24">As JPPF <text:span text:style-name="T305">uses</text:span> reflection to properly wrap the task, an eventual exception may be thrown, wrapped <text:span text:style-name="T305">in</text:span> a <text:span text:style-name="Code_20_char">JPPFException</text:span>.</text:p>
      <text:list xml:id="list94705243320385" text:continue-list="list94706357890074" text:style-name="Outline">
        <text:list-item>
          <text:list>
            <text:list-item>
              <text:list>
                <text:list-item>
                  <text:h text:style-name="P768" text:outline-level="3">Inspecting the tasks of a job</text:h>
                </text:list-item>
              </text:list>
            </text:list-item>
          </text:list>
        </text:list-item>
      </text:list>
      <text:p text:style-name="P11"><text:a xlink:type="simple" xlink:href="https://www.jppf.org/javadoc/6.1/index.html?org/jppf/client/JPPFJob.html" text:style-name="Internet_20_link" text:visited-style-name="Visited_20_Internet_20_Link"><text:span text:style-name="T239">JPPFJob</text:span></text:a><text:span text:style-name="T239"> provides two ways to get and inspect its tasks: one way is to call the method </text:span><text:span text:style-name="Code_20_char"><text:span text:style-name="T239">getJobTasks()</text:span></text:span><text:span text:style-name="T239"> to obtain the list of tasks, the other is to take advantage of JPPFJob implementing </text:span><text:span text:style-name="Code_20_char"><text:span text:style-name="T239">Iterable&lt;</text:span></text:span><text:a xlink:type="simple" xlink:href="https://www.jppf.org/javadoc/6.1/index.html?org/jppf/node/protocol/Task.html" text:style-name="Internet_20_link" text:visited-style-name="Visited_20_Internet_20_Link"><text:span text:style-name="Code_20_char"><text:span text:style-name="T239">Task&lt;?&gt;</text:span></text:span></text:a><text:span text:style-name="Code_20_char"><text:span text:style-name="T239">&gt;</text:span></text:span><text:span text:style-name="T239">.</text:span></text:p>
      <text:p text:style-name="P72"/>
      <text:p text:style-name="P73">For example, the following two ways to iterate over the tasks in a job are equivalent:</text:p>
      <text:p text:style-name="P73"/>
      <text:p text:style-name="P466">JPPFJob myJob = ...;</text:p>
      <text:p text:style-name="P419">// get the list of tasks in the job and iterate over them</text:p>
      <text:p text:style-name="P465"><text:span text:style-name="T240">for (Task&lt;?&gt; task: myJ</text:span><text:span text:style-name="T35">ob.getJobTasks()</text:span><text:span text:style-name="T240">) {</text:span></text:p>
      <text:p text:style-name="Code_20_block"><text:span text:style-name="T240"><text:s text:c="2"/></text:span><text:span text:style-name="T68">// do something ...</text:span></text:p>
      <text:p text:style-name="P466">}</text:p>
      <text:p text:style-name="P419">// iterate over the job directly</text:p>
      <text:p text:style-name="Code_20_block"><text:span text:style-name="T35">for (Task&lt;?&gt; task: myJob)</text:span><text:span text:style-name="T240"> {</text:span></text:p>
      <text:p text:style-name="Code_20_block"><text:span text:style-name="T240"><text:s text:c="2"/></text:span><text:span text:style-name="T68">// do something ...</text:span></text:p>
      <text:p text:style-name="P466">}</text:p>
      <text:list xml:id="list94706569492400" text:continue-numbering="true" text:style-name="Outline">
        <text:list-item>
          <text:list>
            <text:list-item>
              <text:list>
                <text:list-item>
                  <text:h text:style-name="P769" text:outline-level="3">Non-blocking jobs</text:h>
                </text:list-item>
              </text:list>
            </text:list-item>
          </text:list>
        </text:list-item>
      </text:list>
      <text:p text:style-name="P167">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6"/>
      <text:p text:style-name="P166">The blocking attriibute of a job is accessed with the following getter and setter:</text:p>
      <text:p text:style-name="P166"/>
      <text:p text:style-name="P531"><text:soft-page-break/>public class JPPFJob <text:span text:style-name="T314">extends AbstractJPPFJob</text:span></text:p>
      <text:p text:style-name="P531"><text:span text:style-name="T314"><text:s text:c="21"/></text:span>implements Iterable&lt;Task&lt;?&gt;&gt;, <text:span text:style-name="T314">Future</text:span>&lt;Task&lt;?&gt;&gt; {</text:p>
      <text:p text:style-name="P542"><text:span text:style-name="T305"><text:s text:c="2"/></text:span><text:span text:style-name="T100">// Determine whether the execution of this job is blocking on the client side</text:span></text:p>
      <text:p text:style-name="P535"><text:s text:c="2"/>public boolean isBlocking()</text:p>
      <text:p text:style-name="Code_20_block"><text:span text:style-name="T305"><text:s text:c="2"/></text:span><text:span text:style-name="T100">// Specify whether the execution of this job is blocking on the client side</text:span></text:p>
      <text:p text:style-name="P535"><text:s text:c="2"/>public void setBlocking(final boolean blocking)</text:p>
      <text:p text:style-name="P535">}</text:p>
      <text:p text:style-name="P166"/>
      <text:p text:style-name="P23"><text:span text:style-name="T305">Note that a job is blocking by default, therefore you must explicitely call </text:span><text:span text:style-name="Code_20_char"><text:span text:style-name="T305">setBlocking(false)</text:span></text:span><text:span text:style-name="T305"> before submitting it, to make it an asynchrnous job.</text:span></text:p>
      <text:list xml:id="list94705273803387" text:continue-numbering="true" text:style-name="Outline">
        <text:list-item>
          <text:list>
            <text:list-item>
              <text:list>
                <text:list-item>
                  <text:h text:style-name="P770" text:outline-level="3">Job submission</text:h>
                </text:list-item>
              </text:list>
            </text:list-item>
          </text:list>
        </text:list-item>
      </text:list>
      <text:p text:style-name="P23"><text:span text:style-name="T305">Jobs are submitted with the </text:span><text:a xlink:type="simple" xlink:href="#1.8.3.Submitting a job|outline" text:style-name="Internet_20_link" text:visited-style-name="Visited_20_Internet_20_Link"><text:span text:style-name="T305">JPPFClient API</text:span></text:a><text:span text:style-name="T305">, as seen later on in this manual. What is important to retain is that the immediate outcome of a job submission is different for blocking and non-blocking jobs, as illustrated in the following examples:</text:span></text:p>
      <text:p text:style-name="P180"/>
      <text:p text:style-name="P536">JPPFClient client = ...;</text:p>
      <text:p text:style-name="P405">// a new job is blocking by default</text:p>
      <text:p text:style-name="P536">JPPFJob blockingJob = new JPPFJob();</text:p>
      <text:p text:style-name="P536">blockingJob.add(new MyTask()):</text:p>
      <text:p text:style-name="P404">// blocks until the job has completed</text:p>
      <text:p text:style-name="P432">List&lt;Task&lt;?&gt;&gt; results = client.submit(blockingJob);</text:p>
      <text:p text:style-name="P536"/>
      <text:p text:style-name="P536">JPPFJob nonBlockingJob = new JPPFJob();</text:p>
      <text:p text:style-name="P536">nonBlockingJob.setBlocking(false);</text:p>
      <text:p text:style-name="P536">nonBlockingJob.add(new MyTask()):</text:p>
      <text:p text:style-name="P404">// returns null immediately, without blocking the current thread</text:p>
      <text:p text:style-name="P432">client.submit(blockingJob);</text:p>
      <text:p text:style-name="P404">// ... later on, collect the results</text:p>
      <text:p text:style-name="P432">List&lt;Task&lt;?&gt;&gt; results2 = nonBlockingJob.awaitResults();</text:p>
      <text:list xml:id="list94705953646303" text:continue-numbering="true" text:style-name="Outline">
        <text:list-item>
          <text:list>
            <text:list-item>
              <text:list>
                <text:list-item>
                  <text:h text:style-name="P771" text:outline-level="3">Job execution results</text:h>
                </text:list-item>
              </text:list>
            </text:list-item>
          </text:list>
        </text:list-item>
      </text:list>
      <text:p text:style-name="P165"><text:a xlink:type="simple" xlink:href="https://www.jppf.org/javadoc/6.1/index.html?org/jppf/client/JPPFJob.html" text:style-name="Internet_20_link" text:visited-style-name="Visited_20_Internet_20_Link"><text:span text:style-name="T239">JPPFJob</text:span></text:a><text:span text:style-name="T239"> provides the following methods to explore and obtain the execution results of its tasks:</text:span></text:p>
      <text:p text:style-name="P168"/>
      <text:p text:style-name="P532">public class JPPFJob <text:span text:style-name="T314">extends AbstractJPPFJob</text:span></text:p>
      <text:p text:style-name="P532"><text:span text:style-name="T314"><text:s text:c="21"/></text:span>implements Iterable&lt;Task&lt;?&gt;&gt;, <text:span text:style-name="T314">Future</text:span>&lt;Task&lt;?&gt;&gt; {</text:p>
      <text:p text:style-name="P543"><text:span text:style-name="T306"><text:s text:c="2"/></text:span><text:span text:style-name="T101">// Get the count of tasks in this job that have completed</text:span></text:p>
      <text:p text:style-name="P537"><text:s text:c="2"/>public int executedTaskCount()</text:p>
      <text:p text:style-name="Code_20_block"><text:span text:style-name="T306"><text:s text:c="2"/></text:span><text:span text:style-name="T101">// Get the count of tasks in this job that haven't yet been executed</text:span></text:p>
      <text:p text:style-name="P537"><text:s text:c="2"/>public int unexecutedTaskCount()</text:p>
      <text:p text:style-name="Code_20_block"><text:span text:style-name="T306"><text:s text:c="2"/></text:span><text:span text:style-name="T101">// Wait until all execution results of the tasks in this job have been collected</text:span></text:p>
      <text:p text:style-name="P537"><text:s text:c="2"/>public List&lt;Task&lt;?&gt;&gt; awaitResults()</text:p>
      <text:p text:style-name="Code_20_block"><text:span text:style-name="T306"><text:s text:c="2"/></text:span><text:span text:style-name="T101">// Wait until all execution results of the tasks in this job have been collected</text:span></text:p>
      <text:p text:style-name="Code_20_block"><text:span text:style-name="T306"><text:s text:c="2"/></text:span><text:span text:style-name="T101">// or the timeout expires, whichever happens first</text:span></text:p>
      <text:p text:style-name="P537"><text:s text:c="2"/>public List&lt;Task&lt;?&gt;&gt; awaitResults(final long timeout)</text:p>
      <text:p text:style-name="Code_20_block"><text:span text:style-name="T306"><text:s text:c="2"/></text:span><text:span text:style-name="T101">// Get the list of currently available task execution results</text:span></text:p>
      <text:p text:style-name="P537"><text:s text:c="2"/>public List&lt;Task&lt;?&gt;&gt; getAllResults()</text:p>
      <text:p text:style-name="Code_20_block"><text:span text:style-name="T306"><text:s text:c="2"/></text:span><text:span text:style-name="T101">// </text:span><text:span text:style-name="T102">Get the execution status of this job</text:span></text:p>
      <text:p text:style-name="P539"><text:s text:c="2"/>public SubmissionSatus getStatus()</text:p>
      <text:p text:style-name="P538"><text:span text:style-name="T315"><text:s text:c="2"/></text:span><text:span text:style-name="T105">// determine whether this job was cancelled</text:span></text:p>
      <text:p text:style-name="P544"><text:s text:c="2"/>public boolean isCancelled()</text:p>
      <text:p text:style-name="P538"><text:span text:style-name="T315"><text:s text:c="2"/></text:span><text:span text:style-name="T105">// determine whether this job has completed normally or was cancelled</text:span></text:p>
      <text:p text:style-name="P544"><text:s text:c="2"/>public boolean isDone()</text:p>
      <text:p text:style-name="P538"><text:span text:style-name="T315"><text:s text:c="2"/></text:span><text:span text:style-name="T105">// wait until the job is done</text:span></text:p>
      <text:p text:style-name="P544"><text:s text:c="2"/>public List&lt;Task&lt;?&gt;&gt; get() throws InterruptedException, ExecutionException</text:p>
      <text:p text:style-name="P538"><text:span text:style-name="T315"><text:s text:c="2"/></text:span><text:span text:style-name="T105">// wait until the job is done or the timeout expires, whichever happens first</text:span></text:p>
      <text:p text:style-name="P544"><text:s text:c="2"/>public List&lt;Task&lt;?&gt;&gt; get(long timeout, TimeUnit unit)</text:p>
      <text:p text:style-name="P544"><text:s text:c="4"/>throws InterruptedException, ExecutionException, TimeoutException</text:p>
      <text:p text:style-name="P538">}</text:p>
      <text:p text:style-name="P168"/>
      <text:p text:style-name="P25"><text:span text:style-name="T307">Note that the </text:span><text:span text:style-name="Code_20_char"><text:span text:style-name="T307">awaitResults()</text:span></text:span><text:span text:style-name="T307"> methods will block until the job has completed, or the timeout expires if any is specified. If the timeout expires, an incomplete list of results will be returned. By contrast, </text:span><text:span text:style-name="Code_20_char"><text:span text:style-name="T307">getAllResults()</text:span></text:span><text:span text:style-name="T307"> will return immediately with a partial list of task execution results, possibly empty if no result was received yet.</text:span></text:p>
      <text:p text:style-name="P169"/>
      <text:p text:style-name="P34"/>
      <text:p text:style-name="P681"><text:span text:style-name="T308">The </text:span><text:span text:style-name="Code_20_char"><text:span text:style-name="T308">getStatus()</text:span></text:span><text:span text:style-name="T308"> method returns an indication of the job's completion status, as one of the values defined in the </text:span><text:a xlink:type="simple" xlink:href="https://www.jppf.org/javadoc/6.1/index.html?org/jppf/client/JobStatus.html" text:style-name="Internet_20_link" text:visited-style-name="Visited_20_Internet_20_Link"><text:span text:style-name="T308">JobStatus</text:span></text:a><text:span text:style-name="T308"> enum:</text:span></text:p>
      <text:p text:style-name="P170"/>
      <text:p text:style-name="P540">public enum <text:span text:style-name="T408">Job</text:span>Status {</text:p>
      <text:p text:style-name="Code_20_block"><text:span text:style-name="T308"><text:s text:c="2"/></text:span><text:span text:style-name="T103">// The job was just submitted</text:span></text:p>
      <text:p text:style-name="P540"><text:s text:c="2"/>SUBMITTED,</text:p>
      <text:p text:style-name="Code_20_block"><text:span text:style-name="T308"><text:s text:c="2"/></text:span><text:span text:style-name="T103">// The job is currently in the submission queue (on the client side)</text:span></text:p>
      <text:p text:style-name="P540"><text:s text:c="2"/>PENDING,</text:p>
      <text:p text:style-name="Code_20_block"><text:span text:style-name="T308"><text:s text:c="2"/></text:span><text:span text:style-name="T103">// The job is being executed</text:span></text:p>
      <text:p text:style-name="P540"><text:s text:c="2"/>EXECUTING,</text:p>
      <text:p text:style-name="Code_20_block"><text:span text:style-name="T308"><text:s text:c="2"/></text:span><text:span text:style-name="T103">// The job execution is complete</text:span></text:p>
      <text:p text:style-name="P540"><text:s text:c="2"/>COMPLETE,</text:p>
      <text:p text:style-name="Code_20_block"><text:span text:style-name="T308"><text:s text:c="2"/></text:span><text:span text:style-name="T103">// The job execution has failed</text:span></text:p>
      <text:p text:style-name="P540"><text:s text:c="2"/>FAILED</text:p>
      <text:p text:style-name="P540">}</text:p>
      <text:p text:style-name="P170"/>
      <text:p text:style-name="P171"><text:span text:style-name="T315">A notable difference between the </text:span><text:span text:style-name="Code_20_char"><text:span text:style-name="T315">awaitResults(long)</text:span></text:span><text:span text:style-name="T315"> and </text:span><text:span text:style-name="Code_20_char"><text:span text:style-name="T315">get(long, TimeUnit)</text:span></text:span><text:span text:style-name="T315"> methods is that the </text:span><text:span text:style-name="Code_20_char"><text:span text:style-name="T315">get(...)</text:span></text:span><text:span text:style-name="T315"> method will throw a </text:span><text:span text:style-name="Code_20_char"><text:span text:style-name="T315">TimeoutException</text:span></text:span><text:span text:style-name="T315"> whenever the specified timeout expires before the job completes. Other than that,, </text:span><text:span text:style-name="Code_20_char"><text:span text:style-name="T315">awaitResults(timeout)</text:span></text:span><text:span text:style-name="T315"> is equivalent to </text:span><text:span text:style-name="Code_20_char"><text:span text:style-name="T315">get(timeout, TimeUnit.MILLISECONDS)</text:span></text:span><text:span text:style-name="T315">.</text:span></text:p>
      <text:list xml:id="list94705368218403" text:continue-numbering="true" text:style-name="Outline">
        <text:list-item>
          <text:list>
            <text:list-item>
              <text:list>
                <text:list-item>
                  <text:h text:style-name="P772" text:outline-level="3">Cancelling a job</text:h>
                </text:list-item>
              </text:list>
            </text:list-item>
          </text:list>
        </text:list-item>
      </text:list>
      <text:p text:style-name="P172"><text:span text:style-name="T316">Cancelling a job can be performed with the </text:span><text:span text:style-name="Code_20_char"><text:span text:style-name="T333">cancel()</text:span></text:span><text:span text:style-name="T333"> and </text:span><text:span text:style-name="Code_20_char"><text:span text:style-name="T316">cancel(boolean mayInterruptIfRunning)</text:span></text:span><text:span text:style-name="T316"> methods of </text:span><text:a xlink:type="simple" xlink:href="https://www.jppf.org/javadoc/6.1/index.html?org/jppf/client/JPPFJob.html" text:style-name="Internet_20_link" text:visited-style-name="Visited_20_Internet_20_Link"><text:span text:style-name="T316">JPPFJob</text:span></text:a><text:span text:style-name="T316">. The </text:span><text:span text:style-name="Code_20_char"><text:span text:style-name="T316">mayInterruptIfRunning</text:span></text:span><text:span text:style-name="T316"> flag specifies whether the job can be cancelled while it is being executed: if the flag is </text:span><text:span text:style-name="Code_20_char"><text:span text:style-name="T316">true</text:span></text:span><text:span text:style-name="T316"> and the job is executing, then it will not be cancelled and the </text:span><text:span text:style-name="Code_20_char"><text:span text:style-name="T316">cancel(...)</text:span></text:span><text:span text:style-name="T316"> method will return </text:span><text:span text:style-name="Code_20_char"><text:span text:style-name="T316">false</text:span></text:span><text:span text:style-name="T316">.</text:span></text:p>
      <text:p text:style-name="P174"/>
      <text:p text:style-name="P172"><text:span text:style-name="T316">Note that the return value of </text:span><text:span text:style-name="Code_20_char"><text:span text:style-name="T316">isCancelled()</text:span></text:span><text:span text:style-name="T316">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6">JPPFClient API</text:span></text:a><text:span text:style-name="T316">, or </text:span><text:span text:style-name="Code_20_char"><text:span text:style-name="T316">JPPFJob.cancel(boolean)</text:span></text:span><text:span text:style-name="T316">, or as the result of setting an </text:span><text:a xlink:type="simple" xlink:href="#1.5.1.2.Job start and expiration scheduling|outline" text:style-name="Internet_20_link" text:visited-style-name="Visited_20_Internet_20_Link"><text:span text:style-name="T316">expiration schedule in the job's client SLA</text:span></text:a><text:span text:style-name="T316">.</text:span></text:p>
      <text:list xml:id="list94705323904878" text:continue-numbering="true" text:style-name="Outline">
        <text:list-item>
          <text:list>
            <text:list-item>
              <text:h text:style-name="P793"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94705646949865"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1/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5">// Compute the key for the specified job. All calls to this method</text:span></text:p>
      <text:p text:style-name="P382"><text:s text:c="2"/>// with the same job instance should always return the same result.</text:p>
      <text:p text:style-name="Code_20_block"><text:s text:c="2"/>K computeKey(JPPFJob job);</text:p>
      <text:p text:style-name="Code_20_block"/>
      <text:p text:style-name="Code_20_block"><text:s text:c="2"/><text:span text:style-name="T55">// Get the keys of all jobs in the persistence store</text:span></text:p>
      <text:p text:style-name="Code_20_block"><text:s text:c="2"/>Collection&lt;K&gt; allKeys() throws JobPersistenceException;</text:p>
      <text:p text:style-name="Code_20_block"/>
      <text:p text:style-name="Code_20_block"><text:s text:c="2"/><text:span text:style-name="T55">// Load a job from the persistence store given its key</text:span></text:p>
      <text:p text:style-name="Code_20_block"><text:s text:c="2"/>JPPFJob loadJob(K key) throws JobPersistenceException;</text:p>
      <text:p text:style-name="Code_20_block"/>
      <text:p text:style-name="Code_20_block"><text:s text:c="2"/><text:span text:style-name="T55">// Store the specified tasks of the specified job with the specified key</text:span></text:p>
      <text:p text:style-name="Code_20_block"><text:s text:c="2"/><text:span text:style-name="T55">// The list of tasks may be used to only store the delta for better performance</text:span></text:p>
      <text:p text:style-name="Code_20_block"><text:s text:c="2"/>void storeJob(K key, JPPFJob job, List&lt;Task<text:span text:style-name="T234">&lt;?&gt;</text:span>&gt; tasks)</text:p>
      <text:p text:style-name="Code_20_block"><text:s text:c="4"/>throws JobPersistenceException;</text:p>
      <text:p text:style-name="Code_20_block"/>
      <text:p text:style-name="Code_20_block"><text:s text:c="2"/><text:span text:style-name="T5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1/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5">// Get the persistence manager</text:span></text:p>
      <text:p text:style-name="Code_20_block"><text:s text:c="2"/>public &lt;T&gt; JobPersistence&lt;T&gt; getPersistenceManager()</text:p>
      <text:p text:style-name="Code_20_block"/>
      <text:p text:style-name="Code_20_block"><text:s text:c="2"/><text:span text:style-name="T55">//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1/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80"/>
      <text:p text:style-name="Code_20_block">public class DefaultFilePersistenceManager implements JobPersistence&lt;String&gt; {</text:p>
      <text:p text:style-name="Code_20_block"><text:s text:c="2"/><text:span text:style-name="T5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1/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94704963840759" text:continue-numbering="true" text:style-name="Outline">
        <text:list-item>
          <text:list>
            <text:list-item>
              <text:list>
                <text:list-item>
                  <text:h text:style-name="Heading_20_3" text:outline-level="3">Job <text:span text:style-name="T313">lifecycle</text:span> notifications: <text:span text:style-name="T31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1/index.html?org/jppf/client/event/JobListener.html" text:style-name="Internet_20_link" text:visited-style-name="Visited_20_Internet_20_Link"><text:span text:style-name="Code_20_char">JobListener</text:span></text:a> interface <text:span text:style-name="T311">with the job</text:span>, defined as follows:</text:p>
      <text:p text:style-name="Standard"/>
      <text:p text:style-name="P382">// Listener interface for receiving job execution event notifications</text:p>
      <text:p text:style-name="Code_20_block">public interface JobListener extends EventListener {</text:p>
      <text:p text:style-name="Code_20_block"><text:s text:c="2"/><text:span text:style-name="T55">// Called when a job is sent to the server, or its execution starts locally</text:span></text:p>
      <text:p text:style-name="Code_20_block"><text:s text:c="2"/>void jobStarted(JobEvent event);</text:p>
      <text:p text:style-name="Code_20_block"/>
      <text:p text:style-name="Code_20_block"><text:s text:c="2"/><text:span text:style-name="T55">// Called when the execution of a job is complete</text:span></text:p>
      <text:p text:style-name="Code_20_block"><text:s text:c="2"/>void jobEnded(JobEvent event);</text:p>
      <text:p text:style-name="Code_20_block"/>
      <text:p text:style-name="P382"><text:s text:c="2"/>// Called when a job, or a subset of its tasks, is sent to the server,</text:p>
      <text:p text:style-name="P382"><text:s text:c="2"/>// or to the local executor</text:p>
      <text:p text:style-name="Code_20_block"><text:s text:c="2"/>void jobDispatched(JobEvent event);</text:p>
      <text:p text:style-name="Code_20_block"/>
      <text:p text:style-name="Code_20_block"><text:s text:c="2"/><text:span text:style-name="T5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32">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79">The notifications are sent as instances of <text:a xlink:type="simple" xlink:href="https://www.jppf.org/javadoc/6.1/index.html?org/jppf/client/event/JobEvent.html" text:style-name="Internet_20_link" text:visited-style-name="Visited_20_Internet_20_Link"><text:span text:style-name="Code_20_char">JobEvent</text:span></text:a>, which is defined as:</text:p>
      <text:p text:style-name="Standard"/>
      <text:p text:style-name="P421">// Event emitted by a job when its execution starts or completes</text:p>
      <text:p text:style-name="P634">public class JobEvent extends EventObject {</text:p>
      <text:p text:style-name="P634"><text:s text:c="2"/><text:span text:style-name="T55">// Get the job source of this event</text:span></text:p>
      <text:p text:style-name="P634"><text:s text:c="2"/>public JPPFJob getJob()</text:p>
      <text:p text:style-name="P634"/>
      <text:p text:style-name="P634"><text:s text:c="2"/><text:span text:style-name="T55">// Get the tasks that were dispatched or returned</text:span></text:p>
      <text:p text:style-name="P634"><text:s text:c="2"/>public List&lt;Task<text:span text:style-name="T234">&lt;?&gt;</text:span>&gt; get<text:span text:style-name="T234">Job</text:span>Tasks()</text:p>
      <text:p text:style-name="P634"/>
      <text:p text:style-name="P634"><text:s text:c="2"/><text:span text:style-name="T55">// </text:span><text:span text:style-name="T135">Whether the current job duisâtch is sent to a remote driver</text:span></text:p>
      <text:p text:style-name="P634"><text:s text:c="2"/>public <text:span text:style-name="T460">boolean</text:span> <text:span text:style-name="T460">isRemoteExecution</text:span>()</text:p>
      <text:p text:style-name="P634"/>
      <text:p text:style-name="P634"><text:s text:c="2"/><text:span text:style-name="T55">// Get the </text:span><text:span text:style-name="T135">the connection used to send the job dispatch to a remo</text:span><text:span text:style-name="T136">t</text:span><text:span text:style-name="T135">e driver</text:span></text:p>
      <text:p text:style-name="P634"><text:s text:c="2"/>public <text:span text:style-name="T460">JPPFClientConnection</text:span> get<text:span text:style-name="T460">Connection</text:span>()</text:p>
      <text:p text:style-name="P634">}</text:p>
      <text:p text:style-name="P295"/>
      <text:p text:style-name="P35">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60">The same applies to the methods </text:span><text:span text:style-name="Code_20_char"><text:span text:style-name="T460">isRemoteExecution()</text:span></text:span><text:span text:style-name="T460"> and </text:span><text:span text:style-name="Code_20_char"><text:span text:style-name="T460">getConnection()</text:span></text:span><text:span text:style-name="T460">. </text:span></text:p>
      <text:p text:style-name="P35"/>
      <text:p text:style-name="P35"><text:span text:style-name="T460">Furthermore, </text:span><text:span text:style-name="Code_20_char"><text:span text:style-name="T460">getConnection()</text:span></text:span><text:span text:style-name="T460"> will also return </text:span><text:span text:style-name="Code_20_char"><text:span text:style-name="T460">null</text:span></text:span><text:span text:style-name="T460"> if </text:span><text:span text:style-name="Code_20_char"><text:span text:style-name="T460">isRemoteExecution()</text:span></text:span><text:span text:style-name="T460"> returns </text:span><text:span text:style-name="Code_20_char"><text:span text:style-name="T460">false</text:span></text:span><text:span text:style-name="T460">, that is, if the job dispatch is executed in the client-local executor.</text:span></text:p>
      <text:p text:style-name="P295"/>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5">// Add a job listener</text:span></text:p>
      <text:p text:style-name="Code_20_block"><text:s text:c="2"/>public void addJobListener(JobListener listener)</text:p>
      <text:p text:style-name="Code_20_block"><text:s text:c="2"/><text:span text:style-name="T5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12">It can also be used to collect the results of non-blocking jobs in a fully asynchronous way.</text:span></text:p>
      <text:p text:style-name="P1"/>
      <text:p text:style-name="P36"><text:span text:style-name="T309">If you do not need to implement all the methods of </text:span><text:a xlink:type="simple" xlink:href="https://www.jppf.org/javadoc/6.1/index.html?org/jppf/client/event/JobListener.html" text:style-name="Internet_20_link" text:visited-style-name="Visited_20_Internet_20_Link"><text:span text:style-name="T309">JobListener</text:span></text:a><text:span text:style-name="T309">, your implementation may instead extend the class </text:span><text:a xlink:type="simple" xlink:href="https://www.jppf.org/javadoc/6.1/index.html?org/jppf/client/event/JobListenerAdapter.html" text:style-name="Internet_20_link" text:visited-style-name="Visited_20_Internet_20_Link"><text:span text:style-name="T309">JobListenerAdapter</text:span></text:a><text:span text:style-name="T309">, which provides an empty implementation of each method in the interface.</text:span></text:p>
      <text:p text:style-name="P173"/>
      <text:p text:style-name="Note_5f_Tip"><text:span text:style-name="T41">Multi-threaded usage note</text:span><text:span text:style-name="T309">: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3"/>
      <text:p text:style-name="P173">Here is a simple example of a thread-safe JobListener implementation:</text:p>
      <text:p text:style-name="P173"/>
      <text:p text:style-name="P406">// counts the total submitted and executed tasks for all jobs</text:p>
      <text:p text:style-name="P541">public class MyJobListener extends JobListenerAdapter {</text:p>
      <text:p text:style-name="P541"><text:s text:c="2"/>private int totalSubmittedTasks = 0;</text:p>
      <text:p text:style-name="P541"><text:s text:c="2"/>private int totalExecutedTasks = 0;</text:p>
      <text:p text:style-name="P541"/>
      <text:p text:style-name="P541"><text:s text:c="2"/>@Override</text:p>
      <text:p text:style-name="P541"><text:s text:c="2"/>public synchronized void jobStarted(JobEvent event) {</text:p>
      <text:p text:style-name="P541"><text:s text:c="4"/>JPPFJob job = event.getJob();</text:p>
      <text:p text:style-name="Code_20_block"><text:span text:style-name="T310"><text:s text:c="4"/></text:span><text:span text:style-name="T104">// add the number of tasks in the job</text:span></text:p>
      <text:p text:style-name="P541"><text:s text:c="4"/>totalSubmittedTasks += job.getJobTasks().size();</text:p>
      <text:p text:style-name="P541"><text:s text:c="4"/>System.out.println("job started: submitted = " + totalSubmittedTasks +</text:p>
      <text:p text:style-name="P541"><text:s text:c="6"/>", executed = " + totalExecutedTasks);</text:p>
      <text:p text:style-name="P541"><text:s text:c="2"/>}</text:p>
      <text:p text:style-name="P541"/>
      <text:p text:style-name="P541"><text:s text:c="2"/>@Override</text:p>
      <text:p text:style-name="P541"><text:s text:c="2"/>public synchronized void jobReturned(JobEvent event) {</text:p>
      <text:p text:style-name="P541"><text:s text:c="4"/>List&lt;Task&lt;?&gt;&gt; tasks = event.getJobTasks();</text:p>
      <text:p text:style-name="Code_20_block"><text:span text:style-name="T310"><text:s text:c="4"/></text:span><text:span text:style-name="T104">// add the number of task results received</text:span></text:p>
      <text:p text:style-name="P541"><text:s text:c="4"/>totalExecutedTasks += tasks.size();</text:p>
      <text:p text:style-name="P541"><text:s text:c="4"/>System.out.println("job returned: submitted = " + totalSubmittedTasks +</text:p>
      <text:p text:style-name="P541"><text:s text:c="6"/>", executed = " + totalExecutedTasks);</text:p>
      <text:p text:style-name="P541"><text:s text:c="2"/>}</text:p>
      <text:p text:style-name="P541">}</text:p>
      <text:list xml:id="list94705415709353" text:continue-numbering="true" text:style-name="Outline">
        <text:list-item>
          <text:list>
            <text:list-item>
              <text:h text:style-name="P790" text:outline-level="2"><text:soft-page-break/>Sharing data among tasks : the DataProvider API</text:h>
            </text:list-item>
          </text:list>
        </text:list-item>
      </text:list>
      <text:p text:style-name="P1"><text:span text:style-name="Code_20_char"><text:span text:style-name="T155">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90">1</text:span></text:span><text:span text:style-name="Code_20_char"><text:span text:style-name="T155"> referencing A</text:span></text:span><text:span text:style-name="Code_20_char"><text:span text:style-name="T190">1</text:span></text:span><text:span text:style-name="Code_20_char"><text:span text:style-name="T155">, … , Task</text:span></text:span><text:span text:style-name="Code_20_char"><text:span text:style-name="T190">n</text:span></text:span><text:span text:style-name="Code_20_char"><text:span text:style-name="T155"> referencing A</text:span></text:span><text:span text:style-name="Code_20_char"><text:span text:style-name="T190">n</text:span></text:span><text:span text:style-name="Code_20_char"><text:span text:style-name="T155">. We can see that, if the shared object is very large, we will quickly face memory issues. </text:span></text:span></text:p>
      <text:p text:style-name="P1"><text:span text:style-name="Code_20_char"><text:span text:style-name="T155"/></text:span></text:p>
      <text:p text:style-name="P1"><text:span text:style-name="Code_20_char"><text:span text:style-name="T155">To resolve this problem, JPPF provides a mechanism called </text:span></text:span><text:span text:style-name="Code_20_char"><text:span text:style-name="T156">data provider</text:span></text:span><text:span text:style-name="Code_20_char"><text:span text:style-name="T155"> that enables sharing common objects among tasks in the same job. A data provider is an instance of a class that implements the interface </text:span></text:span><text:a xlink:type="simple" xlink:href="https://www.jppf.org/javadoc/6.1/index.html?org/jppf/node/protocol/DataProvider.html" text:style-name="Internet_20_link" text:visited-style-name="Visited_20_Internet_20_Link"><text:span text:style-name="Code_20_char">DataProvider</text:span></text:a><text:span text:style-name="Code_20_char"><text:span text:style-name="T155">. Here is the definition of this interface:</text:span></text:span></text:p>
      <text:p text:style-name="P1"><text:span text:style-name="Code_20_char"><text:span text:style-name="T155"/></text:span></text:p>
      <text:p text:style-name="Code_20_block">public interface DataProvider extends <text:span text:style-name="T200">Metadata</text:span> {</text:p>
      <text:p text:style-name="P433"><text:span text:style-name="T200"><text:s text:c="2"/></text:span><text:span text:style-name="T56">// @deprecated: use getParameter(Object) instead</text:span></text:p>
      <text:p text:style-name="P434"><text:s text:c="2"/>&lt;T&gt; T <text:s/>getValue(final Object key) throws Exception;</text:p>
      <text:p text:style-name="P433"><text:span text:style-name="T200"><text:s text:c="2"/></text:span><text:span text:style-name="T56">// @deprecated: use setParameter(Object, Object) instead</text:span></text:p>
      <text:p text:style-name="P434"><text:s text:c="2"/>void setValue(Object key, Object value) throws Exception;</text:p>
      <text:p text:style-name="P433">}</text:p>
      <text:p text:style-name="P1"><text:span text:style-name="Code_20_char"><text:span text:style-name="T155"/></text:span></text:p>
      <text:p text:style-name="P3"><text:span text:style-name="Code_20_char"><text:span text:style-name="T164">As we can see, the two methods in the interface are deprecated, but kept for preserving the compatibility with applications written with a JPPF version prior to 4.0. The actual API is is defined in the </text:span></text:span><text:a xlink:type="simple" xlink:href="https://www.jppf.org/javadoc/6.1/index.html?org/jppf/utils/collections/Metadata.html" text:style-name="Internet_20_link" text:visited-style-name="Visited_20_Internet_20_Link"><text:span text:style-name="Code_20_char"><text:span text:style-name="T164">Metadata</text:span></text:span></text:a><text:span text:style-name="Code_20_char"><text:span text:style-name="T164"> interface as follows:</text:span></text:span></text:p>
      <text:p text:style-name="P3"><text:span text:style-name="Code_20_char"><text:span text:style-name="T164"/></text:span></text:p>
      <text:p text:style-name="Code_20_block"><text:span text:style-name="Code_20_char"><text:span text:style-name="T201">public interface Metadata extends Serializable {</text:span></text:span></text:p>
      <text:p text:style-name="Code_20_block"><text:span text:style-name="Code_20_char"><text:span text:style-name="T201"><text:s text:c="2"/></text:span></text:span><text:span text:style-name="Code_20_char"><text:span text:style-name="T57">// Retrieve a parameter in the metadata</text:span></text:span></text:p>
      <text:p text:style-name="Code_20_block"><text:span text:style-name="Code_20_char"><text:span text:style-name="T201"><text:s text:c="2"/>&lt;T&gt; T getParameter(Object key);</text:span></text:span></text:p>
      <text:p text:style-name="Code_20_block"><text:span text:style-name="Code_20_char"><text:span text:style-name="T201"><text:s text:c="2"/></text:span></text:span><text:span text:style-name="Code_20_char"><text:span text:style-name="T57">// Return a parameter in the metadata, or a default value if not found</text:span></text:span></text:p>
      <text:p text:style-name="Code_20_block"><text:span text:style-name="Code_20_char"><text:span text:style-name="T201"><text:s text:c="2"/>&lt;T&gt; T getParameter(Object key, T def);</text:span></text:span></text:p>
      <text:p text:style-name="Code_20_block"><text:span text:style-name="Code_20_char"><text:span text:style-name="T201"><text:s text:c="2"/></text:span></text:span><text:span text:style-name="Code_20_char"><text:span text:style-name="T57">// Set or replace a parameter in the metadata</text:span></text:span></text:p>
      <text:p text:style-name="Code_20_block"><text:span text:style-name="Code_20_char"><text:span text:style-name="T201"><text:s text:c="2"/>void setParameter(Object key, Object value);</text:span></text:span></text:p>
      <text:p text:style-name="Code_20_block"><text:span text:style-name="Code_20_char"><text:span text:style-name="T201"><text:s text:c="2"/></text:span></text:span><text:span text:style-name="Code_20_char"><text:span text:style-name="T57">// Remove a parameter from the metadata</text:span></text:span></text:p>
      <text:p text:style-name="Code_20_block"><text:span text:style-name="Code_20_char"><text:span text:style-name="T201"><text:s text:c="2"/>&lt;T&gt; T removeParameter(Object key);</text:span></text:span></text:p>
      <text:p text:style-name="Code_20_block"><text:span text:style-name="Code_20_char"><text:span text:style-name="T201"><text:s text:c="2"/></text:span></text:span><text:span text:style-name="Code_20_char"><text:span text:style-name="T57">// Get the metadata map</text:span></text:span></text:p>
      <text:p text:style-name="Code_20_block"><text:span text:style-name="Code_20_char"><text:span text:style-name="T201"><text:s text:c="2"/>Map&lt;Object, Object&gt; getAll();</text:span></text:span></text:p>
      <text:p text:style-name="Code_20_block"><text:span text:style-name="Code_20_char"><text:span text:style-name="T201"><text:s text:c="2"/></text:span></text:span><text:span text:style-name="Code_20_char"><text:span text:style-name="T57">// Clear all the the metadata</text:span></text:span></text:p>
      <text:p text:style-name="Code_20_block"><text:span text:style-name="Code_20_char"><text:span text:style-name="T201"><text:s text:c="2"/>void clear();</text:span></text:span></text:p>
      <text:p text:style-name="Code_20_block"><text:span text:style-name="Code_20_char"><text:span text:style-name="T201">}</text:span></text:span></text:p>
      <text:p text:style-name="P3"><text:span text:style-name="Code_20_char"><text:span text:style-name="T164"/></text:span></text:p>
      <text:p text:style-name="P3"><text:span text:style-name="Code_20_char"><text:span text:style-name="T155">This is indeed a basic object map interface: you can store objects and associate them with a key, then retrieve these objects using the associated key.</text:span></text:span></text:p>
      <text:p text:style-name="P1"><text:span text:style-name="Code_20_char"><text:span text:style-name="T155"/></text:span></text:p>
      <text:p text:style-name="P4"><text:span text:style-name="Code_20_char"><text:span text:style-name="T155">Here is an example of using a data provider </text:span></text:span><text:span text:style-name="Code_20_char"><text:span text:style-name="T165">i</text:span></text:span><text:span text:style-name="Code_20_char"><text:span text:style-name="T155">n the application:</text:span></text:span></text:p>
      <text:p text:style-name="P1"><text:span text:style-name="Code_20_char"><text:span text:style-name="T155"/></text:span></text:p>
      <text:p text:style-name="Code_20_block">MyLargeObject myLargeObject = ...;</text:p>
      <text:p text:style-name="P382">// create a data provider backed by a Hash<text:span text:style-name="T204">table</text:span></text:p>
      <text:p text:style-name="Code_20_block">DataProvider dataProvider = new MemoryMapDataProvider();</text:p>
      <text:p text:style-name="P382">// store the shared object in the data provider</text:p>
      <text:p text:style-name="Code_20_block">dataProvider.set<text:span text:style-name="T203">Parameter</text:span>("myKey", myLargeObject);</text:p>
      <text:p text:style-name="P435">JPPFJob = new JPPFJob();</text:p>
      <text:p text:style-name="P383">// associate the dataProvider with the job</text:p>
      <text:p text:style-name="P436">job.setDataProvider(dataProvider);</text:p>
      <text:p text:style-name="Code_20_block">job.add(new MyTask());</text:p>
      <text:p text:style-name="P1"><text:span text:style-name="Code_20_char"><text:span text:style-name="T165"/></text:span></text:p>
      <text:p text:style-name="P1"><text:span text:style-name="Code_20_char"><text:span text:style-name="T165">and i</text:span></text:span><text:span text:style-name="Code_20_char"><text:span text:style-name="T155">n </text:span></text:span><text:span text:style-name="Code_20_char"><text:span text:style-name="T165">a</text:span></text:span><text:span text:style-name="Code_20_char"><text:span text:style-name="T155"> task </text:span></text:span><text:span text:style-name="Code_20_char"><text:span text:style-name="T165">implementation</text:span></text:span><text:span text:style-name="Code_20_char"><text:span text:style-name="T155">:</text:span></text:span></text:p>
      <text:p text:style-name="P1"><text:span text:style-name="Code_20_char"><text:span text:style-name="T155"/></text:span></text:p>
      <text:p text:style-name="Code_20_block">public class MyTask extends <text:span text:style-name="T235">Abstract</text:span>Task<text:span text:style-name="T235">&lt;Object&gt;</text:span> {</text:p>
      <text:p text:style-name="Code_20_block"><text:s text:c="2"/>public void run() {</text:p>
      <text:p text:style-name="Code_20_block"><text:s text:c="4"/><text:span text:style-name="T55">// get a reference to the data provider</text:span></text:p>
      <text:p text:style-name="Code_20_block"><text:s text:c="4"/>DataProvider dataProvider = getDataProvider();</text:p>
      <text:p text:style-name="Code_20_block"><text:s text:c="4"/><text:span text:style-name="T55">// retrieve the shared data</text:span></text:p>
      <text:p text:style-name="Code_20_block"><text:s text:c="4"/>MyLargeObject myLargeObject = dataProvider.get<text:span text:style-name="T202">Parameter</text:span>("myKey");</text:p>
      <text:p text:style-name="Code_20_block"><text:s text:c="4"/><text:span text:style-name="T55">// ... use the data ...</text:span></text:p>
      <text:p text:style-name="Code_20_block"><text:s text:c="2"/>}</text:p>
      <text:p text:style-name="Code_20_block">}</text:p>
      <text:p text:style-name="P1"><text:span text:style-name="Code_20_char"><text:span text:style-name="T155"/></text:span></text:p>
      <text:p text:style-name="P1"><text:span text:style-name="Code_20_char"><text:span text:style-name="T155"/></text:span></text:p>
      <text:p text:style-name="P680"><text:span text:style-name="Code_20_char"><text:span text:style-name="T155"/></text:span></text:p>
      <text:p text:style-name="P700"><text:span text:style-name="Code_20_char"><text:span text:style-name="T161">Note 1</text:span></text:span><text:span text:style-name="Code_20_char"><text:span text:style-name="T155">: </text:span></text:span><text:span text:style-name="Code_20_char"><text:span text:style-name="T156">the association of a data provider to each task is done automatically by JPPF and is totally transparent to the application.</text:span></text:span></text:p>
      <text:p text:style-name="P700"><text:span text:style-name="Code_20_char"><text:span text:style-name="T163">Note 2</text:span></text:span><text:span text:style-name="Code_20_char"><text:span text:style-name="T156">: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7">and improve the performance of the job serialization</text:span></text:span><text:span text:style-name="Code_20_char"><text:span text:style-name="T156">.</text:span></text:span></text:p>
      <text:p text:style-name="P1"><text:span text:style-name="Code_20_char"><text:span text:style-name="T155"/></text:span></text:p>
      <text:list xml:id="list94705054911931" text:continue-numbering="true" text:style-name="Outline">
        <text:list-item>
          <text:list>
            <text:list-item>
              <text:list>
                <text:list-item>
                  <text:h text:style-name="P773" text:outline-level="3">MemoryMapDataProvider: map-based provider</text:h>
                </text:list-item>
              </text:list>
            </text:list-item>
          </text:list>
        </text:list-item>
      </text:list>
      <text:p text:style-name="P5"><text:a xlink:type="simple" xlink:href="https://www.jppf.org/javadoc/6.1/index.html?org/jppf/node/protocol/MemoryMapDataProvider.html" text:style-name="Internet_20_link" text:visited-style-name="Visited_20_Internet_20_Link"><text:span text:style-name="Code_20_char">MemoryMapDataProvider</text:span></text:a><text:span text:style-name="Code_20_char"><text:span text:style-name="T155"> is a very simple implementation of the </text:span></text:span><text:span text:style-name="Code_20_char">DataProvider</text:span><text:span text:style-name="Code_20_char"><text:span text:style-name="T155"> interface. It is backed by a </text:span></text:span><text:span text:style-name="Code_20_char">java.util.Hash</text:span><text:span text:style-name="Code_20_char"><text:span text:style-name="T199">table</text:span></text:span><text:span text:style-name="Code_20_char">&lt;Object, Object&gt;</text:span><text:span text:style-name="Code_20_char"><text:span text:style-name="T155">. </text:span></text:span><text:span text:style-name="Code_20_char"><text:span text:style-name="T166">It can be used safely from multiple concurrent threads.</text:span></text:span></text:p>
      <text:list xml:id="list94705679705973" text:continue-numbering="true" text:style-name="Outline">
        <text:list-item>
          <text:list>
            <text:list-item>
              <text:list>
                <text:list-item>
                  <text:h text:style-name="P774" text:outline-level="3">Data provider for non-JPPF tasks</text:h>
                </text:list-item>
              </text:list>
            </text:list-item>
          </text:list>
        </text:list-item>
      </text:list>
      <text:p text:style-name="P1">By default, tasks whose class does not <text:span text:style-name="T235">implement</text:span> <text:a xlink:type="simple" xlink:href="https://www.jppf.org/javadoc/6.1/index.html?org/jppf/node/protocol/Task.html" text:style-name="Internet_20_link" text:visited-style-name="Visited_20_Internet_20_Link"><text:span text:style-name="T235">Task</text:span></text:a> do not have access to the <text:a xlink:type="simple" xlink:href="https://www.jppf.org/javadoc/6.1/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1/index.html?org/jppf/client/concurrent/JPPFExecutorService.html" text:style-name="Internet_20_link" text:visited-style-name="Visited_20_Internet_20_Link">JPPFExecutorService</text:a>), annotated with <text:a xlink:type="simple" xlink:href="https://www.jppf.org/javadoc/6.1/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1/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82">// This interface must be implemented by tasks that are not subclasses</text:p>
      <text:p text:style-name="P382">// of JPPFTask when they need access to the job's DataProvider</text:p>
      <text:p text:style-name="Code_20_block">public interface DataProviderHolder {</text:p>
      <text:p text:style-name="Code_20_block"><text:s text:c="2"/><text:span text:style-name="T5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94706711617602" text:continue-numbering="true" text:style-name="Outline">
        <text:list-item>
          <text:list>
            <text:list-item>
              <text:h text:style-name="P79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94705779943286" text:continue-list="list94706062340667" text:style-name="List_20_1">
        <text:list-item>
          <text:p text:style-name="P711">the characteristics of the nodes it can run on (server side), or of the channels it can be sent through (client side): the job execution policy</text:p>
        </text:list-item>
        <text:list-item>
          <text:p text:style-name="P711">the time at which a job is scheduled to start</text:p>
        </text:list-item>
        <text:list-item>
          <text:p text:style-name="P711">an expiration date for the job</text:p>
        </text:list-item>
      </text:list>
      <text:p text:style-name="P1"/>
      <text:p text:style-name="P1">The attributes specific to the server side SLA are:</text:p>
      <text:p text:style-name="P1"/>
      <text:list xml:id="list94705846580011" text:continue-numbering="true" text:style-name="List_20_1">
        <text:list-item>
          <text:p text:style-name="P711">the priority of a job</text:p>
        </text:list-item>
        <text:list-item>
          <text:p text:style-name="P711">whether it is submitted in suspended state</text:p>
        </text:list-item>
        <text:list-item>
          <text:p text:style-name="P711">the maximum number of nodes it can run on</text:p>
        </text:list-item>
        <text:list-item>
          <text:p text:style-name="P711">whether the job is a standard or broadcast job</text:p>
        </text:list-item>
        <text:list-item>
          <text:p text:style-name="P711">whether the server should immediately cancel the job, if the client that submitted it is disconnected</text:p>
        </text:list-item>
      </text:list>
      <text:p text:style-name="P1"/>
      <text:p text:style-name="P1">The attributes specific to the client side SLA are:</text:p>
      <text:p text:style-name="P1"/>
      <text:list xml:id="list94706151807825" text:continue-numbering="true" text:style-name="List_20_1">
        <text:list-item>
          <text:p text:style-name="P711">the maximum number of channels it can be sent through</text:p>
        </text:list-item>
      </text:list>
      <text:p text:style-name="P1"/>
      <text:p text:style-name="P1">A job SLA is represented by the interface <text:a xlink:type="simple" xlink:href="https://www.jppf.org/javadoc/6.1/index.html?org/jppf/node/protocol/JobSLA.html" text:style-name="Internet_20_link" text:visited-style-name="Visited_20_Internet_20_Link"><text:span text:style-name="Code_20_char">JobSLA</text:span></text:a> for the server side SLA, and by the interface <text:a xlink:type="simple" xlink:href="https://www.jppf.org/javadoc/6.1/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32">public class JPPFJob <text:span text:style-name="T314">extends AbstractJPPFJob</text:span></text:p>
      <text:p text:style-name="P532"><text:span text:style-name="T314"><text:s text:c="21"/></text:span>implements Iterable&lt;Task&lt;?&gt;&gt;, <text:span text:style-name="T314">Future</text:span>&lt;Task&lt;?&gt;&gt; {</text:p>
      <text:p text:style-name="P543"><text:s text:c="2"/><text:span text:style-name="T55">// The job's server-side SLA</text:span></text:p>
      <text:p text:style-name="Code_20_block"><text:s text:c="2"/>public JobSLA getSLA()</text:p>
      <text:p text:style-name="Code_20_block"/>
      <text:p text:style-name="Code_20_block"><text:s text:c="2"/><text:span text:style-name="T55">//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30">myJob.getClientSLA().setMaxChannels(2);</text:p>
      <text:p text:style-name="P430">myJob.getSLA().setPriority(1000);</text:p>
      <text:p text:style-name="P1"/>
      <text:p text:style-name="P1">Also note that both interfaces extend the common interface <text:a xlink:type="simple" xlink:href="https://www.jppf.org/javadoc/6.1/index.html?org/jppf/node/protocol/JobCommonSLA.html" text:style-name="Internet_20_link" text:visited-style-name="Visited_20_Internet_20_Link"><text:span text:style-name="Code_20_char">JobCommonSLA</text:span></text:a>. We will go into the details of these interfaces in the following sections.</text:p>
      <text:list xml:id="list94705040562915" text:continue-list="list9470671161760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1/index.html?org/jppf/node/protocol/JobCommonSLA.html" text:style-name="Internet_20_link" text:visited-style-name="Visited_20_Internet_20_Link"><text:span text:style-name="Code_20_char">JobCommonSLA</text:span></text:a> interface:</text:p>
      <text:p text:style-name="P1"/>
      <text:p text:style-name="P618">public <text:span text:style-name="T448">class</text:span> JobCommonSLA<text:span text:style-name="T445">&lt;T extends</text:span> JobCommonSLA <text:span text:style-name="T445">&lt;?&gt;&gt; </text:span>extends Serializable {</text:p>
      <text:p text:style-name="Code_20_block"><text:s text:c="2"/><text:span text:style-name="T55">// The execution policy</text:span></text:p>
      <text:p text:style-name="Code_20_block"><text:s text:c="2"/><text:span text:style-name="T448">public </text:span>ExecutionPolicy getExecutionPolicy();</text:p>
      <text:p text:style-name="P622"><text:s text:c="2"/><text:span text:style-name="T448">public T</text:span> setExecutionPolicy(ExecutionPolicy executionPolicy);</text:p>
      <text:p text:style-name="Code_20_block"/>
      <text:p text:style-name="Code_20_block"><text:s text:c="2"/><text:span text:style-name="T55">// The job start schedule</text:span></text:p>
      <text:p text:style-name="P622"><text:s text:c="2"/><text:span text:style-name="T448">public </text:span>JPPFSchedule getJobSchedule();</text:p>
      <text:p text:style-name="P622"><text:s text:c="2"/><text:span text:style-name="T448">public T</text:span> setJobSchedule(JPPFSchedule jobSchedule);</text:p>
      <text:p text:style-name="Code_20_block"/>
      <text:p text:style-name="Code_20_block"><text:s text:c="2"/><text:span text:style-name="T55">// The job expiration schedule</text:span></text:p>
      <text:p text:style-name="P622"><text:s text:c="2"/><text:span text:style-name="T448">public </text:span>JPPFSchedule getJobExpirationSchedule();</text:p>
      <text:p text:style-name="P622"><text:s text:c="2"/><text:span text:style-name="T448">public T</text:span> setJobExpirationSchedule(JPPFSchedule jobExpirationSchedule);</text:p>
      <text:p text:style-name="Code_20_block">}</text:p>
      <text:p text:style-name="P1"/>
      <text:list xml:id="list94706389189626"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49">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49"> section of this development guide.</text:span></text:p>
      <text:p text:style-name="P85"/>
      <text:p text:style-name="P86">Example usage:</text:p>
      <text:p text:style-name="P86"/>
      <text:p text:style-name="P475"><text:span text:style-name="T55">// define </text:span><text:span text:style-name="T74">a non-trivial server-side execution policy:</text:span></text:p>
      <text:p text:style-name="P392">// <text:span text:style-name="T250">execute on nodes that have at least 2 threads and whose IPv4 address</text:span></text:p>
      <text:p text:style-name="P392">// <text:span text:style-name="T250">is in the 192.168.1.nnn subnet</text:span></text:p>
      <text:p text:style-name="P475">ExecutionPolicy <text:span text:style-name="T250">server</text:span>Policy = new AtLeast("processing.threads", 2).and(</text:p>
      <text:p text:style-name="P475"><text:s text:c="2"/>new Contains("ipv4.addresses", true, "<text:span text:style-name="T250">192.168.1.</text:span>"));</text:p>
      <text:p text:style-name="P475"><text:span text:style-name="T55">// define </text:span><text:span text:style-name="T74">a client-side execution policy:</text:span></text:p>
      <text:p text:style-name="P392">// <text:span text:style-name="T251">submit to the client local executor or to drivers whose IPv4 address</text:span></text:p>
      <text:p text:style-name="P392">// <text:span text:style-name="T250">is in the 192.168.1.nnn subnet</text:span></text:p>
      <text:p text:style-name="P475">ExecutionPolicy <text:span text:style-name="T250">client</text:span>Policy = new <text:span text:style-name="T250">Equal</text:span>("<text:span text:style-name="T250">jppf.channel.local</text:span>", <text:span text:style-name="T250">true</text:span>).<text:span text:style-name="T250">or</text:span>(</text:p>
      <text:p text:style-name="P475"><text:s text:c="2"/>new Contains("ipv4.addresses", true, "<text:span text:style-name="T250">192.168.1.</text:span>"));</text:p>
      <text:p text:style-name="P476">JPPFJob job = new JPPFJob();</text:p>
      <text:p text:style-name="P393">// set the server-side policy</text:p>
      <text:p text:style-name="P476"><text:span text:style-name="T445">JobSLA sla = </text:span>job.getSLA().setExecutionPolicy(serverPolicy);</text:p>
      <text:p text:style-name="P393">// set the client-side policy</text:p>
      <text:p text:style-name="P478"><text:span text:style-name="T445">JobClientSLA clientSla = </text:span>job.getClientSLA().setExecutionPolicy(clientPolicy);</text:p>
      <text:p text:style-name="P393">// print an XML representation of the server-side policy</text:p>
      <text:p text:style-name="P477">System.out.println("server policy is:\n" + <text:span text:style-name="T445">sla</text:span>.getExecutionPolicy());</text:p>
      <text:list xml:id="list9470602176041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82">// job start schedule</text:p>
      <text:p text:style-name="Code_20_block">public JPPFSchedule getJobSchedule()</text:p>
      <text:p text:style-name="Code_20_block">public <text:span text:style-name="T445">T</text:span> setJobSchedule(JPPFSchedule schedule)</text:p>
      <text:p text:style-name="Code_20_block"><text:s text:c="2"/></text:p>
      <text:p text:style-name="P382">// job expiration schedule</text:p>
      <text:p text:style-name="Code_20_block">public JPPFSchedule getJobExpirationSchedule()</text:p>
      <text:p text:style-name="Code_20_block">public <text:span text:style-name="T445">T</text:span> setJobExpirationSchedule(JPPFSchedule schedule)</text:p>
      <text:p text:style-name="Standard"/>
      <text:p text:style-name="Standard">As we can see, this is all about getting and setting an instance of <text:a xlink:type="simple" xlink:href="https://www.jppf.org/javadoc/6.1/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8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2">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8/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27">String dateFormat = "MM/dd/yyyy hh:mm a z";</text:p>
      <text:p text:style-name="P382">// set the job to expire on September 30, 2010 at 12:08 PM in the CEDT time zone</text:p>
      <text:p text:style-name="Code_20_block">JPPFSchedule schedule = new JPPFSchedule(<text:span text:style-name="T191">"09/30/2010 12:08 PM CEDT", dateFormat</text:span>);</text:p>
      <text:p text:style-name="Code_20_block">myJob.getSLA().setJobExpirationSchedule(<text:span text:style-name="T446">s</text:span>chedule);</text:p>
      <text:list xml:id="list94706192590467"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1/index.html?org/jppf/node/protocol/JobSLA.html" text:style-name="Internet_20_link" text:visited-style-name="Visited_20_Internet_20_Link"><text:span text:style-name="Code_20_char">JobSLA</text:span></text:a> <text:span text:style-name="T451">class</text:span>, defined as:</text:p>
      <text:p text:style-name="P1"/>
      <text:p text:style-name="Code_20_block">public <text:span text:style-name="T447">class</text:span> JobSLA extends JobCommonSLA<text:span text:style-name="T452">&lt;JobSLA&gt;</text:span> {</text:p>
      <text:p text:style-name="Code_20_block"><text:s text:c="2"/><text:span text:style-name="T55">// Job priority</text:span></text:p>
      <text:p text:style-name="P621"><text:s text:c="2"/><text:span text:style-name="T447">public </text:span>int getPriority()</text:p>
      <text:p text:style-name="P621"><text:s text:c="2"/><text:span text:style-name="T447">public JobSLA</text:span> setPriority(int priority)</text:p>
      <text:p text:style-name="Code_20_block"><text:s text:c="2"/></text:p>
      <text:p text:style-name="Code_20_block"><text:s text:c="2"/><text:span text:style-name="T55">// Maximum number of nodes the job can run on</text:span></text:p>
      <text:p text:style-name="P621"><text:s text:c="2"/><text:span text:style-name="T447">public </text:span>int getMaxNodes();</text:p>
      <text:p text:style-name="P621"><text:s text:c="2"/><text:span text:style-name="T447">public JobSLA</text:span> setMaxNodes(int maxNodes);</text:p>
      <text:p text:style-name="Code_20_block"><text:s text:c="2"/></text:p>
      <text:p text:style-name="P580"><text:s text:c="2"/><text:span text:style-name="T55">// </text:span><text:span text:style-name="T120">max number of groups of master/slaves nodes the job can run on at any given time</text:span></text:p>
      <text:p text:style-name="P621"><text:s text:c="2"/><text:span text:style-name="T447">public </text:span>int getMaxNode<text:span text:style-name="T377">ProvisioningGroups</text:span>()</text:p>
      <text:p text:style-name="P621"><text:s text:c="2"/><text:span text:style-name="T447">public JobSLA</text:span> setMaxNode<text:span text:style-name="T377">ProvisioningGroups</text:span>(int maxNode<text:span text:style-name="T377">ProvisioningGroups</text:span>)</text:p>
      <text:p text:style-name="P580"><text:s text:c="2"/></text:p>
      <text:p text:style-name="P580"><text:s text:c="2"/><text:span text:style-name="T55">// Whether the job is initially suspended</text:span></text:p>
      <text:p text:style-name="P621"><text:s text:c="2"/><text:span text:style-name="T447">public </text:span>boolean isSuspended()</text:p>
      <text:p text:style-name="P621"><text:s text:c="2"/><text:span text:style-name="T447">public JobSLA</text:span> setSuspended(boolean suspended)</text:p>
      <text:p text:style-name="Code_20_block"><text:s text:c="2"/></text:p>
      <text:p text:style-name="Code_20_block"><text:s text:c="2"/><text:span text:style-name="T55">// </text:span><text:span text:style-name="T134">w</text:span><text:span text:style-name="T55">hether the job is a broadcast job</text:span></text:p>
      <text:p text:style-name="P621"><text:s text:c="2"/><text:span text:style-name="T447">public </text:span>boolean isBroadcastJob();</text:p>
      <text:p text:style-name="P621"><text:s text:c="2"/><text:span text:style-name="T447">public JobSLA</text:span> setBroadcastJob(boolean broadcastJob)</text:p>
      <text:p text:style-name="Code_20_block"><text:s text:c="2"/></text:p>
      <text:p text:style-name="Code_20_block"><text:s text:c="2"/><text:span text:style-name="T55">// whether the job should be canceled by the server </text:span><text:span text:style-name="T134">when</text:span><text:span text:style-name="T55"> the client </text:span><text:span text:style-name="T134">i</text:span><text:span text:style-name="T55">s disconnected</text:span></text:p>
      <text:p text:style-name="P621"><text:s text:c="2"/><text:span text:style-name="T447">public </text:span>boolean isCancelUponClientDisconnect()</text:p>
      <text:p text:style-name="P621"><text:s text:c="2"/><text:span text:style-name="T447">public JobSLA</text:span> setCancelUponClientDisconnect(boolean cancelUponClientDisconnect)</text:p>
      <text:p text:style-name="P440"/>
      <text:p text:style-name="P440"><text:span text:style-name="T209"><text:s text:c="2"/></text:span><text:span text:style-name="T60">// expiration schedule for any subset of the job dispatched to a node</text:span></text:p>
      <text:p text:style-name="P446"><text:s text:c="2"/><text:span text:style-name="T447">public </text:span>JPPFSchedule getDispatchExpirationSchedule()</text:p>
      <text:p text:style-name="P446"><text:s text:c="2"/><text:span text:style-name="T447">public JobSLA</text:span> setDispatchExpirationSchedule(JPPFSchedule schedule)</text:p>
      <text:p text:style-name="P443"/>
      <text:p text:style-name="P440"><text:span text:style-name="T209"><text:s text:c="2"/></text:span><text:span text:style-name="T60">// number of times a dispatched task can expire before it is finally cancelled</text:span></text:p>
      <text:p text:style-name="P446"><text:s text:c="2"/><text:span text:style-name="T447">public </text:span>int getMaxDispatchExpirations()</text:p>
      <text:p text:style-name="P446"><text:s text:c="2"/><text:span text:style-name="T447">public JobSLA</text:span> setMaxDispatchExpirations(int max)</text:p>
      <text:p text:style-name="P623"/>
      <text:p text:style-name="P623"><text:span text:style-name="T217"><text:s text:c="2"/></text:span><text:span text:style-name="T61">// class path associated with the job</text:span></text:p>
      <text:p text:style-name="P619"><text:s text:c="2"/><text:span text:style-name="T447">public </text:span>ClassPath getClassPath()</text:p>
      <text:p text:style-name="P619"><text:s text:c="2"/><text:span text:style-name="T447">public JobSLA</text:span> setClassPath(ClassPath classpath)</text:p>
      <text:p text:style-name="P623"/>
      <text:p text:style-name="P623"><text:s text:c="2"/><text:span text:style-name="T55">// </text:span><text:span text:style-name="T134">max number of task resubmits and whether to apply it upon node error</text:span></text:p>
      <text:p text:style-name="P631"><text:s text:c="2"/>public int getMaxTaskResubmits()</text:p>
      <text:p text:style-name="P623"><text:s text:c="2"/>public JobSLA setMaxTaskResubmits(int maxResubmits)</text:p>
      <text:p text:style-name="P623"><text:s text:c="2"/>public boolean isApplyMaxResubmitsUponNodeError()</text:p>
      <text:p text:style-name="P623"><text:s text:c="2"/>public JobSLA setApplyMaxResubmitsUponNodeError(boolean applyMaxResubmitsUponNodeError)</text:p>
      <text:p text:style-name="P623"/>
      <text:p text:style-name="P623"><text:s text:c="2"/><text:span text:style-name="T55">// </text:span><text:span text:style-name="T134">global grid execution policy</text:span></text:p>
      <text:p text:style-name="P632"><text:s text:c="2"/>public ExecutionPolicy getGridExecutionPolicy()</text:p>
      <text:p text:style-name="P632"><text:s text:c="2"/>public JobSLA setGridExecutionPolicy(ExecutionPolicy policy)</text:p>
      <text:p text:style-name="P623"/>
      <text:p text:style-name="P623"><text:s text:c="2"/><text:span text:style-name="T55">// </text:span><text:span text:style-name="T134">desired node configuration</text:span></text:p>
      <text:p text:style-name="P623"><text:s text:c="2"/>public JPPFNodeConfigSpec getDesiredNodeConfiguration()</text:p>
      <text:p text:style-name="P623"><text:s text:c="2"/>public JobSLA setDesiredNodeConfiguration(JPPFNodeConfigSpec nodeConfigurationSpec)</text:p>
      <text:p text:style-name="P621">}</text:p>
      <text:list xml:id="list9470610578339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16">The default priority is zero.</text:span></text:p>
      <text:p text:style-name="Standard"/>
      <text:p text:style-name="P54"/>
      <text:p text:style-name="P690">Example usage:</text:p>
      <text:p text:style-name="P54"/>
      <text:p text:style-name="P442">JPPFJob job1 = new JPPFJob();</text:p>
      <text:p text:style-name="P445">job1.getSLA().setPriority(10); <text:span text:style-name="T55">// create </text:span><text:span text:style-name="T73">the</text:span><text:span text:style-name="T55"> job with a non-default priority</text:span></text:p>
      <text:p text:style-name="P442">JPPFJob job2 = new JPPFJob();</text:p>
      <text:p text:style-name="P445">job2.getSLA().setPriority(job1.getSLA().getPriority() + 1); <text:span text:style-name="T55">// slightly higher priority</text:span></text:p>
      <text:list xml:id="list9470514237993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212">The default value of this attribute is equal to </text:span><text:a xlink:type="simple" xlink:href="https://docs.oracle.com/javase/8/docs/api/java/lang/Integer.html#MAX_VALUE" text:style-name="Internet_20_link" text:visited-style-name="Visited_20_Internet_20_Link"><text:span text:style-name="T212">Integer.MAX_VALUE</text:span></text:a><text:span text:style-name="T212">, i.e. 2</text:span><text:span text:style-name="T213">31</text:span><text:span text:style-name="T212">-1</text:span></text:p>
      <text:p text:style-name="P1"/>
      <text:p text:style-name="P1">The resulting assignment of nodes to the job is influenced by other attributes, especially the job priority and an eventual execution policy. The maximum number of nodes is <text:span text:style-name="T248">also </text:span>a manageable attribute, which means it can be dynamically updated, while the job is still executing, using the JPPF administration console or the related management APIs.</text:p>
      <text:p text:style-name="P1"/>
      <text:p text:style-name="P55">Example usage:</text:p>
      <text:p text:style-name="P55"/>
      <text:p text:style-name="P442">JPPFJob job = new JPPFJob();</text:p>
      <text:p text:style-name="P384">// this job will execute on a maximum of 10 nodes</text:p>
      <text:p text:style-name="P442">job.getSLA().setMaxNodes(10);</text:p>
      <text:list xml:id="list94706259873450" text:continue-numbering="true" text:style-name="Outline">
        <text:list-item>
          <text:list>
            <text:list-item>
              <text:list>
                <text:list-item>
                  <text:list>
                    <text:list-item>
                      <text:h text:style-name="Heading_20_4" text:outline-level="4">Maximum number of node <text:span text:style-name="T377">provisioning </text:span>groups</text:h>
                    </text:list-item>
                  </text:list>
                </text:list-item>
              </text:list>
            </text:list-item>
          </text:list>
        </text:list-item>
      </text:list>
      <text:p text:style-name="P236">A node <text:span text:style-name="T377">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5">it </text:span>has any. The SLA allows restricting a job execution to a maximum number of node <text:span text:style-name="T377">provisioning </text:span>groups. This SLA attribute is useful whenever you want to take advantage of the fact that, by definition, a master and its slave nodes al<text:span text:style-name="T375">l</text:span> run on the same machine, for instance to exploit data locality properties. <text:span text:style-name="T375">This attribute's default value of is </text:span><text:a xlink:type="simple" xlink:href="https://docs.oracle.com/javase/8/docs/api/java/lang/Integer.html#MAX_VALUE" text:style-name="Internet_20_link" text:visited-style-name="Visited_20_Internet_20_Link"><text:span text:style-name="T375">Integer.MAX_VALUE</text:span></text:a><text:span text:style-name="T375"> (2</text:span><text:span text:style-name="T213">31</text:span><text:span text:style-name="T212">-1)</text:span>.</text:p>
      <text:p text:style-name="P235"/>
      <text:p text:style-name="P237">Note that this attribute does not specifically restrict the total number of nodes the job can run on, <text:span text:style-name="T375">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6">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6">offline nodes</text:span></text:a><text:span text:style-name="T376">.</text:span></text:p>
      <text:p text:style-name="P235"/>
      <text:p text:style-name="P235">Example usage:</text:p>
      <text:p text:style-name="P235"/>
      <text:p text:style-name="Code_20_block">JPPFJob job = new JPPFJob();</text:p>
      <text:p text:style-name="P382">// only execute on a single group of master/slaves at a time</text:p>
      <text:p text:style-name="P581">job.getSLA().setMaxNode<text:span text:style-name="T377">Provisioning</text:span>Groups(1);</text:p>
      <text:p text:style-name="P411">// <text:span text:style-name="T378">further restrict to only the slave nodes in the provisioning group</text:span></text:p>
      <text:p text:style-name="P581">job.getSLA().<text:span text:style-name="T378">setExecutionPolicy(new Equal("jppf.node.provisioning.slave", true));</text:span></text:p>
      <text:list xml:id="list9470691147132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6">Example usage:</text:p>
      <text:p text:style-name="P56"/>
      <text:p text:style-name="P444">JPPFJob job = new JPPFJob();</text:p>
      <text:p text:style-name="P385">// this job will be submitted to the server and will remain suspended until</text:p>
      <text:p text:style-name="P385">// it is resumed or cancelled via the admin console or management APIs</text:p>
      <text:p text:style-name="P444">job.getSLA().setSuspended(true);</text:p>
      <text:list xml:id="list9470593232705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1/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3">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94705001946771" text:continue-list="list94706151807825" text:style-name="List_20_1">
        <text:list-item>
          <text:p text:style-name="P705">a broadcast job is executed on <text:span text:style-name="T194">all </text:span>the nodes <text:span text:style-name="T194">connected to the driver, </text:span>at the time the job is received by the JPPF driver. <text:span text:style-name="T194">This includes nodes that are executing another job at that time</text:span></text:p>
        </text:list-item>
        <text:list-item>
          <text:p text:style-name="P705">if a node dies or disconnects while the job is executing on it, the job is canceled for this node</text:p>
        </text:list-item>
        <text:list-item>
          <text:p text:style-name="P705">if a new node connects while the job is executing, the broadcast job will not execute on it</text:p>
        </text:list-item>
        <text:list-item>
          <text:p text:style-name="P70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94705484377328" text:continue-list="list9470593232705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1">By default, if the JPPF client is disconnected from the server while a job is executing, the server will automatically attempt to cancel the job on all nodes it was dispatched to, and remove the job from the server queue. <text:span text:style-name="T379">T</text:span>his behavior <text:span text:style-name="T379">can be disabled </text:span>on a per-<text:span text:style-name="T379">job</text:span> basis, for example if you want the job <text:span text:style-name="T379">to </text:span>complet<text:span text:style-name="T379">e</text:span> but do not need the execution results.</text:p>
      <text:p text:style-name="P1"/>
      <text:p text:style-name="P56">Example usage:</text:p>
      <text:p text:style-name="P56"/>
      <text:p text:style-name="P441">JPPFJob myJob = new JPPFJob();</text:p>
      <text:p text:style-name="P441">myJob.getSLA().set<text:span text:style-name="T210">CancelUponClientDisconnect</text:span>(<text:span text:style-name="T411">false</text:span>);</text:p>
      <text:list xml:id="list94705437820799" text:continue-numbering="true" text:style-name="Outline">
        <text:list-item>
          <text:list>
            <text:list-item>
              <text:list>
                <text:list-item>
                  <text:list>
                    <text:list-item>
                      <text:h text:style-name="P754" text:outline-level="4">Expiration of job dispatches</text:h>
                    </text:list-item>
                  </text:list>
                </text:list-item>
              </text:list>
            </text:list-item>
          </text:list>
        </text:list-item>
      </text:list>
      <text:p text:style-name="P7"><text:span text:style-name="T33">Definition</text:span><text:span text:style-name="T215">: </text:span><text:span text:style-name="T2">a job dispatch is the whole or part of a job that is dispatched by the server to a node.</text:span></text:p>
      <text:p text:style-name="P57"/>
      <text:p text:style-name="P7"><text:span text:style-name="T215">The server-side job SLA enables specifying whether a job dispatch will expire, along with the behavior upon exipration. This is done with a combination of two attributes: a </text:span><text:span text:style-name="T2">dispatch expiration schedule</text:span><text:span text:style-name="T215">, which specifies when the dispatch will expire, and a </text:span><text:span text:style-name="T2">maximum number of expirations</text:span><text:span text:style-name="T215"> after which the tasks in the dispatch will be cancelled instead of resubmitted. By default, a job dispatch will not expire and the number of expirations is set to zero (tasks are cancelled upon the first expiration, if any).</text:span></text:p>
      <text:p text:style-name="P57"/>
      <text:p text:style-name="P57">One possible use for this mechanism is to prevent resource-intensive tasks from bloating slow nodes, without having to cancel the whole job or set timeouts on inidividual tasks.</text:p>
      <text:p text:style-name="P57"/>
      <text:p text:style-name="P57">Example usage:</text:p>
      <text:p text:style-name="P57"/>
      <text:p text:style-name="P447">JPPFJob job = new JPPFJob();</text:p>
      <text:p text:style-name="P386">// job dispatches will expire if they execute for more than 5 seconds</text:p>
      <text:p text:style-name="P447">job.getSLA().setDispatchExpirationSchedule(new JPPFSchedule(5000L));</text:p>
      <text:p text:style-name="P386">// dispatched tasks will be resubmitted at most 2 times before they are cancelled</text:p>
      <text:p text:style-name="P447">job.getSLA().setMaxDispatchExpirations(2);</text:p>
      <text:list xml:id="list94706790512013" text:continue-numbering="true" text:style-name="Outline">
        <text:list-item>
          <text:list>
            <text:list-item>
              <text:list>
                <text:list-item>
                  <text:list>
                    <text:list-item>
                      <text:h text:style-name="P755" text:outline-level="4">Setting a class path onto the job</text:h>
                    </text:list-item>
                  </text:list>
                </text:list-item>
              </text:list>
            </text:list-item>
          </text:list>
        </text:list-item>
      </text:list>
      <text:p text:style-name="P61">The classpath attribute of the job SLA allows sending library files along with the job and its tasks. Out of the box, this attribute is <text:span text:style-name="T536">notably</text:span> used <text:span text:style-name="T536">with</text:span> offline nodes, to work around the fact that offline nodes do no have remote class loading capabilities. <text:span text:style-name="T218">The class path attribute, by default empty but not null, is accessed with the following methods:</text:span></text:p>
      <text:p text:style-name="P62"/>
      <text:p text:style-name="P451">public <text:span text:style-name="T450">class</text:span> JobSLA extends JobCommonSLA<text:span text:style-name="T452">&lt;JobSLA&gt;</text:span> {</text:p>
      <text:p text:style-name="Code_20_block"><text:span text:style-name="T218"><text:s text:c="2"/></text:span><text:span text:style-name="T62">// get / set the class path associated with the job</text:span></text:p>
      <text:p text:style-name="P449"><text:s text:c="2"/><text:span text:style-name="T450">public </text:span>ClassPath getClassPath()</text:p>
      <text:p text:style-name="P450"><text:s text:c="2"/><text:span text:style-name="T450">public </text:span>JobSLA setClassPath(ClassPath classpath)</text:p>
      <text:p text:style-name="P449">}</text:p>
      <text:p text:style-name="P62"/>
      <text:p text:style-name="P63"><text:span text:style-name="T218">We can see that a class path is represented by the </text:span><text:a xlink:type="simple" xlink:href="https://www.jppf.org/javadoc/6.1/index.html?org/jppf/node/protocol/ClassPath.html" text:style-name="Internet_20_link" text:visited-style-name="Visited_20_Internet_20_Link"><text:span text:style-name="T218">ClassPath</text:span></text:a><text:span text:style-name="T218"> interface, defined as follows:</text:span></text:p>
      <text:p text:style-name="P362"/>
      <text:p text:style-name="P452">public interface ClassPath extends Serializable, Iterable&lt;ClassPathElement&gt; {</text:p>
      <text:p text:style-name="Code_20_block"><text:span text:style-name="T219"><text:s text:c="2"/></text:span><text:span text:style-name="T63">// add an element to this classpath</text:span></text:p>
      <text:p text:style-name="P452"><text:s text:c="2"/>ClassPath add(ClassPathElement element);</text:p>
      <text:p text:style-name="P452"><text:s text:c="2"/>ClassPath add(Location&lt;?&gt; location);</text:p>
      <text:p text:style-name="P454"><text:s text:c="2"/>ClassPath add(Location&lt;?&gt; <text:span text:style-name="T533">source</text:span>Location, Location&lt;?&gt; <text:span text:style-name="T533">target</text:span>Location);</text:p>
      <text:p text:style-name="P454"><text:s text:c="2"/>ClassPath add(Location&lt;?&gt; sourceLocation, Location&lt;?&gt; targetLocation,</text:p>
      <text:p text:style-name="P454"><text:s text:c="16"/>boolean copyToExistingFile);</text:p>
      <text:p text:style-name="P660"><text:soft-page-break/><text:span text:style-name="T219"><text:s text:c="2"/></text:span><text:span text:style-name="T63">// remove an element from this classpath</text:span></text:p>
      <text:p text:style-name="P452"><text:s text:c="2"/>ClassPath remove(ClassPathElement element);</text:p>
      <text:p text:style-name="Code_20_block"><text:span text:style-name="T219"><text:s text:c="2"/></text:span><text:span text:style-name="T63">// get all the elements in this classpath</text:span></text:p>
      <text:p text:style-name="P452"><text:s text:c="2"/>Collection&lt;ClassPathElement&gt; allElements();</text:p>
      <text:p text:style-name="Code_20_block"><text:span text:style-name="T219"><text:s text:c="2"/></text:span><text:span text:style-name="T63">// empty this classpath (remove all elements)</text:span></text:p>
      <text:p text:style-name="P452"><text:s text:c="2"/>ClassPath clear();</text:p>
      <text:p text:style-name="Code_20_block"><text:span text:style-name="T219"><text:s text:c="2"/></text:span><text:span text:style-name="T63">// is this classpath empty?</text:span></text:p>
      <text:p text:style-name="P452"><text:s text:c="2"/>boolean isEmpty();</text:p>
      <text:p text:style-name="Code_20_block"><text:span text:style-name="T219"><text:s text:c="2"/></text:span><text:span text:style-name="T63">// should the node force a reset of the class loader before executing the tasks?</text:span></text:p>
      <text:p text:style-name="P452"><text:s text:c="2"/>boolean isForceClassLoaderReset();</text:p>
      <text:p text:style-name="P452"><text:s text:c="2"/>void setForceClassLoaderReset(boolean forceReset);</text:p>
      <text:p text:style-name="P453">}</text:p>
      <text:p text:style-name="P32"/>
      <text:p text:style-name="P32"><text:span text:style-name="T220">Note that one of the </text:span><text:span text:style-name="Code_20_char"><text:span text:style-name="T220">add(...)</text:span></text:span><text:span text:style-name="T220"> methods uses a </text:span><text:a xlink:type="simple" xlink:href="https://www.jppf.org/javadoc/6.1/index.html?org/jppf/node/protocol/ClassPathElement.html" text:style-name="Internet_20_link" text:visited-style-name="Visited_20_Internet_20_Link"><text:span text:style-name="T220">ClassPathElement</text:span></text:a><text:span text:style-name="T220"> as parameter, while the others use one or two </text:span><text:a xlink:type="simple" xlink:href="https://www.jppf.org/javadoc/6.1/index.html?org/jppf/location/Location.html" text:style-name="Internet_20_link" text:visited-style-name="Visited_20_Internet_20_Link"><text:span text:style-name="T220">Location</text:span></text:a><text:span text:style-name="T220"> objects (see the </text:span><text:a xlink:type="simple" xlink:href="#1.17.The Location API|outline" text:style-name="Internet_20_link" text:visited-style-name="Visited_20_Internet_20_Link"><text:span text:style-name="T220">Location API</text:span></text:a><text:span text:style-name="T220"> section). These methods are equivalent. For the last two, JPPF will internally create instances of a default implementation of ClassPathElement (class <text:s/></text:span><text:a xlink:type="simple" xlink:href="https://www.jppf.org/javadoc/6.1/index.html?org/jppf/node/protocol/ClassPathElementImpl.html" text:style-name="Internet_20_link" text:visited-style-name="Visited_20_Internet_20_Link"><text:span text:style-name="T220">ClassPathElementImpl</text:span></text:a><text:span text:style-name="T220">). It is preferred to avoid creating </text:span><text:span text:style-name="Code_20_char"><text:span text:style-name="T220">ClassPathElement</text:span></text:span><text:span text:style-name="T220"> instances, as it makes the code less cumbersome and independent from any specific implementation.</text:span></text:p>
      <text:p text:style-name="P66"/>
      <text:p text:style-name="P363">The <text:span text:style-name="Code_20_char">add(...)</text:span> method which takes a boolean <text:span text:style-name="T534">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1/index.html?org/jppf/location/FileLocation.html" text:style-name="Internet_20_link" text:visited-style-name="Visited_20_Internet_20_Link"><text:span text:style-name="Code_20_char"><text:span text:style-name="T155">FileLocation</text:span></text:span></text:a> or <text:a xlink:type="simple" xlink:href="https://www.jppf.org/javadoc/6.1/index.html?org/jppf/location/URLLocation.html" text:style-name="Internet_20_link" text:visited-style-name="Visited_20_Internet_20_Link">URLLocation</text:a> instances with a "file" URL protocol (e.g "file:/home/user/mylib.jar").</text:p>
      <text:p text:style-name="P66"/>
      <text:p text:style-name="P84"><text:span text:style-name="T221">Also note that </text:span><text:a xlink:type="simple" xlink:href="https://www.jppf.org/javadoc/6.1/index.html?org/jppf/node/protocol/ClassPath.html" text:style-name="Internet_20_link" text:visited-style-name="Visited_20_Internet_20_Link"><text:span text:style-name="T221">ClassPath</text:span></text:a><text:span text:style-name="T221"> implements </text:span><text:a xlink:type="simple" xlink:href="https://docs.oracle.com/javase/8/docs/api/index.html?java/lang/Iterable.html" text:style-name="Internet_20_link" text:visited-style-name="Visited_20_Internet_20_Link"><text:span text:style-name="T221">Iterable</text:span></text:a><text:span text:style-name="T221">&lt;</text:span><text:a xlink:type="simple" xlink:href="https://www.jppf.org/javadoc/6.1/index.html?org/jppf/node/protocol/ClassPathElement.html" text:style-name="Internet_20_link" text:visited-style-name="Visited_20_Internet_20_Link"><text:span text:style-name="T221">ClassPathElement</text:span></text:a><text:span text:style-name="T221">&gt;, so that it can be used in </text:span><text:span text:style-name="Code_20_char"><text:span text:style-name="T221">for</text:span></text:span><text:span text:style-name="T221"> loops:</text:span></text:p>
      <text:p text:style-name="P66"/>
      <text:p text:style-name="P456">for (ClassPathElement elt: myJob.getSLA().getClassPath()) ...;</text:p>
      <text:p text:style-name="P65"/>
      <text:p text:style-name="P84"><text:span text:style-name="T220">The </text:span><text:a xlink:type="simple" xlink:href="https://www.jppf.org/javadoc/6.1/index.html?org/jppf/node/protocol/ClassPathElement.html" text:style-name="Internet_20_link" text:visited-style-name="Visited_20_Internet_20_Link"><text:span text:style-name="T220">ClassPathElement</text:span></text:a><text:span text:style-name="T220"> interface is defined as follows:</text:span></text:p>
      <text:p text:style-name="P64"/>
      <text:p text:style-name="P457">public interface ClassPathElement extends Serializable {</text:p>
      <text:p text:style-name="P455"><text:span text:style-name="T220"><text:s text:c="2"/></text:span><text:span text:style-name="T64">// get the </text:span><text:span text:style-name="T146">source</text:span><text:span text:style-name="T66"> (</text:span><text:span text:style-name="T146">relative </text:span><text:span text:style-name="T66">to the client)</text:span><text:span text:style-name="T64"> location of this element</text:span></text:p>
      <text:p text:style-name="P457"><text:s text:c="2"/>Location&lt;?&gt; getLocalLocation();</text:p>
      <text:p text:style-name="P455"><text:span text:style-name="T220"><text:s text:c="2"/></text:span><text:span text:style-name="T64">// get the </text:span><text:span text:style-name="T146">target</text:span><text:span text:style-name="T66"> (</text:span><text:span text:style-name="T146">relative</text:span><text:span text:style-name="T66"> to the node) </text:span><text:span text:style-name="T64">location of this element, </text:span><text:span text:style-name="T66">if any</text:span></text:p>
      <text:p text:style-name="P457"><text:s text:c="2"/>Location&lt;?&gt; getRemoteLocation();</text:p>
      <text:p text:style-name="P662"><text:span text:style-name="T220"><text:s text:c="2"/></text:span><text:span text:style-name="T64">// whether to copy to an already existing file target</text:span></text:p>
      <text:p text:style-name="P458"><text:s text:c="2"/>boolean isCopyToExistingFile();</text:p>
      <text:p text:style-name="P662"><text:span text:style-name="T220"><text:s text:c="2"/></text:span><text:span text:style-name="T64">// </text:span><text:span text:style-name="T65">p</text:span><text:span text:style-name="T64">erform a validation of this classpath element</text:span></text:p>
      <text:p text:style-name="P457"><text:s text:c="2"/>boolean validate();</text:p>
      <text:p text:style-name="P457">}</text:p>
      <text:p text:style-name="P64"/>
      <text:p text:style-name="P8"><text:span text:style-name="T222">JPPF provides a default implementation </text:span><text:a xlink:type="simple" xlink:href="https://www.jppf.org/javadoc/6.1/index.html?org/jppf/node/protocol/ClassPathElementImpl.html" text:style-name="Internet_20_link" text:visited-style-name="Visited_20_Internet_20_Link"><text:span text:style-name="T222">ClassPathElementImpl</text:span></text:a><text:span text:style-name="T222"> which does not perform any validation, that is, its </text:span><text:span text:style-name="Code_20_char"><text:span text:style-name="T222">validate()</text:span></text:span><text:span text:style-name="T222"> method always returns </text:span><text:span text:style-name="Code_20_char"><text:span text:style-name="T222">true</text:span></text:span><text:span text:style-name="T222">.</text:span></text:p>
      <text:p text:style-name="P67"/>
      <text:p text:style-name="P68">Finally, here is an example of how this can all be put together:</text:p>
      <text:p text:style-name="P68"/>
      <text:p text:style-name="P459">JPPFJob myJob = new JPPFJob();</text:p>
      <text:p text:style-name="P460">ClassPath classpath = myJob.getSLA().getClassPath();</text:p>
      <text:p text:style-name="P460"/>
      <text:p text:style-name="P388">// wrap a jar file into a FileLocation object</text:p>
      <text:p text:style-name="P459">Location jarLocation = new FileLocation(“libs/MyLib.jar”);</text:p>
      <text:p text:style-name="P388">// copy the jar file in memory</text:p>
      <text:p text:style-name="P459">Location location = jarLocation.copyTo(new MemoryLocation(jarLocation.size());</text:p>
      <text:p text:style-name="P407">// or another way to do this:</text:p>
      <text:p text:style-name="P428">location = new MemoryLocation(jarLocation.toByteArray());</text:p>
      <text:p text:style-name="P388">// add it as classpath element</text:p>
      <text:p text:style-name="P460">classpath.add(location);</text:p>
      <text:p text:style-name="P460"/>
      <text:p text:style-name="P390">// <text:span text:style-name="T533">add another jar to download from Maven Central,</text:span></text:p>
      <text:p text:style-name="P423">// which will be copied onto the node's local file system</text:p>
      <text:p text:style-name="P661">Location&lt;URL&gt; source = new MavenCentralLocation("org.jppf:jppf-common:6.0");</text:p>
      <text:p text:style-name="P661">Location&lt;String&gt; target = new FileLocation("templib/jppf-common-6.0.jar");</text:p>
      <text:p text:style-name="P390">// <text:span text:style-name="T535">don't download from maven central and copy to a file if the jar file already exists</text:span></text:p>
      <text:p text:style-name="P460">classpath.add(<text:span text:style-name="T533">source, target, false</text:span>);</text:p>
      <text:p text:style-name="P460"><text:s/></text:p>
      <text:p text:style-name="P389">// tell the node to reset the tasks classloader with this new class path</text:p>
      <text:p text:style-name="P429">classpath.setForceClassLoaderReset(true);</text:p>
      <text:list xml:id="list94706696016167" text:continue-numbering="true" text:style-name="Outline">
        <text:list-item>
          <text:list>
            <text:list-item>
              <text:list>
                <text:list-item>
                  <text:list>
                    <text:list-item>
                      <text:h text:style-name="P756" text:outline-level="4"><text:soft-page-break/>Maximum number of tasks resubmits</text:h>
                    </text:list-item>
                  </text:list>
                </text:list-item>
              </text:list>
            </text:list-item>
          </text:list>
        </text:list-item>
      </text:list>
      <text:p text:style-name="P121"><text:span text:style-name="T278">As we have seen in the “</text:span><text:a xlink:type="simple" xlink:href="#1.1.5.Resubmitting a task|outline" text:style-name="Internet_20_link" text:visited-style-name="Visited_20_Internet_20_Link"><text:span text:style-name="T278">resubmitting a task</text:span></text:a><text:span text:style-name="T278">” section, tasks have the ability to schedule themselves for resubmission by the server. The job server-side SLA allows you to set the maximum number of times this can occur, with the following accessors:</text:span></text:p>
      <text:p text:style-name="P121"/>
      <text:p text:style-name="P502">public <text:span text:style-name="T450">class</text:span> JobSLA extends JobCommonSLA<text:span text:style-name="T452">&lt;JobSLA&gt;</text:span> {</text:p>
      <text:p text:style-name="P498"><text:span text:style-name="T278"><text:s text:c="2"/></text:span><text:span text:style-name="T83">// get the naximum number of times a task can resubmit itself</text:span></text:p>
      <text:p text:style-name="P498"><text:span text:style-name="T278"><text:s text:c="2"/></text:span><text:span text:style-name="T83">// via AbstractTask.setResubmit(boolean)</text:span></text:p>
      <text:p text:style-name="P499"><text:s text:c="2"/><text:span text:style-name="T450">public </text:span>int getMaxTaskResubmits()</text:p>
      <text:p text:style-name="P498"><text:span text:style-name="T278"><text:s text:c="2"/></text:span><text:span text:style-name="T83">// set the naximum number of times a task can resubmit itself</text:span></text:p>
      <text:p text:style-name="P501"><text:s text:c="2"/><text:span text:style-name="T450">public JobSLA</text:span> setMaxTaskResubmits(int maxResubmits)</text:p>
      <text:p text:style-name="P500"><text:span text:style-name="T323"><text:s text:c="2"/></text:span><text:span text:style-name="T106">// Determine whether the max resubmits limit for tasks is also applied</text:span></text:p>
      <text:p text:style-name="P500"><text:span text:style-name="T323"><text:s text:c="2"/></text:span><text:span text:style-name="T106">// when tasks are resubmitted due to a node error</text:span></text:p>
      <text:p text:style-name="P620"><text:s text:c="2"/><text:span text:style-name="T450">public </text:span>boolean isApplyMaxResubmitsUponNodeError()</text:p>
      <text:p text:style-name="P546"><text:span text:style-name="T323"><text:s text:c="2"/></text:span><text:span text:style-name="T106">// Specify whether the max resubmits limit for tasks should also be applied</text:span></text:p>
      <text:p text:style-name="P546"><text:span text:style-name="T323"><text:s text:c="2"/></text:span><text:span text:style-name="T106">// when tasks are resubmitted due to a node error</text:span></text:p>
      <text:p text:style-name="P620"><text:s text:c="2"/><text:span text:style-name="T450">public JobSLA</text:span> setApplyMaxResubmitsUponNodeError(boolean applyMaxResubmitsUponNodeError)</text:p>
      <text:p text:style-name="P499">}</text:p>
      <text:p text:style-name="P123"/>
      <text:p text:style-name="P121"><text:span text:style-name="T278">The default value for the </text:span><text:span text:style-name="Code_20_char"><text:span text:style-name="T278">maxTaskResubmits</text:span></text:span><text:span text:style-name="T278">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78">maxResubmits attribute</text:span></text:a><text:span text:style-name="T278"> of individual tasks.</text:span></text:p>
      <text:p text:style-name="P126"/>
      <text:p text:style-name="P122"><text:span text:style-name="T323">The </text:span><text:span text:style-name="Code_20_char"><text:span text:style-name="T323">applyMaxResubmitsUponNodeError</text:span></text:span><text:span text:style-name="T323"> flag is set to false by default. This means that, when the tasks are resubmitted due to a node connection error, the resubmit will not count with regards to the limit. To change this behavior, </text:span><text:span text:style-name="Code_20_char"><text:span text:style-name="T323">setApplyMaxResubmitsUponNodeError(true)</text:span></text:span><text:span text:style-name="T323"> must be called explicitely.</text:span></text:p>
      <text:p text:style-name="P123"/>
      <text:p text:style-name="P124">Example usage:</text:p>
      <text:p text:style-name="P124"/>
      <text:p text:style-name="P503">public class MyTask extends AbstractTask&lt;String&gt; {</text:p>
      <text:p text:style-name="P504"><text:s text:c="2"/>@Override public void run() {</text:p>
      <text:p text:style-name="Code_20_block"><text:span text:style-name="T279"><text:s text:c="4"/></text:span><text:span text:style-name="T84">// </text:span><text:span text:style-name="T85">unconditional resubmit could lead to an infinite loop</text:span></text:p>
      <text:p text:style-name="P503"><text:s text:c="4"/>setResubmit(true);</text:p>
      <text:p text:style-name="Code_20_block"><text:span text:style-name="T279"><text:s text:c="4"/></text:span><text:span text:style-name="T84">// the result will only be kept after the max number of resubmits is reached</text:span></text:p>
      <text:p text:style-name="P503"><text:s text:c="4"/>setResult("success");</text:p>
      <text:p text:style-name="P503"><text:s text:c="2"/>}</text:p>
      <text:p text:style-name="P503">}</text:p>
      <text:p text:style-name="P503"/>
      <text:p text:style-name="P503">JPPFJob job = new JPPFJob();</text:p>
      <text:p text:style-name="P503">job.add(new MyTask());</text:p>
      <text:p text:style-name="P397">// tasks can be resubmitted 4 times, meaning they can execute up to 5 times total</text:p>
      <text:p text:style-name="P505">job.getSLA().setMaxTaskResubmits(4);</text:p>
      <text:p text:style-name="P398">// <text:span text:style-name="T324">resubmits due to node errors are also counted</text:span></text:p>
      <text:p text:style-name="P505">job.getSLA().set<text:span text:style-name="T324">Apply</text:span>MaxResubmits<text:span text:style-name="T324">UponNodeError</text:span>(<text:span text:style-name="T324">true</text:span>);</text:p>
      <text:p text:style-name="P397">// ... submit the job and get the results ...</text:p>
      <text:list xml:id="list94706778521048" text:continue-numbering="true" text:style-name="Outline">
        <text:list-item>
          <text:list>
            <text:list-item>
              <text:list>
                <text:list-item>
                  <text:list>
                    <text:list-item>
                      <text:h text:style-name="P757"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560">public <text:span text:style-name="T450">class</text:span> JobSLA extends JobCommonSLA<text:span text:style-name="T452">&lt;JobSLA&gt;</text:span> {</text:p>
      <text:p text:style-name="Code_20_block"><text:span text:style-name="T331"><text:s text:c="2"/></text:span><text:span text:style-name="T114">// Determine whether remote class loading is enabled for the job. Default to true</text:span></text:p>
      <text:p text:style-name="P559"><text:s text:c="2"/><text:span text:style-name="T450">public </text:span>boolean isRemoteClassLoadingEnabled()</text:p>
      <text:p text:style-name="P558"/>
      <text:p text:style-name="Code_20_block"><text:span text:style-name="T331"><text:s text:c="2"/></text:span><text:span text:style-name="T114">// Specify whether remote class loading is enabled for the job</text:span></text:p>
      <text:p text:style-name="P559"><text:s text:c="2"/><text:span text:style-name="T450">public JobSLA</text:span> setRemoteClassLoadingEnabled(boolean enabled)</text:p>
      <text:p text:style-name="P558">}</text:p>
      <text:p text:style-name="P127"/>
      <text:p text:style-name="P125"><text:span text:style-name="T43">Note 1</text:span><text:span text:style-name="T331">: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43">Note 2</text:span><text:span text:style-name="T331">: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text:soft-page-break/>Example usage:</text:p>
      <text:p text:style-name="P129"/>
      <text:p text:style-name="Code_20_block">JPPFJob job =new JPPFJob();</text:p>
      <text:p text:style-name="P382">// disable remote class loading at exeution time</text:p>
      <text:p text:style-name="Code_20_block">job.getSLA().setRemoteClassLoadingEnabled(false);</text:p>
      <text:list xml:id="list94706343633175"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416">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94705843398083" text:continue-list="list94705001946771" text:style-name="List_20_1">
        <text:list-item>
          <text:p text:style-name="P720"><text:span text:style-name="T420">it</text:span> is evaluated against the properties of the <text:span text:style-name="T1">server</text:span></text:p>
        </text:list-item>
        <text:list-item>
          <text:p text:style-name="P720">it may include any number <text:span text:style-name="T417">of </text:span><text:a xlink:type="simple" xlink:href="#1.5.2.11.Grid policy|outline" text:style-name="Internet_20_link" text:visited-style-name="Visited_20_Internet_20_Link"><text:span text:style-name="T417">server global policies</text:span></text:a><text:span text:style-name="T417"> that count the nodes matching a given </text:span><text:span text:style-name="T15">node</text:span><text:span text:style-name="T417"> policy</text:span></text:p>
        </text:list-item>
      </text:list>
      <text:p text:style-name="P131"/>
      <text:p text:style-name="P133">This policy is accessible with the following setter and getter of the SLA:</text:p>
      <text:p text:style-name="P133"/>
      <text:p text:style-name="P626">public <text:span text:style-name="T450">class</text:span> JobSLA extends JobCommonSLA<text:span text:style-name="T452">&lt;JobSLA&gt;</text:span> {</text:p>
      <text:p text:style-name="Code_20_block"><text:s text:c="2"/><text:span text:style-name="T55">// Get the global grid execution policy</text:span></text:p>
      <text:p text:style-name="P625"><text:s text:c="2"/><text:span text:style-name="T450">public </text:span>ExecutionPolicy getGridExecutionPolicy()</text:p>
      <text:p text:style-name="Code_20_block"/>
      <text:p text:style-name="Code_20_block"><text:s text:c="2"/><text:span text:style-name="T55">// Set the global grid execution policy</text:span></text:p>
      <text:p text:style-name="P625"><text:s text:c="2"/><text:span text:style-name="T450">public JobSLA</text:span>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19">o</text:span>d<text:span text:style-name="T419">e</text:span> something li<text:span text:style-name="T420">k</text:span>e this:</text:p>
      <text:p text:style-name="P133"/>
      <text:p text:style-name="Code_20_block">int GB = 1024*1024*1024; <text:span text:style-name="T55">// 1 GB</text:span></text:p>
      <text:p text:style-name="Code_20_block">JPPFJob job = new JPPFJob();</text:p>
      <text:p text:style-name="P382">// evaluated against each node's properties</text:p>
      <text:p text:style-name="Code_20_block">ExecutionPolicy nodePolicy = new MoreThan("jppf.processing.threads", 4);</text:p>
      <text:p text:style-name="P382">// evaluated against the server's properties</text:p>
      <text:p text:style-name="Code_20_block">ExecutionPolicy gridPolicy = new AtLeast("<text:span text:style-name="T419">available</text:span>Memory", 2*GB)</text:p>
      <text:p text:style-name="Code_20_block"><text:s text:c="2"/>.and(new NodesMatching(Operator.<text:span text:style-name="T421">MORE_THAN</text:span>, 3, nodePolicy));</text:p>
      <text:p text:style-name="P382">// <text:span text:style-name="T418">set the grid policy onto the SLA</text:span></text:p>
      <text:p text:style-name="Code_20_block">job.getSLA().setGridExecutionPolicy(gridPolicy);</text:p>
      <text:list xml:id="list94705308024225" text:continue-list="list94706343633175"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78">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5">jppf.java.path</text:span></text:span>" and "<text:span text:style-name="Code_20_char"><text:span text:style-name="T425">jppf.jvm.options</text:span></text:span>", which allow specifiying the JVM and its options for running the node after restart. <text:span text:style-name="T425">It also includes any custom, application-defined property than can be expressed in a configuration file.</text:span></text:p>
      <text:p text:style-name="P278"/>
      <text:p text:style-name="P279">This is done with the following <text:a xlink:type="simple" xlink:href="https://www.jppf.org/javadoc/6.1/index.html?org/jppf/node/protocol/JobSLA.html" text:style-name="Internet_20_link" text:visited-style-name="Visited_20_Internet_20_Link">JobSLA</text:a> methods: </text:p>
      <text:p text:style-name="P279"/>
      <text:p text:style-name="P626">public <text:span text:style-name="T450">class</text:span> JobSLA extends JobCommonSLA<text:span text:style-name="T452">&lt;JobSLA&gt;</text:span> {</text:p>
      <text:p text:style-name="Code_20_block"><text:s text:c="2"/><text:span text:style-name="T55">// Get the configuration of the node(s) this job should be executed on</text:span></text:p>
      <text:p text:style-name="P625"><text:s text:c="2"/><text:span text:style-name="T450">public </text:span>JPPFNodeConfigSpec getDesiredNodeConfiguration()</text:p>
      <text:p text:style-name="Code_20_block"/>
      <text:p text:style-name="Code_20_block"><text:s text:c="2"/><text:span text:style-name="T55">// Set the configuration of the node(s) this job should be executed on</text:span></text:p>
      <text:p text:style-name="P625"><text:s text:c="2"/><text:span text:style-name="T450">public JobSLA</text:span> setDesiredNodeConfiguration(JPPFNodeConfigSpec nodeConfigurationSpec)</text:p>
      <text:p text:style-name="Code_20_block">}</text:p>
      <text:p text:style-name="P279"/>
      <text:p text:style-name="P280">The desired node configuration is specified as a <text:a xlink:type="simple" xlink:href="https://www.jppf.org/javadoc/6.1/index.html?org/jppf/node/protocol/JPPFNodeConfigSpec.html" text:style-name="Internet_20_link" text:visited-style-name="Visited_20_Internet_20_Link">JPPFNodeConfigSpec</text:a> object, defined as follows:</text:p>
      <text:p text:style-name="P280"/>
      <text:p text:style-name="Code_20_block">public class JPPFNodeConfigSpec implements Serializable {</text:p>
      <text:p text:style-name="Code_20_block"><text:s text:c="2"/><text:span text:style-name="T55">// Initialize this </text:span><text:span text:style-name="T129">object</text:span><text:span text:style-name="T55"> with </text:span><text:span text:style-name="T129">a desired</text:span><text:span text:style-name="T55"> configuration and a restart flag set to true</text:span></text:p>
      <text:p text:style-name="P605"><text:s text:c="2"/>public JPPFNodeConfigSpec(TypedProperties desiredConfiguration)</text:p>
      <text:p text:style-name="P605"><text:s text:c="4"/>throws IllegalArgumentException</text:p>
      <text:p text:style-name="Code_20_block"/>
      <text:p text:style-name="Code_20_block"><text:s text:c="2"/><text:span text:style-name="T55">// Initialize this </text:span><text:span text:style-name="T129">object</text:span><text:span text:style-name="T55"> with </text:span><text:span text:style-name="T129">a</text:span><text:span text:style-name="T55"> desired configuration and restart flag</text:span></text:p>
      <text:p text:style-name="P605"><text:s text:c="2"/>public JPPFNodeConfigSpec(TypedProperties desiredConfiguration, boolean forceRestart)</text:p>
      <text:p text:style-name="P605"><text:s text:c="4"/>throws IllegalArgumentException</text:p>
      <text:p text:style-name="Code_20_block"/>
      <text:p text:style-name="Code_20_block"/>
      <text:p text:style-name="Code_20_block"><text:soft-page-break/><text:s text:c="2"/><text:span text:style-name="T55">// Get the desired JPPF configuration of each node</text:span></text:p>
      <text:p text:style-name="Code_20_block"><text:s text:c="2"/>public TypedProperties getConfiguration()</text:p>
      <text:p text:style-name="Code_20_block"/>
      <text:p text:style-name="Code_20_block"><text:s text:c="2"/><text:span text:style-name="T55">// Determine whether to force the restart of a node after reconfiguring it</text:span></text:p>
      <text:p text:style-name="Code_20_block"><text:s text:c="2"/>public boolean isForceRestart()</text:p>
      <text:p text:style-name="Code_20_block">}</text:p>
      <text:p text:style-name="P281"/>
      <text:p text:style-name="P282">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2">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2"/>
      <text:p text:style-name="P283">It is important to note that this SLA attribute is evaluated in combination with the other attrbiutes of the job SLA. In particular, it should no<text:span text:style-name="T426">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3"/>
      <text:p text:style-name="P283">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3"/>
      <text:p text:style-name="P284">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7">e</text:span>lled or expires.</text:p>
      <text:p text:style-name="P284"/>
      <text:p text:style-name="P285">Example usage:</text:p>
      <text:p text:style-name="P285"/>
      <text:p text:style-name="Code_20_block">JPPFJob job = new JPPFJob();</text:p>
      <text:p text:style-name="P382">//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82">// create the node config spec with restart only when the p<text:span text:style-name="T427">r</text:span>operties don't match</text:p>
      <text:p text:style-name="Code_20_block">JPPFNodeConfigSpec desiredConfig = new JPPFNodeConfigSpec(props, false);</text:p>
      <text:p text:style-name="P382">// set the corresponding SLA attribute</text:p>
      <text:p text:style-name="Code_20_block">job.getSLA().setDesiredNodeConfiguration(desiredConfig);</text:p>
      <text:p text:style-name="P382">// limit to 2 nodes max</text:p>
      <text:p text:style-name="Code_20_block">job.getSLA().setMaxNodes(2);</text:p>
      <text:p text:style-name="P382">// ensure the job expires after 10 m<text:span text:style-name="T427">i</text:span>n<text:span text:style-name="T427">utes</text:span> max</text:p>
      <text:p text:style-name="Code_20_block">job.getSLA().setJobExpirationSchedule(new JPPFSchedule(10L*60L*1000L));</text:p>
      <text:list xml:id="list94705999932372"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47"><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47"/>
      <text:p text:style-name="Code_20_block">public class JobSLA extends JobCommonSLA&lt;JobSLA&gt; {</text:p>
      <text:p text:style-name="Code_20_block"><text:s text:c="2"/><text:span text:style-name="T55">// Get the specification of the job persistence in the driver</text:span></text:p>
      <text:p text:style-name="Code_20_block"><text:s text:c="2"/>public PersistenceSpec getPersistenceSpec()</text:p>
      <text:p text:style-name="Code_20_block">}</text:p>
      <text:p text:style-name="P301"/>
      <text:p text:style-name="P347">This attribute is an instance <text:span text:style-name="T510">o</text:span>f the class <text:a xlink:type="simple" xlink:href="https://www.jppf.org/javadoc/6.1/index.html?org/jppf/node/protocol/PersistenceSpec.html" text:style-name="Internet_20_link" text:visited-style-name="Visited_20_Internet_20_Link">PersistenceSpec</text:a>, defined as follows:</text:p>
      <text:p text:style-name="P301"/>
      <text:p text:style-name="P649">public class PersistenceSpec implements Serializable {</text:p>
      <text:p text:style-name="P649"><text:s text:c="2"/><text:span text:style-name="T55">// Determine whether the job is persisted in the driver. </text:span><text:span text:style-name="T137">D</text:span><text:span text:style-name="T55">efaults to false</text:span></text:p>
      <text:p text:style-name="P649"><text:s text:c="2"/>public boolean isPersistent()</text:p>
      <text:p text:style-name="P649"><text:s text:c="2"/><text:span text:style-name="T55">// Specify whether the job is persisted in the driver</text:span></text:p>
      <text:p text:style-name="P649"><text:s text:c="2"/>public PersistenceSpec setPersistent(boolean persistent)</text:p>
      <text:p text:style-name="P650"><text:s text:c="2"/><text:span text:style-name="T55">// </text:span><text:span text:style-name="T142">W</text:span><text:span text:style-name="T55">hether the driver should automatically execute the persisted job </text:span><text:span text:style-name="T142">upon</text:span><text:span text:style-name="T55"> restart.</text:span></text:p>
      <text:p text:style-name="P650"><text:span text:style-name="T55"><text:s text:c="2"/>// </text:span><text:span text:style-name="T137">D</text:span><text:span text:style-name="T55">efaults to false</text:span></text:p>
      <text:p text:style-name="P649"><text:s text:c="2"/>public boolean isAutoExecuteOnRestart()</text:p>
      <text:p text:style-name="P649"><text:soft-page-break/><text:s text:c="2"/><text:span text:style-name="T55">// Specify whether the driver should automatically execute the job after a restart</text:span></text:p>
      <text:p text:style-name="P649"><text:s text:c="2"/>public PersistenceSpec setAutoExecuteOnRestart(boolean autoExecuteOnRestart)</text:p>
      <text:p text:style-name="P649"><text:s text:c="2"/><text:span text:style-name="T55">// </text:span><text:span text:style-name="T142">W</text:span><text:span text:style-name="T55">hether the job should be deleted from the store </text:span><text:span text:style-name="T137">upon completion. D</text:span><text:span text:style-name="T55">efault</text:span><text:span text:style-name="T137">s</text:span><text:span text:style-name="T55"> to true</text:span></text:p>
      <text:p text:style-name="P649"><text:s text:c="2"/>public boolean isDeleteOnCompletion()</text:p>
      <text:p text:style-name="P649"><text:s text:c="2"/><text:span text:style-name="T55">// Determine whether the job should be deleted from the store </text:span><text:span text:style-name="T137">upon</text:span><text:span text:style-name="T55"> </text:span><text:span text:style-name="T137">completion</text:span></text:p>
      <text:p text:style-name="P649"><text:s text:c="2"/>public PersistenceSpec setDeleteOnCompletion(boolean deleteOnCompletion)</text:p>
      <text:p text:style-name="P649">}</text:p>
      <text:p text:style-name="P301"/>
      <text:p text:style-name="P303"><text:span text:style-name="T508">I</text:span>nstances of this class manage three boolean flags:</text:p>
      <text:p text:style-name="P301"/>
      <text:list xml:id="list94705463927109" text:continue-list="list2475695237" text:style-name="List_20_2">
        <text:list-item>
          <text:p text:style-name="P714"><text:span text:style-name="T508">the "</text:span><text:span text:style-name="T32">persistent</text:span><text:span text:style-name="T468">"</text:span> flag <text:span text:style-name="T468">determines whether the job is persisted at all. By default, it is set to </text:span><text:span text:style-name="T47">false.</text:span></text:p>
        </text:list-item>
        <text:list-item>
          <text:p text:style-name="P714"><text:span text:style-name="T508">the "</text:span><text:span text:style-name="T32">delete on completion</text:span><text:span text:style-name="T468">"</text:span> flag <text:span text:style-name="T475">determines whether the job should be removed from the store when it completes. This flag is set to </text:span><text:span text:style-name="T46">true</text:span><text:span text:style-name="T475"> by default.</text:span></text:p>
        </text:list-item>
        <text:list-item>
          <text:p text:style-name="P714"><text:span text:style-name="T508">the "</text:span><text:span text:style-name="T32">auto execute on restart</text:span><text:span text:style-name="T468">"</text:span> flag <text:span text:style-name="T475">tells a driver that, upon restart, it should automatically resubmit the job's unexecuted tasks until the job completes. This flag is set to </text:span><text:span text:style-name="T46">false</text:span><text:span text:style-name="T475"> by default.</text:span></text:p>
        </text:list-item>
      </text:list>
      <text:p text:style-name="P37"/>
      <text:p text:style-name="P312"><text:span text:style-name="T508">The following </text:span>example <text:span text:style-name="T508">shows</text:span> how we would configure a persistent job that should be automatically executed upon driver restart and deleted from the store upon completion:</text:p>
      <text:p text:style-name="P312"/>
      <text:p text:style-name="P649">JPPFJob job = new JPPFJob();</text:p>
      <text:p text:style-name="P649">job.getSLA().getPersistenceSpec()</text:p>
      <text:p text:style-name="P649"><text:s text:c="2"/>.setPersistent(true)</text:p>
      <text:p text:style-name="P649"><text:s text:c="2"/>.setAutoExecuteOnRestart(<text:span text:style-name="T477">true</text:span>)</text:p>
      <text:p text:style-name="P649"><text:s text:c="2"/>.setDeleteOnCompletion(true);</text:p>
      <text:list xml:id="list94706687011298" text:continue-list="list94705999932372" text:style-name="Outline">
        <text:list-item>
          <text:list>
            <text:list-item>
              <text:list>
                <text:list-item>
                  <text:list>
                    <text:list-item>
                      <text:h text:style-name="Heading_20_4" text:outline-level="4">Maximum driver depth</text:h>
                    </text:list-item>
                  </text:list>
                </text:list-item>
              </text:list>
            </text:list-item>
          </text:list>
        </text:list-item>
      </text:list>
      <text:p text:style-name="P746">In a JPPF <text:a xlink:type="simple" xlink:href="https://www.jppf.org/doc/6.1/index.php?title=JPPF_Overview#Architecture_and_topology" text:style-name="Internet_20_link" text:visited-style-name="Visited_20_Internet_20_Link">multi-server topology</text:a>, where JPPF servers can offload a part of their workload (i.e. jobs) to one another, it is possible to limit the number of peer servers a job can be sent to. Accessing <text:span text:style-name="T573">and</text:span> setting this limit is done with the following methods of a job SLA:</text:p>
      <text:p text:style-name="P746"/>
      <text:p text:style-name="Code_20_block">public class JobSLA extends JobCommonSLA&lt;JobSLA&gt; {</text:p>
      <text:p text:style-name="Code_20_block"><text:s text:c="2"/><text:span text:style-name="T55">// Determine how many drivers a job can traverse before being executed on a node</text:span></text:p>
      <text:p text:style-name="Code_20_block"><text:s text:c="2"/>public int getMaxDriverDepth()</text:p>
      <text:p text:style-name="Code_20_block"/>
      <text:p text:style-name="Code_20_block"><text:s text:c="2"/><text:span text:style-name="T55">// Set how many drivers a job can traverse before being executed on a node</text:span></text:p>
      <text:p text:style-name="Code_20_block"><text:s text:c="2"/>public JobSLA setMaxDriverDepth(int maxDriverDepth) </text:p>
      <text:p text:style-name="Code_20_block">}</text:p>
      <text:p text:style-name="P37"/>
      <text:p text:style-name="P747">By default, there is no limit and <text:span text:style-name="Code_20_char">getMaxDriverDepth()</text:span> will return <text:a xlink:type="simple" xlink:href="https://docs.oracle.com/javase/8/docs/api/java/lang/Integer.html#MAX_VALUE" text:style-name="Internet_20_link" text:visited-style-name="Visited_20_Internet_20_Link">Integer.MAX_VALUE</text:a>.</text:p>
      <text:p text:style-name="P747"/>
      <text:p text:style-name="P750">Example usage:</text:p>
      <text:p text:style-name="P750"/>
      <text:p text:style-name="Code_20_block">JPPFJob job = ...;</text:p>
      <text:p text:style-name="P382">// limit to a single driver, which means that the</text:p>
      <text:p text:style-name="P382">// job cannot be offloaded to a<text:span text:style-name="T574">nother</text:span> driver</text:p>
      <text:p text:style-name="Code_20_block">job.getSLA().setMaxDriverDepth(1);</text:p>
      <text:list xml:id="list94705515676536"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1/index.html?org/jppf/node/protocol/JobClientSLA.html" text:style-name="Internet_20_link" text:visited-style-name="Visited_20_Internet_20_Link"><text:span text:style-name="Code_20_char">JobClientSLA</text:span></text:a>, defined as:</text:p>
      <text:p text:style-name="P1"/>
      <text:p text:style-name="P626">public <text:span text:style-name="T449">class</text:span> JobClientSLA extends JobCommonSLA<text:span text:style-name="T452">&lt;JobClientSLA&gt;</text:span> {</text:p>
      <text:p text:style-name="Code_20_block"><text:s text:c="2"/><text:span text:style-name="T55">// The maximum number of channels the job can be sent through,</text:span></text:p>
      <text:p text:style-name="Code_20_block"><text:s text:c="2"/><text:span text:style-name="T55">// including the local executor if any is configured</text:span></text:p>
      <text:p text:style-name="Code_20_block"><text:s text:c="2"/><text:span text:style-name="T449">public </text:span>int getMaxChannels()</text:p>
      <text:p text:style-name="P624"><text:s text:c="2"/><text:span text:style-name="T449">public JobClientSLA</text:span> setMaxChannels(int maxChannels)</text:p>
      <text:p text:style-name="Code_20_block">}</text:p>
      <text:p text:style-name="Standard"/>
      <text:p text:style-name="Note_5f_Tip"><text:span text:style-name="T32">Note</text:span>: <text:span text:style-name="T1">since JPPF clients do not have a management interface, none of the client-side SLA attributes are manageable.</text:span></text:p>
      <text:list xml:id="list9470636326654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211">The default value of this attribute is 1.</text:span></text:p>
      <text:p text:style-name="P59"/>
      <text:p text:style-name="P749"/>
      <text:p text:style-name="P751">Using more than one channel for a job enables faster I/O between the client and the server, since the job can be split in multiple chunks and sent to the server via multiple channels in parallel.</text:p>
      <text:p text:style-name="P1"/>
      <text:p text:style-name="Note_5f_Tip"><text:span text:style-name="T32">Note 1</text:span>: <text:span text:style-name="T1">when the JPPF client is configured with a single server connection, this attribute has no effect.</text:span></text:p>
      <text:p text:style-name="Note_5f_Tip"><text:span text:style-name="T32">Note 2</text:span>: <text:span text:style-name="T1">when local execution is enabled in the JPPF client, the local executor counts as one (additional) channel.</text:span></text:p>
      <text:p text:style-name="Note_5f_Tip"><text:span text:style-name="T32">Note 3</text:span>: <text:span text:style-name="T1">the resulting assignment of channels to the job is influenced by other attributes, especially the execution policy.</text:span></text:p>
      <text:p text:style-name="Standard"/>
      <text:p text:style-name="P60">Example usage:</text:p>
      <text:p text:style-name="P60"/>
      <text:p text:style-name="P448">JPPFJob job = new JPPFJob();</text:p>
      <text:p text:style-name="P387">// use 2 channels to send the job and receive the results</text:p>
      <text:p text:style-name="P448">job.getClientSLA().setMaxChannels(2);</text:p>
      <text:p text:style-name="P58"/>
      <text:list xml:id="list94706175380237" text:continue-numbering="true" text:style-name="Outline">
        <text:list-item>
          <text:list>
            <text:list-item>
              <text:h text:style-name="P793"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1/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205">is defined as follows:</text:span></text:p>
      <text:p text:style-name="P52"/>
      <text:p text:style-name="P438">public interface JobMetadata extends Metadata {</text:p>
      <text:p text:style-name="P438">}</text:p>
      <text:p text:style-name="P53"/>
      <text:p text:style-name="P51"><text:span text:style-name="T205">As for the </text:span><text:a xlink:type="simple" xlink:href="#1.4.Sharing data among tasks : the DataProvider API|outline" text:style-name="Internet_20_link" text:visited-style-name="Visited_20_Internet_20_Link"><text:span text:style-name="T205">data </text:span></text:a><text:a xlink:type="simple" xlink:href="#1.4.Sharing data among tasks : the DataProvider API|outline" text:style-name="Internet_20_link" text:visited-style-name="Visited_20_Internet_20_Link"><text:span text:style-name="T205">p</text:span></text:a><text:a xlink:type="simple" xlink:href="#1.4.Sharing data among tasks : the DataProvider API|outline" text:style-name="Internet_20_link" text:visited-style-name="Visited_20_Internet_20_Link"><text:span text:style-name="T205">rovider</text:span></text:a><text:span text:style-name="T205">, the API is actually defined by the </text:span><text:a xlink:type="simple" xlink:href="https://www.jppf.org/javadoc/6.1/index.html?org/jppf/utils/collections/Metadata.html" text:style-name="Internet_20_link" text:visited-style-name="Visited_20_Internet_20_Link"><text:span text:style-name="Code_20_char"><text:span text:style-name="T164">Metadata</text:span></text:span></text:a><text:span text:style-name="T205"> interface:</text:span></text:p>
      <text:p text:style-name="Standard"/>
      <text:p text:style-name="Code_20_block">public interface Metadata extends Serializable {</text:p>
      <text:p text:style-name="P382"><text:s text:c="2"/>// Set a parameter in the metadata</text:p>
      <text:p text:style-name="Code_20_block"><text:s text:c="2"/><text:span text:style-name="T454">Metadata</text:span> setParameter(Object key, <text:span text:style-name="T454">T</text:span> value)</text:p>
      <text:p text:style-name="Code_20_block"><text:s text:c="2"/><text:span text:style-name="T55">// Retrieve a parameter in the metadata</text:span></text:p>
      <text:p text:style-name="P627"><text:s text:c="2"/><text:span text:style-name="T454">&lt;T&gt; T</text:span> getParameter(Object key)</text:p>
      <text:p text:style-name="Code_20_block"><text:s text:c="2"/><text:span text:style-name="T55">// Retrieve a parameter in the metadata</text:span></text:p>
      <text:p text:style-name="P627"><text:s text:c="2"/><text:span text:style-name="T454">&lt;T&gt; T</text:span> getParameter(Object key, <text:span text:style-name="T454">T</text:span> defaultValue)</text:p>
      <text:p text:style-name="Code_20_block"><text:s text:c="2"/><text:span text:style-name="T55">// Remove a parameter from the metadata</text:span></text:p>
      <text:p text:style-name="P627"><text:s text:c="2"/><text:span text:style-name="T454">&lt;T&gt; T</text:span> removeParameter(Object key)</text:p>
      <text:p text:style-name="Code_20_block"><text:s text:c="2"/><text:span text:style-name="T55">// Get a the metadata map</text:span></text:p>
      <text:p text:style-name="Code_20_block"><text:s text:c="2"/>public Map&lt;Object, Object&gt; getAll()</text:p>
      <text:p text:style-name="P437"><text:span text:style-name="Code_20_char"><text:span text:style-name="T201"><text:s text:c="2"/></text:span></text:span><text:span text:style-name="Code_20_char"><text:span text:style-name="T57">// Clear all the the metadata</text:span></text:span></text:p>
      <text:p text:style-name="P437"><text:span text:style-name="Code_20_char"><text:span text:style-name="T201"><text:s text:c="2"/>void clear();</text:span></text:span></text:p>
      <text:p text:style-name="P437">}</text:p>
      <text:p text:style-name="Standard"/>
      <text:p text:style-name="Standard">Here is an example use:</text:p>
      <text:p text:style-name="Standard"/>
      <text:p text:style-name="Code_20_block">JPPFJob job = ...;</text:p>
      <text:p text:style-name="Code_20_block">JobMetadata metaData = job.getMetadata();</text:p>
      <text:p text:style-name="P628">metaData</text:p>
      <text:p text:style-name="P418"><text:s text:c="2"/>// set the memory footprint of each task to 10 KB</text:p>
      <text:p text:style-name="P629"><text:s text:c="2"/>.setParameter(“task.footprint”, “” + (10 * 1024))</text:p>
      <text:p text:style-name="P382"><text:s text:c="2"/>// set the duration of each task to 80 milliseconds</text:p>
      <text:p text:style-name="Code_20_block"><text:s text:c="2"/>.setParameter(“task.duration”, “80”);</text:p>
      <text:p text:style-name="Standard"/>
      <text:p text:style-name="Note_5f_Tip"><text:span text:style-name="T192">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94706925460086" text:continue-numbering="true" text:style-name="Outline">
        <text:list-item>
          <text:list>
            <text:list-item>
              <text:h text:style-name="P793" text:outline-level="2">Execution polic<text:span text:style-name="T248">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52">available</text:span> properties include:</text:p>
      <text:p text:style-name="P82"/>
      <text:list xml:id="list94706545431305" text:continue-list="list94705463927109" text:style-name="List_20_2">
        <text:list-item>
          <text:p text:style-name="P719">JPPF configuration properties</text:p>
        </text:list-item>
        <text:list-item>
          <text:p text:style-name="P719">System properties (including -D*=* properties specified on the JVM command line)</text:p>
        </text:list-item>
        <text:list-item>
          <text:p text:style-name="P719">Environment variables (e.g. PATH, JAVA_HOME, etc.)</text:p>
        </text:list-item>
        <text:list-item>
          <text:p text:style-name="P719">Networking: list of ipv4 and ipv6 addresses with corresponding host name when it can be resolved</text:p>
        </text:list-item>
        <text:list-item>
          <text:p text:style-name="P719">Runtime information such as maximum heap memory, number of available processors, etc...</text:p>
        </text:list-item>
        <text:list-item>
          <text:p text:style-name="P719">Disk space and storage information</text:p>
        </text:list-item>
        <text:list-item>
          <text:p text:style-name="P719">A special boolean property named “jppf.channel.local” which indicates whether a node (server-side) or communication channel (client-side) is local to the JPPF server or client, respectively</text:p>
        </text:list-item>
        <text:list-item>
          <text:p text:style-name="P721">Operating system information, such as O<text:span text:style-name="T367">S</text:span> name, version and architecture, physical RAM, swap space, CPU load</text:p>
        </text:list-item>
      </text:list>
      <text:p text:style-name="P82"/>
      <text:p text:style-name="P82">The kind of tests that can be performed apply to the value of a property, and include:</text:p>
      <text:p text:style-name="P82"/>
      <text:list xml:id="list94706783646626" text:continue-numbering="true" text:style-name="List_20_2">
        <text:list-item>
          <text:p text:style-name="P719">Binary comparison operators: ==, &lt;, &lt;=, &gt;, &gt;= ; for instance: ''property_value &lt;= 15''</text:p>
        </text:list-item>
        <text:list-item>
          <text:p text:style-name="P719">Range operators (intervals): ''property_value in'' [a,b] <text:s/>, <text:s/>[a,b[ <text:s/>, <text:s/>]a,b] <text:s/>, <text:s/>]a,b[</text:p>
        </text:list-item>
        <text:list-item>
          <text:p text:style-name="P719">"One of" operator (discrete sets): ''property_value in { a1, ... , aN }''</text:p>
        </text:list-item>
        <text:list-item>
          <text:p text:style-name="P719">"Contains string" operator: ''property_value contains "substring"''</text:p>
        </text:list-item>
        <text:list-item>
          <text:p text:style-name="P719">Regular expressions: '' property_value matches 'regexp' ''</text:p>
        </text:list-item>
        <text:list-item>
          <text:p text:style-name="P722">Expressions or scripts written in a script language such as Groovy or JavaScript</text:p>
        </text:list-item>
        <text:list-item>
          <text:p text:style-name="P719">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9">Appendix B: Execution policy reference</text:span>.</text:p>
      <text:list xml:id="list94705358036562" text:continue-list="list94706925460086"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s://www.jppf.org/javadoc/6.1/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32">By API</text:span>, <text:span text:style-name="T32">using the classes in the </text:span><text:a xlink:type="simple" xlink:href="https://www.jppf.org/javadoc/6.1/index.html?org/jppf/node/policy/package-summary.html" text:style-name="Internet_20_link" text:visited-style-name="Visited_20_Internet_20_Link"><text:span text:style-name="Code_20_char"><text:span text:style-name="T32">org.jppf.node.policy</text:span></text:span></text:a><text:span text:style-name="T32"> package.</text:span></text:p>
      <text:p text:style-name="P82"/>
      <text:p text:style-name="P82">Example:</text:p>
      <text:p text:style-name="P82"/>
      <text:p text:style-name="P391">// define a policy allowing only nodes with 2 processing threads or more</text:p>
      <text:p text:style-name="P474">ExecutionPolicy atLeast2ThreadsPolicy = new AtLeast("<text:span text:style-name="T294">jppf.</text:span>processing.threads", 2);</text:p>
      <text:p text:style-name="P391">// define a policy allowing only nodes that are part of the "mydomain.com"</text:p>
      <text:p text:style-name="P391">// internet domain (case ignored)</text:p>
      <text:p text:style-name="P474">ExecutionPolicy myDomainPolicy = new Contains("ipv4.addresses", true, "mydomain.com");</text:p>
      <text:p text:style-name="P391">// define a policy that requires both of the above to be satisfied</text:p>
      <text:p text:style-name="P474">ExecutionPolicy myPolicy = atLeast2ThreadsPolicy.and(myDomainPolicy);</text:p>
      <text:p text:style-name="P82"/>
      <text:p text:style-name="P82">Alternatively, this could be written in a single statement:</text:p>
      <text:p text:style-name="P82"/>
      <text:p text:style-name="P391">// define the same policy in one statement</text:p>
      <text:p text:style-name="P522">ExecutionPolicy myPolicy = new AtLeast("<text:span text:style-name="T294">jppf.</text:span>processing.threads", 2).and(</text:p>
      <text:p text:style-name="P474"><text:s text:c="2"/>new Contains("ipv4.addresses", true, "mydomain.com"));</text:p>
      <text:p text:style-name="P82"/>
      <text:p text:style-name="P49"/>
      <text:p text:style-name="P683">Using an XML policy document:</text:p>
      <text:p text:style-name="P82"/>
      <text:p text:style-name="P82">Example XML policy:</text:p>
      <text:p text:style-name="P82"/>
      <text:p text:style-name="P474">&lt;ExecutionPolicy&gt;</text:p>
      <text:p text:style-name="P474"><text:s text:c="2"/><text:span text:style-name="T55">&lt;!-- define a policy that requires both rules to be satisfied --&gt;</text:span></text:p>
      <text:p text:style-name="P474"><text:s text:c="2"/>&lt;AND&gt;</text:p>
      <text:p text:style-name="P474"><text:s text:c="4"/><text:span text:style-name="T55">&lt;!-- define a policy allowing only nodes with 2 processing threads or more --&gt;</text:span></text:p>
      <text:p text:style-name="P474"><text:s text:c="4"/>&lt;AtLeast&gt;</text:p>
      <text:p text:style-name="P522"><text:s text:c="6"/>&lt;Property&gt;<text:span text:style-name="T294">jppf.</text:span>processing.threads&lt;/Property&gt;</text:p>
      <text:p text:style-name="P474"><text:s text:c="6"/>&lt;Value&gt;2&lt;/Value&gt;</text:p>
      <text:p text:style-name="P474"><text:s text:c="4"/>&lt;/AtLeast&gt;</text:p>
      <text:p text:style-name="P474"><text:s text:c="4"/><text:span text:style-name="T55">&lt;!-- allow only nodes in the "mydomain.com" internet domain (case ignored) --&gt;</text:span></text:p>
      <text:p text:style-name="P474"><text:s text:c="4"/>&lt;Contains ignoreCase="true"&gt;</text:p>
      <text:p text:style-name="P474"><text:s text:c="6"/>&lt;Property&gt;ipv4.addresses&lt;/Property&gt;</text:p>
      <text:p text:style-name="P474"><text:s text:c="6"/>&lt;Value&gt;mydomain.com&lt;/Value&gt;</text:p>
      <text:p text:style-name="P474"><text:s text:c="4"/>&lt;/Contains&gt;</text:p>
      <text:p text:style-name="P474"><text:s text:c="2"/>&lt;/AND&gt;</text:p>
      <text:p text:style-name="P474">&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s://www.jppf.org/javadoc/6.1/index.html?org/jppf/node/policy/PolicyParser.html" text:style-name="Internet_20_link" text:visited-style-name="Visited_20_Internet_20_Link"><text:span text:style-name="Code_20_char">PolicyParser</text:span></text:a> API, by the means of one of the following methods:</text:p>
      <text:p text:style-name="P82"/>
      <text:p text:style-name="P474">static ExecutionPolicy parsePolicy(String) <text:s text:c="5"/><text:span text:style-name="T55">// parse from a string</text:span></text:p>
      <text:p text:style-name="P474">static ExecutionPolicy parsePolicyFile(String) <text:s/><text:span text:style-name="T55">// parse from a file</text:span></text:p>
      <text:p text:style-name="P474">static ExecutionPolicy parsePolicy(File) <text:s text:c="7"/><text:span text:style-name="T55">// parse from a file</text:span></text:p>
      <text:p text:style-name="P474">static ExecutionPolicy parsePolicy(Reader) <text:s text:c="5"/><text:span text:style-name="T55">// parse from a Reader</text:span></text:p>
      <text:p text:style-name="P474">static ExecutionPolicy parsePolicy(InputStream) <text:span text:style-name="T55">// parse from an InputStream</text:span></text:p>
      <text:p text:style-name="P82"/>
      <text:p text:style-name="P82">Example use:</text:p>
      <text:p text:style-name="P391">// parse the specified XML file into an ExecutionPolicy object</text:p>
      <text:p text:style-name="P474">ExecutionPolicy myPolicy = PolicyParser.parsePolicyFile("../policies/MyPolicy.xml");</text:p>
      <text:p text:style-name="P82"/>
      <text:p text:style-name="P82">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474">static ExecutionPolicy validatePolicy(String) <text:s text:c="5"/><text:span text:style-name="T55">// validate from a string</text:span></text:p>
      <text:p text:style-name="P474">static ExecutionPolicy validatePolicyFile(String) <text:s/><text:span text:style-name="T55">// validate from a file</text:span></text:p>
      <text:p text:style-name="P474">static ExecutionPolicy validatePolicy(File) <text:s text:c="7"/><text:span text:style-name="T55">// validate from a file</text:span></text:p>
      <text:p text:style-name="P474">static ExecutionPolicy validatePolicy(Reader) <text:s text:c="5"/><text:span text:style-name="T55">// validate from a Reader</text:span></text:p>
      <text:p text:style-name="P474">static ExecutionPolicy validatePolicy(InputStream) <text:span text:style-name="T55">// validate from an InputStream</text:span></text:p>
      <text:p text:style-name="P82"/>
      <text:p text:style-name="P82">To enable validation, the document's namespace must be specified in the root element:</text:p>
      <text:p text:style-name="P82"/>
      <text:p text:style-name="P474">&lt;jppf:ExecutionPolicy <text:span text:style-name="T32">xmlns:jppf="https://www.jppf.org/schemas/ExecutionPolicy.xsd"</text:span>&gt;</text:p>
      <text:p text:style-name="P474"><text:s text:c="2"/>...</text:p>
      <text:p text:style-name="P474">&lt;/jppf:ExecutionPolicy&gt;</text:p>
      <text:p text:style-name="P82"/>
      <text:p text:style-name="P82">Example use:</text:p>
      <text:p text:style-name="P474">public ExecutionPolicy createPolicy(String policyPath) {</text:p>
      <text:p text:style-name="P474"><text:s text:c="2"/>try {</text:p>
      <text:p text:style-name="P474"><text:s text:c="4"/><text:span text:style-name="T55">// validate the specified XML file</text:span></text:p>
      <text:p text:style-name="P474"><text:s text:c="4"/>PolicyParser.validatePolicyFile(policyPath);</text:p>
      <text:p text:style-name="P474"><text:s text:c="2"/>} catch(Exception e) {</text:p>
      <text:p text:style-name="P474"><text:s text:c="4"/><text:span text:style-name="T55">// the validation and parsing errors are in the exception message</text:span></text:p>
      <text:p text:style-name="P474"><text:s text:c="4"/>System.err.println("The execution policy " + policyPath +</text:p>
      <text:p text:style-name="P474"><text:s text:c="6"/>" is not valid: " + e.getMessage());</text:p>
      <text:p text:style-name="P474"><text:s text:c="4"/>return null;</text:p>
      <text:p text:style-name="P474"><text:s text:c="2"/>}</text:p>
      <text:p text:style-name="P474"><text:s text:c="2"/><text:span text:style-name="T55">// the policy is valid, we can parse it safely</text:span></text:p>
      <text:p text:style-name="P474"><text:s text:c="2"/>return PolicyParser.parsePolicyFile(policyPath);</text:p>
      <text:p text:style-name="P474">}</text:p>
      <text:p text:style-name="P193"/>
      <text:list xml:id="list94706866969023" text:continue-numbering="true" text:style-name="Outline">
        <text:list-item>
          <text:list>
            <text:list-item>
              <text:list>
                <text:list-item>
                  <text:h text:style-name="P784" text:outline-level="3">Scripted policies</text:h>
                </text:list-item>
              </text:list>
            </text:list-item>
          </text:list>
        </text:list-item>
      </text:list>
      <text:p text:style-name="P16"><text:span text:style-name="T255">As we have seen earlier, execution policies are objects whose class extends </text:span><text:a xlink:type="simple" xlink:href="https://www.jppf.org/javadoc/6.1/index.html?org/jppf/node/policy/ExecutionPolicy.html" text:style-name="Internet_20_link" text:visited-style-name="Visited_20_Internet_20_Link"><text:span text:style-name="Code_20_char"><text:span text:style-name="T255">ExecutionPolicy</text:span></text:span></text:a><text:span text:style-name="Code_20_char"><text:span text:style-name="T255">.</text:span></text:span><text:span text:style-name="T255"> The evaluation of an execution policy is performed by calling its </text:span><text:span text:style-name="Code_20_char"><text:span text:style-name="T255">accepts()</text:span></text:span><text:span text:style-name="T255"> method, which returns either </text:span><text:span text:style-name="Code_20_char"><text:span text:style-name="T255">true</text:span></text:span><text:span text:style-name="T255"> or </text:span><text:span text:style-name="Code_20_char"><text:span text:style-name="T255">false</text:span></text:span><text:span text:style-name="T255">.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56">By default, JPPF provides engines for </text:span><text:a xlink:type="simple" xlink:href="http://groovy.codehaus.org/" text:style-name="Internet_20_link" text:visited-style-name="Visited_20_Internet_20_Link"><text:span text:style-name="T256">Groovy</text:span></text:a><text:span text:style-name="T256"> and JavaScript with the </text:span><text:a xlink:type="simple" xlink:href="https://developer.mozilla.org/en/docs/Rhino" text:style-name="Internet_20_link" text:visited-style-name="Visited_20_Internet_20_Link"><text:span text:style-name="T256">Rhino</text:span></text:a><text:span text:style-name="T256"> engine, however additional script languages can be added via the service provider interface (SPI).</text:span></text:p>
      <text:list xml:id="list94705664308200" text:continue-numbering="true" text:style-name="Outline">
        <text:list-item>
          <text:list>
            <text:list-item>
              <text:list>
                <text:list-item>
                  <text:list>
                    <text:list-item>
                      <text:h text:style-name="P758" text:outline-level="4">Creating scripted policies</text:h>
                    </text:list-item>
                  </text:list>
                </text:list-item>
              </text:list>
            </text:list-item>
          </text:list>
        </text:list-item>
      </text:list>
      <text:p text:style-name="P89"><text:span text:style-name="T257">At runtime, a scripted policy is an instance of </text:span><text:a xlink:type="simple" xlink:href="https://www.jppf.org/javadoc/6.1/index.html?org/jppf/node/policy/ScriptedPolicy.html" text:style-name="Internet_20_link" text:visited-style-name="Visited_20_Internet_20_Link"><text:span text:style-name="T257">ScriptedPolicy</text:span></text:a><text:span text:style-name="T257">, which defines the following constructors:</text:span></text:p>
      <text:p text:style-name="P91"/>
      <text:p text:style-name="P479">public class ScriptedPolicy extends ExecutionPolicy {</text:p>
      <text:p text:style-name="Code_20_block"><text:span text:style-name="T258"><text:s text:c="2"/></text:span><text:span text:style-name="T75">// create with a script read from a string</text:span></text:p>
      <text:p text:style-name="P479"><text:s text:c="2"/>public ScriptedPolicy(String language, String script)</text:p>
      <text:p text:style-name="P479"/>
      <text:p text:style-name="Code_20_block"><text:span text:style-name="T258"><text:s text:c="2"/></text:span><text:span text:style-name="T75">// create with a script read from a reader</text:span></text:p>
      <text:p text:style-name="P479"><text:s text:c="2"/>public ScriptedPolicy(String language, Reader scriptReader) throws IOException</text:p>
      <text:p text:style-name="P479"/>
      <text:p text:style-name="Code_20_block"><text:span text:style-name="T258"><text:s text:c="2"/></text:span><text:span text:style-name="T75">// create with a script read from a file</text:span></text:p>
      <text:p text:style-name="P479"><text:s text:c="2"/>public ScriptedPolicy(String language, File scriptFile) throws IOException</text:p>
      <text:p text:style-name="P479">}</text:p>
      <text:p text:style-name="P90"/>
      <text:p text:style-name="P92">The equivalent XML is as follows:</text:p>
      <text:p text:style-name="P92"/>
      <text:p text:style-name="P479">&lt;Script language="_language_"&gt;simple script&lt;/Script&gt;</text:p>
      <text:p text:style-name="P479"/>
      <text:p text:style-name="P479">&lt;Script language="_language_"&gt;&lt;![CDATA[</text:p>
      <text:p text:style-name="P479"><text:s text:c="2"/>a more complex</text:p>
      <text:p text:style-name="P479"><text:s text:c="2"/>script here</text:p>
      <text:p text:style-name="P479">]]&gt;&lt;/Script&gt;</text:p>
      <text:p text:style-name="P92"/>
      <text:p text:style-name="P93">As for any other execution policy predicate, scripted policies can be combined with other predicates, using the logical operators AND, OR, XOR and NOT, for instance:</text:p>
      <text:p text:style-name="P94"/>
      <text:p text:style-name="P394">// Java </text:p>
      <text:p text:style-name="P480">ExecutionPolicy policy = new AtLeast("processing.threads", 2).and(</text:p>
      <text:p text:style-name="P480"><text:s text:c="2"/>new ScriptedPolicy("groovy", "return true"));</text:p>
      <text:p text:style-name="P481"/>
      <text:p text:style-name="P395">&lt;!-- XML equivalent --&gt;</text:p>
      <text:p text:style-name="P480">&lt;And&gt;</text:p>
      <text:p text:style-name="P480"><text:s text:c="2"/>&lt;Equal valueType="numeric"&gt;</text:p>
      <text:p text:style-name="P480"><text:s text:c="4"/>&lt;Property&gt;processing.threads&lt;/Property&gt;</text:p>
      <text:p text:style-name="P480"><text:s text:c="4"/>&lt;Value&gt;2&lt;/Value&gt; <text:s/></text:p>
      <text:p text:style-name="P480"><text:s text:c="2"/>&lt;/Equal&gt;</text:p>
      <text:p text:style-name="P480"><text:s text:c="2"/>&lt;Script language="groovy"&gt;return true&lt;/Script&gt;</text:p>
      <text:p text:style-name="P480">&lt;/And&gt;</text:p>
      <text:p text:style-name="P94"/>
      <text:p text:style-name="P95">The script must either be an expression which resolves to a boolean value, or return a boolean value. For instance, the Groovy statement “return true” and the Groovy expression “true” will work seamlessly.</text:p>
      <text:list xml:id="list94705790944746" text:continue-numbering="true" text:style-name="Outline">
        <text:list-item>
          <text:list>
            <text:list-item>
              <text:list>
                <text:list-item>
                  <text:list>
                    <text:list-item>
                      <text:h text:style-name="P759" text:outline-level="4">Predefined variable bindings</text:h>
                    </text:list-item>
                  </text:list>
                </text:list-item>
              </text:list>
            </text:list-item>
          </text:list>
        </text:list-item>
      </text:list>
      <text:p text:style-name="P97">6 pre-defined variables are made available to the scripts:</text:p>
      <text:p text:style-name="P97"/>
      <text:list xml:id="list94705649753776" text:continue-list="list94705843398083" text:style-name="List_20_1">
        <text:list-item>
          <text:p text:style-name="P723"><text:span text:style-name="Code_20_char"><text:span text:style-name="T259">jppfSystemInfo</text:span></text:span><text:span text:style-name="T259">: the parameter passed to the policy's accepts() method, its <text:s/>type is </text:span><text:a xlink:type="simple" xlink:href="https://www.jppf.org/javadoc/6.1/index.html?org/jppf/management/JPPFSystemInformation.html" text:style-name="Internet_20_link" text:visited-style-name="Visited_20_Internet_20_Link"><text:span text:style-name="T259">JPPFSystemInformation</text:span></text:a></text:p>
        </text:list-item>
        <text:list-item>
          <text:p text:style-name="P723"><text:span text:style-name="Code_20_char"><text:span text:style-name="T259">jppfSla</text:span></text:span><text:span text:style-name="T259">: the server-side SLA of the job being matched, if available, of type </text:span><text:a xlink:type="simple" xlink:href="https://www.jppf.org/javadoc/6.1/index.html?org/jppf/node/protocol/JobSLA.html" text:style-name="Internet_20_link" text:visited-style-name="Visited_20_Internet_20_Link"><text:span text:style-name="T259">JobSLA</text:span></text:a></text:p>
        </text:list-item>
        <text:list-item>
          <text:p text:style-name="P723"><text:span text:style-name="Code_20_char"><text:span text:style-name="T259">jppfClientSla</text:span></text:span><text:span text:style-name="T259">: the client-side SLA of the job being matched, if available, of type </text:span><text:a xlink:type="simple" xlink:href="https://www.jppf.org/javadoc/6.1/index.html?org/jppf/node/protocol/JobClientSLA.html" text:style-name="Internet_20_link" text:visited-style-name="Visited_20_Internet_20_Link"><text:span text:style-name="T259">JobClientSLA</text:span></text:a></text:p>
        </text:list-item>
        <text:list-item>
          <text:p text:style-name="P723"><text:span text:style-name="Code_20_char"><text:span text:style-name="T259">jppfMetadata</text:span></text:span><text:span text:style-name="T259">: the metadata of the job being matched, if available, of type </text:span><text:a xlink:type="simple" xlink:href="https://www.jppf.org/javadoc/6.1/index.html?org/jppf/node/protocol/JobMetadata.html" text:style-name="Internet_20_link" text:visited-style-name="Visited_20_Internet_20_Link"><text:span text:style-name="T153">JobMetadata</text:span></text:a></text:p>
        </text:list-item>
        <text:list-item>
          <text:p text:style-name="P723"><text:span text:style-name="Code_20_char"><text:span text:style-name="T259">jppfDispatches</text:span></text:span><text:span text:style-name="T259">: the number of nodes the job is already disatched to, of type </text:span><text:span text:style-name="Code_20_char"><text:span text:style-name="T259">int</text:span></text:span></text:p>
        </text:list-item>
        <text:list-item>
          <text:p text:style-name="P723"><text:span text:style-name="Code_20_char"><text:span text:style-name="T259">jppfStats</text:span></text:span><text:span text:style-name="T259">: the server statistics, of type </text:span><text:a xlink:type="simple" xlink:href="https://www.jppf.org/javadoc/6.1/index.html?org/jppf/utils/stats/JPPFStatistics.html" text:style-name="Internet_20_link" text:visited-style-name="Visited_20_Internet_20_Link"><text:span text:style-name="T259">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482">function accepts() {</text:p>
      <text:p text:style-name="Code_20_block"><text:span text:style-name="T260"><text:s text:c="2"/></text:span><text:span text:style-name="T76">// total nodes in the grid from the server statistics</text:span></text:p>
      <text:p text:style-name="Code_20_block"><text:span text:style-name="T260"><text:s text:c="2"/>var totalNodes = </text:span><text:span text:style-name="T36">jppfStats</text:span><text:span text:style-name="T260">.getSnapshot("nodes").getLatest();</text:span></text:p>
      <text:p text:style-name="Code_20_block"><text:span text:style-name="T260"><text:s text:c="2"/></text:span><text:span text:style-name="T76">// </text:span><text:span text:style-name="T77">the job priority</text:span></text:p>
      <text:p text:style-name="Code_20_block"><text:span text:style-name="T260"><text:s text:c="2"/>var prio = </text:span><text:span text:style-name="T36">jppfSla</text:span><text:span text:style-name="T260">.getPriority();</text:span></text:p>
      <text:p text:style-name="Code_20_block"><text:span text:style-name="T260"><text:s text:c="2"/></text:span><text:span text:style-name="T76">// determine max allowed nodes for the job, as % of total nodes</text:span></text:p>
      <text:p text:style-name="P482"><text:s text:c="2"/>var maxPct = (prio &lt;= 1) ? 0.1 : (prio &gt;= 9 ? 0.9 : prio / 10.0);</text:p>
      <text:p text:style-name="Code_20_block"><text:span text:style-name="T260"><text:s text:c="2"/></text:span><text:span text:style-name="T76">// return true if current nodes for the job is less than max %</text:span></text:p>
      <text:p text:style-name="Code_20_block"><text:span text:style-name="T260"><text:s text:c="2"/>return </text:span><text:span text:style-name="T36">jppfDispatches</text:span><text:span text:style-name="T260"> &lt; totalNodes * maxPct;</text:span></text:p>
      <text:p text:style-name="P482">}</text:p>
      <text:p text:style-name="P396"/>
      <text:p text:style-name="P408">// returns a boolean value</text:p>
      <text:p text:style-name="P482">accepts();</text:p>
      <text:p text:style-name="P99"/>
      <text:p text:style-name="P101">Let's say this script is stored in a file located at ./policies/NodesFromPriority.js, we could then create an execution policy out of it, with the following code:</text:p>
      <text:p text:style-name="P100"/>
      <text:p text:style-name="P482">ScriptedPolicy policy =</text:p>
      <text:p text:style-name="P482"><text:s text:c="2"/>new ScriptedPolicy("javascript", new File("policies/NodesFromPriority.js"));</text:p>
      <text:list xml:id="list94706825523762" text:continue-list="list94705790944746" text:style-name="Outline">
        <text:list-item>
          <text:list>
            <text:list-item>
              <text:list>
                <text:list-item>
                  <text:list>
                    <text:list-item>
                      <text:h text:style-name="P760" text:outline-level="4">Adding available languages</text:h>
                    </text:list-item>
                  </text:list>
                </text:list-item>
              </text:list>
            </text:list-item>
          </text:list>
        </text:list-item>
      </text:list>
      <text:p text:style-name="P96"><text:span text:style-name="T261">The JPPF scripting APIs rely entirely on the </text:span><text:a xlink:type="simple" xlink:href="https://jcp.org/en/jsr/detail?id=223" text:style-name="Internet_20_link" text:visited-style-name="Visited_20_Internet_20_Link"><text:span text:style-name="T261">JSR 223</text:span></text:a><text:span text:style-name="T261"> specification, which is implemented in the JDK's </text:span><text:a xlink:type="simple" xlink:href="https://docs.oracle.com/javase/8/docs/api/javax/script/package-summary.html" text:style-name="Internet_20_link" text:visited-style-name="Visited_20_Internet_20_Link"><text:span text:style-name="T261">javax.script</text:span></text:a><text:span text:style-name="T261"> package. This means that JPPF will be able to use any script language made available to the JVM, including the default JavaScript engine (i.e. Rhino in JDK 7 and Nashorn in JDK 8).</text:span></text:p>
      <text:p text:style-name="P102"/>
      <text:p text:style-name="P17"><text:span text:style-name="T262">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7">JPPF/lib/Groovy/groovy-all-1.6.5.jar</text:span><text:span text:style-name="T263">).</text:span></text:p>
      <text:list xml:id="list94705414513769" text:continue-numbering="true" text:style-name="Outline">
        <text:list-item>
          <text:list>
            <text:list-item>
              <text:list>
                <text:list-item>
                  <text:h text:style-name="P775"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335">i</text:span>nst which the policy is evaluated, along with a snapshot o<text:span text:style-name="T335">f</text:span> the server statistics (for server-side policies) at the time of the evaluation. <text:span text:style-name="T335">This context is available with the method </text:span><text:a xlink:type="simple" xlink:href="https://www.jppf.org/javadoc/6.1/org/jppf/node/policy/ExecutionPolicy.html#getContext()" text:style-name="Internet_20_link" text:visited-style-name="Visited_20_Internet_20_Link"><text:span text:style-name="T335">ExecutrionPolicy.getContext()</text:span></text:a><text:span text:style-name="T335"> and returns a </text:span><text:a xlink:type="simple" xlink:href="https://www.jppf.org/javadoc/6.1/index.html?org/jppf/node/policy/PolicyContext.html" text:style-name="Internet_20_link" text:visited-style-name="Visited_20_Internet_20_Link"><text:span text:style-name="T335">PolicyContext</text:span></text:a><text:span text:style-name="T335"> object, defined as follows:</text:span></text:p>
      <text:p text:style-name="P194"/>
      <text:p text:style-name="P561">public class PolicyContext {</text:p>
      <text:p text:style-name="Code_20_block"><text:span text:style-name="T336"><text:s text:c="2"/></text:span><text:span text:style-name="T115">// Get the job server side SLA, set at runtime by the server</text:span></text:p>
      <text:p text:style-name="P561"><text:s text:c="2"/>public JobSLA getSLA()</text:p>
      <text:p text:style-name="P561"/>
      <text:p text:style-name="Code_20_block"><text:span text:style-name="T336"><text:s text:c="2"/></text:span><text:span text:style-name="T115">// Get the job client side SLA, set at runtime by the server</text:span></text:p>
      <text:p text:style-name="P561"><text:s text:c="2"/>public JobClientSLA getClientSLA()</text:p>
      <text:p text:style-name="P561"/>
      <text:p text:style-name="Code_20_block"><text:span text:style-name="T336"><text:s text:c="2"/></text:span><text:span text:style-name="T115">// Get the job metadata, set at runtime by the server</text:span></text:p>
      <text:p text:style-name="P561"><text:s text:c="2"/>public JobMetadata getMetadata()</text:p>
      <text:p text:style-name="P561"/>
      <text:p text:style-name="Code_20_block"><text:span text:style-name="T336"><text:s text:c="2"/></text:span><text:span text:style-name="T115">// Get the number of nodes the job is already dispatched to</text:span></text:p>
      <text:p text:style-name="P561"><text:s text:c="2"/>public int getJobDispatches()</text:p>
      <text:p text:style-name="P561"/>
      <text:p text:style-name="Code_20_block"><text:span text:style-name="T336"><text:s text:c="2"/></text:span><text:span text:style-name="T115">// Get the server statistics</text:span></text:p>
      <text:p text:style-name="P561"><text:s text:c="2"/>public JPPFStatistics getStats()</text:p>
      <text:p text:style-name="P561">}</text:p>
      <text:p text:style-name="P196"/>
      <text:p text:style-name="P196">Note that, depending on where the execution policy is evaluated, some parts of the context may not be available:</text:p>
      <text:list xml:id="list94707058092322" text:continue-list="list94706783646626" text:style-name="List_20_2">
        <text:list-item>
          <text:p text:style-name="P724">when the policy is evaluated in a client local executor, the server statistics are not available</text:p>
        </text:list-item>
        <text:list-item>
          <text:p text:style-name="P725">when the policy is evaluated on by server side scheduler, the client-side SLA is not available</text:p>
        </text:list-item>
        <text:list-item>
          <text:p text:style-name="P726"><text:span text:style-name="T337">when the policy is evaluated via a call to any method of </text:span><text:a xlink:type="simple" xlink:href="https://www.jppf.org/javadoc/6.1/index.html?org/jppf/management/JPPFDriverAdminMBean.html" text:style-name="Internet_20_link" text:visited-style-name="Visited_20_Internet_20_Link"><text:span text:style-name="T337">JPPFDriverAdminMBean</text:span></text:a><text:span text:style-name="T337"> which takes a </text:span><text:span text:style-name="Code_20_char"><text:span text:style-name="T337">NodeSelector</text:span></text:span><text:span text:style-name="T337"> or </text:span><text:span text:style-name="Code_20_char"><text:span text:style-name="T337">ExecutionPolicy</text:span></text:span><text:span text:style-name="T337"> parameter, only the server statistics are available.</text:span></text:p>
        </text:list-item>
      </text:list>
      <text:p text:style-name="P197"/>
      <text:p text:style-name="P195"><text:span text:style-name="T338">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8">variable bindings</text:span></text:a><text:span text:style-name="T338">. Furtherrmore, keep in mind that the policy context is only valid in the scope of the policy's </text:span><text:a xlink:type="simple" xlink:href="https://www.jppf.org/javadoc/6.1/org/jppf/node/policy/ExecutionPolicy.html#accepts(org.jppf.utils.PropertiesCollection)" text:style-name="Internet_20_link" text:visited-style-name="Visited_20_Internet_20_Link"><text:span text:style-name="T338">accepts()</text:span></text:a><text:span text:style-name="T338"> method.</text:span></text:p>
      <text:p text:style-name="P198"/>
      <text:list xml:id="list94705103158400" text:continue-list="list94705414513769" text:style-name="Outline">
        <text:list-item>
          <text:list>
            <text:list-item>
              <text:list>
                <text:list-item>
                  <text:h text:style-name="P785" text:outline-level="3"><text:span text:style-name="T253">C</text:span>ustom policies</text:h>
                </text:list-item>
              </text:list>
            </text:list-item>
          </text:list>
        </text:list-item>
      </text:list>
      <text:p text:style-name="P82">It is possible to apply user-defined policies. When you do so, a number of constraints must be respected:</text:p>
      <text:list xml:id="list94705771792833" text:continue-list="list94705649753776" text:style-name="List_20_1">
        <text:list-item>
          <text:p text:style-name="P710">the custom policy class must extend <text:a xlink:type="simple" xlink:href="https://www.jppf.org/javadoc/6.1/index.html?org/jppf/node/policy/CustomPolicy.html" text:style-name="Internet_20_link" text:visited-style-name="Visited_20_Internet_20_Link"><text:span text:style-name="Code_20_char">CustomPolicy</text:span></text:a></text:p>
        </text:list-item>
        <text:list-item>
          <text:p text:style-name="P710">the custom policy class must be deployed in the JPPF server classpath as well as the client's</text:p>
        </text:list-item>
      </text:list>
      <text:p text:style-name="P82"/>
      <text:p text:style-name="P82">Here is a sample custom policy code:</text:p>
      <text:p text:style-name="P82"/>
      <text:p text:style-name="P527">package mypackage;</text:p>
      <text:p text:style-name="P527">import org.jppf.<text:span text:style-name="T299">utils</text:span>.<text:span text:style-name="T299">PropertiesCollection</text:span>;</text:p>
      <text:p text:style-name="P527">import org.jppf.node.policy.CustomPolicy;</text:p>
      <text:p text:style-name="P527"/>
      <text:p text:style-name="P401">// define a policy allowing only nodes with 2 processing threads or more</text:p>
      <text:p text:style-name="P527"><text:span text:style-name="T32">public class MyCustomPolicy extends CustomPolicy </text:span>{</text:p>
      <text:p text:style-name="P527"><text:s text:c="2"/><text:span text:style-name="T254">@Override </text:span><text:span text:style-name="T32">public boolean accepts(</text:span><text:span text:style-name="T39">PropertiesCollection</text:span><text:span text:style-name="T32"> info) </text:span>{</text:p>
      <text:p text:style-name="P527"><text:s text:c="4"/><text:span text:style-name="T55">// get the value of the "processing.threads" property</text:span></text:p>
      <text:p text:style-name="P527"><text:s text:c="4"/>String s = <text:span text:style-name="T32">this.getProperty(info, "processing.threads");</text:span></text:p>
      <text:p text:style-name="P527"><text:s text:c="4"/>int n = -1;</text:p>
      <text:p text:style-name="P527"><text:s text:c="4"/>try { n = Integer.valueOf(s); }</text:p>
      <text:p text:style-name="P527"><text:s text:c="4"/>catch(NumberFormatException e) { // process the exception }</text:p>
      <text:p text:style-name="P527"><text:s text:c="2"/>}</text:p>
      <text:p text:style-name="P527"><text:s text:c="2"/><text:span text:style-name="T55">// node is accepted only if number of threads &gt;= 2</text:span></text:p>
      <text:p text:style-name="P527"><text:s text:c="2"/>return n &gt;= 2;</text:p>
      <text:p text:style-name="P527">}</text:p>
      <text:p text:style-name="P162"/>
      <text:p text:style-name="P15">Now, let's imagine that we want our policy to be more generic, and to accept nodes with at least a parametrized number of threads given as argument to the policy.</text:p>
      <text:p text:style-name="P82"/>
      <text:p text:style-name="P82">Our <text:span text:style-name="T301">policy</text:span> becomes then:</text:p>
      <text:p text:style-name="P82"/>
      <text:p text:style-name="P529">public class MyCustomPolicy extends CustomPolicy {</text:p>
      <text:p text:style-name="P431"><text:s text:c="2"/>public MyCustomPolicy(String...args) { super(args); }</text:p>
      <text:p text:style-name="P529"/>
      <text:p text:style-name="P529"><text:s text:c="2"/>@Override public boolean accepts(PropertiesCollection info) {</text:p>
      <text:p text:style-name="P528"><text:span text:style-name="T300"><text:s text:c="4"/></text:span><text:span text:style-name="T99">// get the value to compare with, passed as the first argument to this policy</text:span></text:p>
      <text:p text:style-name="P528"><text:span text:style-name="T300"><text:s text:c="4"/>String s1 = </text:span><text:span text:style-name="T40">getArgs()[0]</text:span><text:span text:style-name="T300">;</text:span></text:p>
      <text:p text:style-name="P529"><text:s text:c="4"/>int param = -1;</text:p>
      <text:p text:style-name="P529"><text:s text:c="4"/>try { param = Integer.valueOf(s1); }</text:p>
      <text:p text:style-name="P529"><text:s text:c="4"/>catch(NumberFormatException e) { }</text:p>
      <text:p text:style-name="P529"><text:s text:c="4"/>String s2 = getProperty(info, "processing.thread");</text:p>
      <text:p text:style-name="P529"><text:s text:c="4"/>int n = -1;</text:p>
      <text:p text:style-name="P529"><text:s text:c="4"/>try { n = Integer.valueOf(s2); }</text:p>
      <text:p text:style-name="P529"><text:s text:c="4"/>catch(NumberFormatException e) { }</text:p>
      <text:p text:style-name="P528"><text:span text:style-name="T300"><text:s text:c="4"/>return n &gt;= param; </text:span><text:span text:style-name="T99">// node is accepted only if number of threads &gt;= param</text:span></text:p>
      <text:p text:style-name="P529"><text:s text:c="2"/>}</text:p>
      <text:p text:style-name="P529">}</text:p>
      <text:p text:style-name="P163"/>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474">&lt;CustomRule class="mypackage.MyCustomPolicy"&gt;</text:p>
      <text:p text:style-name="P474"><text:s text:c="2"/>&lt;Arg&gt;3&lt;/Arg&gt;</text:p>
      <text:p text:style-name="P474">&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93">as</text:span> <text:span text:style-name="T193">in </text:span>this code snippet:</text:p>
      <text:p text:style-name="P82"/>
      <text:p text:style-name="P474">MyCustomPolicy policy = new MyCustomPolicy();</text:p>
      <text:p text:style-name="P474">policy.setArgs( "3" );</text:p>
      <text:p text:style-name="P82"/>
      <text:p text:style-name="P272">Finally, to enable the use of this custom policy, you will need to <text:span text:style-name="T302">add</text:span> the corresponding class(es) to both the server's and the client's classpath, <text:span text:style-name="T302">within either a jar file or a class folder</text:span>.</text:p>
      <text:list xml:id="list94706006881165" text:continue-list="list94705103158400" text:style-name="Outline">
        <text:list-item>
          <text:list>
            <text:list-item>
              <text:list>
                <text:list-item>
                  <text:h text:style-name="Heading_20_3" text:outline-level="3"><text:soft-page-break/>Server global policies</text:h>
                </text:list-item>
              </text:list>
            </text:list-item>
          </text:list>
        </text:list-item>
      </text:list>
      <text:p text:style-name="P274">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4"/>
      <text:p text:style-name="P275">This type of execution policy is represented by the class <text:a xlink:type="simple" xlink:href="https://www.jppf.org/javadoc/6.1/index.html?org/jppf/node/policy/NodesMatching.html" text:style-name="Internet_20_link" text:visited-style-name="Visited_20_Internet_20_Link">NodesMatching</text:a>, defined as follows:</text:p>
      <text:p text:style-name="P275"/>
      <text:p text:style-name="Code_20_block">public class NodesMatching extends ExecutionPolicy {</text:p>
      <text:p text:style-name="Code_20_block"><text:s text:c="2"/><text:span text:style-name="T55">//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5">// Evaluate this policy against the nodes</text:span></text:p>
      <text:p text:style-name="Code_20_block"><text:s text:c="2"/>public boolean accepts(PropertiesCollection info)</text:p>
      <text:p text:style-name="Code_20_block">}</text:p>
      <text:p text:style-name="P273"/>
      <text:p text:style-name="P276">The interesting part is in the constructor, which takes the following parameters:</text:p>
      <text:p text:style-name="P276"/>
      <text:list xml:id="list94706139492166" text:continue-list="list94705771792833" text:style-name="List_20_1">
        <text:list-item>
          <text:p text:style-name="P727"><text:span text:style-name="T29">operator</text:span>: one of the possible comparison operators defined in the <text:a xlink:type="simple" xlink:href="https://www.jppf.org/javadoc/6.1/index.html?org/jppf/client/Operator.html" text:style-name="Internet_20_link" text:visited-style-name="Visited_20_Internet_20_Link">Operator</text:a> enum, that is, one of EQUAL, NOT_EQUAL, LESS_<text:span text:style-name="T422">THAN</text:span>, <text:span text:style-name="T422">MORE_THAN</text:span>, AT_LEAST, AT_MOST.</text:p>
        </text:list-item>
        <text:list-item>
          <text:p text:style-name="P727"><text:span text:style-name="T29">expectedNodes</text:span>: this is the number of nodes expected to match the comparison with the actual number of nodes that satisfy the <text:span text:style-name="T29">nodePolicy</text:span> parameter</text:p>
        </text:list-item>
        <text:list-item>
          <text:p text:style-name="P727"><text:span text:style-name="T29">nodePolicy</text:span>: an execution policy that will be evaluated against all the nodes. The number of nodes matching this policy will be compared to the <text:span text:style-name="T29">expectedNodes</text:span> parameter using the <text:span text:style-name="T29">operator</text:span> parameter as a comparison operator.</text:p>
        </text:list-item>
      </text:list>
      <text:p text:style-name="P276"/>
      <text:p text:style-name="Note_5f_Tip"><text:span text:style-name="T519">Note</text:span>: <text:span text:style-name="T1">it is important t</text:span><text:span text:style-name="T25">o</text:span><text:span text:style-name="T1"> remember that a </text:span><text:a xlink:type="simple" xlink:href="https://www.jppf.org/javadoc/6.1/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4">server</text:span><text:span text:style-name="T1">, whereas the node policy in its <text:s/>constructor is evaluated against each individual </text:span><text:span text:style-name="T414">node</text:span>.</text:p>
      <text:p text:style-name="P276"/>
      <text:p text:style-name="P277">As an example, we would write the policy expressed above as follows:</text:p>
      <text:p text:style-name="P277"/>
      <text:p text:style-name="P382">// 1 GB = 1,073,741,824 bytes</text:p>
      <text:p text:style-name="Code_20_block">long GB = 1024*1024*1024;</text:p>
      <text:p text:style-name="P382">// node with at least 2 processors and at least 4 GB of heap</text:p>
      <text:p text:style-name="Code_20_block">ExecutionPolicy nodePolicy = new AtLeast("availableProcessors", 2)</text:p>
      <text:p text:style-name="Code_20_block"><text:s text:c="2"/>.and(new AtLeast("maxMemory", 4*GB));</text:p>
      <text:p text:style-name="P382">// more than 4 nodes satisfy<text:span text:style-name="T412">ing</text:span> the node policy</text:p>
      <text:p text:style-name="P604">ExecutionPolicy globalPolicy = new NodesMatching(Operator.<text:span text:style-name="T424">MORE_THAN</text:span>, 4, nodePolicy);</text:p>
      <text:p text:style-name="P277"><text:s/></text:p>
      <text:p text:style-name="P277">Alternatively, it can also be written as an XML document:</text:p>
      <text:p text:style-name="P277"/>
      <text:p text:style-name="P416">&lt;!-- more than 4 nodes <text:span text:style-name="T413">such that: </text:span>--&gt;</text:p>
      <text:p text:style-name="Code_20_block">&lt;NodesMatching operator="<text:span text:style-name="T423">MORE_THAN</text:span>" expected="4"&gt;</text:p>
      <text:p text:style-name="P603"><text:s text:c="2"/>&lt;AND&gt;</text:p>
      <text:p text:style-name="Code_20_block"><text:s text:c="4"/><text:span text:style-name="T128">&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03"><text:s text:c="4"/><text:span text:style-name="T128">&lt;!-- each node has at least 4 GB of heap --&gt;</text:span></text:p>
      <text:p text:style-name="P603"><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94705858334055" text:continue-list="list94706006881165" text:style-name="Outline">
        <text:list-item>
          <text:list>
            <text:list-item>
              <text:list>
                <text:list-item>
                  <text:h text:style-name="P782" text:outline-level="3">Execution polic<text:span text:style-name="T523">y</text:span> arguments as expressions</text:h>
                </text:list-item>
              </text:list>
            </text:list-item>
          </text:list>
        </text:list-item>
      </text:list>
      <text:p text:style-name="P349">Since JPPF 6.0, the arguments of most execution policies can also be expressed as the values of JPPF properties including <text:a xlink:type="simple" xlink:href="https://www.jppf.org/doc/6.1/index.php?title=Includes,_substitutions_and_scripted_values_in_the_configuration#Substitutions_in_the_values_of_properties" text:style-name="Internet_20_link" text:visited-style-name="Visited_20_Internet_20_Link">property substitutions</text:a> and <text:a xlink:type="simple" xlink:href="https://www.jppf.org/doc/6.1/index.php?title=Includes,_substitutions_and_scripted_values_in_the_configuration#Scripted_property_values" text:style-name="Internet_20_link" text:visited-style-name="Visited_20_Internet_20_Link">scripted expressions</text:a>.</text:p>
      <text:p text:style-name="P349"/>
      <text:p text:style-name="P349">As an example, let's imagine the configuration of a node contains the following properties:</text:p>
      <text:p text:style-name="P349"/>
      <text:p text:style-name="Code_20_block">int.1 = 1</text:p>
      <text:p text:style-name="Code_20_block">int.2 = 2</text:p>
      <text:p text:style-name="Code_20_block">int.3 = 3</text:p>
      <text:p text:style-name="P349"/>
      <text:p text:style-name="P349">Now let's say we define an execution policy where jobs only execute on nodes that have at least 4 processing threads:</text:p>
      <text:p text:style-name="P349"/>
      <text:p text:style-name="Code_20_block">ExecutionPolicy policy = new AtLeast("jppf.processing.threads", 4);</text:p>
      <text:p text:style-name="P349"/>
      <text:p text:style-name="P349">Further, let's sauy that the expected number of processing threads is not static, and actually depends on the node's configuration. We could then rewrite the policy as in this example:</text:p>
      <text:p text:style-name="P349"/>
      <text:p text:style-name="P654">ExecutionPolicy policy = new AtLeast("jppf.processing.threads",</text:p>
      <text:p text:style-name="P654"><text:s text:c="2"/><text:span text:style-name="T520">"$script{ ${int.1} + ${int.3} }$"</text:span>);</text:p>
      <text:p text:style-name="P351"/>
      <text:p text:style-name="P350">Given the node configuration above, we can see that the value of the expression will resolve to 4 for this node.</text:p>
      <text:p text:style-name="P349"/>
      <text:p text:style-name="P352">We distinguish two cases, depending on the semantic of the argument:</text:p>
      <text:p text:style-name="P352"/>
      <text:p text:style-name="P352"><text:span text:style-name="T50">1) </text:span><text:span text:style-name="T32">Property name argument</text:span>: this argument is always the first in an execution policy's constructor. It can now be either:</text:p>
      <text:p text:style-name="P352"/>
      <text:list xml:id="list94706396371011" text:continue-list="list94706139492166" text:style-name="List_20_1">
        <text:list-item>
          <text:p text:style-name="P728">a literal which represents the name of a property. This preserve the behavior from before JPPF 6.0</text:p>
        </text:list-item>
        <text:list-item>
          <text:p text:style-name="P728">or an expression that resolves to a value of the type handled by the execution policy</text:p>
        </text:list-item>
      </text:list>
      <text:p text:style-name="P349"/>
      <text:p text:style-name="P352">The limitation here is that this argument can never be a literal value, since any literal is interp<text:span text:style-name="T522">r</text:span>eted as the name of a property. If a literal value is required, it may be specified instead in one of the right-side arguuments (if any), or as a scripted expression, for instance: "<text:span text:style-name="Code_20_char">$script{4}$</text:span>".</text:p>
      <text:p text:style-name="P349"/>
      <text:p text:style-name="P352">In the example above, we used a property name <text:span text:style-name="T521">expressed as the literal "</text:span><text:span text:style-name="Code_20_char"><text:span text:style-name="T521">jppf.processing.threads</text:span></text:span><text:span text:style-name="T521">". We could also write it as a completely unrelated expression, for instance:</text:span></text:p>
      <text:p text:style-name="P352"/>
      <text:p text:style-name="P655">ExecutionPolicy policy = new AtLeast("<text:span text:style-name="T520">$script{ 2 * ${int.3} }$</text:span>",</text:p>
      <text:p text:style-name="P655"><text:s text:c="2"/><text:span text:style-name="T520">"$script{ ${int.1} + ${int.3} }$"</text:span>);</text:p>
      <text:p text:style-name="P353"/>
      <text:p text:style-name="P354">For the node we considered, this policy would resolve to the comparison "<text:span text:style-name="Code_20_char">6 &gt;= 4</text:span>".</text:p>
      <text:p text:style-name="P349"/>
      <text:p text:style-name="P354"><text:span text:style-name="T32">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54"/>
      <text:p text:style-name="P655">ExecutionPolicy p<text:span text:style-name="T521">1</text:span> = new AtLeast("jppf.processing.threads", <text:span text:style-name="T520">"$script{ 2 * ${int.2} }$"</text:span>);</text:p>
      <text:p text:style-name="P655">ExecutionPolicy p<text:span text:style-name="T521">2</text:span> = new AtLeast("jppf.processing.threads", <text:span text:style-name="T520">"4"</text:span>);</text:p>
      <text:p text:style-name="P655">ExecutionPolicy p<text:span text:style-name="T521">3</text:span> = new AtLeast("jppf.processing.threads", <text:span text:style-name="T520">4</text:span>);</text:p>
      <text:p text:style-name="P354"/>
      <text:p text:style-name="P354"/>
      <text:p text:style-name="Note_5f_Tip"><text:span text:style-name="T32">Important</text:span>: <text:span text:style-name="T1">all scripted expressions have access to a predefined variable named "</text:span><text:span text:style-name="Code_20_char"><text:span text:style-name="T29">jppfSystemInfo</text:span></text:span><text:span text:style-name="T1">" which references an object of type </text:span><text:a xlink:type="simple" xlink:href="https://www.jppf.org/javadoc/6.1/index.html?org/jppf/management/JPPFSystemInformation.html" text:style-name="Internet_20_link" text:visited-style-name="Visited_20_Internet_20_Link"><text:span text:style-name="T1">JPPFSystemInformation</text:span></text:a><text:span text:style-name="T1">.</text:span></text:p>
      <text:p text:style-name="P354"/>
      <text:p text:style-name="P354"/>
      <text:p text:style-name="Note_5f_Tip"><text:span text:style-name="T32">Note 1</text:span>: <text:span text:style-name="T1">support for arguments as expressions is clearly documented in each execution policy's </text:span><text:a xlink:type="simple" xlink:href="https://www.jppf.org/javadoc/6.1/index.html?org/jppf/node/policy/package-summary.html" text:style-name="Internet_20_link" text:visited-style-name="Visited_20_Internet_20_Link"><text:span text:style-name="T1">javadoc</text:span></text:a></text:p>
      <text:p text:style-name="Note_5f_Tip"><text:span text:style-name="T32">Note 2</text:span>: <text:span text:style-name="T1">remember that in an expression, property substitutions are evaluated </text:span><text:span text:style-name="T415">first</text:span><text:span text:style-name="T1">, and scripted expressions are evaluated after that.</text:span></text:p>
      <text:p text:style-name="P355"/>
      <text:list xml:id="list94706035810036" text:continue-list="list94705858334055" text:style-name="Outline">
        <text:list-item>
          <text:list>
            <text:list-item>
              <text:h text:style-name="P793" text:outline-level="2">The JPPFClient API</text:h>
            </text:list-item>
          </text:list>
        </text:list-item>
      </text:list>
      <text:p text:style-name="Standard">A JPPF client is an object that will handle the communication between the application and the server. Its role is to:</text:p>
      <text:list xml:id="list94706358479398" text:continue-list="list94706396371011" text:style-name="List_20_1">
        <text:list-item>
          <text:p text:style-name="P705">manage one or multiple connections with the server</text:p>
        </text:list-item>
        <text:list-item>
          <text:p text:style-name="P705">submit jobs and get their results</text:p>
        </text:list-item>
        <text:list-item>
          <text:p text:style-name="P705">handle notifications of job results</text:p>
        </text:list-item>
        <text:list-item>
          <text:p text:style-name="P705">manage each connection's life cycle events</text:p>
        </text:list-item>
        <text:list-item>
          <text:p text:style-name="P705">provide the low-level machinery on the client side for the distributed class loading mechanism</text:p>
        </text:list-item>
        <text:list-item>
          <text:p text:style-name="P705">provide an access point for the management and monitoring of each server</text:p>
        </text:list-item>
      </text:list>
      <text:p text:style-name="Standard"/>
      <text:p text:style-name="Standard">A JPPF client is represented by the class <text:a xlink:type="simple" xlink:href="https://www.jppf.org/javadoc/6.1/index.html?org/jppf/client/JPPFClient.html" text:style-name="Internet_20_link" text:visited-style-name="Visited_20_Internet_20_Link"><text:span text:style-name="Code_20_char">JPPFClient</text:span></text:a>. We will detail its functionalities in the next sub-sections.</text:p>
      <text:list xml:id="list94705723537073" text:continue-list="list94706035810036"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5">// singleton instance of the JPPF client</text:span></text:p>
      <text:p text:style-name="Code_20_block"><text:s text:c="2"/>private static JPPFClient jppfClient = new JPPFClient();</text:p>
      <text:p text:style-name="Code_20_block"><text:s text:c="2"/><text:span text:style-name="T5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5">// enclosed in a try / catch to ensure resources are properly released</text:span></text:p>
      <text:p text:style-name="Code_20_block"><text:s text:c="4"/>try {</text:p>
      <text:p text:style-name="Code_20_block"><text:s text:c="6"/><text:span text:style-name="T32">jppfClient = new JPPFClient();</text:span></text:p>
      <text:p text:style-name="Code_20_block"><text:s text:c="6"/><text:span text:style-name="T55">// ... application-sp</text:span><text:span text:style-name="T67">e</text:span><text:span text:style-name="T55">cific code here ...</text:span></text:p>
      <text:p text:style-name="Code_20_block"><text:s text:c="4"/>} finally {</text:p>
      <text:p text:style-name="Code_20_block"><text:s text:c="6"/><text:span text:style-name="T55">// close the client to release its resources</text:span></text:p>
      <text:p text:style-name="Code_20_block"><text:s text:c="6"/>if (jppfClient != null) <text:span text:style-name="T32">jppfClient.close()</text:span>;</text:p>
      <text:p text:style-name="Code_20_block"><text:s text:c="4"/>}</text:p>
      <text:p text:style-name="Code_20_block"><text:s text:c="2"/>}</text:p>
      <text:p text:style-name="Code_20_block">}</text:p>
      <text:list xml:id="list94706102870377"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245">A</text:span><text:span text:style-name="T244"> </text:span><text:a xlink:type="simple" xlink:href="https://www.jppf.org/javadoc/6.1/index.html?org/jppf/client/JPPFClient.html" text:style-name="Internet_20_link" text:visited-style-name="Visited_20_Internet_20_Link"><text:span text:style-name="T244">JPPFClient</text:span></text:a><text:span text:style-name="T244"> </text:span><text:span text:style-name="T245">can be reset at runtime, </text:span><text:span text:style-name="T246">to allow the recycling of its server connections, along with dynamic reloading of its configuration. Two methods are p</text:span><text:span text:style-name="T247">r</text:span><text:span text:style-name="T246">ovided for this :</text:span></text:p>
      <text:p text:style-name="P79"/>
      <text:p text:style-name="P473">public class JPPFClient extends AbstractGenericClient {</text:p>
      <text:p text:style-name="Code_20_block"><text:span text:style-name="T246"><text:s text:c="2"/></text:span><text:span text:style-name="T72">// close this client, reload the configuration, then open it again</text:span></text:p>
      <text:p text:style-name="P473"><text:s text:c="2"/>public void reset()</text:p>
      <text:p text:style-name="P473"/>
      <text:p text:style-name="Code_20_block"><text:span text:style-name="T246"><text:s text:c="2"/></text:span><text:span text:style-name="T72">// close this client, then open it again using the specified confguration</text:span></text:p>
      <text:p text:style-name="P473"><text:s text:c="2"/>public void reset(TypedProperties configuration)</text:p>
      <text:p text:style-name="P473">}</text:p>
      <text:p text:style-name="P80"/>
      <text:p text:style-name="P81">Note that jobs that were already submitted by the client are not lost: they remain queued in the client and will be resubmitted as soon as one or more server connections become available again.</text:p>
      <text:list xml:id="list9470581120521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35">&lt;?&gt;</text:span>&gt; submit<text:span text:style-name="T235">Job</text:span>(JPPFJob job)</text:p>
      <text:p text:style-name="Standard"/>
      <text:p text:style-name="Standard">This method has two different behaviors, depending on whether the job is blocking or non-blocking:</text:p>
      <text:p text:style-name="Standard"/>
      <text:list xml:id="list94706378540056" text:continue-list="list94706358479398" text:style-name="List_20_1">
        <text:list-item>
          <text:p text:style-name="P711">blocking job: the <text:span text:style-name="Code_20_char">submit</text:span><text:span text:style-name="Code_20_char"><text:span text:style-name="T235">Job</text:span></text:span><text:span text:style-name="Code_20_char">()</text:span> method blocks until the job execution is complete. The return value is a list of tasks with their results, in the same order as the tasks that were added to the job.</text:p>
        </text:list-item>
        <text:list-item>
          <text:p text:style-name="P711">non-blocking job: <text:span text:style-name="Code_20_char">submit</text:span><text:span text:style-name="Code_20_char"><text:span text:style-name="T235">Job</text:span></text:span><text:span text:style-name="Code_20_char">()</text:span> returns immediately with a null value. It is up to the developer to collect the execution results, <text:span text:style-name="T456">generally via the </text:span><text:a xlink:type="simple" xlink:href="#1.2.6.Job execution results|outline" text:style-name="Internet_20_link" text:visited-style-name="Visited_20_Internet_20_Link"><text:span text:style-name="T456">JPPF job API</text:span></text:a><text:span text:style-name="T456">.</text:span></text:p>
        </text:list-item>
      </text:list>
      <text:list xml:id="list94707090523351" text:continue-list="list9470581120521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1/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82">// superclass of JPPFClient</text:p>
      <text:p text:style-name="Code_20_block">public abstract class AbstractGenericClient extends AbstractJPPFClient <text:s/>{</text:p>
      <text:p text:style-name="Code_20_block"><text:s text:c="2"/><text:span text:style-name="T55">//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9470562390113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82">// Determine whether local execution is enabled on this client</text:p>
      <text:p text:style-name="Code_20_block">public boolean isLocalExecutionEnabled()</text:p>
      <text:p text:style-name="P382">// Specify whether local execution is enabled on this client</text:p>
      <text:p text:style-name="Code_20_block">public void setLocalExecutionEnabled(boolean localExecutionEnabled)</text:p>
      <text:p text:style-name="Standard"/>
      <text:p text:style-name="P50">Turning local execution on or off will affect the next job to be executed, but not any that is currently executing.</text:p>
      <text:list xml:id="list94705052051499"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29"><text:span text:style-name="T370">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1/index.html?org/jppf/client/AbstractGenericClient.html" text:style-name="Internet_20_link" text:visited-style-name="Visited_20_Internet_20_Link"><text:span text:style-name="Code_20_char">AbstractGenericClient</text:span></text:a><text:span text:style-name="T370">, provides the following method:</text:span></text:p>
      <text:p text:style-name="P227"/>
      <text:p text:style-name="Code_20_block">public class AbstractGenericClient extends AbstractJPPFClient {</text:p>
      <text:p text:style-name="Code_20_block"><text:s text:c="2"/><text:span text:style-name="T55">// register a class loader for the specified job uuid</text:span></text:p>
      <text:p text:style-name="Code_20_block"><text:s text:c="2"/>public ClassLoader registerClassLoader(ClassLoader cl, String uuid)</text:p>
      <text:p text:style-name="Code_20_block">}</text:p>
      <text:p text:style-name="P227"/>
      <text:p text:style-name="P229">The class loader must be registered <text:span text:style-name="T1">before</text:span> the job is submitted, otherwise it will have no effect. Additionally, t<text:span text:style-name="T370">he unregistration of the class loader is automatically performed by the JPPF client, once the job has completed.</text:span></text:p>
      <text:p text:style-name="P227"/>
      <text:p text:style-name="P228"><text:soft-page-break/>Example usage:</text:p>
      <text:p text:style-name="P228"/>
      <text:p text:style-name="Code_20_block">JPPFClient client = new JPPFClient();</text:p>
      <text:p text:style-name="Code_20_block">JPPFJob job = newJPPFJob();</text:p>
      <text:p text:style-name="P382">// let's <text:span text:style-name="T371">assume</text:span> MyTask is loaded from a separate class loader</text:p>
      <text:p text:style-name="Code_20_block">MyTask myTask = ...;</text:p>
      <text:p text:style-name="Code_20_block">job.add(task);</text:p>
      <text:p text:style-name="Code_20_block">ClassLoader cl = myTask.getClass().getClassLoader();</text:p>
      <text:p text:style-name="P382">// register the class loader for the job, before submitting it</text:p>
      <text:p text:style-name="Code_20_block">client.registerClassLoader(cl, job.getUuid());</text:p>
      <text:p text:style-name="Code_20_block">List&lt;Task&lt;?&gt;&gt; result = client.submitJob(job);</text:p>
      <text:list xml:id="list94705431359178" text:continue-numbering="true" text:style-name="Outline">
        <text:list-item>
          <text:list>
            <text:list-item>
              <text:list>
                <text:list-item>
                  <text:h text:style-name="P776" text:outline-level="3">Changing and retrieving the load-balancer settings</text:h>
                </text:list-item>
              </text:list>
            </text:list-item>
          </text:list>
        </text:list-item>
      </text:list>
      <text:p text:style-name="P293">The load-balancer configuration can be dynamically updated and retrieved, even while the client is executing jobs, using the following methods in <text:a xlink:type="simple" xlink:href="https://www.jppf.org/javadoc/6.1/index.html?org/jppf/client/JPPFClient.html" text:style-name="Internet_20_link" text:visited-style-name="Visited_20_Internet_20_Link">JPPFClient</text:a>:</text:p>
      <text:p text:style-name="P294"/>
      <text:p text:style-name="P633">public class JPPFClient extends AbstractGenericClient {</text:p>
      <text:p text:style-name="P633"><text:s text:c="2"/><text:span text:style-name="T55">// Get the current load-balancer settings</text:span></text:p>
      <text:p text:style-name="P633"><text:s text:c="2"/>public LoadBalancingInformation getLoadBalancerSettings()</text:p>
      <text:p text:style-name="P633"><text:s text:c="2"/><text:span text:style-name="T55">// Change the load balancer settings</text:span></text:p>
      <text:p text:style-name="P633"><text:s text:c="2"/>public void setLoadBalancerSettings(String algo, Properties params) throws Exception</text:p>
      <text:p text:style-name="P633">}</text:p>
      <text:p text:style-name="P293"/>
      <text:p text:style-name="P291">The <text:span text:style-name="Code_20_char">parameters</text:span> of the <text:span text:style-name="Code_20_char">setLoadBalanc</text:span><text:span text:style-name="Code_20_char"><text:span text:style-name="T457">er</text:span></text:span><text:span text:style-name="Code_20_char">Settings()</text:span> method are those of the <text:span text:style-name="T458">load-balancing </text:span>algorithm and must not be prefixed. <text:span text:style-name="T457">The </text:span><text:span text:style-name="Code_20_char"><text:span text:style-name="T457">getLoadBalancerSettings()</text:span></text:span><text:span text:style-name="T457"> method provides the current configuration encapsulated in a </text:span><text:a xlink:type="simple" xlink:href="https://www.jppf.org/javadoc/6.1/index.html?org/jppf/load/balancer/LoadBalancingInformation.html" text:style-name="Internet_20_link" text:visited-style-name="Visited_20_Internet_20_Link"><text:span text:style-name="T457">LoadBalancingInformation</text:span></text:a><text:span text:style-name="T457"> object.</text:span></text:p>
      <text:p text:style-name="P292"/>
      <text:p text:style-name="P292">Example usage:</text:p>
      <text:p text:style-name="P292"/>
      <text:p text:style-name="P633">JPPFClient jppfCLient = new JPPFClient();</text:p>
      <text:p text:style-name="P420">// configure the "proportional" load-balanc<text:span text:style-name="T459">er</text:span> algorithm</text:p>
      <text:p text:style-name="P633">TypedProperties props = new TypedProperties().setInt("initialSize", 5)</text:p>
      <text:p text:style-name="P633"><text:s text:c="2"/>.setInt("proportionalityFactor", 1);</text:p>
      <text:p text:style-name="P633">jppfClient.setLoadBalancerSettings("proportional", props);</text:p>
      <text:p text:style-name="P420">// retrieve the load-balancer configuration</text:p>
      <text:p text:style-name="P633">LoadBalancingInformation lbi = jppfClient.getLoadBalancerSettings();</text:p>
      <text:p text:style-name="P633">System.out.println("current algorithm is " + lbi.getAlgorithm());</text:p>
      <text:p text:style-name="P633">System.out.println("algorithm parameters: " + lbi.getParameters());</text:p>
      <text:list xml:id="list94706638159213" text:continue-numbering="true" text:style-name="Outline">
        <text:list-item>
          <text:list>
            <text:list-item>
              <text:list>
                <text:list-item>
                  <text:h text:style-name="Heading_20_3" text:outline-level="3">Default job execution policies</text:h>
                </text:list-item>
              </text:list>
            </text:list-item>
          </text:list>
        </text:list-item>
      </text:list>
      <text:p text:style-name="P364">A <text:a xlink:type="simple" xlink:href="https://www.jppf.org/javadoc/6.1/index.html?org/jppf/client/JPPFClient.html" text:style-name="Internet_20_link" text:visited-style-name="Visited_20_Internet_20_Link"><text:span text:style-name="T537">JPPFClient</text:span></text:a> instance can have a default client and/or server side <text:a xlink:type="simple" xlink:href="#1.7.Execution policies|outline" text:style-name="Internet_20_link" text:visited-style-name="Visited_20_Internet_20_Link">execution policy</text:a>. The default policies are applied only to submitted jobs that don't have an execution policy (i.e. the <text:s/>execution policy is null). Default execution policies can be set or retrieved with the following methods:</text:p>
      <text:p text:style-name="P364"/>
      <text:p text:style-name="Code_20_block">public class JPPFClient extends AbstractGenericClient {</text:p>
      <text:p text:style-name="Code_20_block"><text:s text:c="2"/><text:span text:style-name="T55">// Get the default server-side job execution policy</text:span></text:p>
      <text:p text:style-name="Code_20_block"><text:s text:c="2"/>public ExecutionPolicy getDefaultPolicy()</text:p>
      <text:p text:style-name="Code_20_block"><text:s text:c="2"/><text:span text:style-name="T55">// Set the default server-side job execution policy</text:span></text:p>
      <text:p text:style-name="Code_20_block"><text:s text:c="2"/>public void setDefaultPolicy(ExecutionPolicy default<text:span text:style-name="T538">Server</text:span>Policy)</text:p>
      <text:p text:style-name="Code_20_block"><text:s text:c="2"/><text:span text:style-name="T55">// Get the default client-side job execution policy</text:span></text:p>
      <text:p text:style-name="Code_20_block"><text:s text:c="2"/>public ExecutionPolicy getDefaultClientPolicy()</text:p>
      <text:p text:style-name="Code_20_block"><text:s text:c="2"/><text:span text:style-name="T55">// Set the default client-side job execution policy</text:span></text:p>
      <text:p text:style-name="Code_20_block"><text:s text:c="2"/>public void setDefaultClientPolicy(ExecutionPolicy defaultClientPolicy)</text:p>
      <text:p text:style-name="Code_20_block">}</text:p>
      <text:p text:style-name="P364"/>
      <text:p text:style-name="Note_5f_Tip"><text:span text:style-name="T51">Note</text:span><text:span text:style-name="T539">: </text:span><text:span text:style-name="T26">d</text:span><text:span text:style-name="T1">efault policies can also be set within the JPPF client configuration, as </text:span><text:a xlink:type="simple" xlink:href="https://www.jppf.org/doc/6.1/index.php?title=Client_and_administration_console_configuration#Default_execution_policies" text:style-name="Internet_20_link" text:visited-style-name="Visited_20_Internet_20_Link"><text:span text:style-name="T1">documented here</text:span></text:a><text:span text:style-name="T1">.</text:span></text:p>
      <text:p text:style-name="P366"/>
      <text:p text:style-name="P366">Here is an example usage:</text:p>
      <text:p text:style-name="P365"/>
      <text:p text:style-name="Code_20_block">try (JPPFClient client = new JPPFClient()) {</text:p>
      <text:p text:style-name="Code_20_block"><text:s text:c="2"/><text:span text:style-name="T55">// by default, jobs can only execute on nodes with at least 4 </text:span><text:span text:style-name="T147">CPU</text:span><text:span text:style-name="T55">s </text:span></text:p>
      <text:p text:style-name="Code_20_block"><text:s text:c="2"/>client.setDefaultPolicy(new AtLeast("availableProcessors", 4));</text:p>
      <text:p text:style-name="Code_20_block"><text:s text:c="2"/><text:span text:style-name="T55">// by default, jobs cannot execute in the client local executor</text:span></text:p>
      <text:p text:style-name="Code_20_block"><text:s text:c="2"/>client.setDefaultClientPolicy(new Equal("jppf.channel.local", false));</text:p>
      <text:p text:style-name="Code_20_block">}</text:p>
      <text:p text:style-name="P365"/>
      <text:list xml:id="list94706079971879" text:continue-numbering="true" text:style-name="Outline">
        <text:list-item>
          <text:list>
            <text:list-item>
              <text:h text:style-name="P794" text:outline-level="2">Connection pools</text:h>
            </text:list-item>
          </text:list>
        </text:list-item>
      </text:list>
      <text:p text:style-name="P138">All server connections in a JPPF client are organized into connection pools, whose number is determined by the client configuration properties. <text:span text:style-name="T551">Their</text:span> size is <text:span text:style-name="T551">also </text:span>based on the configuration and can also be changed dynamically via the JPPF APIs. In the next sections, we will see how connection pools can be configured, explored and programmatically accessed.</text:p>
      <text:list xml:id="list94705705279284" text:continue-numbering="true" text:style-name="Outline">
        <text:list-item>
          <text:list>
            <text:list-item>
              <text:list>
                <text:list-item>
                  <text:h text:style-name="Heading_20_3" text:outline-level="3">Connection pools class hierarchy</text:h>
                </text:list-item>
              </text:list>
            </text:list-item>
          </text:list>
        </text:list-item>
      </text:list>
      <text:p text:style-name="P371">The class heirarchy for the client-side JPPF connections is as follows:</text:p>
      <text:p text:style-name="P371"/>
      <text:p text:style-name="P371"><draw:g text:anchor-type="as-char" draw:z-index="6" draw:name="Shape1" draw:style-name="gr55"><draw:g draw:style-name="gr28" xml:id="id37" draw:id="id37"><draw:g draw:style-name="gr28"><draw:custom-shape draw:style-name="gr56" draw:text-style-name="P805" svg:width="5.003cm" svg:height="0.578cm" svg:x="7.045cm" svg:y="0cm"><text:p text:style-name="P797"><text:span text:style-name="T575">AbstractConnectionPool&lt;C&gt;</text:span></text:p><draw:enhanced-geometry svg:viewBox="0 0 21600 21600" draw:mirror-horizontal="false" draw:mirror-vertical="false" draw:type="rectangle" draw:enhanced-path="M 0 0 L 21600 0 21600 21600 0 21600 0 0 Z N"/></draw:custom-shape><draw:custom-shape draw:style-name="gr57" draw:text-style-name="P806" svg:width="5.003cm" svg:height="0.795cm" svg:x="7.045cm" svg:y="0.577cm"><text:p/><draw:enhanced-geometry svg:viewBox="0 0 21600 21600" draw:mirror-horizontal="false" draw:mirror-vertical="false" draw:type="rectangle" draw:enhanced-path="M 0 0 L 21600 0 21600 21600 0 21600 0 0 Z N"/></draw:custom-shape></draw:g></draw:g><draw:g draw:style-name="gr28" xml:id="id36" draw:id="id36"><draw:g draw:style-name="gr28"><draw:custom-shape draw:style-name="gr58" draw:text-style-name="P805" svg:width="5.405cm" svg:height="0.578cm" svg:x="0cm" svg:y="0cm"><text:p text:style-name="P797"><text:span text:style-name="T575">AbstractClientConnectionPool</text:span></text:p><draw:enhanced-geometry svg:viewBox="0 0 21600 21600" draw:mirror-horizontal="false" draw:mirror-vertical="false" draw:type="rectangle" draw:enhanced-path="M 0 0 L 21600 0 21600 21600 0 21600 0 0 Z N"/></draw:custom-shape><draw:custom-shape draw:style-name="gr59" draw:text-style-name="P807" svg:width="5.405cm" svg:height="0.795cm" svg:x="0cm" svg:y="0.577cm"><text:p text:style-name="P797"><text:span text:style-name="T578">&lt;JPPFClientConnection&gt;</text:span></text:p><draw:enhanced-geometry svg:viewBox="0 0 21600 21600" draw:mirror-horizontal="false" draw:mirror-vertical="false" draw:type="rectangle" draw:enhanced-path="M 0 0 L 21600 0 21600 21600 0 21600 0 0 Z N"/></draw:custom-shape></draw:g></draw:g><draw:g draw:style-name="gr28" xml:id="id39" draw:id="id39"><draw:g draw:style-name="gr28"><draw:custom-shape draw:style-name="gr60" draw:text-style-name="P799" svg:width="5.984cm" svg:height="0.579cm" svg:x="6.555cm" svg:y="2.409cm"><text:p text:style-name="P797"><text:span text:style-name="T575">JMXConnectionPool</text:span></text:p><draw:enhanced-geometry svg:viewBox="0 0 21600 21600" draw:mirror-horizontal="false" draw:mirror-vertical="false" draw:type="rectangle" draw:enhanced-path="M 0 0 L 21600 0 21600 21600 0 21600 0 0 Z N"/></draw:custom-shape><draw:custom-shape draw:style-name="gr61" draw:text-style-name="P808" svg:width="5.984cm" svg:height="0.795cm" svg:x="6.555cm" svg:y="2.988cm"><text:p text:style-name="P797"><text:span text:style-name="T578">&lt;JMXDriverConnectionWrapper&gt;</text:span></text:p><draw:enhanced-geometry svg:viewBox="0 0 21600 21600" draw:mirror-horizontal="false" draw:mirror-vertical="false" draw:type="rectangle" draw:enhanced-path="M 0 0 L 21600 0 21600 21600 0 21600 0 0 Z N"/></draw:custom-shape></draw:g></draw:g><draw:g draw:style-name="gr28" xml:id="id35" draw:id="id35"><draw:g draw:style-name="gr28"><draw:custom-shape draw:style-name="gr62" draw:text-style-name="P799" svg:width="3.941cm" svg:height="0.581cm" svg:x="0.732cm" svg:y="2.409cm"><text:p text:style-name="P797"><text:span text:style-name="T575">JPPFConnectionPool</text:span></text:p><draw:enhanced-geometry svg:viewBox="0 0 21600 21600" draw:mirror-horizontal="false" draw:mirror-vertical="false" draw:type="rectangle" draw:enhanced-path="M 0 0 L 21600 0 21600 21600 0 21600 0 0 Z N"/></draw:custom-shape><draw:custom-shape draw:style-name="gr63" draw:text-style-name="P808" svg:width="3.941cm" svg:height="0.793cm" svg:x="0.732cm" svg:y="2.99cm"><text:p text:style-name="P797"><text:span text:style-name="T578">jmxPool</text:span></text:p><draw:enhanced-geometry svg:viewBox="0 0 21600 21600" draw:mirror-horizontal="false" draw:mirror-vertical="false" draw:type="rectangle" draw:enhanced-path="M 0 0 L 21600 0 21600 21600 0 21600 0 0 Z N"/></draw:custom-shape></draw:g></draw:g><draw:connector draw:style-name="gr64" draw:text-style-name="P809" svg:x1="2.702cm" svg:y1="2.41cm" svg:x2="2.702cm" svg:y2="1.372cm" draw:start-shape="id35" draw:start-glue-point="0" draw:end-shape="id36" svg:d="M2702 519v-1039" svg:viewBox="0 0 2 1041"><text:p/></draw:connector><draw:g draw:style-name="gr28" xml:id="id38" draw:id="id38"><draw:g draw:style-name="gr28"><draw:custom-shape draw:style-name="gr65" draw:text-style-name="P810" svg:width="3.5cm" svg:height="0.578cm" svg:x="13.213cm" svg:y="0cm"><text:p text:style-name="P797"><text:span text:style-name="T575">ConnectionPool&lt;C&gt;</text:span></text:p><draw:enhanced-geometry svg:viewBox="0 0 21600 21600" draw:mirror-horizontal="false" draw:mirror-vertical="false" draw:type="rectangle" draw:enhanced-path="M 0 0 L 21600 0 21600 21600 0 21600 0 0 Z N"/></draw:custom-shape><draw:custom-shape draw:style-name="gr66" draw:text-style-name="P811" svg:width="3.5cm" svg:height="0.795cm" svg:x="13.213cm" svg:y="0.577cm"><text:p/><draw:enhanced-geometry svg:viewBox="0 0 21600 21600" draw:mirror-horizontal="false" draw:mirror-vertical="false" draw:type="rectangle" draw:enhanced-path="M 0 0 L 21600 0 21600 21600 0 21600 0 0 Z N"/></draw:custom-shape></draw:g></draw:g><draw:connector draw:style-name="gr67" draw:text-style-name="P812" svg:x1="12.047cm" svg:y1="0.685cm" svg:x2="13.213cm" svg:y2="0.685cm" draw:start-shape="id37" draw:end-shape="id38" draw:end-glue-point="3" svg:d="M12047-1207h1166" svg:viewBox="0 0 1168 2"><text:p/></draw:connector><draw:connector draw:style-name="gr68" draw:text-style-name="P813" svg:x1="9.546cm" svg:y1="2.41cm" svg:x2="9.546cm" svg:y2="1.372cm" draw:start-shape="id39" draw:start-glue-point="0" draw:end-shape="id37" draw:end-glue-point="2" svg:d="M9546 519v-1039" svg:viewBox="0 0 2 1041"><text:p/></draw:connector><draw:connector draw:style-name="gr69" draw:text-style-name="P814" svg:x1="5.405cm" svg:y1="0.685cm" svg:x2="7.045cm" svg:y2="0.685cm" draw:start-shape="id36" draw:start-glue-point="1" draw:end-shape="id37" draw:end-glue-point="3" svg:d="M5405-1207h1640" svg:viewBox="0 0 1642 2"><text:p/></draw:connector><draw:connector draw:style-name="gr70" draw:text-style-name="P815" svg:x1="4.673cm" svg:y1="3.096cm" svg:x2="6.555cm" svg:y2="3.096cm" draw:start-shape="id35" draw:start-glue-point="1" draw:end-shape="id39" draw:end-glue-point="3" svg:d="M4673 1205h1882" svg:viewBox="0 0 1884 2"><text:p/></draw:connector></draw:g></text:p>
      <text:list xml:id="list94706894008144" text:continue-numbering="true" text:style-name="Outline">
        <text:list-item>
          <text:list>
            <text:list-item>
              <text:list>
                <text:list-item>
                  <text:h text:style-name="P777" text:outline-level="3">The JPPFConnectionPool <text:span text:style-name="T556">API</text:span></text:h>
                </text:list-item>
              </text:list>
            </text:list-item>
          </text:list>
        </text:list-item>
      </text:list>
      <text:p text:style-name="P45"><text:span text:style-name="Code_20_char"><text:span text:style-name="T183">The </text:span></text:span><text:a xlink:type="simple" xlink:href="https://www.jppf.org/javadoc/6.1/index.html?org/jppf/client/ConnectionPool.html" text:style-name="Internet_20_link" text:visited-style-name="Visited_20_Internet_20_Link"><text:span text:style-name="Code_20_char"><text:span text:style-name="T183">ConnectionPool</text:span></text:span></text:a><text:span text:style-name="Code_20_char"><text:span text:style-name="T179"> </text:span></text:span><text:span text:style-name="Code_20_char"><text:span text:style-name="T183">interface and it</text:span></text:span><text:span text:style-name="Code_20_char"><text:span text:style-name="T184">s</text:span></text:span><text:span text:style-name="Code_20_char"><text:span text:style-name="T183"> direct abstract implementation </text:span></text:span><text:a xlink:type="simple" xlink:href="https://www.jppf.org/javadoc/6.1/index.html?org/jppf/client/AbstractConnectionPool.html" text:style-name="Internet_20_link" text:visited-style-name="Visited_20_Internet_20_Link"><text:span text:style-name="Code_20_char"><text:span text:style-name="T179">AbstractConnectionPool</text:span></text:span></text:a><text:span text:style-name="T550"> provide the base methods to explore and access the connections in the pool:</text:span></text:p>
      <text:p text:style-name="P369"/>
      <text:p text:style-name="P666">public interface ConnectionPool&lt;E extends AutoCloseable&gt;</text:p>
      <text:p text:style-name="P666"><text:s text:c="2"/>extends Iterable&lt;E&gt;, AutoCloseable {</text:p>
      <text:p text:style-name="P667"><text:span text:style-name="T289"><text:s text:c="2"/></text:span><text:span text:style-name="T92">// Get the next connection that is connected and available</text:span></text:p>
      <text:p text:style-name="P666"><text:s text:c="2"/>E getConnection();</text:p>
      <text:p text:style-name="P667"><text:span text:style-name="T289"><text:s text:c="2"/></text:span><text:span text:style-name="T92">// Determine whether this pool is empty</text:span></text:p>
      <text:p text:style-name="P666"><text:s text:c="2"/>boolean isEmpty();</text:p>
      <text:p text:style-name="P667"><text:span text:style-name="T289"><text:s text:c="2"/></text:span><text:span text:style-name="T92">// Get the current size of this pool</text:span></text:p>
      <text:p text:style-name="P666"><text:s text:c="2"/>int connectionCount();</text:p>
      <text:p text:style-name="P667"><text:span text:style-name="T289"><text:s text:c="2"/></text:span><text:span text:style-name="T92">// Get the maximum size of this connection pool</text:span></text:p>
      <text:p text:style-name="P666"><text:s text:c="2"/>int getSize();</text:p>
      <text:p text:style-name="P667"><text:span text:style-name="T289"><text:s text:c="2"/></text:span><text:span text:style-name="T92">// Set the maximum size of this pool, starting or stopping connections as needed</text:span></text:p>
      <text:p text:style-name="P666"><text:s text:c="2"/>int setSize(int <text:span text:style-name="T428">s</text:span>ize);</text:p>
      <text:p text:style-name="P667"><text:span text:style-name="T289"><text:s text:c="2"/></text:span><text:span text:style-name="T92">// Get a list of connections held by this pool</text:span></text:p>
      <text:p text:style-name="P666"><text:s text:c="2"/>List&lt;E&gt; getConnections();</text:p>
      <text:p text:style-name="P666">}</text:p>
      <text:p text:style-name="P137"/>
      <text:p text:style-name="P142"><text:a xlink:type="simple" xlink:href="https://www.jppf.org/javadoc/6.1/index.html?org/jppf/client/AbstractClientConnectionPool.html" text:style-name="Internet_20_link" text:visited-style-name="Visited_20_Internet_20_Link"><text:span text:style-name="Code_20_char"><text:span text:style-name="T177">AbstractClientConnectionPool</text:span></text:span></text:a><text:span text:style-name="T548"> </text:span><text:span text:style-name="T549">has the accessors to attributes specific to JPPF client connections to a driver:</text:span></text:p>
      <text:p text:style-name="P370"/>
      <text:p text:style-name="P668">public abstract class AbstractClientConnectionPool </text:p>
      <text:p text:style-name="P668"><text:s text:c="2"/>extends AbstractConnectionPool&lt;JPPFClientConnection&gt; {</text:p>
      <text:p text:style-name="Code_20_block"><text:s text:c="2"/><text:span text:style-name="T55">// Get the number of connections in this pool that have one of the specified statuses</text:span></text:p>
      <text:p text:style-name="Code_20_block"><text:s text:c="2"/>public int connectionCount(JPPFClientConnectionStatus...statuses)</text:p>
      <text:p text:style-name="Code_20_block"><text:s text:c="2"/><text:span text:style-name="T55">// Get a list of connections whose status is one of the specified statuses</text:span></text:p>
      <text:p text:style-name="Code_20_block"><text:s text:c="2"/>public List&lt;JPPFClientConnection&gt; getConnections(JPPFClientConnectionStatus...statuses)</text:p>
      <text:p text:style-name="Code_20_block"><text:s text:c="2"/><text:span text:style-name="T55">// Get the id of this pool</text:span></text:p>
      <text:p text:style-name="Code_20_block"><text:s text:c="2"/>public int getId()</text:p>
      <text:p text:style-name="Code_20_block"><text:s text:c="2"/><text:span text:style-name="T55">// Get the priority associated with this pool</text:span></text:p>
      <text:p text:style-name="Code_20_block"><text:s text:c="2"/>public int getPriority()</text:p>
      <text:p text:style-name="Code_20_block"><text:s text:c="2"/><text:span text:style-name="T55">// Check whether this pool is for SSL connections</text:span></text:p>
      <text:p text:style-name="Code_20_block"><text:s text:c="2"/>public boolean isSslEnabled()</text:p>
      <text:p text:style-name="Code_20_block"><text:s text:c="2"/><text:span text:style-name="T55">// Get the name of this pool.</text:span></text:p>
      <text:p text:style-name="Code_20_block"><text:s text:c="2"/>public String getName()</text:p>
      <text:p text:style-name="Code_20_block"><text:s text:c="2"/><text:span text:style-name="T55">// Get the uuid of the driver to which connections in this pool are connected</text:span></text:p>
      <text:p text:style-name="Code_20_block"><text:s text:c="2"/>public String getDriverUuid()</text:p>
      <text:p text:style-name="Code_20_block"><text:s text:c="2"/><text:span text:style-name="T55">// Get the host name of the remote driver</text:span></text:p>
      <text:p text:style-name="Code_20_block"><text:s text:c="2"/>public String getDriverHost()</text:p>
      <text:p text:style-name="Code_20_block"><text:s text:c="2"/><text:span text:style-name="T55">// Get the ip address of the remote driver</text:span></text:p>
      <text:p text:style-name="Code_20_block"><text:s text:c="2"/>public String getDriverIPAddress()</text:p>
      <text:p text:style-name="Code_20_block"><text:s text:c="2"/><text:span text:style-name="T55">// Get the port to use on the remote driver</text:span></text:p>
      <text:p text:style-name="Code_20_block"><text:s text:c="2"/>public int getDriverPort()</text:p>
      <text:p text:style-name="Code_20_block"><text:s text:c="2"/><text:span text:style-name="T55">// Get the JPPF client which holds this pool</text:span></text:p>
      <text:p text:style-name="Code_20_block"><text:s text:c="2"/>public JPPFClient getClient()</text:p>
      <text:p text:style-name="Code_20_block"><text:soft-page-break/><text:s text:c="2"/><text:span text:style-name="T55">// Get the driver's system information</text:span></text:p>
      <text:p text:style-name="Code_20_block"><text:s text:c="2"/>public JPPFSystemInformation getSystemInfo()</text:p>
      <text:p text:style-name="Code_20_block"><text:s text:c="2"/><text:span text:style-name="T55">// Get the jmx port to use on the remote driver</text:span></text:p>
      <text:p text:style-name="P669"><text:s text:c="2"/>public int getJmxPort()</text:p>
      <text:p text:style-name="P669"><text:s text:c="2"/><text:span text:style-name="T55">// Get the maximum number of jobs each connection can process concurrently</text:span></text:p>
      <text:p text:style-name="P669"><text:s text:c="2"/>public int getMaxJobs()</text:p>
      <text:p text:style-name="P669"><text:s text:c="2"/><text:span text:style-name="T55">// Set the maximum number of jobs each connection can process concurrently</text:span></text:p>
      <text:p text:style-name="P669"><text:s text:c="2"/>public int setMaxJobs(int maxJobs)</text:p>
      <text:p text:style-name="Code_20_block">}</text:p>
      <text:p text:style-name="P143"><text:a xlink:type="simple" xlink:href="https://www.jppf.org/javadoc/6.1/index.html?org/jppf/client/JPPFConnectionPool.html" text:style-name="Internet_20_link" text:visited-style-name="Visited_20_Internet_20_Link"><text:span text:style-name="Code_20_char"><text:span text:style-name="T178"/></text:span></text:a></text:p>
      <text:p text:style-name="P144"><text:span text:style-name="Code_20_char"><text:span text:style-name="T185">The name of the pool, </text:span></text:span><text:span text:style-name="Code_20_char"><text:span text:style-name="T187">accessed via the </text:span></text:span><text:span text:style-name="Code_20_char"><text:span text:style-name="T554">getName()</text:span></text:span><text:span text:style-name="Code_20_char"><text:span text:style-name="T187"> method,</text:span></text:span><text:span text:style-name="Code_20_char"><text:span text:style-name="T185"> can be computed in different ways:</text:span></text:span></text:p>
      <text:p text:style-name="P144"><text:span text:style-name="Code_20_char"><text:span text:style-name="T185"/></text:span></text:p>
      <text:p text:style-name="P144"><text:span text:style-name="Code_20_char"><text:span text:style-name="T185">- when the pool is created from a </text:span></text:span><text:a xlink:type="simple" xlink:href="https://www.jppf.org/doc/6.1/index.php?title=Custom_discovery_of_remote_drivers" text:style-name="Internet_20_link" text:visited-style-name="Visited_20_Internet_20_Link"><text:span text:style-name="Code_20_char"><text:span text:style-name="T185">driver discovery plugin</text:span></text:span></text:a><text:span text:style-name="Code_20_char"><text:span text:style-name="T185">, its name is provided directly</text:span></text:span></text:p>
      <text:p text:style-name="P144"><text:span text:style-name="Code_20_char"><text:span text:style-name="T185">- when UDP discovery is disabled, the pools names are read from the </text:span></text:span><text:span text:style-name="Code_20_char"><text:span text:style-name="T553">jppf.drivers</text:span></text:span><text:span text:style-name="Code_20_char"><text:span text:style-name="T185"> configuration property:</text:span></text:span></text:p>
      <text:p text:style-name="P670"><text:span text:style-name="Code_20_char"><text:span text:style-name="T185">jppf.drivers = &lt;</text:span></text:span><text:span text:style-name="Code_20_char"><text:span text:style-name="T186">driver</text:span></text:span><text:span text:style-name="Code_20_char"><text:span text:style-name="T185">_name_1&gt; ... &lt;</text:span></text:span><text:span text:style-name="Code_20_char"><text:span text:style-name="T186">driver</text:span></text:span><text:span text:style-name="Code_20_char"><text:span text:style-name="T185">_name_N&gt;</text:span></text:span></text:p>
      <text:p text:style-name="P144"><text:span text:style-name="Code_20_char"><text:span text:style-name="T185">- when UDP discovery is enabled, the names are computed automatically in the form </text:span></text:span><text:span text:style-name="Code_20_char"><text:span text:style-name="T552">jppf_discovery-n</text:span></text:span><text:span text:style-name="Code_20_char"><text:span text:style-name="T176">, </text:span></text:span><text:span text:style-name="Code_20_char"><text:span text:style-name="T185">where </text:span></text:span><text:span text:style-name="Code_20_char"><text:span text:style-name="T160">n</text:span></text:span><text:span text:style-name="Code_20_char"><text:span text:style-name="T185"> is the order of discovery of the pool, without any other meaning</text:span></text:span></text:p>
      <text:p text:style-name="P144"><text:span text:style-name="Code_20_char"><text:span text:style-name="T185"/></text:span></text:p>
      <text:p text:style-name="P145"><text:span text:style-name="Code_20_char"><text:span text:style-name="T187">The same mechanism applies to </text:span></text:span><text:span text:style-name="Code_20_char"><text:span text:style-name="T554">getDriverHost()</text:span></text:span><text:span text:style-name="Code_20_char"><text:span text:style-name="T187">, </text:span></text:span><text:span text:style-name="Code_20_char"><text:span text:style-name="T554">getDriverPort()</text:span></text:span><text:span text:style-name="Code_20_char"><text:span text:style-name="T187">, </text:span></text:span><text:span text:style-name="Code_20_char"><text:span text:style-name="T554">getPriority()</text:span></text:span><text:span text:style-name="Code_20_char"><text:span text:style-name="T187">, </text:span></text:span><text:span text:style-name="Code_20_char"><text:span text:style-name="T554">isSslEnabled()</text:span></text:span><text:span text:style-name="Code_20_char"><text:span text:style-name="T187">, </text:span></text:span><text:span text:style-name="Code_20_char"><text:span text:style-name="T554">getMaxJobs()</text:span></text:span><text:span text:style-name="Code_20_char"><text:span text:style-name="T187">and </text:span></text:span><text:span text:style-name="Code_20_char"><text:span text:style-name="T554">getSize()</text:span></text:span><text:span text:style-name="Code_20_char"><text:span text:style-name="T187">. Note that some of these attributes also have a setter method, which means that they can be changed dynamically y API.</text:span></text:span></text:p>
      <text:p text:style-name="P145"><text:span text:style-name="Code_20_char"><text:span text:style-name="T187"/></text:span></text:p>
      <text:p text:style-name="P146"><text:span text:style-name="T280">The pool's actual size can be grown or shrunk dynamically, using the </text:span><text:span text:style-name="Code_20_char"><text:span text:style-name="T280">setSize(int)</text:span></text:span><text:span text:style-name="T280"> method. The JPPF client will create or close connections accordingly. An attempt to set a size equal to the current size will have no effect whatsoever. In some cases, when trying to reduce the connection pool's size, there may be too many connections in the pool that are busy executing jobs and the client will not be able to close all the requested connections. In this case, </text:span><text:span text:style-name="Code_20_char"><text:span text:style-name="T281">setSize()</text:span></text:span><text:span text:style-name="T281"> will return the new actual size, which may be smaller than the requested size.</text:span></text:p>
      <text:p text:style-name="P146"/>
      <text:p text:style-name="P46"><text:span text:style-name="T557">Similarly, the number of jobs each connection can handle concurrently can be dynamically changed by calling </text:span><text:span text:style-name="Code_20_char"><text:span text:style-name="T557">setMaxJobs(int)</text:span></text:span><text:span text:style-name="T557">. By default, this number of jobs is set to </text:span><text:a xlink:type="simple" xlink:href="https://docs.oracle.com/javase/8/docs/api/java/lang/Integer.html#MAX_VALUE" text:style-name="Internet_20_link" text:visited-style-name="Visited_20_Internet_20_Link"><text:span text:style-name="T557">Integer.MAX_VALUE</text:span></text:a><text:span text:style-name="T557">, that is, 2</text:span><text:span text:style-name="T214">31 </text:span><text:span text:style-name="T558">- 1, or </text:span><text:span text:style-name="Source_20_Text"><text:span text:style-name="T559">2,147,483,647</text:span></text:span><text:span text:style-name="T558">.</text:span></text:p>
      <text:list xml:id="list94705442879780"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8">As we have seen, connection pools contain and manage a set of connections from a client to a driver. These connections are represented by the <text:a xlink:type="simple" xlink:href="https://www.jppf.org/javadoc/6.1/index.html?org/jppf/client/JPPFClientConnection.html" text:style-name="Internet_20_link" text:visited-style-name="Visited_20_Internet_20_Link">JPPFClientConnection</text:a> interface, defined as follows:</text:p>
      <text:p text:style-name="P238"/>
      <text:p text:style-name="P582">public interface JPPFClientConnection</text:p>
      <text:p text:style-name="P582"><text:s text:c="2"/>extends ClientConnectionStatusHandler, AutoCloseable {</text:p>
      <text:p text:style-name="Code_20_block"><text:s text:c="2"/><text:span text:style-name="T55">// Get the priority assigned to this connection</text:span></text:p>
      <text:p text:style-name="Code_20_block"><text:s text:c="2"/>int getPriority();</text:p>
      <text:p text:style-name="Code_20_block"><text:s text:c="2"/><text:span text:style-name="T55">// Shutdown this connection and release all the resources it is using</text:span></text:p>
      <text:p text:style-name="Code_20_block"><text:s text:c="2"/>void close();</text:p>
      <text:p text:style-name="Code_20_block"><text:s text:c="2"/><text:span text:style-name="T55">// Determine whether this connection was closed</text:span></text:p>
      <text:p text:style-name="Code_20_block"><text:s text:c="2"/>boolean isClosed();</text:p>
      <text:p text:style-name="Code_20_block"><text:s text:c="2"/><text:span text:style-name="T55">// Get the name assigned to this client connection</text:span></text:p>
      <text:p text:style-name="Code_20_block"><text:s text:c="2"/>String getName();</text:p>
      <text:p text:style-name="Code_20_block"><text:s text:c="2"/><text:span text:style-name="T55">// Determines if this connection is over SSL</text:span></text:p>
      <text:p text:style-name="Code_20_block"><text:s text:c="2"/>boolean isSSLEnabled();</text:p>
      <text:p text:style-name="Code_20_block"><text:s text:c="2"/><text:span text:style-name="T55">// Get the driver's host name or ip address</text:span></text:p>
      <text:p text:style-name="Code_20_block"><text:s text:c="2"/>String getHost();</text:p>
      <text:p text:style-name="Code_20_block"><text:s text:c="2"/><text:span text:style-name="T55">// Get the port number on which the dirver is listeneing for connections</text:span></text:p>
      <text:p text:style-name="Code_20_block"><text:s text:c="2"/>int getPort();</text:p>
      <text:p text:style-name="Code_20_block"><text:s text:c="2"/><text:span text:style-name="T55">// Get the unique identifier of the remote driver</text:span></text:p>
      <text:p text:style-name="Code_20_block"><text:s text:c="2"/>String getDriverUuid();</text:p>
      <text:p text:style-name="Code_20_block"><text:s text:c="2"/><text:span text:style-name="T55">// Get the system information for the remote driver this connection refers to</text:span></text:p>
      <text:p text:style-name="Code_20_block"><text:s text:c="2"/>JPPFSystemInformation getSystemInfo();</text:p>
      <text:p text:style-name="Code_20_block"><text:s text:c="2"/><text:span text:style-name="T55">// Get the unique ID for this connection and its two channels</text:span></text:p>
      <text:p text:style-name="Code_20_block"><text:s text:c="2"/>String getConnectionUuid();</text:p>
      <text:p text:style-name="Code_20_block"><text:s text:c="2"/><text:span text:style-name="T55">// Get the pool this connection belongs to</text:span></text:p>
      <text:p text:style-name="Code_20_block"><text:s text:c="2"/>JPPFConnectionPool getConnectionPool();</text:p>
      <text:p text:style-name="Code_20_block">}</text:p>
      <text:p text:style-name="P375"/>
      <text:p text:style-name="P375">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1/index.html?org/jppf/client/JPPFConnectionPool.html" text:style-name="Internet_20_link" text:visited-style-name="Visited_20_Internet_20_Link"><text:span text:style-name="T280">JPPFConnectionPool</text:span></text:a> to which the connection belongs. <text:span text:style-name="T555">For example, </text:span><text:span text:style-name="Code_20_char"><text:span text:style-name="T555">connection.getPort()</text:span></text:span><text:span text:style-name="T555"> is equivalent to </text:span><text:span text:style-name="Code_20_char"><text:span text:style-name="T555">connection.getPool().getDriverPort()</text:span></text:span><text:span text:style-name="T555">;</text:span></text:p>
      <text:list xml:id="list94706214980322" text:continue-numbering="true" text:style-name="Outline">
        <text:list-item>
          <text:list>
            <text:list-item>
              <text:list>
                <text:list-item>
                  <text:list>
                    <text:list-item>
                      <text:h text:style-name="Heading_20_4" text:outline-level="4"><text:soft-page-break/>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1/index.html?org/jppf/client/JPPFClientConnectionStatus.html" text:style-name="Internet_20_link" text:visited-style-name="Visited_20_Internet_20_Link"><text:span text:style-name="Code_20_char"><text:span text:style-name="T155">JPPFClientConnectionStatus</text:span></text:span></text:a>, and has the following possible values: NEW, DISCONNECTED, CONNECTING, ACTIVE, EXECUTING, FAILED <text:span text:style-name="T368">or CLOSED</text:span>.</text:p>
      <text:p text:style-name="P1"/>
      <text:p text:style-name="P9"><text:a xlink:type="simple" xlink:href="https://www.jppf.org/javadoc/6.1/index.html?org/jppf/client/JPPFClientConnection.html" text:style-name="Internet_20_link" text:visited-style-name="Visited_20_Internet_20_Link"><text:span text:style-name="Code_20_char"><text:span text:style-name="T155">JPPFClientConnection</text:span></text:span></text:a> extends the interface <text:a xlink:type="simple" xlink:href="https://www.jppf.org/javadoc/6.1/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5">// Get the status of this connection</text:span></text:p>
      <text:p text:style-name="Code_20_block"><text:s text:c="2"/>JPPFClientConnectionStatus getStatus();</text:p>
      <text:p text:style-name="Code_20_block"><text:s text:c="2"/><text:span text:style-name="T55">// Set the status of this connection</text:span></text:p>
      <text:p text:style-name="Code_20_block"><text:s text:c="2"/>void setStatus(JPPFClientConnectionStatus status);</text:p>
      <text:p text:style-name="Code_20_block"><text:s text:c="2"/><text:span text:style-name="T55">// Register a connection status listener with this connection</text:span></text:p>
      <text:p text:style-name="Code_20_block"><text:s text:c="2"/>void addClientConnectionStatusListener(ClientConnectionStatusListener listener);</text:p>
      <text:p text:style-name="Code_20_block"><text:s text:c="2"/><text:span text:style-name="T5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566">implements</text:span><text:span text:style-name="T32"> ClientConnectionStatusListener </text:span>{</text:p>
      <text:p text:style-name="Code_20_block"><text:s text:c="2"/><text:span text:style-name="T198">@Override</text:span></text:p>
      <text:p text:style-name="Code_20_block"><text:s text:c="2"/><text:span text:style-name="T32">public void statusChanged(ClientConnectionStatusEvent event) </text:span>{</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text:span text:style-name="T32">event.getClientConnectionStatusHandler();</text:span></text:p>
      <text:p text:style-name="Code_20_block"><text:s text:c="4"/><text:span text:style-name="T55">// get the new status</text:span></text:p>
      <text:p text:style-name="Code_20_block"><text:s text:c="4"/>JPPFClientConnectionStatus status = <text:span text:style-name="T32">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94706681832346"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147"><text:span text:style-name="Code_20_char"><text:span text:style-name="T188">The </text:span></text:span><text:a xlink:type="simple" xlink:href="https://www.jppf.org/javadoc/6.1/index.html?org/jppf/client/JPPFConnectionPool.html" text:style-name="Internet_20_link" text:visited-style-name="Visited_20_Internet_20_Link"><text:span text:style-name="Code_20_char"><text:span text:style-name="T178">JPPFConnectionPool</text:span></text:span></text:a><text:span text:style-name="Code_20_char"><text:span text:style-name="T178"> </text:span></text:span><text:span text:style-name="Code_20_char"><text:span text:style-name="T188">class </text:span></text:span><text:span text:style-name="Code_20_char"><text:span text:style-name="T180">has higher-le</text:span></text:span><text:span text:style-name="Code_20_char"><text:span text:style-name="T181">v</text:span></text:span><text:span text:style-name="Code_20_char"><text:span text:style-name="T180">el methods </text:span></text:span><text:span text:style-name="Code_20_char"><text:span text:style-name="T181">to explore the connections wit</text:span></text:span><text:span text:style-name="Code_20_char"><text:span text:style-name="T182">h</text:span></text:span><text:span text:style-name="Code_20_char"><text:span text:style-name="T181"> filtering and wait for them to be in a specified state:</text:span></text:span></text:p>
      <text:p text:style-name="P372"/>
      <text:p text:style-name="P671">public class JPPFConnectionPool extends AbstractClientConnectionPool {</text:p>
      <text:p text:style-name="P671"><text:s text:c="2"/><text:span text:style-name="T55">// Wait for the specified number of connections to be in the ACTIVE status</text:span></text:p>
      <text:p text:style-name="P671"><text:s text:c="2"/>public List&lt;JPPFClientConnection&gt; awaitActiveConnections(</text:p>
      <text:p text:style-name="P671"><text:s text:c="4"/>ComparisonOperator operator, int nbConnections)</text:p>
      <text:p text:style-name="P671"><text:s text:c="2"/><text:span text:style-name="T55">// Wait for the a connection to be in the ACTIVE state</text:span></text:p>
      <text:p text:style-name="P671"><text:s text:c="2"/>public JPPFClientConnection awaitActiveConnection()</text:p>
      <text:p text:style-name="P671"><text:s text:c="2"/><text:span text:style-name="T55">// Wait for the specified number of connections to be in theACTIVE or EXECUTING state</text:span></text:p>
      <text:p text:style-name="P671"><text:s text:c="2"/>public List&lt;JPPFClientConnection&gt; awaitWorkingConnections(</text:p>
      <text:p text:style-name="P671"><text:s text:c="4"/>ComparisonOperator operator, int nbConnections)</text:p>
      <text:p text:style-name="P671"><text:s text:c="2"/><text:span text:style-name="T55">// Wait for a connection to be in the ACTIVE or EXECUTING} state</text:span></text:p>
      <text:p text:style-name="P671"><text:s text:c="2"/>public JPPFClientConnection awaitWorkingConnection()</text:p>
      <text:p text:style-name="P671"><text:s text:c="2"/><text:span text:style-name="T55">// Wait for the given number of connections to be in one of the given states</text:span></text:p>
      <text:p text:style-name="P671"><text:s text:c="2"/>public List&lt;JPPFClientConnection&gt; awaitConnections(ComparisonOperator operator,</text:p>
      <text:p text:style-name="P671"><text:s text:c="4"/>int nbConnections, <text:span text:style-name="T560">J</text:span>PPFClientConnectionStatus...statuses)</text:p>
      <text:p text:style-name="P671"><text:s text:c="2"/><text:span text:style-name="T55">// Wait for a connection to be in one of the specified states</text:span></text:p>
      <text:p text:style-name="P671"><text:s text:c="2"/>public JPPFClientConnection awaitConnection(JPPFClientConnectionStatus...statuses)</text:p>
      <text:p text:style-name="P671"><text:s text:c="2"/><text:span text:style-name="T55">// Wait for the given number of connections to be in one of the given states,</text:span></text:p>
      <text:p text:style-name="P671"><text:s text:c="2"/><text:span text:style-name="T55">// or </text:span><text:span text:style-name="T149">for </text:span><text:span text:style-name="T55">the given timeout to expire, whichever happens first</text:span></text:p>
      <text:p text:style-name="P671"><text:s text:c="2"/>public List&lt;JPPFClientConnection&gt; awaitConnections(ComparisonOperator operator,</text:p>
      <text:p text:style-name="P671"><text:s text:c="4"/>int nbConnections, long timeout, JPPFClientConnectionStatus...statuses)</text:p>
      <text:p text:style-name="P609">}</text:p>
      <text:p text:style-name="P234"/>
      <text:p text:style-name="P234">The <text:a xlink:type="simple" xlink:href="https://www.jppf.org/javadoc/6.1/index.html?org/jppf/utils/ComparisonOperator.html" text:style-name="Internet_20_link" text:visited-style-name="Visited_20_Internet_20_Link"><text:span text:style-name="T561">ComparisonOperator</text:span></text:a><text:span text:style-name="T561"> parameter is typically, but not necessarily, an element of the </text:span><text:a xlink:type="simple" xlink:href="https://www.jppf.org/javadoc/6.1/index.html?org/jppf/utils/Operator.html" text:style-name="Internet_20_link" text:visited-style-name="Visited_20_Internet_20_Link">Operator</text:a> <text:span text:style-name="T561">enum, which</text:span> defines the <text:span text:style-name="T562">most common</text:span> conditions that the number of connections must satisfy:</text:p>
      <text:p text:style-name="P234"/>
      <text:p text:style-name="P696">public enum Operator <text:span text:style-name="T563">implements ComparisonOperator</text:span> {</text:p>
      <text:p text:style-name="Code_20_block"><text:s text:c="2"/><text:span text:style-name="T55">// The number of connections is equal to the expected number</text:span></text:p>
      <text:p text:style-name="Code_20_block"><text:s text:c="2"/>EQUAL,</text:p>
      <text:p text:style-name="Code_20_block"><text:s text:c="2"/><text:span text:style-name="T55">// The number of connections is different from the expected number</text:span></text:p>
      <text:p text:style-name="Code_20_block"><text:s text:c="2"/>NOT_EQUAL,</text:p>
      <text:p text:style-name="Code_20_block"><text:s text:c="2"/><text:span text:style-name="T55">// The number of connections is at least to the expected number</text:span></text:p>
      <text:p text:style-name="Code_20_block"><text:s text:c="2"/>AT_LEAST,</text:p>
      <text:p text:style-name="Code_20_block"><text:s text:c="2"/><text:span text:style-name="T55">// The number of connections is at most the expected number</text:span></text:p>
      <text:p text:style-name="Code_20_block"><text:s text:c="2"/>AT_MOST,</text:p>
      <text:p text:style-name="Code_20_block"><text:s text:c="2"/><text:span text:style-name="T55">// The number of connections is strictly greater than the expected number</text:span></text:p>
      <text:p text:style-name="Code_20_block"><text:s text:c="2"/><text:span text:style-name="T564">MORE_THAN</text:span>,</text:p>
      <text:p text:style-name="Code_20_block"><text:s text:c="2"/><text:span text:style-name="T55">// The number of connections is strictly less than the expected number</text:span></text:p>
      <text:p text:style-name="Code_20_block"><text:s text:c="2"/>LESS_<text:span text:style-name="T564">THAN</text:span></text:p>
      <text:p text:style-name="Code_20_block">}</text:p>
      <text:p text:style-name="Standard"/>
      <text:p text:style-name="P374">Examples:</text:p>
      <text:p text:style-name="P374"/>
      <text:p text:style-name="P672">JPPFConnectionPool pool = ...;</text:p>
      <text:p text:style-name="P425">// wait until more than 2 connections in the pool are active</text:p>
      <text:p text:style-name="P672">List&lt;JPPFClientConnection&gt; list = pool.awaitActiveConnections(Operator.<text:span text:style-name="T565">MORE_THAN</text:span>, 2);</text:p>
      <text:p text:style-name="P425">// <text:span text:style-name="T562">with the same condition defined as a lambda expression</text:span></text:p>
      <text:p text:style-name="P672">list = pool.awaitActiveConnections(<text:span text:style-name="T562">(actual, expected) -&gt; actual &gt; expected</text:span>, 2);</text:p>
      <text:p text:style-name="P425">// <text:span text:style-name="T374">wait for no more than 5 seconds or until at least one connection is closed</text:span></text:p>
      <text:p text:style-name="P672">list = pool.awaitConnections(Operator.AT_LEAST, <text:span text:style-name="T374">1</text:span>, 5000L, </text:p>
      <text:p text:style-name="P672"><text:s text:c="2"/>JPPFClientConnectionStatus.CLOSED);</text:p>
      <text:list xml:id="list94705916796621" text:continue-numbering="true" text:style-name="Outline">
        <text:list-item>
          <text:list>
            <text:list-item>
              <text:list>
                <text:list-item>
                  <text:h text:style-name="P778" text:outline-level="3">Associated JMX connection pool</text:h>
                </text:list-item>
              </text:list>
            </text:list-item>
          </text:list>
        </text:list-item>
      </text:list>
      <text:p text:style-name="P376"><text:span text:style-name="T288">Each connection pool has an associated pool of JMX connections to the same remote driver.. To access and manipulate this JMX pool, the </text:span><text:a xlink:type="simple" xlink:href="https://www.jppf.org/javadoc/6.1/index.html?org/jppf/client/AbstractClientConnectionPool.html" text:style-name="Internet_20_link" text:visited-style-name="Visited_20_Internet_20_Link"><text:span text:style-name="Code_20_char"><text:span text:style-name="T177">AbstractClientConnectionPool</text:span></text:span></text:a><text:span text:style-name="T288"> class provides the following API:</text:span></text:p>
      <text:p text:style-name="P156"/>
      <text:p text:style-name="Code_20_block">public abstract class AbstractClientConnectionPool</text:p>
      <text:p text:style-name="Code_20_block"><text:s text:c="2"/>extends AbstractConnectionPool&lt;JPPFClientConnection&gt;</text:p>
      <text:p text:style-name="Code_20_block"><text:s text:c="2"/>implements Comparable&lt;AbstractClientConnectionPool&gt; {</text:p>
      <text:p text:style-name="Code_20_block"><text:s text:c="2"/><text:span text:style-name="T55">// Get a &lt;i&gt;connected&lt;/i&gt; JMX connection among those in the JMX pool</text:span></text:p>
      <text:p text:style-name="Code_20_block"><text:s text:c="2"/>public JMXDriverConnectionWrapper getJmxConnection()</text:p>
      <text:p text:style-name="Code_20_block"><text:s text:c="2"/><text:span text:style-name="T55">// Get a JMX connection among those in the JMX pool</text:span></text:p>
      <text:p text:style-name="Code_20_block"><text:s text:c="2"/>public JMXDriverConnectionWrapper getJmxConnection(boolean connectedOnly)</text:p>
      <text:p text:style-name="Code_20_block"><text:s text:c="2"/><text:span text:style-name="T55">// Get the current maximum size of the associated JMX connection pool</text:span></text:p>
      <text:p text:style-name="Code_20_block"><text:s text:c="2"/>public int getJMXPoolSize()</text:p>
      <text:p text:style-name="P673"><text:s text:c="2"/><text:span text:style-name="T55">// Set a new size for the associated pool of JMX connections,</text:span></text:p>
      <text:p text:style-name="P673"><text:s text:c="2"/><text:span text:style-name="T55">//adding new or closing existing connections as needed</text:span></text:p>
      <text:p text:style-name="Code_20_block"><text:s text:c="2"/>public int setJMXPoolSize(int maxSize)</text:p>
      <text:p text:style-name="Code_20_block">}</text:p>
      <text:p text:style-name="P157"/>
      <text:p text:style-name="P377">As we can see, the JMX pool handles connections of type <text:a xlink:type="simple" xlink:href="https://www.jppf.org/javadoc/6.1/index.html?org/jppf/management/JMXDriverConnectionWrapper.html" text:style-name="Internet_20_link" text:visited-style-name="Visited_20_Internet_20_Link">JMXDriverConnectionWrapper</text:a>, which is a wrapper around an <text:a xlink:type="simple" xlink:href="https://docs.oracle.com/javase/8/docs/api/index.html?javax/management/MBeanServerConnection.html" text:style-name="Internet_20_link" text:visited-style-name="Visited_20_Internet_20_Link">MBeanServerConnection</text:a>, connected to the MBean server of a remote JPPF driver.</text:p>
      <text:p text:style-name="P157"/>
      <text:p text:style-name="P157"><text:span text:style-name="T563">Please n</text:span>ote that the JMX pool size, when left unspecified, defaults to 1.</text:p>
      <text:p text:style-name="P157"/>
      <text:p text:style-name="P148"><text:a xlink:type="simple" xlink:href="https://www.jppf.org/javadoc/6.1/index.html?org/jppf/client/JPPFConnectionPool.html" text:style-name="Internet_20_link" text:visited-style-name="Visited_20_Internet_20_Link"><text:span text:style-name="Code_20_char"><text:span text:style-name="T178">JPPFConnectionPool</text:span></text:span></text:a><text:span text:style-name="Code_20_char"><text:span text:style-name="T178"> </text:span></text:span><text:span text:style-name="Code_20_char"><text:span text:style-name="T180">has higher-le</text:span></text:span><text:span text:style-name="Code_20_char"><text:span text:style-name="T181">v</text:span></text:span><text:span text:style-name="Code_20_char"><text:span text:style-name="T180">el methods </text:span></text:span><text:span text:style-name="Code_20_char"><text:span text:style-name="T181">to explore the </text:span></text:span><text:span text:style-name="Code_20_char"><text:span text:style-name="T189">JMX </text:span></text:span><text:span text:style-name="Code_20_char"><text:span text:style-name="T181">connections wit</text:span></text:span><text:span text:style-name="Code_20_char"><text:span text:style-name="T182">h</text:span></text:span><text:span text:style-name="Code_20_char"><text:span text:style-name="T181"> filtering, and wait for them to be in a specified state:</text:span></text:span></text:p>
      <text:p text:style-name="P373"/>
      <text:p text:style-name="Code_20_block">public class JPPFConnectionPool extends AbstractClientConnectionPool {</text:p>
      <text:p text:style-name="Code_20_block"><text:s text:c="2"/><text:span text:style-name="T55">// Wait for the specified number of JMX connections to be in the specified state</text:span></text:p>
      <text:p text:style-name="P674"><text:s text:c="2"/>public List&lt;JMXDriverConnectionWrapper&gt; awaitJMXConnections(</text:p>
      <text:p text:style-name="P674"><text:s text:c="4"/>ComparisonOperator operator, int nbConnections, boolean connectedOnly)</text:p>
      <text:p text:style-name="P674"><text:s text:c="2"/><text:span text:style-name="T55">// Wait for the specified number of JMX connections to be in the specified state,</text:span></text:p>
      <text:p text:style-name="P674"><text:s text:c="2"/><text:span text:style-name="T55">// or the specified timeout to expire, whichever happens first</text:span></text:p>
      <text:p text:style-name="P674"><text:s text:c="2"/>public List&lt;JMXDriverConnectionWrapper&gt; awaitJMXConnections(</text:p>
      <text:p text:style-name="P674"><text:s text:c="4"/>ComparisonOperator operator, int nbConnections, long timeout, boolean connectedOnly)</text:p>
      <text:p text:style-name="Code_20_block"><text:s text:c="2"/><text:span text:style-name="T55">// Wait </text:span><text:span text:style-name="T150">for </text:span><text:span text:style-name="T55">a JMX connection to be in the specified state</text:span></text:p>
      <text:p text:style-name="Code_20_block"><text:s text:c="2"/>public JMXDriverConnectionWrapper awaitJMXConnection(boolean connectedOnly)</text:p>
      <text:p text:style-name="Code_20_block">}</text:p>
      <text:p text:style-name="P30"/>
      <text:list xml:id="list94705286076242" text:continue-numbering="true" text:style-name="Outline">
        <text:list-item>
          <text:list>
            <text:list-item>
              <text:list>
                <text:list-item>
                  <text:h text:style-name="P786" text:outline-level="3">Exploring the connection pools</text:h>
                </text:list-item>
              </text:list>
            </text:list-item>
          </text:list>
        </text:list-item>
      </text:list>
      <text:p text:style-name="P139"><text:span text:style-name="T282">The </text:span><text:a xlink:type="simple" xlink:href="https://www.jppf.org/javadoc/6.1/index.html?org/jppf/client/JPPFClient.html" text:style-name="Internet_20_link" text:visited-style-name="Visited_20_Internet_20_Link"><text:span text:style-name="T282">JPPFClient</text:span></text:a><text:span text:style-name="T282"> class, or more exactly its super-super class </text:span><text:a xlink:type="simple" xlink:href="https://www.jppf.org/javadoc/6.1/index.html?org/jppf/client/AbstractJPPFClient.html" text:style-name="Internet_20_link" text:visited-style-name="Visited_20_Internet_20_Link"><text:span text:style-name="T282">AbstractJPPFClient</text:span></text:a><text:span text:style-name="T282">, provides a number of methods to discover and explore the connection pools currently handled by the client:</text:span></text:p>
      <text:p text:style-name="P149"/>
      <text:p text:style-name="P507">public class JPPFClient extends AbstractGenericClient { ... }</text:p>
      <text:p text:style-name="P507">public abstract class AbstractGenericClient extends AbstractJPPFClient { ... }</text:p>
      <text:p text:style-name="P507"/>
      <text:p text:style-name="P508">public abstract class AbstractJPPFClient</text:p>
      <text:p text:style-name="P508"><text:s text:c="2"/>implements ClientConnectionStatusListener, AutoCloseable {</text:p>
      <text:p text:style-name="Code_20_block"><text:span text:style-name="T282"><text:s text:c="2"/></text:span><text:span text:style-name="T86">// Find the connection pool with the specified priority and id</text:span></text:p>
      <text:p text:style-name="P507"><text:s text:c="2"/>public JPPFConnectionPool findConnectionPool(int priority, int poolId)</text:p>
      <text:p text:style-name="Code_20_block"><text:span text:style-name="T282"><text:s text:c="2"/></text:span><text:span text:style-name="T86">// Find the connection pool with the specified id</text:span></text:p>
      <text:p text:style-name="P507"><text:s text:c="2"/>public JPPFConnectionPool findConnectionPool(int poolId)</text:p>
      <text:p text:style-name="Code_20_block"><text:span text:style-name="T282"><text:s text:c="2"/></text:span><text:span text:style-name="T86">// Find the connection pool with the specified </text:span><text:span text:style-name="T94">name</text:span></text:p>
      <text:p text:style-name="P507"><text:s text:c="2"/>public JPPFConnectionPool findConnectionPool(String name)</text:p>
      <text:p text:style-name="P518"><text:span text:style-name="T282"><text:s text:c="2"/></text:span><text:span text:style-name="T86">// Find the connection pool</text:span><text:span text:style-name="T93">s</text:span><text:span text:style-name="T86"> </text:span><text:span text:style-name="T94">whose name</text:span><text:span text:style-name="T93"> match</text:span><text:span text:style-name="T94">es</text:span><text:span text:style-name="T86"> the specified </text:span><text:span text:style-name="T93">regular expression</text:span></text:p>
      <text:p text:style-name="P509"><text:s text:c="2"/>public <text:span text:style-name="T290">List&lt;</text:span>JPPFConnectionPool<text:span text:style-name="T290">&gt;</text:span> findConnectionPool<text:span text:style-name="T290">s</text:span>(String name)</text:p>
      <text:p text:style-name="P519"><text:span text:style-name="T282"><text:s text:c="2"/></text:span><text:span text:style-name="T86">// Find the connection pool</text:span><text:span text:style-name="T93">s</text:span><text:span text:style-name="T86"> </text:span><text:span text:style-name="T93">that </text:span><text:span text:style-name="T94">have at least one connection matching</text:span></text:p>
      <text:p text:style-name="P400"><text:s text:c="2"/>// one of the specified statuses</text:p>
      <text:p text:style-name="P510"><text:s text:c="2"/>public <text:span text:style-name="T290">List&lt;</text:span>JPPFConnectionPool<text:span text:style-name="T290">&gt;</text:span> findConnectionPool<text:span text:style-name="T290">s</text:span>(</text:p>
      <text:p text:style-name="P510"><text:span text:style-name="T291"><text:s text:c="4"/>JPPFClientConnectionStatus...statuses</text:span>)</text:p>
      <text:p text:style-name="P518"><text:span text:style-name="T282"><text:s text:c="2"/></text:span><text:span text:style-name="T86">// Get a set of existing connection pools with the specified priority</text:span></text:p>
      <text:p text:style-name="P507"><text:s text:c="2"/>public List&lt;JPPFConnectionPool&gt; getConnectionPools(int priority)</text:p>
      <text:p text:style-name="P506"><text:span text:style-name="T282"><text:s text:c="2"/></text:span><text:span text:style-name="T86">// Get a list of all priorities for the currently existing pools </text:span><text:span text:style-name="T93">in descending order</text:span></text:p>
      <text:p text:style-name="P507"><text:s text:c="2"/>public List&lt;Integer&gt; getPoolPriorities()</text:p>
      <text:p text:style-name="Code_20_block"><text:span text:style-name="T282"><text:s text:c="2"/></text:span><text:span text:style-name="T86">// Get a list of existing connection pools, ordered by descending priority</text:span></text:p>
      <text:p text:style-name="P507"><text:s text:c="2"/>public List&lt;JPPFConnectionPool&gt; getConnectionPools()</text:p>
      <text:p text:style-name="P519"><text:span text:style-name="T282"><text:s text:c="2"/></text:span><text:span text:style-name="T86">// Get </text:span><text:span text:style-name="T94">a </text:span><text:span text:style-name="T86">pool </text:span><text:span text:style-name="T94">with the highest possible priority that has at least </text:span><text:span text:style-name="T95">1</text:span><text:span text:style-name="T94"> active connection</text:span></text:p>
      <text:p text:style-name="P510"><text:s text:c="2"/>public JPPFConnectionPool getConnectionPool()</text:p>
      <text:p text:style-name="P520"><text:span text:style-name="T282"><text:s text:c="2"/></text:span><text:span text:style-name="T86">// Get </text:span><text:span text:style-name="T96">the connection pools that pass the specified filter</text:span></text:p>
      <text:p text:style-name="P511"><text:s text:c="2"/>public <text:span text:style-name="T292">List&lt;</text:span>JPPFConnectionPool<text:span text:style-name="T292">&gt;</text:span> <text:span text:style-name="T292">find</text:span>ConnectionPool<text:span text:style-name="T292">s</text:span>(</text:p>
      <text:p text:style-name="P511"><text:s text:c="4"/><text:span text:style-name="T292">ConnectionPoolFilter&lt;JPPFConnectionPool&gt; filter</text:span>)</text:p>
      <text:p text:style-name="P511">}</text:p>
      <text:p text:style-name="P150"/>
      <text:p text:style-name="P160">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8"/>
      <text:p text:style-name="P159"><text:span text:style-name="T292">The last </text:span><text:span text:style-name="Code_20_char"><text:span text:style-name="T292">findConnectionPools()</text:span></text:span><text:span text:style-name="T292"> method provides a generic way of filtering the existing connection pools, by making use of a </text:span><text:a xlink:type="simple" xlink:href="https://www.jppf.org/javadoc/6.1/index.html?org/jppf/client/ConnectionPoolFilter.html" text:style-name="Internet_20_link" text:visited-style-name="Visited_20_Internet_20_Link"><text:span text:style-name="T292">ConnectionPoolFilter</text:span></text:a><text:span text:style-name="T292">, defined as follows:</text:span></text:p>
      <text:p text:style-name="P161"/>
      <text:p text:style-name="P521">public interface ConnectionPoolFilter&lt;E extends ConnectionPool&gt; {</text:p>
      <text:p text:style-name="Code_20_block"><text:span text:style-name="T293"><text:s text:c="2"/></text:span><text:span text:style-name="T97">// Determine whether this filter accepts the specified connection pool</text:span></text:p>
      <text:p text:style-name="P521"><text:s text:c="2"/>boolean accepts(E pool);</text:p>
      <text:p text:style-name="P521">}</text:p>
      <text:p text:style-name="P231"/>
      <text:p text:style-name="P233">In addition to this, <text:a xlink:type="simple" xlink:href="https://www.jppf.org/javadoc/6.1/index.html?org/jppf/client/JPPFClient.html" text:style-name="Internet_20_link" text:visited-style-name="Visited_20_Internet_20_Link"><text:span text:style-name="T282">JPPFClient</text:span></text:a> provides a set of methods which wait until one or more conenction pools fulfill a specified condition, and return a list of pools which satisfy the condition:</text:p>
      <text:p text:style-name="P232"/>
      <text:p text:style-name="Code_20_block">public class JPPFClient extends AbstractGenericClient</text:p>
      <text:p text:style-name="Code_20_block"><text:s text:c="2"/><text:span text:style-name="T55">// Wait </text:span><text:span text:style-name="T119">for</text:span><text:span text:style-name="T55"> at least one connection pool with at least one connection in ACTIVE status</text:span></text:p>
      <text:p text:style-name="Code_20_block"><text:s text:c="2"/>public JPPFConnectionPool awaitActiveConnectionPool()</text:p>
      <text:p text:style-name="P579"><text:s text:c="2"/><text:span text:style-name="T55">// Wait </text:span><text:span text:style-name="T119">for</text:span><text:span text:style-name="T55"> at least one connection pool with at least one connection</text:span></text:p>
      <text:p text:style-name="P579"><text:s text:c="2"/><text:span text:style-name="T55">// in ACTIVE or EXECUTING status</text:span></text:p>
      <text:p text:style-name="Code_20_block"><text:s text:c="2"/>public JPPFConnectionPool awaitWorkingConnectionPool()</text:p>
      <text:p text:style-name="P579"><text:s text:c="2"/><text:span text:style-name="T55">// Wait </text:span><text:span text:style-name="T119">for</text:span><text:span text:style-name="T55"> at least one connection pool with at least one connection</text:span></text:p>
      <text:p text:style-name="P579"><text:s text:c="2"/><text:span text:style-name="T55">// in one of the specified statuses</text:span></text:p>
      <text:p text:style-name="Code_20_block"><text:s text:c="2"/>public JPPFConnectionPool awaitConnectionPool(JPPFClientConnectionStatus...statuses)</text:p>
      <text:p text:style-name="P579"><text:s text:c="2"/><text:span text:style-name="T55">// Wait </text:span><text:span text:style-name="T119">for at</text:span><text:span text:style-name="T55"> least one connection pool with at least one connection in one of the</text:span></text:p>
      <text:p text:style-name="P579"><text:s text:c="2"/><text:span text:style-name="T55">// specified statuses or the specified timeout </text:span><text:span text:style-name="T119">(in ms) </text:span><text:span text:style-name="T55">expire</text:span><text:span text:style-name="T119">s</text:span><text:span text:style-name="T55">, whichever happens first</text:span></text:p>
      <text:p text:style-name="P579"><text:s text:c="2"/>public JPPFConnectionPool awaitConnectionPool(</text:p>
      <text:p text:style-name="P579"><text:s text:c="4"/>long timeout, JPPFClientConnectionStatus...statuses)</text:p>
      <text:p text:style-name="P579"><text:s text:c="2"/><text:span text:style-name="T55">// Wait </text:span><text:span text:style-name="T119">for</text:span><text:span text:style-name="T55"> at least one connection pool with at least one connection in one of the</text:span></text:p>
      <text:p text:style-name="P579"><text:s text:c="2"/><text:span text:style-name="T55">// specified statuses or the specified timeout </text:span><text:span text:style-name="T119">(in ms) </text:span><text:span text:style-name="T55">expires, whichever happens first</text:span></text:p>
      <text:p text:style-name="P579"><text:s text:c="2"/>public List&lt;JPPFConnectionPool&gt; awaitConnectionPools(</text:p>
      <text:p text:style-name="P579"><text:s text:c="4"/>long timeout, JPPFClientConnectionStatus...statuses)</text:p>
      <text:p text:style-name="Code_20_block">}</text:p>
      <text:list xml:id="list94706075734208"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39">The JPPF client API allows the registration or unregistration of listeners to connection pool events: connection pools added to or removed from the client, or connections added to or removed from a connection pool. This can be done in two ways:</text:p>
      <text:p text:style-name="P239"/>
      <text:p text:style-name="P240"><text:span text:style-name="T32">1) From a </text:span><text:a xlink:type="simple" xlink:href="https://www.jppf.org/javadoc/6.1/index.html?org/jppf/client/JPPFClient.html" text:style-name="Internet_20_link" text:visited-style-name="Visited_20_Internet_20_Link"><text:span text:style-name="T44">JPPFClient</text:span></text:a><text:span text:style-name="T32"> constructor:</text:span></text:p>
      <text:p text:style-name="P239"/>
      <text:p text:style-name="Code_20_block">public class JPPFClient extends AbstractGenericClient {</text:p>
      <text:p text:style-name="Code_20_block"/>
      <text:p text:style-name="Code_20_block"><text:s text:c="2"/><text:span text:style-name="T55">//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5">// Initialize this client with the specified UUID and listeners</text:span></text:p>
      <text:p text:style-name="Code_20_block"><text:s text:c="2"/>public JPPFClient(final String uuid, final ConnectionPoolListener... listeners) {</text:p>
      <text:p text:style-name="Code_20_block">}</text:p>
      <text:p text:style-name="P239"/>
      <text:p text:style-name="P241"><text:span text:style-name="T45">2) Using the related add and remove methods in the grand parent of JPPFClient:, </text:span><text:a xlink:type="simple" xlink:href="https://www.jppf.org/javadoc/6.1/index.html?org/jppf/client/AbstractJPPFClient.html" text:style-name="Internet_20_link" text:visited-style-name="Visited_20_Internet_20_Link"><text:span text:style-name="T45">AbstractJPPFClient</text:span></text:a><text:span text:style-name="T45">:</text:span></text:p>
      <text:p text:style-name="P239"/>
      <text:p text:style-name="P583">public abstract class AbstractJPPFClient</text:p>
      <text:p text:style-name="P583"><text:s text:c="4"/>implements ClientConnectionStatusListener, AutoCloseable {</text:p>
      <text:p text:style-name="P382"/>
      <text:p text:style-name="P38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5">//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2">As we can see in the methods signatures, the listeners implement the interface <text:a xlink:type="simple" xlink:href="https://www.jppf.org/javadoc/6.1/index.html?org/jppf/client/event/ConnectionPoolListener.html" text:style-name="Internet_20_link" text:visited-style-name="Visited_20_Internet_20_Link">ConnectionPoolListener</text:a>, is defined as:</text:p>
      <text:p text:style-name="P242"/>
      <text:p text:style-name="Code_20_block">public interface ConnectionPoolListener extends EventListener {</text:p>
      <text:p text:style-name="Code_20_block"/>
      <text:p text:style-name="Code_20_block"><text:s text:c="2"/><text:span text:style-name="T55">// Called when a new connection pool is created</text:span></text:p>
      <text:p text:style-name="Code_20_block"><text:s text:c="2"/>void connectionPoolAdded(ConnectionPoolEvent event);</text:p>
      <text:p text:style-name="Code_20_block"/>
      <text:p text:style-name="Code_20_block"><text:s text:c="2"/><text:span text:style-name="T55">// Called when a connection pool removed</text:span></text:p>
      <text:p text:style-name="Code_20_block"><text:s text:c="2"/>void connectionPoolRemoved(ConnectionPoolEvent event);</text:p>
      <text:p text:style-name="Code_20_block"/>
      <text:p text:style-name="Code_20_block"><text:s text:c="2"/><text:span text:style-name="T55">// Called when a new connection is created</text:span></text:p>
      <text:p text:style-name="Code_20_block"><text:s text:c="2"/>void connectionAdded(ConnectionPoolEvent event);</text:p>
      <text:p text:style-name="Code_20_block"/>
      <text:p text:style-name="Code_20_block"><text:s text:c="2"/><text:span text:style-name="T55">// Called when a connection pool is removed</text:span></text:p>
      <text:p text:style-name="Code_20_block"><text:s text:c="2"/>void connectionRemoved(ConnectionPoolEvent event);</text:p>
      <text:p text:style-name="Code_20_block">}</text:p>
      <text:p text:style-name="Standard"/>
      <text:p text:style-name="P244"><text:span text:style-name="T380">Note that, if you do not wish to implement all the methods in <text:s/></text:span><text:a xlink:type="simple" xlink:href="https://www.jppf.org/javadoc/6.1/index.html?org/jppf/client/event/ConnectionPoolListener.html" text:style-name="Internet_20_link" text:visited-style-name="Visited_20_Internet_20_Link"><text:span text:style-name="T380">ConnectionPoolListener</text:span></text:a><text:span text:style-name="T380">, you can instead extend the adapter class <text:s/></text:span><text:a xlink:type="simple" xlink:href="https://www.jppf.org/javadoc/6.1/index.html?org/jppf/client/event/ConnectionPoolListenerAdapter.html" text:style-name="Internet_20_link" text:visited-style-name="Visited_20_Internet_20_Link"><text:span text:style-name="T380">ConnectionPoolListenerAdapter</text:span></text:a>, <text:span text:style-name="T380">which implments each method of thei nterface as an empty method.</text:span></text:p>
      <text:p text:style-name="P244"/>
      <text:p text:style-name="P243">All notification methods receive an event of type <text:a xlink:type="simple" xlink:href="https://www.jppf.org/javadoc/6.1/index.html?org/jppf/client/event/ConnectionPoolEvent.html" text:style-name="Internet_20_link" text:visited-style-name="Visited_20_Internet_20_Link">ConnectionPoolEvent</text:a>, defined as follows:</text:p>
      <text:p text:style-name="P243"/>
      <text:p text:style-name="Code_20_block">public class ConnectionPoolEvent extends EventObject {</text:p>
      <text:p text:style-name="Code_20_block"/>
      <text:p text:style-name="Code_20_block"><text:s text:c="2"/><text:span text:style-name="T55">// Get the source of this event</text:span></text:p>
      <text:p text:style-name="Code_20_block"><text:s text:c="2"/>public JPPFConnectionPool getConnectionPool()</text:p>
      <text:p text:style-name="Code_20_block"/>
      <text:p text:style-name="Code_20_block"><text:s text:c="2"/><text:span text:style-name="T55">// Get the connection that triggered this event, if any</text:span></text:p>
      <text:p text:style-name="Code_20_block"><text:s text:c="2"/>public JPPFClientConnection getConnection()</text:p>
      <text:p text:style-name="Code_20_block">}</text:p>
      <text:p text:style-name="P243"/>
      <text:p text:style-name="P243">Please note that, in the case of a <text:span text:style-name="Code_20_char">connectionPoolAdded()</text:span> or <text:span text:style-name="Code_20_char">connectionPoolAdded()</text:span> notification, the method <text:span text:style-name="Code_20_char">getConnection()</text:span> w<text:span text:style-name="T382">i</text:span>ll return <text:span text:style-name="Code_20_char">nulll</text:span>, since no connection is involved.</text:p>
      <text:p text:style-name="P243"/>
      <text:list xml:id="list94705559808512" text:continue-numbering="true" text:style-name="Outline">
        <text:list-item>
          <text:list>
            <text:list-item>
              <text:list>
                <text:list-item>
                  <text:h text:style-name="P782" text:outline-level="3">Putting it all together</text:h>
                </text:list-item>
              </text:list>
            </text:list-item>
          </text:list>
        </text:list-item>
      </text:list>
      <text:p text:style-name="P243">We will illustrate how client, connection pool events and connection events fit together, with an example which prints the status of all connections created by the client:</text:p>
      <text:p text:style-name="P243"/>
      <text:p text:style-name="P382">// this status listener prints the old and new status of each connection</text:p>
      <text:p text:style-name="P584">ClientConnectionStatusListener myStatusListener = <text:span text:style-name="T567">event -&gt; {</text:span></text:p>
      <text:p text:style-name="Code_20_block"><text:s text:c="2"/><text:span text:style-name="T55">// obtain the client connection from the event</text:span></text:p>
      <text:p text:style-name="P675"><text:s text:c="2"/>JPPFClientConnection connection = </text:p>
      <text:p text:style-name="P675"><text:s text:c="4"/>(JPPFClientConnection) event.getClientConnectionStatusHandler();</text:p>
      <text:p text:style-name="Code_20_block"><text:s text:c="2"/><text:span text:style-name="T55">// get the new and old status</text:span></text:p>
      <text:p text:style-name="Code_20_block"><text:s text:c="2"/>JPPFClientConnectionStatus newStatus = connection.getStatus();</text:p>
      <text:p text:style-name="Code_20_block"><text:s text:c="2"/>JPPFClientConnectionStatus oldStatus = event.getOldStatus();</text:p>
      <text:p text:style-name="Code_20_block"><text:s text:c="2"/><text:span text:style-name="T55">// print the connection name, old status and new status</text:span></text:p>
      <text:p text:style-name="Code_20_block"><text:s text:c="2"/>System.out.println(connection.getName() + " status changed from " <text:span text:style-name="T567">+</text:span></text:p>
      <text:p text:style-name="Code_20_block"><text:s text:c="4"/>oldStatus + " to " + newStatus);</text:p>
      <text:p text:style-name="Code_20_block">};</text:p>
      <text:p text:style-name="Code_20_block"/>
      <text:p text:style-name="P412">// create a connection pool listener <text:span text:style-name="T381">which registers</text:span></text:p>
      <text:p text:style-name="P413">// a status listener on new connections</text:p>
      <text:p text:style-name="P584">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5">//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5">//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82">// create a JPPFClient with our connection pool listener</text:p>
      <text:p text:style-name="Code_20_block">JPPFClient client = new JPPFClient(myPoolListener);</text:p>
      <text:p text:style-name="P245"/>
      <text:p text:style-name="P245"/>
      <text:list xml:id="list94705181614095" text:continue-numbering="true" text:style-name="Outline">
        <text:list-item>
          <text:list>
            <text:list-item>
              <text:h text:style-name="P795" text:outline-level="2">Notifications of client job queue events</text:h>
            </text:list-item>
          </text:list>
        </text:list-item>
      </text:list>
      <text:p text:style-name="P140"><text:span text:style-name="T283">The JPPF client alllows receiving notifications of when jobs are added to or removed from its queue. To this effect, the </text:span><text:a xlink:type="simple" xlink:href="https://www.jppf.org/javadoc/6.1/index.html?org/jppf/client/AbstractGenericClient.html" text:style-name="Internet_20_link" text:visited-style-name="Visited_20_Internet_20_Link"><text:span text:style-name="T283">Abst</text:span></text:a><text:a xlink:type="simple" xlink:href="https://www.jppf.org/javadoc/6.1/index.html?org/jppf/client/AbstractGenericClient.html" text:style-name="Internet_20_link" text:visited-style-name="Visited_20_Internet_20_Link"><text:span text:style-name="T283">ractGenericClient</text:span></text:a><text:span text:style-name="T283"> class (the super class of </text:span><text:a xlink:type="simple" xlink:href="https://www.jppf.org/javadoc/6.1/index.html?org/jppf/client/JPPFClient.html" text:style-name="Internet_20_link" text:visited-style-name="Visited_20_Internet_20_Link"><text:span text:style-name="T283">JPPFClient</text:span></text:a><text:span text:style-name="T283">) provides methods to register or unregister listeners for these notifications:</text:span></text:p>
      <text:p text:style-name="P151"/>
      <text:p text:style-name="P512">public abstract class AbstractGenericClient extends AbstractJPPFClient {</text:p>
      <text:p text:style-name="Code_20_block"><text:span text:style-name="T284"><text:s text:c="2"/></text:span><text:span text:style-name="T87">// Register the specified listener to receive client queue event notifications</text:span></text:p>
      <text:p text:style-name="P512"><text:s text:c="2"/>public void addClientQueueListener(ClientQueueListener listener)</text:p>
      <text:p text:style-name="P512"/>
      <text:p text:style-name="Code_20_block"><text:span text:style-name="T284"><text:s text:c="2"/></text:span><text:span text:style-name="T87">// Unregister the specified listener</text:span></text:p>
      <text:p text:style-name="P512"><text:s text:c="2"/>public void removeClientQueueListener(ClientQueueListener listener)</text:p>
      <text:p text:style-name="P512">}</text:p>
      <text:p text:style-name="P152"/>
      <text:p text:style-name="P140"><text:span text:style-name="T284">As we can see, these methods accept listners of type </text:span><text:a xlink:type="simple" xlink:href="https://www.jppf.org/javadoc/6.1/index.html?org/jppf/client/event/ClientQueueListener.html" text:style-name="Internet_20_link" text:visited-style-name="Visited_20_Internet_20_Link"><text:span text:style-name="T284">ClientQueueListener</text:span></text:a><text:span text:style-name="T284">, defined as follows:</text:span></text:p>
      <text:p text:style-name="P153"/>
      <text:p text:style-name="P513">public interface ClientQueueListener extends EventListener {</text:p>
      <text:p text:style-name="Code_20_block"><text:span text:style-name="T285"><text:s text:c="2"/></text:span><text:span text:style-name="T88">// Called to notify that a job was added to the queue</text:span></text:p>
      <text:p text:style-name="P513"><text:s text:c="2"/>void jobAdded(ClientQueueEvent event);</text:p>
      <text:p text:style-name="P513"/>
      <text:p text:style-name="Code_20_block"><text:span text:style-name="T285"><text:s text:c="2"/></text:span><text:span text:style-name="T88">// Called to notify that a job was removed from the queue</text:span></text:p>
      <text:p text:style-name="P513"><text:s text:c="2"/>void jobRemoved(ClientQueueEvent event);</text:p>
      <text:p text:style-name="P513">}</text:p>
      <text:p text:style-name="P152"/>
      <text:p text:style-name="P141"><text:span text:style-name="T286">The </text:span><text:span text:style-name="Code_20_char"><text:span text:style-name="T286">jobAdded()</text:span></text:span><text:span text:style-name="T286"> and </text:span><text:span text:style-name="Code_20_char"><text:span text:style-name="T286">jobRemoved()</text:span></text:span><text:span text:style-name="T286"> methods are notifications of events of type </text:span><text:a xlink:type="simple" xlink:href="https://www.jppf.org/javadoc/6.1/index.html?org/jppf/client/event/ClientQueueEvent.html" text:style-name="Internet_20_link" text:visited-style-name="Visited_20_Internet_20_Link"><text:span text:style-name="T286">ClientQueueEvent</text:span></text:a><text:span text:style-name="T286">:</text:span></text:p>
      <text:p text:style-name="P154"/>
      <text:p text:style-name="P514">public class ClientQueueEvent extends EventObject {</text:p>
      <text:p text:style-name="Code_20_block"><text:span text:style-name="T286"><text:s text:c="2"/></text:span><text:span text:style-name="T89">// Get the JPPF client source of this event</text:span></text:p>
      <text:p text:style-name="P514"><text:s text:c="2"/>public JPPFClient getClient()</text:p>
      <text:p text:style-name="P514"/>
      <text:p text:style-name="Code_20_block"><text:span text:style-name="T286"><text:s text:c="2"/></text:span><text:span text:style-name="T89">// Get the job that was added or removed</text:span></text:p>
      <text:p text:style-name="P514"><text:s text:c="2"/>public JPPFJob getJob()</text:p>
      <text:p text:style-name="P514"/>
      <text:p text:style-name="Code_20_block"><text:span text:style-name="T286"><text:s text:c="2"/></text:span><text:span text:style-name="T89">// Get all the </text:span><text:span text:style-name="T90">j</text:span><text:span text:style-name="T89">obs currently in the queue</text:span></text:p>
      <text:p text:style-name="P514"><text:s text:c="2"/>public List&lt;JPPFJob&gt; getQueuedJobs()</text:p>
      <text:p text:style-name="P514"/>
      <text:p text:style-name="Code_20_block"><text:span text:style-name="T286"><text:s text:c="2"/></text:span><text:span text:style-name="T89">// Get the size of this job queue</text:span></text:p>
      <text:p text:style-name="P514"><text:s text:c="2"/>public int getQueueSize()</text:p>
      <text:p text:style-name="P514">}</text:p>
      <text:p text:style-name="P154"/>
      <text:p text:style-name="P155">Here is an example usage, which adapts the size of a client connection pool based on the number of jobs in the queue:</text:p>
      <text:p text:style-name="P155"/>
      <text:p text:style-name="P515">JPPFClient client = new JPPFClient();</text:p>
      <text:p text:style-name="P515">JPPFConnectionPool pool;</text:p>
      <text:p text:style-name="P399">// wait until "myPool" is initialized</text:p>
      <text:p text:style-name="P515">while ((pool = client.findConnectionPool("myPool")) == null) Thread.sleep(20L);</text:p>
      <text:p text:style-name="P515">final JPPFConnectionPool thePool = pool;</text:p>
      <text:p text:style-name="P399">// register a queue listener that will adapt the pool size</text:p>
      <text:p text:style-name="P515">client.addClientQueueListener(new ClientQueueListener() {</text:p>
      <text:p text:style-name="P515"/>
      <text:p text:style-name="P515"><text:s text:c="2"/>@Override public void jobAdded(ClientQueueEvent event) {</text:p>
      <text:p text:style-name="P515"><text:s text:c="4"/>int n = event.getQueueSize();</text:p>
      <text:p text:style-name="Code_20_block"><text:span text:style-name="T287"><text:s text:c="4"/></text:span><text:span text:style-name="T91">// grow the connection pool</text:span></text:p>
      <text:p text:style-name="P517"><text:s text:c="4"/>JPPFConnectionPool pool = event.getClient().findConnectionPool("myPool");</text:p>
      <text:p text:style-name="P515"><text:s text:c="4"/>if (n &gt; pool.getMaxSize()) pool.setMaxSize(n); </text:p>
      <text:p text:style-name="P515"><text:s text:c="2"/>}</text:p>
      <text:p text:style-name="P515"/>
      <text:p text:style-name="P515"><text:s text:c="2"/>@Override public void jobRemoved(ClientQueueEvent event) {</text:p>
      <text:p text:style-name="P515"><text:s text:c="4"/>int n = event.getQueueSize();</text:p>
      <text:p text:style-name="Code_20_block"><text:span text:style-name="T287"><text:s text:c="4"/></text:span><text:span text:style-name="T91">// shrink the connection pool</text:span></text:p>
      <text:p text:style-name="P517"><text:s text:c="4"/>JPPFConnectionPool pool = event.getClient().findConnectionPool("myPool");</text:p>
      <text:p text:style-name="P515"><text:s text:c="4"/>if (n &lt; pool.getMaxSize()) pool.setMaxSize(n); </text:p>
      <text:p text:style-name="P515"><text:s text:c="2"/>}</text:p>
      <text:p text:style-name="P516">});</text:p>
      <text:p text:style-name="P515"/>
      <text:p text:style-name="P399">// ... submit jobs ...</text:p>
      <text:list xml:id="list94707135533596" text:continue-numbering="true" text:style-name="Outline">
        <text:list-item>
          <text:list>
            <text:list-item>
              <text:h text:style-name="P791" text:outline-level="2"><text:soft-page-break/><text:span text:style-name="T330">Submitting </text:span>multiple jobs concurrent<text:span text:style-name="T330">ly</text:span></text:h>
            </text:list-item>
          </text:list>
        </text:list-item>
      </text:list>
      <text:p text:style-name="P36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60"/>
      <text:p text:style-name="P361">The patterns presented here all make the assumption that job submissions are performed through a single instance of <text:a xlink:type="simple" xlink:href="https://www.jppf.org/javadoc/6.1/index.html?org/jppf/client/JPPFClient.html" text:style-name="Internet_20_link" text:visited-style-name="Visited_20_Internet_20_Link"><text:span text:style-name="T529">JPPFClient</text:span></text:a>. It is the recommended way to work with JPPF, <text:span text:style-name="T543">as</text:span> it benefits the most from the built-in features of the client:</text:p>
      <text:p text:style-name="P361"/>
      <text:list xml:id="list94705694366290" text:continue-list="list94707058092322" text:style-name="List_20_2">
        <text:list-item>
          <text:p text:style-name="P729">thread safety</text:p>
        </text:list-item>
        <text:list-item>
          <text:p text:style-name="P729">ability to connect to multiple remote drivers, to the same driver multiple times, or any combination of these</text:p>
        </text:list-item>
        <text:list-item>
          <text:p text:style-name="P729">load-balancing between available connections</text:p>
        </text:list-item>
        <text:list-item>
          <text:p text:style-name="P729">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29">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30">connection failover strategies defined via <text:span text:style-name="T530">the </text:span>connection pools priorities</text:p>
        </text:list-item>
      </text:list>
      <text:p text:style-name="P367"/>
      <text:p text:style-name="Note_5f_Tip"><text:span text:style-name="T32">Important note:</text:span> <text:span text:style-name="T546">starting from</text:span><text:span text:style-name="T1"> JPPF 6.1, it is no longer required to have multiple connection</text:span><text:span text:style-name="T27">s</text:span><text:span text:style-name="T1"> to the JPPF server to enable concurrent job processing. Each connection can </text:span><text:span text:style-name="T28">n</text:span><text:span text:style-name="T1">ow hanldle an unlimited number of jobs conc</text:span><text:span text:style-name="T27">u</text:span><text:span text:style-name="T1">rrently.</text:span></text:p>
      <text:list xml:id="list94705441414303" text:continue-list="list94707135533596" text:style-name="Outline">
        <text:list-item>
          <text:list>
            <text:list-item>
              <text:list>
                <text:list-item>
                  <text:h text:style-name="P779" text:outline-level="3">Job submissions from multiple threads</text:h>
                </text:list-item>
              </text:list>
            </text:list-item>
          </text:list>
        </text:list-item>
      </text:list>
      <text:p text:style-name="P185">This pattern explores how concurrent jobs can be submi<text:span text:style-name="T531">t</text:span>ted by the same <text:a xlink:type="simple" xlink:href="https://www.jppf.org/javadoc/6.1/index.html?org/jppf/client/JPPFClient.html" text:style-name="Internet_20_link" text:visited-style-name="Visited_20_Internet_20_Link"><text:span text:style-name="T529">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4"/>
      <text:p text:style-name="P551">public void multipleThreadsBlockingJobs() {</text:p>
      <text:p text:style-name="Code_20_block"><text:span text:style-name="T325"><text:s text:c="2"/></text:span><text:span text:style-name="T107">// a pool of threads that will submit the jobs and </text:span><text:span text:style-name="T145">retrieve</text:span><text:span text:style-name="T107"> their results</text:span></text:p>
      <text:p text:style-name="P550"><text:s text:c="2"/>ExecutorService executor = Executors.newFixedThreadPool(4);</text:p>
      <text:p text:style-name="P550"><text:s text:c="2"/>try (JPPFClient client = new JPPFClient()) {</text:p>
      <text:p text:style-name="Code_20_block"><text:span text:style-name="T325"><text:s text:c="4"/></text:span><text:span text:style-name="T107">// handles for later retrieval of the job submissions results</text:span></text:p>
      <text:p text:style-name="P550"><text:s text:c="4"/>List&lt;Future&lt;List&lt;Task&lt;?&gt;&gt;&gt;&gt; futures = new ArrayList&lt;&gt;();</text:p>
      <text:p text:style-name="P550"><text:s text:c="4"/>for (int i=0; i&lt;4; i++) {</text:p>
      <text:p text:style-name="P550"><text:s text:c="6"/>JPPFJob job = new JPPFJob();</text:p>
      <text:p text:style-name="Code_20_block"><text:span text:style-name="T325"><text:s text:c="6"/></text:span><text:span text:style-name="T107">// ... set attributes and add tasks ...</text:span></text:p>
      <text:p text:style-name="P664"><text:span text:style-name="T325"><text:s text:c="6"/></text:span><text:span text:style-name="T107">// submit the job </text:span><text:span text:style-name="T148">as a Callable </text:span><text:span text:style-name="T107">in a separate thread</text:span></text:p>
      <text:p text:style-name="P550"><text:s text:c="6"/>futures.add(executor.submit(() -&gt; client.submitJob(job)));</text:p>
      <text:p text:style-name="P550"><text:s text:c="4"/>}</text:p>
      <text:p text:style-name="P550"><text:s text:c="4"/>futures.forEach(future -&gt; {</text:p>
      <text:p text:style-name="P551"><text:s text:c="6"/>try {</text:p>
      <text:p text:style-name="Code_20_block"><text:span text:style-name="T325"><text:s text:c="8"/></text:span><text:span text:style-name="T107">// wait until each job has completed and retrieve its results</text:span></text:p>
      <text:p text:style-name="P550"><text:s text:c="8"/>List&lt;Task&lt;?&gt;&gt; results = future.get();</text:p>
      <text:p text:style-name="Code_20_block"><text:span text:style-name="T325"><text:s text:c="8"/></text:span><text:span text:style-name="T107">// ... process the job results ...</text:span></text:p>
      <text:p text:style-name="P550"><text:s text:c="8"/>processResults(results);</text:p>
      <text:p text:style-name="P550"><text:s text:c="6"/>} catch (Exception e) {</text:p>
      <text:p text:style-name="P550"><text:s text:c="8"/>e.printStackTrace();</text:p>
      <text:p text:style-name="P550"><text:s text:c="6"/>}</text:p>
      <text:p text:style-name="P550"><text:s text:c="4"/>}<text:span text:style-name="T544">);</text:span></text:p>
      <text:p text:style-name="P550"><text:s text:c="2"/>}</text:p>
      <text:p text:style-name="P550"><text:s text:c="2"/>executor.shutdown();</text:p>
      <text:p text:style-name="P550">}</text:p>
      <text:p text:style-name="P183"/>
      <text:list xml:id="list94706448148526" text:continue-numbering="true" text:style-name="Outline">
        <text:list-item>
          <text:list>
            <text:list-item>
              <text:list>
                <text:list-item>
                  <text:h text:style-name="P787"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6"/>
      <text:p text:style-name="P552">public void singleThreadNonBlockingJobs() {</text:p>
      <text:p text:style-name="P552"><text:s text:c="2"/>try (JPPFClient client = new JPPFClient()) {</text:p>
      <text:p text:style-name="Code_20_block"><text:span text:style-name="T326"><text:s text:c="4"/></text:span><text:span text:style-name="T108">// holds the submitted jobs for later retrieval of their results</text:span></text:p>
      <text:p text:style-name="P552"><text:s text:c="4"/>List&lt;JPPFJob&gt; jobs = new ArrayList&lt;&gt;();</text:p>
      <text:p text:style-name="Code_20_block"><text:span text:style-name="T326"><text:s text:c="4"/></text:span><text:span text:style-name="T108">// submit the jobs without blocking the current thread</text:span></text:p>
      <text:p text:style-name="P552"><text:s text:c="4"/>for (int i=0; i&lt;4; i++) {</text:p>
      <text:p text:style-name="P552"><text:s text:c="6"/>JPPFJob job = new JPPFJob();</text:p>
      <text:p text:style-name="P552"><text:s text:c="6"/>job.setBlocking(false);</text:p>
      <text:p text:style-name="Code_20_block"><text:span text:style-name="T326"><text:s text:c="6"/></text:span><text:span text:style-name="T108">// ... set other attributes and add tasks ...</text:span></text:p>
      <text:p text:style-name="P552"><text:s text:c="6"/>jobs.add(job);</text:p>
      <text:p text:style-name="P548"><text:span text:style-name="T326"><text:s text:c="6"/>client.submitJob(job); </text:span><text:span text:style-name="T108">// non-blocking operation</text:span></text:p>
      <text:p text:style-name="P552"><text:s text:c="4"/>}</text:p>
      <text:p text:style-name="P547"><text:span text:style-name="T326"><text:s text:c="4"/></text:span><text:span text:style-name="T108">// get and process the jobs results</text:span></text:p>
      <text:p text:style-name="P553"><text:s text:c="4"/>jobs.<text:span text:style-name="T544">forEach(job -&gt;</text:span> {</text:p>
      <text:p text:style-name="Code_20_block"><text:span text:style-name="T326"><text:s text:c="6"/></text:span><text:span text:style-name="T108">// synchronize on each job's completion: this is a blocking operation</text:span></text:p>
      <text:p text:style-name="P552"><text:s text:c="6"/>List&lt;Task&lt;?&gt;&gt; results = job.awaitResults();</text:p>
      <text:p text:style-name="P548"><text:span text:style-name="T326"><text:s text:c="6"/>processResults(results); </text:span><text:span text:style-name="T108">// process the job results</text:span></text:p>
      <text:p text:style-name="P552"><text:s text:c="4"/>}<text:span text:style-name="T544">);</text:span></text:p>
      <text:p text:style-name="P552"><text:s text:c="2"/>} catch(Exception e) {</text:p>
      <text:p text:style-name="P552"><text:s text:c="4"/>e.printStackTrace();</text:p>
      <text:p text:style-name="P552"><text:s text:c="2"/>}</text:p>
      <text:p text:style-name="P552">}</text:p>
      <text:list xml:id="list94706893199096" text:continue-numbering="true" text:style-name="Outline">
        <text:list-item>
          <text:list>
            <text:list-item>
              <text:list>
                <text:list-item>
                  <text:h text:style-name="P780" text:outline-level="3">Fully asynchronous processing</text:h>
                </text:list-item>
              </text:list>
            </text:list-item>
          </text:list>
        </text:list-item>
      </text:list>
      <text:p text:style-name="P181"><text:span text:style-name="T327">Here, we use a </text:span><text:a xlink:type="simple" xlink:href="#1.3.3.Job lifecycle notifications: JobListener|outline" text:style-name="Internet_20_link" text:visited-style-name="Visited_20_Internet_20_Link"><text:span text:style-name="Code_20_char"><text:span text:style-name="T173">JobListener</text:span></text:span></text:a><text:span text:style-name="T327"> to retrieve and process the results of the jobs via jobs life cycle notifications. The only synchronization occurs in the main method, to await on the global completion of </text:span><text:span text:style-name="T10">all</text:span><text:span text:style-name="T327"> jobs:</text:span></text:p>
      <text:p text:style-name="P187"/>
      <text:p text:style-name="P554">public void asynchronousNonBlockingJobs() {</text:p>
      <text:p text:style-name="P554"><text:s text:c="2"/>try (JPPFClient client = new JPPFClient()) {</text:p>
      <text:p text:style-name="P554"><text:s text:c="4"/>int nbJobs = 4;</text:p>
      <text:p text:style-name="Code_20_block"><text:span text:style-name="T327"><text:s text:c="4"/></text:span><text:span text:style-name="T109">// synchronization helper that tells us when all jobs have completed</text:span></text:p>
      <text:p text:style-name="P554"><text:s text:c="4"/><text:span text:style-name="T545">final </text:span>CountDownLatch countDown = new CountDownLatch(nbJobs);</text:p>
      <text:p text:style-name="P554"><text:s text:c="4"/>for (int i=0; i&lt;nbJobs; i++) {</text:p>
      <text:p text:style-name="P554"><text:s text:c="6"/>JPPFJob job = new JPPFJob();</text:p>
      <text:p text:style-name="P554"><text:s text:c="6"/>job.setBlocking(false);</text:p>
      <text:p text:style-name="P664"><text:span text:style-name="T327"><text:s text:c="6"/></text:span><text:span text:style-name="T109">// results will be processed asynchronously in </text:span></text:p>
      <text:p text:style-name="P664"><text:span text:style-name="T327"><text:s text:c="6"/></text:span><text:span text:style-name="T109">// the job listener's jobEnded() notifications</text:span></text:p>
      <text:p text:style-name="P554"><text:s text:c="6"/>job.addJobListener(new JobListenerAdapter() {</text:p>
      <text:p text:style-name="P555"><text:s text:c="8"/>@Override</text:p>
      <text:p text:style-name="P555"><text:s text:c="8"/>public void jobEnded(JobEvent event) {</text:p>
      <text:p text:style-name="P554"><text:s text:c="10"/>List&lt;Task&lt;?&gt;&gt; results = event.getJob().getAllResults();</text:p>
      <text:p text:style-name="P549"><text:span text:style-name="T327"><text:s text:c="10"/>processResults(results); </text:span><text:span text:style-name="T109">// process the job results</text:span></text:p>
      <text:p text:style-name="Code_20_block"><text:span text:style-name="T327"><text:s text:c="10"/></text:span><text:span text:style-name="T109">// decrease the jobs count down; when </text:span><text:span text:style-name="T148">it</text:span><text:span text:style-name="T109"> reaches 0, countDown.await() will exit </text:span></text:p>
      <text:p text:style-name="P554"><text:s text:c="10"/>countDown.countDown();</text:p>
      <text:p text:style-name="P554"><text:s text:c="8"/>}</text:p>
      <text:p text:style-name="P554"><text:s text:c="6"/>});</text:p>
      <text:p text:style-name="Code_20_block"><text:span text:style-name="T327"><text:s text:c="6"/></text:span><text:span text:style-name="T109">// ... set other attributes, add tasks, submit the job ...</text:span></text:p>
      <text:p text:style-name="P554"><text:s text:c="6"/>client.submitJob(job);</text:p>
      <text:p text:style-name="P554"><text:s text:c="4"/>}</text:p>
      <text:p text:style-name="Code_20_block"><text:span text:style-name="T327"><text:s text:c="4"/></text:span><text:span text:style-name="T109">// wait until all jobs are complete, i.e. until the count down reaches 0</text:span></text:p>
      <text:p text:style-name="P554"><text:s text:c="4"/>countDown.await();</text:p>
      <text:p text:style-name="P554"><text:s text:c="2"/>} catch(Exception e) {</text:p>
      <text:p text:style-name="P554"><text:s text:c="4"/>e.printStackTrace();</text:p>
      <text:p text:style-name="P554"><text:s text:c="2"/>}</text:p>
      <text:p text:style-name="P554">}</text:p>
      <text:p text:style-name="P187"/>
      <text:list xml:id="list94705645429736" text:continue-numbering="true" text:style-name="Outline">
        <text:list-item>
          <text:list>
            <text:list-item>
              <text:list>
                <text:list-item>
                  <text:h text:style-name="P788" text:outline-level="3">Job streaming</text:h>
                </text:list-item>
              </text:list>
            </text:list-item>
          </text:list>
        </text:list-item>
      </text:list>
      <text:p text:style-name="P190">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8"/>
      <text:p text:style-name="P189">Additionally, an <text:span text:style-name="Code_20_char">Iterator</text:span> is a Java data structure that fits particulary well the streaming pattern, thus our job provider will implement <text:span text:style-name="T330">the </text:span><text:span text:style-name="Code_20_char"><text:span text:style-name="T330">Iterable</text:span></text:span><text:span text:style-name="T330"> interface</text:span>:</text:p>
      <text:p text:style-name="P190"/>
      <text:p text:style-name="Code_20_block">public class JobProvider extends JobListenerAdapter</text:p>
      <text:p text:style-name="Code_20_block"><text:s text:c="3"/>implements Iterable&lt;JPPFJob&gt;, Iterator&lt;JPPFJob&gt; {</text:p>
      <text:p text:style-name="Code_20_block"><text:span text:style-name="T328"><text:s text:c="2"/>private int concurrencyLimit; <text:s/></text:span><text:span text:style-name="T110">// </text:span><text:span text:style-name="T111">limit to the maximum number of concurrent jobs</text:span></text:p>
      <text:p text:style-name="Code_20_block"><text:span text:style-name="T328"><text:s text:c="2"/>private int currentNbJobs = 0; </text:span><text:span text:style-name="T110">// </text:span><text:span text:style-name="T111">current count of concurrent jobs</text:span></text:p>
      <text:p text:style-name="Code_20_block"/>
      <text:p text:style-name="Code_20_block"><text:s text:c="2"/>public JobProvider(int concurrencyLimit) {</text:p>
      <text:p text:style-name="Code_20_block"><text:s text:c="4"/>this.concurrencyLimit = concurrencyLimit;</text:p>
      <text:p text:style-name="Code_20_block"><text:s text:c="2"/>}</text:p>
      <text:p text:style-name="Code_20_block"/>
      <text:p text:style-name="Code_20_block"><text:span text:style-name="T328"><text:s text:c="2"/></text:span><text:span text:style-name="T110">// implementation of Iterator&lt;JPPFJob&gt;</text:span></text:p>
      <text:p text:style-name="Code_20_block"><text:s text:c="2"/>@Override public synchronized boolean hasNext() {</text:p>
      <text:p text:style-name="Code_20_block"><text:s text:c="4"/>boolean hasMoreJobs = false;</text:p>
      <text:p text:style-name="Code_20_block"><text:span text:style-name="T328"><text:s text:c="4"/></text:span><text:span text:style-name="T110">// ... compute hasMoreJobs, e.g. check if there is any more data to read</text:span></text:p>
      <text:p text:style-name="Code_20_block"><text:s text:c="4"/>return hasMoreJobs;</text:p>
      <text:p text:style-name="Code_20_block"><text:s text:c="2"/>}</text:p>
      <text:p text:style-name="Code_20_block"/>
      <text:p text:style-name="Code_20_block"><text:s text:c="2"/>@Override public synchronized JPPFJob next() {</text:p>
      <text:p text:style-name="Code_20_block"><text:span text:style-name="T328"><text:s text:c="4"/></text:span><text:span text:style-name="T110">// wait until the number of running jobs is less than the concurrency limit</text:span></text:p>
      <text:p text:style-name="Code_20_block"><text:s text:c="4"/>while (currentNbJobs &gt;= concurrencyLimit) {</text:p>
      <text:p text:style-name="Code_20_block"><text:s text:c="6"/>try {</text:p>
      <text:p text:style-name="Code_20_block"><text:s text:c="8"/>wait();</text:p>
      <text:p text:style-name="Code_20_block"><text:s text:c="6"/>} catch (Exception e) {</text:p>
      <text:p text:style-name="Code_20_block"><text:s text:c="8"/>e.printStackTrace();</text:p>
      <text:p text:style-name="Code_20_block"><text:s text:c="6"/>}</text:p>
      <text:p text:style-name="Code_20_block"><text:s text:c="4"/>}</text:p>
      <text:p text:style-name="Code_20_block"><text:s text:c="4"/>return buildJob();</text:p>
      <text:p text:style-name="Code_20_block"><text:s text:c="2"/>}</text:p>
      <text:p text:style-name="Code_20_block"/>
      <text:p text:style-name="Code_20_block"><text:s text:c="2"/>@Override public void remove() {</text:p>
      <text:p text:style-name="Code_20_block"><text:s text:c="4"/>throw new UnsupportedOperationException("remove() is not supported");</text:p>
      <text:p text:style-name="Code_20_block"><text:s text:c="2"/>}</text:p>
      <text:p text:style-name="Code_20_block"/>
      <text:p text:style-name="Code_20_block"><text:s text:c="2"/>private synchronized JPPFJob buildJob() {</text:p>
      <text:p text:style-name="Code_20_block"><text:s text:c="4"/>JPPFJob job = new JPPFJob();</text:p>
      <text:p text:style-name="Code_20_block"><text:span text:style-name="T328"><text:s text:c="4"/></text:span><text:span text:style-name="T110">// ... build the tasks by reading data from a file, a database, etc...</text:span></text:p>
      <text:p text:style-name="Code_20_block"><text:span text:style-name="T328"><text:s text:c="4"/></text:span><text:span text:style-name="T110">// ... add the tasks to the job ...</text:span></text:p>
      <text:p text:style-name="Code_20_block"><text:s text:c="4"/>job.setBlocking(false);</text:p>
      <text:p text:style-name="Code_20_block"><text:span text:style-name="T328"><text:s text:c="4"/></text:span><text:span text:style-name="T110">// add a listener to update the concurrent jobs count when </text:span><text:span text:style-name="T113">the</text:span><text:span text:style-name="T110"> job ends</text:span></text:p>
      <text:p text:style-name="Code_20_block"><text:s text:c="4"/>job.addJobListener(this);</text:p>
      <text:p text:style-name="Code_20_block"><text:span text:style-name="T328"><text:s text:c="4"/></text:span><text:span text:style-name="T110">// increase the count of concurrently running jobs</text:span></text:p>
      <text:p text:style-name="Code_20_block"><text:s text:c="4"/>currentNbJobs++;</text:p>
      <text:p text:style-name="Code_20_block"><text:s text:c="4"/>return job;</text:p>
      <text:p text:style-name="Code_20_block"><text:s text:c="2"/>}</text:p>
      <text:p text:style-name="Code_20_block"/>
      <text:p text:style-name="Code_20_block"><text:span text:style-name="T328"><text:s text:c="2"/></text:span><text:span text:style-name="T110">// implementation of JobListener</text:span></text:p>
      <text:p text:style-name="Code_20_block"><text:s text:c="2"/>@Override synchronized <text:s/>public void jobEnded(JobEvent event) {</text:p>
      <text:p text:style-name="Code_20_block"><text:span text:style-name="T328"><text:s text:c="4"/>processResults(event.getJob().getAllResults()); </text:span><text:span text:style-name="T110">// process the job results</text:span></text:p>
      <text:p text:style-name="Code_20_block"><text:span text:style-name="T328"><text:s text:c="4"/></text:span><text:span text:style-name="T110">// decrease the count of concurrently running jobs</text:span></text:p>
      <text:p text:style-name="Code_20_block"><text:s text:c="4"/>currentNbJobs--;</text:p>
      <text:p text:style-name="Code_20_block"><text:span text:style-name="T328"><text:s text:c="4"/></text:span><text:span text:style-name="T110">// wake up the threads waiting in next()</text:span></text:p>
      <text:p text:style-name="Code_20_block"><text:s text:c="4"/>notifyAll();</text:p>
      <text:p text:style-name="Code_20_block"><text:s text:c="2"/>}</text:p>
      <text:p text:style-name="Code_20_block"/>
      <text:p text:style-name="Code_20_block"><text:span text:style-name="T328"><text:s text:c="2"/></text:span><text:span text:style-name="T110">// implementation of Iterable&lt;JPPFJob&gt;</text:span></text:p>
      <text:p text:style-name="Code_20_block"><text:s text:c="2"/>@Override public Iterator&lt;JPPFJob&gt; iterator() { return this; }</text:p>
      <text:p text:style-name="Code_20_block"/>
      <text:p text:style-name="Code_20_block"><text:span text:style-name="T328"><text:s text:c="2"/>protected void processResults(List&lt;Task&lt;?&gt;&gt; results) { </text:span><text:span text:style-name="T110">// ... </text:span><text:span text:style-name="T328">}</text:span></text:p>
      <text:p text:style-name="Code_20_block">}</text:p>
      <text:p text:style-name="P191"><text:soft-page-break/></text:p>
      <text:p text:style-name="P182"><text:span text:style-name="T329">Note the use of a </text:span><text:span text:style-name="Code_20_char"><text:span text:style-name="T329">JobListener</text:span></text:span><text:span text:style-name="T329"> to ensure the current count of jobs is properly updated, so that the provider can create new jobs from its data source. It is also used to process the job results asynchronously.</text:span></text:p>
      <text:p text:style-name="P189"/>
      <text:p text:style-name="P189">Now that we have a job provider, we can use it to submit the jobs it creates to a JPPF grid:</text:p>
      <text:p text:style-name="P189"/>
      <text:p text:style-name="P556">public void jobStreaming() {</text:p>
      <text:p text:style-name="P556"><text:s text:c="2"/>try (JPPFClient client = new JPPFClient()) {</text:p>
      <text:p text:style-name="Code_20_block"><text:span text:style-name="T329"><text:s text:c="4"/></text:span><text:span text:style-name="T112">// create the job provider with a limiting concurrency factor</text:span></text:p>
      <text:p text:style-name="P556"><text:s text:c="4"/>JobProvider jobProvider = new JobProvider(4);</text:p>
      <text:p text:style-name="Code_20_block"><text:span text:style-name="T329"><text:s text:c="4"/></text:span><text:span text:style-name="T112">// build and submit the provided jobs until no more is available</text:span></text:p>
      <text:p text:style-name="P557"><text:s text:c="4"/>jobProvider.<text:span text:style-name="T547">forEach(job -&gt; </text:span>client.submitJob(job)<text:span text:style-name="T547">)</text:span>;</text:p>
      <text:p text:style-name="P557"><text:s text:c="2"/>} catch(Exception e) {</text:p>
      <text:p text:style-name="P556"><text:s text:c="4"/>e.printStackTrace();</text:p>
      <text:p text:style-name="P556"><text:s text:c="2"/>}</text:p>
      <text:p text:style-name="P556">}</text:p>
      <text:list xml:id="list94705472055779" text:continue-numbering="true" text:style-name="Outline">
        <text:list-item>
          <text:list>
            <text:list-item>
              <text:list>
                <text:list-item>
                  <text:list>
                    <text:list-item>
                      <text:h text:style-name="P761" text:outline-level="4">The AbstractJPPFJobStream helper class</text:h>
                    </text:list-item>
                  </text:list>
                </text:list-item>
              </text:list>
            </text:list-item>
          </text:list>
        </text:list-item>
      </text:list>
      <text:p text:style-name="P27"><text:span text:style-name="T339">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1/index.html?org/jppf/client/utils/AbstractJPPFJobStream.html" text:style-name="Internet_20_link" text:visited-style-name="Visited_20_Internet_20_Link"><text:span text:style-name="T339">AbstractJPPFJobStream</text:span></text:a><text:span text:style-name="T339"> serves this purpose. It is defined as follows:</text:span></text:p>
      <text:p text:style-name="P199"/>
      <text:p text:style-name="P563">public abstract class AbstractJPPFJobStream extends JobListenerAdapter</text:p>
      <text:p text:style-name="P564"><text:s text:c="2"/>implements Iterable&lt;JPPFJob&gt;, Iterator&lt;JPPFJob&gt;, AutoCloseable {</text:p>
      <text:p text:style-name="P563"/>
      <text:p text:style-name="Code_20_block"><text:span text:style-name="T340"><text:s text:c="2"/></text:span><text:span text:style-name="T116">// Initialize this job provider with a concurrency limit</text:span></text:p>
      <text:p text:style-name="P563"><text:s text:c="2"/>public AbstractJPPFJobStream(final int concurrencyLimit) {</text:p>
      <text:p text:style-name="P563"/>
      <text:p text:style-name="Code_20_block"><text:span text:style-name="T340"><text:s text:c="2"/></text:span><text:span text:style-name="T116">// Determine whether there is at least one more job in the stream</text:span></text:p>
      <text:p text:style-name="P562"><text:span text:style-name="T340"><text:s text:c="2"/></text:span><text:span text:style-name="T116">// This method must be overriden in subclasses</text:span></text:p>
      <text:p text:style-name="P562"><text:span text:style-name="T340"><text:s text:c="2"/></text:span><text:span text:style-name="T30">public abstract boolean hasNext()</text:span></text:p>
      <text:p text:style-name="Code_20_block"><text:span text:style-name="T340"><text:s text:c="2"/></text:span><text:span text:style-name="T116">// Get the next job in the stream</text:span></text:p>
      <text:p text:style-name="P563"><text:s text:c="2"/>public synchronized JPPFJob next() throws NoSuchElementException</text:p>
      <text:p text:style-name="Code_20_block"><text:span text:style-name="T340"><text:s text:c="2"/></text:span><text:span text:style-name="T116">// Create the next job in the stream, along with its tasks</text:span></text:p>
      <text:p text:style-name="Code_20_block"><text:span text:style-name="T340"><text:s text:c="2"/></text:span><text:span text:style-name="T116">// This method must be overriden in subclasses and is called from next()</text:span></text:p>
      <text:p text:style-name="Code_20_block"><text:span text:style-name="T340"><text:s text:c="2"/></text:span><text:span text:style-name="T30">protected abstract JPPFJob createNextJob()</text:span></text:p>
      <text:p text:style-name="Code_20_block"><text:span text:style-name="T340"><text:s text:c="2"/></text:span><text:span text:style-name="T116">// This operation is not supported</text:span></text:p>
      <text:p text:style-name="P563"><text:s text:c="2"/>public void remove() throws UnsupportedOperationException</text:p>
      <text:p text:style-name="P563"/>
      <text:p text:style-name="Code_20_block"><text:span text:style-name="T340"><text:s text:c="2"/></text:span><text:span text:style-name="T116">// Update the state of this job stream and process the results of a job asynchronously</text:span></text:p>
      <text:p text:style-name="P563"><text:s text:c="2"/>public void jobEnded(final JobEvent event)</text:p>
      <text:p text:style-name="Code_20_block"><text:span text:style-name="T340"><text:s text:c="2"/></text:span><text:span text:style-name="T116">// Callback invoked from jobEnded() when a job is complete</text:span></text:p>
      <text:p text:style-name="P562"><text:span text:style-name="T340"><text:s text:c="2"/></text:span><text:span text:style-name="T116">// This method must be overriden in subclasses</text:span></text:p>
      <text:p text:style-name="P562"><text:span text:style-name="T340"><text:s text:c="2"/></text:span><text:span text:style-name="T30">protected abstract void processResults(JPPFJob job)</text:span></text:p>
      <text:p text:style-name="P563"/>
      <text:p text:style-name="Code_20_block"><text:span text:style-name="T340"><text:s text:c="2"/></text:span><text:span text:style-name="T116">// implementation of Iterable&lt;JPPFJob&gt;</text:span></text:p>
      <text:p text:style-name="P563"><text:s text:c="2"/>public Iterator&lt;JPPFJob&gt; iterator()</text:p>
      <text:p text:style-name="P563"/>
      <text:p text:style-name="Code_20_block"><text:span text:style-name="T340"><text:s text:c="2"/></text:span><text:span text:style-name="T116">// Close this stream and release the underlying resources it uses</text:span></text:p>
      <text:p text:style-name="P562"><text:span text:style-name="T340"><text:s text:c="2"/></text:span><text:span text:style-name="T116">// This method must be overriden in subclasses</text:span></text:p>
      <text:p text:style-name="P562"><text:span text:style-name="T340"><text:s text:c="2"/></text:span><text:span text:style-name="T30">public abstract void close() throws Exception</text:span></text:p>
      <text:p text:style-name="P563"/>
      <text:p text:style-name="Code_20_block"><text:span text:style-name="T340"><text:s text:c="2"/></text:span><text:span text:style-name="T116">// Determine whether any job is still being executed</text:span></text:p>
      <text:p text:style-name="P563"><text:s text:c="2"/>public boolean hasPendingJob()</text:p>
      <text:p text:style-name="Code_20_block"><text:span text:style-name="T340"><text:s text:c="2"/></text:span><text:span text:style-name="T116">// Get the number of executed jobs</text:span></text:p>
      <text:p text:style-name="P563"><text:s text:c="2"/>public int getJobCount()</text:p>
      <text:p text:style-name="Code_20_block"><text:span text:style-name="T340"><text:s text:c="2"/></text:span><text:span text:style-name="T116">// Get the number of executed tasks</text:span></text:p>
      <text:p text:style-name="P563"><text:s text:c="2"/>public int getTaskCount()</text:p>
      <text:p text:style-name="P676"><text:span text:style-name="T340"><text:s text:c="2"/></text:span><text:span text:style-name="T116">// </text:span><text:span text:style-name="T151">Wait until the end of the job stream has been reached</text:span></text:p>
      <text:p text:style-name="P565"><text:s text:c="2"/>public <text:span text:style-name="T568">boolean</text:span> <text:span text:style-name="T568">awaitEndOfStream</text:span>()</text:p>
      <text:p text:style-name="P565">}</text:p>
      <text:p text:style-name="P200"/>
      <text:p text:style-name="P28"><text:span text:style-name="T341">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1/index.html?org/jppf/client/utils/AbstractJPPFJobStream.html" text:style-name="Internet_20_link" text:visited-style-name="Visited_20_Internet_20_Link"><text:span text:style-name="T341">AbstractJPPFJobStream</text:span></text:a><text:span text:style-name="T341">:</text:span></text:p>
      <text:p text:style-name="P28"/>
      <text:p text:style-name="P368"/>
      <text:p text:style-name="P695"/>
      <text:p text:style-name="P566">public class JobProvider extends AbstractJPPFJobStream {</text:p>
      <text:p text:style-name="P566"><text:s text:c="2"/>public JobProvider(int concurrencyLimit) {</text:p>
      <text:p text:style-name="P566"><text:s text:c="4"/>super(concurrencyLimit);</text:p>
      <text:p text:style-name="P566"><text:s text:c="2"/>}</text:p>
      <text:p text:style-name="P566"/>
      <text:p text:style-name="P566"><text:s text:c="2"/>@Override public synchronized boolean hasNext() {</text:p>
      <text:p text:style-name="P566"><text:s text:c="4"/>boolean hasMoreJobs = false;</text:p>
      <text:p text:style-name="Code_20_block"><text:span text:style-name="T342"><text:s text:c="4"/></text:span><text:span text:style-name="T117">// ... compute hasMoreJobs, e.g. check if there is any more data to read</text:span></text:p>
      <text:p text:style-name="P566"><text:s text:c="4"/>return hasMoreJobs;</text:p>
      <text:p text:style-name="P566"><text:s text:c="2"/>}</text:p>
      <text:p text:style-name="P566"/>
      <text:p text:style-name="P567"><text:s text:c="2"/>@Override</text:p>
      <text:p text:style-name="P567"><text:s text:c="2"/>protected JPPFJob createNextJob() {</text:p>
      <text:p text:style-name="P566"><text:s text:c="4"/>JPPFJob job = new JPPFJob();</text:p>
      <text:p text:style-name="Code_20_block"><text:span text:style-name="T342"><text:s text:c="4"/></text:span><text:span text:style-name="T117">// ... build the tasks by reading data from a file, a database, etc...</text:span></text:p>
      <text:p text:style-name="Code_20_block"><text:span text:style-name="T342"><text:s text:c="4"/></text:span><text:span text:style-name="T117">// ... add the tasks to the job and return it ...</text:span></text:p>
      <text:p text:style-name="P566"><text:s text:c="4"/>return job;</text:p>
      <text:p text:style-name="P566"><text:s text:c="2"/>}</text:p>
      <text:p text:style-name="P566"/>
      <text:p text:style-name="P567"><text:s text:c="2"/>@Override</text:p>
      <text:p text:style-name="P567"><text:s text:c="2"/>protected void processResults(List&lt;Task&lt;?&gt;&gt; results) {</text:p>
      <text:p text:style-name="P665"><text:span text:style-name="T342"><text:s text:c="4"/></text:span><text:span text:style-name="T117">// ...</text:span><text:span text:style-name="T342"> </text:span></text:p>
      <text:p text:style-name="P567"><text:s text:c="2"/>}</text:p>
      <text:p text:style-name="P566"/>
      <text:p text:style-name="P567"><text:s text:c="2"/>@Override</text:p>
      <text:p text:style-name="P567"><text:s text:c="2"/>public void close() throws Exception {</text:p>
      <text:p text:style-name="Code_20_block"><text:span text:style-name="T342"><text:s text:c="4"/></text:span><text:span text:style-name="T117">// close a file, database connection, etc...</text:span></text:p>
      <text:p text:style-name="P566"><text:s text:c="2"/>}</text:p>
      <text:p text:style-name="P566">}</text:p>
      <text:list xml:id="list94706243430315" text:continue-numbering="true" text:style-name="Outline">
        <text:list-item>
          <text:list>
            <text:list-item>
              <text:list>
                <text:list-item>
                  <text:h text:style-name="P781" text:outline-level="3">Dedicated sample</text:h>
                </text:list-item>
              </text:list>
            </text:list-item>
          </text:list>
        </text:list-item>
      </text:list>
      <text:p text:style-name="P192"><text:span text:style-name="T332">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32">Concurrent Jobs demo</text:span></text:a><text:span text:style-name="T332">.</text:span></text:p>
      <text:p text:style-name="P296"/>
      <text:p text:style-name="P296"/>
      <text:list xml:id="list94705764338230" text:continue-numbering="true" text:style-name="Outline">
        <text:list-item>
          <text:list>
            <text:list-item>
              <text:h text:style-name="P793" text:outline-level="2">Jobs <text:span text:style-name="T461">p</text:span>ersistence <text:span text:style-name="T461">in the driver</text:span></text:h>
            </text:list-item>
          </text:list>
        </text:list-item>
      </text:list>
      <text:p text:style-name="P299">As of JPPF 6.0, drivers <text:span text:style-name="T463">can</text:span> persist the jobs they receive, <text:span text:style-name="T463">along with their results,</text:span> in a permanent store. <text:span text:style-name="T463">This adds major new capabilities to the drivers, in particular:</text:span></text:p>
      <text:p text:style-name="P299"/>
      <text:list xml:id="list94707073368731" text:continue-list="list94705694366290" text:style-name="List_20_2">
        <text:list-item>
          <text:p text:style-name="P731">automatic recovery of the jobs in case of driver crashes and resubmi<text:span text:style-name="T466">ss</text:span>ion to completion after driver restart, <text:span text:style-name="T469">without any external intervention</text:span></text:p>
        </text:list-item>
        <text:list-item>
          <text:p text:style-name="P731"><text:span text:style-name="T464">the </text:span>ability to submit jobs from a JPPF client, then check <text:span text:style-name="T465">their </text:span>completion and retrieve the<text:span text:style-name="T465">ir</text:span> results from a separate client</text:p>
        </text:list-item>
        <text:list-item>
          <text:p text:style-name="P732">the ability to retrieve jobs on demand from a persisten<text:span text:style-name="T516">t</text:span> store and resubmit them to completion</text:p>
        </text:list-item>
      </text:list>
      <text:p text:style-name="P304"/>
      <text:p text:style-name="P306">To achieve this, JPPF provides the following <text:span text:style-name="T473">components</text:span>:</text:p>
      <text:p text:style-name="P306"/>
      <text:list xml:id="list94707100867507" text:continue-numbering="true" text:style-name="List_20_2">
        <text:list-item>
          <text:p text:style-name="P733">a pluggable persistence facility in the driver, with ready to use, built-in implementations</text:p>
        </text:list-item>
        <text:list-item>
          <text:p text:style-name="P733">extensions to the the job SLA specifying if and how the persistence of each job should be handled</text:p>
        </text:list-item>
        <text:list-item>
          <text:p text:style-name="P733">a client-side facility to manage, retrieve and monitor persisted jobs</text:p>
        </text:list-item>
      </text:list>
      <text:p text:style-name="P305"/>
      <text:p text:style-name="P306">These items are detailed in the next sections.</text:p>
      <text:p text:style-name="P306"/>
      <text:p text:style-name="P307">The persistence facility relies on an implementation of the <text:a xlink:type="simple" xlink:href="https://www.jppf.org/javadoc/6.1/index.html?org/jppf/job/persistence/JobPersistence.html" text:style-name="Internet_20_link" text:visited-style-name="Visited_20_Internet_20_Link">JobPersistence</text:a> interface, <text:span text:style-name="T471">whose role is to store, load, delete and query the job elements that are persisted. A job element can be one of 4 types:</text:span></text:p>
      <text:p text:style-name="P308"/>
      <text:list xml:id="list94705313722729" text:continue-numbering="true" text:style-name="List_20_2">
        <text:list-item>
          <text:p text:style-name="P734">a job header element, which includes the job's uuid, name, <text:a xlink:type="simple" xlink:href="#1.5.Job Service Level Agreement|outline" text:style-name="Internet_20_link" text:visited-style-name="Visited_20_Internet_20_Link">SLA</text:a>, <text:span text:style-name="T476">and</text:span> <text:a xlink:type="simple" xlink:href="#1.6.Job Metadata|outline" text:style-name="Internet_20_link" text:visited-style-name="Visited_20_Internet_20_Link">metadata</text:a>, but also the information required for job routing and scheduling</text:p>
        </text:list-item>
        <text:list-item>
          <text:p text:style-name="P734">a <text:a xlink:type="simple" xlink:href="#1.4.Sharing data among tasks : the DataProvider API|outline" text:style-name="Internet_20_link" text:visited-style-name="Visited_20_Internet_20_Link">data provider</text:a> element, if any is present</text:p>
        </text:list-item>
        <text:list-item>
          <text:p text:style-name="P734">an element for each task, before its execution</text:p>
        </text:list-item>
        <text:list-item>
          <text:p text:style-name="P734">an element for each <text:span text:style-name="T472">executed task returned by the nodes, also known as task execution result</text:span></text:p>
        </text:list-item>
      </text:list>
      <text:p text:style-name="P308"/>
      <text:p text:style-name="Note_5f_Tip"><text:span text:style-name="T32">Note</text:span>: t<text:span text:style-name="T1">he types of job elements are repres</text:span><text:span text:style-name="T20">e</text:span><text:span text:style-name="T1">nted by the </text:span><text:a xlink:type="simple" xlink:href="https://www.jppf.org/javadoc/6.1/index.html?org/jppf/job/persistence/PersistenceObjectType.html" text:style-name="Internet_20_link" text:visited-style-name="Visited_20_Internet_20_Link"><text:span text:style-name="T1">PersistenceObjectType</text:span></text:a><text:span text:style-name="T1"> enum.</text:span></text:p>
      <text:p text:style-name="P308"/>
      <text:p text:style-name="P309">Each job element is stored as binary data which represents a serialized object graph. Where and how it is stored depends solely on the <text:a xlink:type="simple" xlink:href="https://www.jppf.org/javadoc/6.1/index.html?org/jppf/job/persistence/JobPersistence.html" text:style-name="Internet_20_link" text:visited-style-name="Visited_20_Internet_20_Link"><text:span text:style-name="T470">JobPersistence</text:span></text:a><text:span text:style-name="T470"> i</text:span>mplementation. I<text:span text:style-name="T487">t</text:span> can be on a file system, a relational database, cloud stor<text:span text:style-name="T488">ag</text:span>e facility, etc.</text:p>
      <text:list xml:id="list94706512141440" text:continue-list="list94705764338230" text:style-name="Outline">
        <text:list-item>
          <text:list>
            <text:list-item>
              <text:list>
                <text:list-item>
                  <text:h text:style-name="Heading_20_3" text:outline-level="3">Job persistence specification</text:h>
                </text:list-item>
              </text:list>
            </text:list-item>
          </text:list>
        </text:list-item>
      </text:list>
      <text:p text:style-name="P300"><text:span text:style-name="T509">The persistence of a job is specified via a </text:span><text:a xlink:type="simple" xlink:href="https://www.jppf.org/javadoc/6.1/index.html?org/jppf/node/protocol/PersistenceSpec.html" text:style-name="Internet_20_link" text:visited-style-name="Visited_20_Internet_20_Link"><text:span text:style-name="T509">PersistenceSpec</text:span></text:a><text:span text:style-name="T509"> object, defined as follows:</text:span></text:p>
      <text:p text:style-name="P300"/>
      <text:p text:style-name="Code_20_block">public class PersistenceSpec implements Serializable {</text:p>
      <text:p text:style-name="Code_20_block"><text:s text:c="2"/><text:span text:style-name="T55">// Determine whether the job is persisted in the driver. </text:span><text:span text:style-name="T137">D</text:span><text:span text:style-name="T55">efaults to false</text:span></text:p>
      <text:p text:style-name="Code_20_block"><text:s text:c="2"/>public boolean isPersistent()</text:p>
      <text:p text:style-name="Code_20_block"><text:s text:c="2"/><text:span text:style-name="T55">// Specify whether the job is persisted in the driver</text:span></text:p>
      <text:p text:style-name="Code_20_block"><text:s text:c="2"/>public PersistenceSpec setPersistent(boolean persistent)</text:p>
      <text:p text:style-name="Code_20_block"/>
      <text:p text:style-name="P635"><text:s text:c="2"/><text:span text:style-name="T55">// Determine whether the driver should automatically execute the persisted job</text:span></text:p>
      <text:p text:style-name="P635"><text:s text:c="2"/><text:span text:style-name="T55">// after a restart. </text:span><text:span text:style-name="T137">D</text:span><text:span text:style-name="T55">efaults to false</text:span></text:p>
      <text:p text:style-name="Code_20_block"><text:s text:c="2"/>public boolean isAutoExecuteOnRestart()</text:p>
      <text:p text:style-name="P635"><text:s text:c="2"/><text:span text:style-name="T55">// Specify whether the driver should automatically execute the job after a restart</text:span></text:p>
      <text:p text:style-name="Code_20_block"><text:s text:c="2"/>public PersistenceSpec setAutoExecuteOnRestart(boolean autoExecuteOnRestart)</text:p>
      <text:p text:style-name="Code_20_block"/>
      <text:p text:style-name="P635"><text:s text:c="2"/><text:span text:style-name="T55">// Determine whether the persisted job should be deleted from the store </text:span><text:span text:style-name="T137">upon</text:span></text:p>
      <text:p text:style-name="P635"><text:span text:style-name="T467"><text:s text:c="2"/></text:span><text:span text:style-name="T137">// completion. D</text:span><text:span text:style-name="T55">efault</text:span><text:span text:style-name="T137">s</text:span><text:span text:style-name="T55"> to true</text:span></text:p>
      <text:p text:style-name="Code_20_block"><text:s text:c="2"/>public boolean isDeleteOnCompletion()</text:p>
      <text:p text:style-name="P635"><text:s text:c="2"/><text:span text:style-name="T55">// Determine whether the job should be deleted from the store </text:span><text:span text:style-name="T137">upon</text:span><text:span text:style-name="T55"> </text:span><text:span text:style-name="T137">completion</text:span></text:p>
      <text:p text:style-name="Code_20_block"><text:s text:c="2"/>public PersistenceSpec setDeleteOnCompletion(boolean deleteOnCompletion)</text:p>
      <text:p text:style-name="Code_20_block">}</text:p>
      <text:p text:style-name="P300"/>
      <text:p text:style-name="P302">As we can see, instances of this class manage three boolean flags which specify whether the driver will persist the job and what it will do with a persisted job when it completes or when a driver restart occurs.</text:p>
      <text:p text:style-name="P300"/>
      <text:p text:style-name="P1"><text:span text:style-name="T468">The "</text:span><text:span text:style-name="T32">persistent</text:span><text:span text:style-name="T468">"</text:span> flag <text:span text:style-name="T468">determines whether the job is persisted at all. By default, it is set to </text:span><text:span text:style-name="T47">false</text:span><text:span text:style-name="T468">,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4">The "</text:span><text:span text:style-name="T32">delete on completion</text:span><text:span text:style-name="T468">"</text:span> flag <text:span text:style-name="T475">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6">true</text:span><text:span text:style-name="T475"> by default.</text:span></text:p>
      <text:p text:style-name="P1"><text:soft-page-break/></text:p>
      <text:p text:style-name="P1"><text:span text:style-name="T475">The "</text:span><text:span text:style-name="T32">auto execute on restart</text:span><text:span text:style-name="T468">"</text:span> flag <text:span text:style-name="T475">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6">false</text:span><text:span text:style-name="T475"> by default.</text:span></text:p>
      <text:p text:style-name="P1"/>
      <text:p text:style-name="P700"><text:span text:style-name="T32">Note</text:span>: <text:span text:style-name="T1">when the "</text:span><text:span text:style-name="T29">auto execute on restart</text:span><text:span text:style-name="T1">" flag is </text:span><text:span text:style-name="T414">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0"/>
      <text:p text:style-name="P311">As an example, here is how we would configure a persistent job that should be automatically executed upon driver restart and deleted from the store upon completion:</text:p>
      <text:p text:style-name="P311"/>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7">true</text:span>)</text:p>
      <text:p text:style-name="Code_20_block"><text:s text:c="2"/>.setDeleteOnCompletion(true);</text:p>
      <text:p text:style-name="Standard"/>
      <text:p text:style-name="Note_5f_Tip"><text:span text:style-name="T32">Note</text:span>: <text:span text:style-name="T1">if your intended usage scenario is to submit a job, close the client application, then query the job results later on, you </text:span><text:span text:style-name="T414">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94705649460961" text:continue-numbering="true" text:style-name="Outline">
        <text:list-item>
          <text:list>
            <text:list-item>
              <text:list>
                <text:list-item>
                  <text:h text:style-name="Heading_20_3" text:outline-level="3">Managing persisted jobs</text:h>
                </text:list-item>
              </text:list>
            </text:list-item>
          </text:list>
        </text:list-item>
      </text:list>
      <text:p text:style-name="P313">In order to manage <text:s/>and query the jobs in a persistence store, JPPF provides a client-side facility, based on JMX managem<text:span text:style-name="T482">e</text:span>nt APIs, which connects to a remote driver and accesses its persistence store. This facility is implemented in the <text:a xlink:type="simple" xlink:href="https://www.jppf.org/javadoc/6.1/index.html?org/jppf/client/JPPFDriverJobPersistence.html" text:style-name="Internet_20_link" text:visited-style-name="Visited_20_Internet_20_Link">JPPFDriverJobPersistence</text:a> class, defined as follows:</text:p>
      <text:p text:style-name="P298"/>
      <text:p text:style-name="Code_20_block">public class JPPFDriverJobPersistence {</text:p>
      <text:p text:style-name="Code_20_block"><text:s text:c="2"/><text:span text:style-name="T55">//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5">//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5">// Delete the persisted job with the sdpecified uuid.</text:span></text:p>
      <text:p text:style-name="Code_20_block"><text:s text:c="2"/><text:span text:style-name="T55">//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5">//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5">// Ret</text:span><text:span text:style-name="T138">r</text:span><text:span text:style-name="T55">ieve and rebuild the persisted job with the specified uuid</text:span></text:p>
      <text:p text:style-name="Code_20_block"><text:s text:c="2"/><text:span text:style-name="T55">// This method is equivalent to retrieveJob(uuid, false)</text:span></text:p>
      <text:p text:style-name="Code_20_block"><text:s text:c="2"/>public JPPFJob retrieveJob(String uuid) throws Exception</text:p>
      <text:p text:style-name="Code_20_block"/>
      <text:p text:style-name="Code_20_block"><text:s text:c="2"/><text:span text:style-name="T55">// Get the descri</text:span><text:span text:style-name="T139">p</text:span><text:span text:style-name="T55">tion of the job with the specified uuid.</text:span></text:p>
      <text:p text:style-name="Code_20_block"><text:s text:c="2"/><text:span text:style-name="T55">//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5">// Determines whether the job has completed and all execution results are available</text:span></text:p>
      <text:p text:style-name="Code_20_block"><text:s text:c="2"/>public boolean isJobComplete(String uuid) throws Exception</text:p>
      <text:p text:style-name="Code_20_block">}</text:p>
      <text:p text:style-name="P298"/>
      <text:p text:style-name="P314">Note that the constructor for this class takes a <text:a xlink:type="simple" xlink:href="https://www.jppf.org/javadoc/6.1/index.html?org/jppf/management/JMXDriverConnectionWrapper.html" text:style-name="Internet_20_link" text:visited-style-name="Visited_20_Internet_20_Link"><text:span text:style-name="T478">JMXDriverConnectionWrapper</text:span></text:a><text:span text:style-name="T478">, so that it can establish a JMX connection to the remote driver. A </text:span><text:a xlink:type="simple" xlink:href="https://www.jppf.org/javadoc/6.1/index.html?org/jppf/management/JMXDriverConnectionWrapper.html" text:style-name="Internet_20_link" text:visited-style-name="Visited_20_Internet_20_Link"><text:span text:style-name="T478">JMXDriverConnectionWrapper</text:span></text:a><text:span text:style-name="T478"> can be obtained in 2 ways:</text:span></text:p>
      <text:p text:style-name="P314"/>
      <text:p text:style-name="P315">- by creating it directly, for example:</text:p>
      <text:p text:style-name="P315"/>
      <text:p text:style-name="P636">JMXDriverConnectionWrapper jmx =</text:p>
      <text:p text:style-name="P636"><text:s text:c="2"/>new JMXDriverConnectionWrapper("my.driver.com", 11198, false);</text:p>
      <text:p text:style-name="P637">jmx.connectAndWait(3000L);</text:p>
      <text:p text:style-name="P638">JPPFDriverJobPersistence jobPersistence = new JPPFDriverJobPersistence(jmx);</text:p>
      <text:p text:style-name="P314"/>
      <text:p text:style-name="P314"/>
      <text:p text:style-name="P691"><text:span text:style-name="T478">- or by getting it from a </text:span><text:a xlink:type="simple" xlink:href="https://www.jppf.org/javadoc/6.1/index.html?org/jppf/client/JPPFClient.html" text:style-name="Internet_20_link" text:visited-style-name="Visited_20_Internet_20_Link"><text:span text:style-name="T478">JPPFClient</text:span></text:a><text:span text:style-name="T478">, for example:</text:span></text:p>
      <text:p text:style-name="P314"/>
      <text:p text:style-name="Code_20_block">JPPFClient client = new JPPFClient();</text:p>
      <text:p text:style-name="P636">JMXDriverConnectionWrapper jmx =</text:p>
      <text:p text:style-name="P636"><text:s text:c="2"/>client.awaitWorkingConnectionPool().awaitWorkingJMXConnection();</text:p>
      <text:p text:style-name="P638">JPPFDriverJobPersistence jobPersistence = new JPPFDriverJobPersistence(jmx);</text:p>
      <text:list xml:id="list94705984213856"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16">This operation can be achieved with the <text:span text:style-name="Code_20_char">listJobs()</text:span> method of <text:a xlink:type="simple" xlink:href="https://www.jppf.org/javadoc/6.1/index.html?org/jppf/client/JPPFDriverJobPersistence.html" text:style-name="Internet_20_link" text:visited-style-name="Visited_20_Internet_20_Link"><text:span text:style-name="T479">JPPFDriverJobPersistence</text:span></text:a>. This method take<text:span text:style-name="T481">s</text:span> a <text:a xlink:type="simple" xlink:href="https://www.jppf.org/doc/6.1/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1/index.html?org/jppf/client/JPPFDriverJobPersistence.html" text:style-name="Internet_20_link" text:visited-style-name="Visited_20_Internet_20_Link"><text:span text:style-name="T479">JPPFDriverJobPersistence</text:span></text:a><text:span text:style-name="T479">.</text:span></text:p>
      <text:p text:style-name="P316"/>
      <text:p text:style-name="P316">Example usage:</text:p>
      <text:p text:style-name="P316"/>
      <text:p text:style-name="Code_20_block">JPPFClient client = new JPPFClient();</text:p>
      <text:p text:style-name="P382">//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82">// list the uuids of all currently persisted jobs</text:p>
      <text:p text:style-name="Code_20_block">List&lt;String&gt; uuids = <text:span text:style-name="T480">j</text:span>obPersistence.listJobs(JobSelector.ALL_JOBS);</text:p>
      <text:p text:style-name="Code_20_block">for (String uuid: uuids) {</text:p>
      <text:p text:style-name="Code_20_block"><text:s text:c="2"/><text:span text:style-name="T55">// do something whith each job uuid</text:span></text:p>
      <text:p text:style-name="Code_20_block">}</text:p>
      <text:list xml:id="list94706498115229"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17">To retrieve a job from a persistence store, you use the <text:span text:style-name="Code_20_char">retrieveJob()</text:span> method of <text:a xlink:type="simple" xlink:href="https://www.jppf.org/javadoc/6.1/index.html?org/jppf/client/JPPFDriverJobPersistence.html" text:style-name="Internet_20_link" text:visited-style-name="Visited_20_Internet_20_Link"><text:span text:style-name="T479">JPPFDriverJobPersistence</text:span></text:a>. <text:span text:style-name="T483">This method takes a job uuid and returns a </text:span><text:a xlink:type="simple" xlink:href="https://www.jppf.org/javadoc/6.1/index.html?org/jppf/client/JPPFJob.html" text:style-name="Internet_20_link" text:visited-style-name="Visited_20_Internet_20_Link"><text:span text:style-name="T483">JPPFJob</text:span></text:a><text:span text:style-name="T483"> that can be used as if it had been created directly on the client side. For instance, you can resubmit it if it still has unexecuted tasks, or process its results if it has completed.</text:span></text:p>
      <text:p text:style-name="P317"/>
      <text:p text:style-name="P318">Here is an example usage:</text:p>
      <text:p text:style-name="P318"/>
      <text:p text:style-name="Code_20_block">JPPFClient client = new JPPFClient();</text:p>
      <text:p text:style-name="Code_20_block">JPPFDriverJobPersistence jobPersistence = ...;</text:p>
      <text:p text:style-name="Code_20_block"/>
      <text:p text:style-name="P382">// list the uuids of all currently persisted jobs</text:p>
      <text:p text:style-name="Code_20_block">List&lt;String&gt; uuids = jobPersistence.listJobs(JobSelector.ALL_JOBS);</text:p>
      <text:p text:style-name="Code_20_block"/>
      <text:p text:style-name="P382">// retrieve all the persisted jobs and resubmit those that haven't completed yet</text:p>
      <text:p text:style-name="P641"><text:span text:style-name="T484">Linked</text:span>List&lt;JPPFJob&gt; jobs = new <text:span text:style-name="T484">Linked</text:span>List&lt;&gt;();</text:p>
      <text:p text:style-name="P640">for (String uuid: uuids) {</text:p>
      <text:p text:style-name="Code_20_block"><text:s text:c="2"/>JPPFJob job = jobPersistence.retrieveJob(uuid);</text:p>
      <text:p text:style-name="Code_20_block"><text:s text:c="2"/>jobs.add(job);</text:p>
      <text:p text:style-name="Code_20_block"><text:s text:c="2"/><text:span text:style-name="T55">// delete the job from the store, it will be stored again if resubmitted</text:span></text:p>
      <text:p text:style-name="Code_20_block"><text:s text:c="2"/>jobPersistence.deleteJob(uuid);</text:p>
      <text:p text:style-name="P639"><text:s text:c="2"/><text:span text:style-name="T55">// if the job has unexecuted tasks, resubmit it</text:span></text:p>
      <text:p text:style-name="P639"><text:s text:c="2"/>if (job.unexecutedTaskCount() &gt; 0) {</text:p>
      <text:p text:style-name="P641"><text:s text:c="4"/><text:span text:style-name="T484">jobs.addLast(job);</text:span></text:p>
      <text:p text:style-name="P641"><text:s text:c="4"/>job.setBlocking(false); <text:span text:style-name="T55">// ensure asynchronous submission</text:span></text:p>
      <text:p text:style-name="Code_20_block"><text:s text:c="4"/>client.submitJob(job);</text:p>
      <text:p text:style-name="Code_20_block"><text:s text:c="2"/>} <text:span text:style-name="T484">else {</text:span></text:p>
      <text:p text:style-name="Code_20_block"><text:s text:c="4"/><text:span text:style-name="T484">jobs.addFirst(job);</text:span></text:p>
      <text:p text:style-name="Code_20_block"><text:s text:c="2"/><text:span text:style-name="T484">}</text:span></text:p>
      <text:p text:style-name="Code_20_block">}</text:p>
      <text:p text:style-name="Code_20_block"/>
      <text:p text:style-name="P382">// process the results of all jobs</text:p>
      <text:p text:style-name="P640">for (JPPFJob job: jobs) {</text:p>
      <text:p text:style-name="Code_20_block"><text:s text:c="2"/><text:span text:style-name="T55">// </text:span><text:span text:style-name="T140">if the job has already completed, this method returns immediately</text:span></text:p>
      <text:p text:style-name="Code_20_block"><text:s text:c="2"/>List&lt;Task&lt;?&gt;&gt; results = job.awaitResults();</text:p>
      <text:p text:style-name="Code_20_block"><text:s text:c="2"/><text:span text:style-name="T55">// ... process the results ...</text:span></text:p>
      <text:p text:style-name="Code_20_block">}</text:p>
      <text:p text:style-name="Standard"/>
      <text:list xml:id="list94706898969249" text:continue-numbering="true" text:style-name="Outline">
        <text:list-item>
          <text:list>
            <text:list-item>
              <text:list>
                <text:list-item>
                  <text:list>
                    <text:list-item>
                      <text:h text:style-name="P762" text:outline-level="4">Deleting one or more jobs</text:h>
                    </text:list-item>
                  </text:list>
                </text:list-item>
              </text:list>
            </text:list-item>
          </text:list>
        </text:list-item>
      </text:list>
      <text:p text:style-name="P319">To delete one or more jobs from the persistence store, you can use either:</text:p>
      <text:p text:style-name="P319"/>
      <text:list xml:id="list94705271038655" text:continue-list="list94705313722729" text:style-name="List_20_2">
        <text:list-item>
          <text:p text:style-name="P735">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35">or the <text:span text:style-name="Code_20_char">deleteJobs(JobSelector)</text:span> method. This method takes a <text:a xlink:type="simple" xlink:href="https://www.jppf.org/doc/6.1/index.php?title=Server_management#Job_selectors" text:style-name="Internet_20_link" text:visited-style-name="Visited_20_Internet_20_Link">JobSelector</text:a> and returns a list of the uuids of the jobs that were found and effectively deleted.</text:p>
        </text:list-item>
      </text:list>
      <text:p text:style-name="P319"/>
      <text:p text:style-name="P319">The following example deletes all persisted jobs using <text:span text:style-name="Code_20_char">deleteJob(String)</text:span> in a loop:</text:p>
      <text:p text:style-name="P319"/>
      <text:p text:style-name="Code_20_block">JPPFDriverJobPersistence jobPersistence = ...;</text:p>
      <text:p text:style-name="P382">// list all currently persisted jobs</text:p>
      <text:p text:style-name="Code_20_block">List&lt;String&gt; uuids = jobPersistence.listJobs(JobSelector.ALL_JOBS);</text:p>
      <text:p text:style-name="P382">// delete all the persisted jobs</text:p>
      <text:p text:style-name="Code_20_block">for (String uuid: uuids) {</text:p>
      <text:p text:style-name="Code_20_block"><text:s text:c="2"/><text:span text:style-name="T55">//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19"/>
      <text:p text:style-name="P320">This example performs exactly the same thing using <text:span text:style-name="Code_20_char">deleteJobs(JobSelector)</text:span> without a loop:</text:p>
      <text:p text:style-name="P320"/>
      <text:p text:style-name="Code_20_block">JPPFDriverJobPersistence jobPersistence = ...;</text:p>
      <text:p text:style-name="P382">// delete <text:span text:style-name="T486">all</text:span> persisted jobs</text:p>
      <text:p text:style-name="P642">List&lt;String&gt; deletedUuids = jobPersistence.deleteJob<text:span text:style-name="T485">s</text:span>(JobSelector.ALL_JOBS);</text:p>
      <text:p text:style-name="Code_20_block">System.out.println("sucessfully deleted jobs with uuids = " + deletedUuids);</text:p>
      <text:list xml:id="list94705293400761" text:continue-list="list94706898969249"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1"><text:a xlink:type="simple" xlink:href="https://www.jppf.org/javadoc/6.1/index.html?org/jppf/client/JPPFDriverJobPersistence.html" text:style-name="Internet_20_link" text:visited-style-name="Visited_20_Internet_20_Link"><text:span text:style-name="T479">JPPFDriverJobPersistence</text:span></text:a> <text:span text:style-name="T489">provides 2 methods to obtain information on a persisted job:</text:span></text:p>
      <text:p text:style-name="P321"/>
      <text:list xml:id="list94705223588108" text:continue-list="list94705271038655" text:style-name="List_20_2">
        <text:list-item>
          <text:p text:style-name="P736"><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36"><text:span text:style-name="Code_20_char">getJobDescription()</text:span> provides detailed information on the job name, number of tasks, SLA and metadata. It takes a job uuid and returns an instance of <text:a xlink:type="simple" xlink:href="https://www.jppf.org/javadoc/6.1/index.html?org/jppf/node/protocol/JPPFDistributedJob.html" text:style-name="Internet_20_link" text:visited-style-name="Visited_20_Internet_20_Link">JPPFDistributedJob</text:a> which encapsulates the details.</text:p>
        </text:list-item>
      </text:list>
      <text:p text:style-name="P321"/>
      <text:p text:style-name="P322">The following example illustrates a possible usage of these methods:</text:p>
      <text:p text:style-name="P322"/>
      <text:p text:style-name="Code_20_block">JPPFDriverJobPersistence jobPersistence = ...;</text:p>
      <text:p text:style-name="Code_20_block"/>
      <text:p text:style-name="P382">//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90">i</text:span>ng uuid: uuids) {</text:p>
      <text:p text:style-name="Code_20_block"><text:s text:c="2"/>if (jobPersistence.isJobComplete(uuid)) {</text:p>
      <text:p text:style-name="Code_20_block"><text:s text:c="4"/><text:span text:style-name="T55">// ... process completed job ...</text:span></text:p>
      <text:p text:style-name="Code_20_block"><text:s text:c="2"/>} else {</text:p>
      <text:p text:style-name="Code_20_block"><text:s text:c="4"/>JPPFDistributedJob jobDesc = jobPersistence.getJobDescription(uuid);</text:p>
      <text:p text:style-name="Code_20_block"><text:s text:c="4"/><text:span text:style-name="T55">// ... do something with the job description ...</text:span></text:p>
      <text:p text:style-name="Code_20_block"><text:s text:c="2"/>}</text:p>
      <text:p text:style-name="Code_20_block">}</text:p>
      <text:list xml:id="list94706863357216" text:continue-list="list94705293400761" text:style-name="Outline">
        <text:list-item>
          <text:list>
            <text:list-item>
              <text:list>
                <text:list-item>
                  <text:h text:style-name="Heading_20_3" text:outline-level="3">Configuring jobs persistence in the driver</text:h>
                </text:list-item>
              </text:list>
            </text:list-item>
          </text:list>
        </text:list-item>
      </text:list>
      <text:p text:style-name="P323">A job persistence facility is essentially a pluggable implementation of the <text:a xlink:type="simple" xlink:href="https://www.jppf.org/javadoc/6.1/index.html?org/jppf/job/persistence/JobPersistence.html" text:style-name="Internet_20_link" text:visited-style-name="Visited_20_Internet_20_Link"><text:span text:style-name="T470">JobPersistence</text:span></text:a><text:span text:style-name="T470"> interface. </text:span>A driver supports a single persistence implementation at a time, configured thr<text:span text:style-name="T524">o</text:span>ugh the "jppf.job.persistence" configuration property:</text:p>
      <text:p text:style-name="P323"/>
      <text:p text:style-name="Code_20_block">jppf.job.persistence = &lt;implementation class name&gt; param1 ... paramN</text:p>
      <text:p text:style-name="P323"/>
      <text:p text:style-name="P324">where:</text:p>
      <text:list xml:id="list94705816461258" text:continue-list="list94705223588108" text:style-name="List_20_2">
        <text:list-item>
          <text:p text:style-name="P737"><text:span text:style-name="T32">"implementation class name"</text:span> is the fully qualified class name of the <text:a xlink:type="simple" xlink:href="https://www.jppf.org/javadoc/6.1/index.html?org/jppf/job/persistence/JobPersistence.html" text:style-name="Internet_20_link" text:visited-style-name="Visited_20_Internet_20_Link"><text:span text:style-name="T470">JobPersistence</text:span></text:a> implementation</text:p>
        </text:list-item>
        <text:list-item>
          <text:p text:style-name="P737"><text:span text:style-name="T32">"param1 ... paramN"</text:span> are optional string parameters used by the persistence implementation</text:p>
        </text:list-item>
      </text:list>
      <text:p text:style-name="P324"/>
      <text:p text:style-name="P324"/>
      <text:p text:style-name="P692">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2">w</text:span>ould configure the following:</text:p>
      <text:p text:style-name="P324"/>
      <text:p text:style-name="Code_20_block">jppf.job.persistence = org.jppf.job.persistence.impl.DefaultFilePersistence persistence</text:p>
      <text:p text:style-name="P324"/>
      <text:p text:style-name="P329">If no job persistence is configured, the driver will default to the default file persistence with a root directory "persistence", exactly as in the example above.</text:p>
      <text:list xml:id="list94705578788646" text:continue-list="list94706863357216"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27">The default file persistence is a file-based persistent store for jobs. The corresponding implementation class is <text:a xlink:type="simple" xlink:href="https://www.jppf.org/javadoc/6.1/index.html?org/jppf/job/persistence/impl/DefaultFilePersistence.html" text:style-name="Internet_20_link" text:visited-style-name="Visited_20_Internet_20_Link">DefaultFilePersistence</text:a>.</text:p>
      <text:p text:style-name="P327"/>
      <text:p text:style-name="P327">The store's structure is made of a root directory, under which there is one directory per job, named after the job's uuid. Each job directory contains:</text:p>
      <text:p text:style-name="P327"/>
      <text:list xml:id="list94706243657319" text:continue-list="list94705816461258" text:style-name="List_20_2">
        <text:list-item>
          <text:p text:style-name="P738">a file named "header.data" for the job header</text:p>
        </text:list-item>
        <text:list-item>
          <text:p text:style-name="P738">a file named "data_provider.data" for the job's data_provider</text:p>
        </text:list-item>
        <text:list-item>
          <text:p text:style-name="P738">a file named "task-i.data" for each task <text:span text:style-name="T1">i</text:span> of the job, where <text:span text:style-name="T1">i</text:span> represents the position of the task in the job</text:p>
        </text:list-item>
        <text:list-item>
          <text:p text:style-name="P738">a file "result-i.data" for each task result <text:span text:style-name="T1">i</text:span> received from a node, where <text:span text:style-name="T1">i</text:span> represents the position of the task in the job</text:p>
        </text:list-item>
      </text:list>
      <text:p text:style-name="P327"/>
      <text:p text:style-name="P327">For example, if we define the file persistence <text:s/><text:span text:style-name="T491">with a root directory named "persistence" in the driver's working directory: </text:span></text:p>
      <text:p text:style-name="P327"/>
      <text:p text:style-name="P643">jppf.job.persistence = org.jppf.job.persistence.impl.DefaultFilePersistence persistence</text:p>
      <text:p text:style-name="P325"/>
      <text:p text:style-name="P327">Let's say we submitted a job with two tasks which ran to completion, with a uuid of "my_job_uuid". <text:span text:style-name="T493">T</text:span>he persistence store structure would <text:span text:style-name="T493">then </text:span>look like this:</text:p>
      <text:p text:style-name="P327"/>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27"/>
      <text:p text:style-name="P701"><text:span text:style-name="T32">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28"/>
      <text:p text:style-name="P329">The built-in file persistence <text:span text:style-name="T494">is configured as:</text:span></text:p>
      <text:p text:style-name="P329"/>
      <text:p text:style-name="P644">jppf.job.persistence = org.jppf.job.persistence.impl.DefaultFilePersistence <text:span text:style-name="T494">&lt;root_dir&gt;</text:span></text:p>
      <text:p text:style-name="P326"/>
      <text:p text:style-name="P330">where <text:span text:style-name="T1">root_dir</text:span> can be either an absolute file path, or a path relative to the driver's working directory. If it is omitted, it defaults to "persistence".</text:p>
      <text:p text:style-name="P330"/>
      <text:p text:style-name="Note_5f_Tip"><text:span text:style-name="T48">Tip</text:span>: <text:span text:style-name="T1">you may also use </text:span><text:a xlink:type="simple" xlink:href="https://www.jppf.org/doc/6.1/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702"><text:span text:style-name="Code_20_char">jppf.job.persistence = org.jppf.job.persistence.impl.DefaultFilePersistence \</text:span></text:p>
      <text:p text:style-name="P702"><text:span text:style-name="Code_20_char"><text:s text:c="4"/>${sys.user.home}/jppf_jobs</text:span></text:p>
      <text:list xml:id="list94706352117872" text:continue-list="list94705578788646"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1">The default database persistence is a job persistence implementation which stores jobs in a single database table. Its corresponding implementation class is <text:a xlink:type="simple" xlink:href="https://www.jppf.org/javadoc/6.1/index.html?org/jppf/job/persistence/impl/DefaultDatabasePersistence.html" text:style-name="Internet_20_link" text:visited-style-name="Visited_20_Internet_20_Link"><text:span text:style-name="T500">DefaultDatabasePersistence</text:span></text:a>, and <text:span text:style-name="T496">it </text:span>is configured as follows:</text:p>
      <text:p text:style-name="P331"/>
      <text:p text:style-name="P645">jppf.job.persistence = org.jppf.job.persistence.impl.DefaultDatabasePersistence <text:span text:style-name="T495">\</text:span> </text:p>
      <text:p text:style-name="P645"><text:s text:c="6"/>&lt;table_name&gt; &lt;datasource_name&gt;</text:p>
      <text:p text:style-name="P331"/>
      <text:p text:style-name="P331"/>
      <text:p text:style-name="P693">where:</text:p>
      <text:list xml:id="list94706052999498" text:continue-list="list94706243657319" text:style-name="List_20_2">
        <text:list-item>
          <text:p text:style-name="P739">"<text:span text:style-name="T32">table_name</text:span>" is the name of the table in <text:s/>which jobs are stored</text:p>
        </text:list-item>
        <text:list-item>
          <text:p text:style-name="P739">"<text:span text:style-name="T32">datasource_name</text:span>" is the name of a datasource configured via the <text:a xlink:type="simple" xlink:href="https://www.jppf.org/doc/6.1/index.php?title=Database_services" text:style-name="Internet_20_link" text:visited-style-name="Visited_20_Internet_20_Link">database services</text:a> facitlity</text:p>
        </text:list-item>
      </text:list>
      <text:p text:style-name="P331"/>
      <text:p text:style-name="P334">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1"/>
      <text:p text:style-name="P334">The following is an example configuration with a table named "JPPF_JOBS" and a datasource named "jobDS":</text:p>
      <text:p text:style-name="P331"/>
      <text:p text:style-name="P382"># persistence definition</text:p>
      <text:p text:style-name="P646">jppf.job.persistence = org.jppf.job.persistence.impl.DefaultDatabasePersistence <text:span text:style-name="T496">\</text:span></text:p>
      <text:p text:style-name="P646"><text:s text:c="4"/><text:span text:style-name="T496">JPPF_JOBS</text:span> jobDS</text:p>
      <text:p text:style-name="Code_20_block"/>
      <text:p text:style-name="P382">#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2"/>
      <text:p text:style-name="P335">The table structure is as follows:</text:p>
      <text:p text:style-name="P331"/>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1"/>
      <text:p text:style-name="P331">Where:</text:p>
      <text:list xml:id="list94707054579419" text:continue-numbering="true" text:style-name="List_20_2">
        <text:list-item>
          <text:p text:style-name="P739">the <text:span text:style-name="T32">UUID</text:span> column represents the job uuid</text:p>
        </text:list-item>
        <text:list-item>
          <text:p text:style-name="P739">the <text:span text:style-name="T32">TYPE</text:span> column represents the type of object, taken from the <text:a xlink:type="simple" xlink:href="https://www.jppf.org/javadoc/6.1/index.html?org/jppf/job/persistence/PersistenceObjectType.html" text:style-name="Internet_20_link" text:visited-style-name="Visited_20_Internet_20_Link">PersistenceObjectType</text:a> enum</text:p>
        </text:list-item>
        <text:list-item>
          <text:p text:style-name="P739">the <text:span text:style-name="T32">POSITION</text:span> column represents the object's position in the job, if TYPE is 'task' or 'task_result', otherwise -1</text:p>
        </text:list-item>
        <text:list-item>
          <text:p text:style-name="P739">the <text:span text:style-name="T32">CONTENT</text:span> column represents the serialized <text:span text:style-name="T499">job element</text:span></text:p>
        </text:list-item>
      </text:list>
      <text:p text:style-name="P331"/>
      <text:p text:style-name="Note_5f_Tip"><text:span text:style-name="T32">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1"/>
      <text:p text:style-name="P333">If the table does not exist, JPPF will attempt to create it. If this fails for any reason, for instance if the <text:span text:style-name="T498">database</text:span> user does not have sufficient privileges, then persisten<text:span text:style-name="T497">c</text:span>e will be disabled.</text:p>
      <text:p text:style-name="P331"/>
      <text:p text:style-name="P336">It is possible to specify the path to the file that contains the DDL statement(s) to create the table, like so:</text:p>
      <text:p text:style-name="P336"/>
      <text:p text:style-name="P382"># path to the file or resource containng the DDL statements to create the table</text:p>
      <text:p text:style-name="Code_20_block">jppf.job.persistence.ddl.location = &lt;ddl_path&gt;</text:p>
      <text:p text:style-name="P331"/>
      <text:p text:style-name="P336">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32">jppf-common-x.y.z.jar</text:span> file.</text:p>
      <text:list xml:id="list94706939760841" text:continue-list="list94706352117872" text:style-name="Outline">
        <text:list-item>
          <text:list>
            <text:list-item>
              <text:list>
                <text:list-item>
                  <text:list>
                    <text:list-item>
                      <text:h text:style-name="Heading_20_4" text:outline-level="4">Asynchronous persistence <text:span text:style-name="T462">(write-behind)</text:span></text:h>
                    </text:list-item>
                  </text:list>
                </text:list-item>
              </text:list>
            </text:list-item>
          </text:list>
        </text:list-item>
      </text:list>
      <text:p text:style-name="P339">Asynchronous persistence is an asynchronous wrapper for any other job persistence implementation. It delegates the persistence operations <text:span text:style-name="T505">to this other implementation, and executes the delegated operations asynchronously via a pool of threads. The corresponding implementation class is </text:span><text:a xlink:type="simple" xlink:href="https://www.jppf.org/javadoc/6.1/index.html?org/jppf/job/persistence/impl/AsynchronousPersistence.html" text:style-name="Internet_20_link" text:visited-style-name="Visited_20_Internet_20_Link"><text:span text:style-name="T505">AsynchronousPersistence</text:span></text:a><text:span text:style-name="T505">.</text:span></text:p>
      <text:p text:style-name="P339"/>
      <text:p text:style-name="P339">The methods of <text:a xlink:type="simple" xlink:href="https://www.jppf.org/javadoc/6.1/index.html?org/jppf/job/persistence/JobPersistence.html" text:style-name="Internet_20_link" text:visited-style-name="Visited_20_Internet_20_Link"><text:span text:style-name="T470">JobPersistence</text:span></text:a> that do not return a result (<text:span text:style-name="Code_20_char">void</text:span> return type) are non-blocking and return immediately. All other methods will block until <text:span text:style-name="T501">the delegated operation is</text:span> executed and <text:span text:style-name="T501">its</text:span> result is available. <text:span text:style-name="T501">In particular, all operations that store job data are executed some time in the future, which makes this implementation an effective "write-behind" facitlity.</text:span></text:p>
      <text:p text:style-name="P338"/>
      <text:p text:style-name="P338"><text:soft-page-break/><text:span text:style-name="T501">A</text:span>synchronous persistence can be configured <text:span text:style-name="T501">as follows</text:span>:</text:p>
      <text:p text:style-name="P338"/>
      <text:p text:style-name="P382"># shorten the configuration value for clarity</text:p>
      <text:p text:style-name="Code_20_block">wrapper = org.jppf.job.persistence.impl.AsynchronousPersistence</text:p>
      <text:p text:style-name="P382"># asynchronous persistence with a specified thread pool size</text:p>
      <text:p text:style-name="Code_20_block">jppf.job.persistence = ${wrapper} &lt;pool_size&gt; &lt;actual_persistence&gt; &lt;param1&gt; ... &lt;paramN&gt;</text:p>
      <text:p text:style-name="P338"/>
      <text:p text:style-name="P342">Where:</text:p>
      <text:p text:style-name="P338"/>
      <text:list xml:id="list94705439879137" text:continue-list="list94707054579419" text:style-name="List_20_2">
        <text:list-item>
          <text:p text:style-name="P740">"<text:span text:style-name="T32">pool_size</text:span>" is the size of the pool of threads used to execute the delegated operations. It can be omitted, in which case it defaults to 1 (single-threaded).</text:p>
        </text:list-item>
        <text:list-item>
          <text:p text:style-name="P740">"<text:span text:style-name="T32">&lt;actual_persistence&gt; &lt;param1&gt; ... &lt;paramN&gt;</text:span>" is the configuration of the delegate persistence implementation</text:p>
        </text:list-item>
      </text:list>
      <text:p text:style-name="P338"/>
      <text:p text:style-name="P338">Here is an example configuration for an asynchronous database persistence:</text:p>
      <text:p text:style-name="P338"/>
      <text:p text:style-name="Code_20_block">pkg = org.jppf.job.persistence.impl</text:p>
      <text:p text:style-name="P382"># asynchronous database persistence with pool of 4 threads,</text:p>
      <text:p text:style-name="P422"># a table named '<text:span text:style-name="T496">JPPF_JOBS</text:span>' and datasource named 'JobDS'</text:p>
      <text:p text:style-name="P647">jppf.job.persistence = ${pkg}.AsynchronousPersistence 4 <text:span text:style-name="T501">\</text:span></text:p>
      <text:p text:style-name="P647"><text:s text:c="4"/>${pkg}.DefaultDatabasePersistence <text:span text:style-name="T496">JPPF_JOBS</text:span> JobDS</text:p>
      <text:p text:style-name="P337"/>
      <text:p text:style-name="P337"/>
      <text:p text:style-name="Note_5f_Tip"><text:span text:style-name="T32">Performance implications</text:span><text:span text:style-name="T152">: </text:span><text:span text:style-name="T154">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703"/>
      <text:p text:style-name="P703">To mitigate this possible issue, the asynchronous persistence monitors the heap usage. When heap usage reaches a given threshold, it stops asynchronous operations and delegates directly to the underlying persistence implementation <text:span text:style-name="T502">instead</text:span>, until the heap usage drops back under the threshold.</text:p>
      <text:p text:style-name="P703"/>
      <text:p text:style-name="Note_5f_Tip"><text:span text:style-name="T1">The heap usage threshold is the ratio </text:span><text:span text:style-name="Code_20_char"><text:span text:style-name="T29">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702"><text:span text:style-name="Code_20_char">jppf.job.persistence.memory.threshold = 60.0</text:span></text:p>
      <text:list xml:id="list94706997835870" text:continue-list="list94706939760841"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43">The cacheable persistence is a caching wrapper for any other job persistence implementation, whose corresponding implementation class is <text:s/><text:a xlink:type="simple" xlink:href="https://www.jppf.org/javadoc/6.1/index.html?org/jppf/job/persistence/impl/AsynchronousPersistence.html" text:style-name="Internet_20_link" text:visited-style-name="Visited_20_Internet_20_Link">CacheablePersistence</text:a>.</text:p>
      <text:p text:style-name="P343"/>
      <text:p text:style-name="P343">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43"/>
      <text:p text:style-name="P343">This cacheable persistence is configured as follows:</text:p>
      <text:p text:style-name="P343"/>
      <text:p text:style-name="P382"># shorten the configuration value for clarity</text:p>
      <text:p text:style-name="Code_20_block">wrapper = org.jppf.job.persistence.impl.CacheablePersistence</text:p>
      <text:p text:style-name="P382"># cacheable persistence with a specified capacity</text:p>
      <text:p text:style-name="Code_20_block">jppf.job.persistence = ${wrapper} &lt;capacity&gt; &lt;actual_persistence&gt; &lt;param1&gt; ... &lt;paramN&gt;</text:p>
      <text:p text:style-name="P341"/>
      <text:p text:style-name="P341">Where:</text:p>
      <text:p text:style-name="P340"/>
      <text:list xml:id="list94706663476617" text:continue-list="list94705439879137" text:style-name="List_20_2">
        <text:list-item>
          <text:p text:style-name="P741">"<text:span text:style-name="T49">capacity</text:span>" is <text:span text:style-name="T503">the capacity of the cache, that is, the maximum number of entries it can hold at any time. If omitted, it defaults to 1024.</text:span></text:p>
        </text:list-item>
        <text:list-item>
          <text:p text:style-name="P741">"<text:span text:style-name="T32">&lt;actual_persistence&gt; &lt;param1&gt; ... &lt;paramN&gt;</text:span>" is the configuration of the delegate persistence implementation</text:p>
        </text:list-item>
      </text:list>
      <text:p text:style-name="P343"/>
      <text:p text:style-name="P343">Here is a concrete example wrapping a default database persistence:</text:p>
      <text:p text:style-name="P343"/>
      <text:p text:style-name="P382"># shortcut for the package name</text:p>
      <text:p text:style-name="Code_20_block">pkg = org.jppf.job.persistence.impl</text:p>
      <text:p text:style-name="P382"># cacheable database persistence with a capacity of 10000,</text:p>
      <text:p text:style-name="P382"># a table named 'JPPF_JOBS and datasource named 'JobDS'</text:p>
      <text:p text:style-name="P648">jppf.job.persistence = ${pkg}.CacheablePersistence 10000 <text:span text:style-name="T504">\</text:span></text:p>
      <text:p text:style-name="P648"><text:s text:c="4"/>${pkg}.DefaultDatabasePersistence JPPF_JOBS JobDS</text:p>
      <text:p text:style-name="P343"/>
      <text:p text:style-name="P704"><text:soft-page-break/><text:span text:style-name="T32">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32">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702"><text:span text:style-name="Code_20_char"><text:span text:style-name="T55"># shortcuts for package name and persistence implementations</text:span></text:span></text:p>
      <text:p text:style-name="P702"><text:span text:style-name="Code_20_char">pkg = org.jppf.job.persistence.impl</text:span></text:p>
      <text:p text:style-name="P702"><text:span text:style-name="Code_20_char">cacheable = ${pkg}.CacheablePersistence 1024</text:span></text:p>
      <text:p text:style-name="P702"><text:span text:style-name="Code_20_char">async = ${pkg}.AsynchronousPersistence 8</text:span></text:p>
      <text:p text:style-name="P702"><text:span text:style-name="Code_20_char">db = ${pkg}.DefaultDatabasePersistence JPPF_JOBS jobDS</text:span></text:p>
      <text:p text:style-name="P702"><text:span text:style-name="Code_20_char"/></text:p>
      <text:p text:style-name="P702"><text:span text:style-name="Code_20_char"><text:span text:style-name="T55"># combine them to configure a cacheable asynchronous databa</text:span></text:span><text:span text:style-name="Code_20_char"><text:span text:style-name="T141">se</text:span></text:span><text:span text:style-name="Code_20_char"><text:span text:style-name="T55"> persistence</text:span></text:span></text:p>
      <text:p text:style-name="P702"><text:span text:style-name="Code_20_char">jppf.job.persistence = ${cacheable} ${async} ${db}</text:span></text:p>
      <text:list xml:id="list94705611020197" text:continue-list="list94706997835870"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32">Reference</text:span>: <text:span text:style-name="T1">custom implmentations are fully detailed in a </text:span><text:a xlink:type="simple" xlink:href="https://www.jppf.org/doc/6.1/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1/index.php?title=Extending_and_Customizing_JPPF" text:style-name="Internet_20_link" text:visited-style-name="Visited_20_Internet_20_Link"><text:span text:style-name="T1">customization</text:span></text:a><text:span text:style-name="T1"> chapter.</text:span></text:p>
      <text:list xml:id="list94706870641314"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44">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44"/>
      <text:p text:style-name="P344">To ensure that these classes can be loaded, they must be in a place acessible from either the nodes or the driver. Our recommendation is to put the corresponding jar files and class folders <text:span text:style-name="T32">in the driver's classpath</text:span>, to ensure all the nodes can access them.</text:p>
      <text:p text:style-name="P344"/>
      <text:p text:style-name="Note_5f_Tip"><text:span text:style-name="T32">Reference</text:span>: <text:span text:style-name="T1">for details on how class loading works in JPPF, please read the </text:span><text:a xlink:type="simple" xlink:href="https://www.jppf.org/doc/6.1/index.php?title=Class_loading_in_JPPF" text:style-name="Internet_20_link" text:visited-style-name="Visited_20_Internet_20_Link"><text:span text:style-name="T1">class loading</text:span></text:a><text:span text:style-name="T1"> documentation.</text:span></text:p>
      <text:p text:style-name="P344"/>
      <text:p text:style-name="P344">Similarly, when restoring jobs on the client side with the <text:a xlink:type="simple" xlink:href="https://www.jppf.org/javadoc/6.1/index.html?org/jppf/client/JPPFDriverJobPersistence.html" text:style-name="Internet_20_link" text:visited-style-name="Visited_20_Internet_20_Link"><text:span text:style-name="T479">JPPFDriverJobPersistence</text:span></text:a> facility, you must ensure that all required classes are available in the client classpath, to allow job elements to be deserialized properly.</text:p>
      <text:list xml:id="list94706805497738"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45">In topologies that include multiple drivers, wether they communicate with each other and/or the JPPF client is connected to one or more of them at once, there are scenarios that require special handling and care i<text:span text:style-name="T517">n</text:span> order to guarantee the integrity of the jobs in the persistence store.</text:p>
      <text:list xml:id="list94706107541946"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46">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94705286364092"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46">The client-side load balancer, combined with the job's client SLA <text:a xlink:type="simple" xlink:href="#1.5.3.1.Maximum number of execution channels|outline" text:style-name="Internet_20_link" text:visited-style-name="Visited_20_Internet_20_Link">maxChannels</text:a> attribute, allow<text:span text:style-name="T517">s</text:span> JPPF clients to submit jobs via multiple connections in parallel. We distinguish 2 cases <text:span text:style-name="T506">with regards to jobs persistence</text:span>:</text:p>
      <text:p text:style-name="P346"/>
      <text:p text:style-name="P346">1) All connections <text:span text:style-name="T507">point to</text:span> the same driver. In this case no special handling is needed, because the same driver also means the same persistence store.</text:p>
      <text:p text:style-name="P346"/>
      <text:p text:style-name="P346">2) The connections point to 2 or more <text:span text:style-name="T506">separate </text:span>drivers. <text:span text:style-name="T506">In this scenario, two conditions must be met:</text:span></text:p>
      <text:p text:style-name="P346"/>
      <text:list xml:id="list94706524174419" text:continue-list="list94706663476617" text:style-name="List_20_2">
        <text:list-item>
          <text:p text:style-name="P742">all the drivers must point to the same persistence store</text:p>
        </text:list-item>
        <text:list-item>
          <text:p text:style-name="P742">the persistence store must provide some sort of transactionality or locking mechanism to protect against integrity constraint violation<text:span text:style-name="T518">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297"/>
      <text:list xml:id="list94705679841428" text:continue-list="list94705286364092" text:style-name="Outline">
        <text:list-item>
          <text:list>
            <text:list-item>
              <text:h text:style-name="P792"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8/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1/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5">// submit a single task</text:span></text:p>
      <text:p text:style-name="Code_20_block"><text:s text:c="2"/>Runnable myTask = new MyRunnable(0);</text:p>
      <text:p text:style-name="Code_20_block"><text:s text:c="2"/>Future&lt;?&gt; future = executor.submit(myTask);</text:p>
      <text:p text:style-name="Code_20_block"><text:s text:c="2"/><text:span text:style-name="T55">// wait for the results</text:span></text:p>
      <text:p text:style-name="Code_20_block"><text:s text:c="2"/>future.get();</text:p>
      <text:p text:style-name="Code_20_block"><text:s text:c="2"/><text:span text:style-name="T55">// process the results</text:span></text:p>
      <text:p text:style-name="Code_20_block"><text:s text:c="2"/>...</text:p>
      <text:p text:style-name="Code_20_block"><text:s text:c="2"/></text:p>
      <text:p text:style-name="Code_20_block"><text:s text:c="2"/><text:span text:style-name="T5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5">// wait for the results</text:span></text:p>
      <text:p text:style-name="Code_20_block"><text:s text:c="2"/>for (Future&lt;?&gt; future: futureList) future.get();</text:p>
      <text:p text:style-name="Code_20_block"><text:s text:c="2"/><text:span text:style-name="T55">// process the results for the list of tasks</text:span></text:p>
      <text:p text:style-name="Code_20_block"><text:s text:c="2"/>...</text:p>
      <text:p text:style-name="Code_20_block">} finally {</text:p>
      <text:p text:style-name="Code_20_block"><text:s text:c="2"/><text:span text:style-name="T55">// clean up after use</text:span></text:p>
      <text:p text:style-name="Code_20_block"><text:s text:c="2"/>executor.shutdown();</text:p>
      <text:p text:style-name="Code_20_block"><text:s text:c="2"/>jppfClient.close();</text:p>
      <text:p text:style-name="Code_20_block">}</text:p>
      <text:p text:style-name="Code_20_block"/>
      <text:p text:style-name="P38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94706032457418" text:continue-numbering="true" text:style-name="Outline">
        <text:list-item>
          <text:list>
            <text:list-item>
              <text:list>
                <text:list-item>
                  <text:h text:style-name="P78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2">Using a batch size</text:span>: specifying a batch size via the method <text:a xlink:type="simple" xlink:href="https://www.jppf.org/javadoc/6.1/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82">// the executor will send jobs with at least 5 tasks each</text:p>
      <text:p text:style-name="Code_20_block">executor.setBatchSize(5);</text:p>
      <text:p text:style-name="Code_20_block">List&lt;Future&lt;?&gt;&gt; futures = new ArrayList&lt;Future&lt;?&gt;&gt;();</text:p>
      <text:p text:style-name="P38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8"/>
      <text:p text:style-name="P1"><text:span text:style-name="T32">Using a batch timeout</text:span>: this is done via the method <text:a xlink:type="simple" xlink:href="https://www.jppf.org/javadoc/6.1/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82">// the executor will send a job every second (if any task is submitted)</text:p>
      <text:p text:style-name="Code_20_block">executor.setBatchTimeout(1000L);</text:p>
      <text:p text:style-name="Code_20_block">List&lt;Future&lt;?&gt;&gt; futures = new ArrayList&lt;Future&lt;?&gt;&gt;();</text:p>
      <text:p text:style-name="P382">// we submit 5 tasks</text:p>
      <text:p text:style-name="Code_20_block">for (int i=0; i&lt;5; i++) futures.add(executor.submit(new MyTask(i)));</text:p>
      <text:p text:style-name="P382">// we wait 1.5 second, during that time a job with 5 tasks will be submitted</text:p>
      <text:p text:style-name="Code_20_block">Thread.sleep(1500L);</text:p>
      <text:p text:style-name="P382">// we submit 6 more tasks, they will be sent in a different job</text:p>
      <text:p text:style-name="Code_20_block">for (int i=5; i&lt;11; i++) futures.add(executor.submit(new MyTask(i)));</text:p>
      <text:p text:style-name="P382">// here we get the results for tasks sent in 2 different jobs!</text:p>
      <text:p text:style-name="Code_20_block">for (Future&lt;?&gt; f: futures) f.get();</text:p>
      <text:p text:style-name="P1"/>
      <text:p text:style-name="P1"/>
      <text:p text:style-name="P1"><text:span text:style-name="T32">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82">// we submit 3 tasks</text:p>
      <text:p text:style-name="Code_20_block">for (int i=0; i&lt;3; i++) futures.add(executor.submit(new MyTask(i)));</text:p>
      <text:p text:style-name="P382">// we wait 1.5 second, during that time a job with 3 tasks will be submitted,</text:p>
      <text:p text:style-name="P382">// even though the batch size is set to 5</text:p>
      <text:p text:style-name="Code_20_block">Thread.sleep(1500L);</text:p>
      <text:p text:style-name="Code_20_block">for (Future&lt;?&gt; f: futures) f.get();</text:p>
      <text:p text:style-name="P1"/>
      <text:p text:style-name="P1"/>
      <text:list xml:id="list94706570543003" text:continue-numbering="true" text:style-name="Outline">
        <text:list-item>
          <text:list>
            <text:list-item>
              <text:list>
                <text:list-item>
                  <text:h text:style-name="P78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1/index.html?org/jppf/client/concurrent/ExecutorServiceConfiguration.html" text:style-name="Internet_20_link" text:visited-style-name="Visited_20_Internet_20_Link">ExecutorServiceConfiguration</text:a> interface, which can be accessed from a <text:a xlink:type="simple" xlink:href="https://www.jppf.org/javadoc/6.1/index.html?org/jppf/client/concurrent/JPPFExecutorService.html" text:style-name="Internet_20_link" text:visited-style-name="Visited_20_Internet_20_Link">JPPFExecutorService </text:a>instance via the following accessor methods:</text:p>
      <text:p text:style-name="P1"/>
      <text:p text:style-name="P382">// Get the configuration for this executor service</text:p>
      <text:p text:style-name="Code_20_block">public ExecutorServiceConfiguration getConfiguration();</text:p>
      <text:p text:style-name="Code_20_block"/>
      <text:p text:style-name="P382">// Reset the configuration for this executor service to a blank state</text:p>
      <text:p text:style-name="Code_20_block">public ExecutorServiceConfiguration resetConfiguration();</text:p>
      <text:p text:style-name="Standard"/>
      <text:p text:style-name="P1"><text:a xlink:type="simple" xlink:href="https://www.jppf.org/javadoc/6.1/index.html?org/jppf/client/concurrent/ExecutorServiceConfiguration.html" text:style-name="Internet_20_link" text:visited-style-name="Visited_20_Internet_20_Link">ExecutorServiceConfiguration</text:a> provides the following API:</text:p>
      <text:p text:style-name="P1"/>
      <text:p text:style-name="P382">// Get the configuration to use for the jobs submitted by the executor service</text:p>
      <text:p text:style-name="Code_20_block">JobConfiguration getJobConfiguration();</text:p>
      <text:p text:style-name="Code_20_block"/>
      <text:p text:style-name="P382">// Get the configuration to use for the tasks submitted by the executor service</text:p>
      <text:p text:style-name="Code_20_block">TaskConfiguration getTaskConfiguration();</text:p>
      <text:list xml:id="list94705967858371"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1/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5">// Get the service level agreement between the jobs and the server</text:span></text:p>
      <text:p text:style-name="Code_20_block"><text:s text:c="2"/>JobSLA getSLA();</text:p>
      <text:p text:style-name="Code_20_block"><text:s text:c="2"/><text:span text:style-name="T55">// Get the service level agreement between the jobs and the client</text:span></text:p>
      <text:p text:style-name="Code_20_block"><text:s text:c="2"/>JobClientSLA getClientSLA();</text:p>
      <text:p text:style-name="Code_20_block"><text:s text:c="2"/><text:span text:style-name="T55">// Get the user-defined metadata associated with the jobs</text:span></text:p>
      <text:p text:style-name="Code_20_block"><text:s text:c="2"/>JobMetadata getMetadata();</text:p>
      <text:p text:style-name="Code_20_block"><text:s text:c="2"/><text:span text:style-name="T55">// Get/set the persistence manager that enables saving and restoring the </text:span><text:span text:style-name="T118">jobs </text:span><text:span text:style-name="T55">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5">//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5">// Add or remove a listener to/from the list of job listeners</text:span></text:p>
      <text:p text:style-name="Code_20_block"><text:s text:c="2"/>void addJobListener(JobListener listener);</text:p>
      <text:p text:style-name="P577"><text:s text:c="2"/>void removeJobListener(JobListener listener);</text:p>
      <text:p text:style-name="P577"><text:s text:c="2"/><text:span text:style-name="T118">// get all the class loaders added to this job configuration</text:span></text:p>
      <text:p text:style-name="Code_20_block"><text:s text:c="2"/><text:span text:style-name="T372">List&lt;ClassLoader&gt; getClassLoaders();</text:span></text:p>
      <text:p text:style-name="Code_20_block">}</text:p>
      <text:p text:style-name="P1"/>
      <text:p text:style-name="P1">As we can see, this provides a way to set the properties normally available to <text:a xlink:type="simple" xlink:href="https://www.jppf.org/javadoc/6.1/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82">// get the executor ocnfiguration</text:p>
      <text:p text:style-name="Code_20_block">ExecutorServiceConfiguration config = executor.getConfiguration();</text:p>
      <text:p text:style-name="P382">// get the job configuration</text:p>
      <text:p text:style-name="Code_20_block">JobConfiguration jobConfig = config.getJobConfiguration();</text:p>
      <text:p text:style-name="P382">// set all jobs to expire after 5 seconds</text:p>
      <text:p text:style-name="P577">jobConfig.getSLA().setJobExpirationSchedule(new JPPFSchedule(5000L));</text:p>
      <text:p text:style-name="P410">// <text:span text:style-name="T372">add a class loader that cnanot be computed from the tasks</text:span></text:p>
      <text:p text:style-name="P578">jobConfig.getClassLoaders().add(myClassLoader);</text:p>
      <text:p text:style-name="P230"/>
      <text:p text:style-name="Standard"/>
      <text:list xml:id="list94707074016301" text:continue-numbering="true" text:style-name="Outline">
        <text:list-item>
          <text:list>
            <text:list-item>
              <text:list>
                <text:list-item>
                  <text:list>
                    <text:list-item>
                      <text:h text:style-name="P762" text:outline-level="4">Task configuration</text:h>
                    </text:list-item>
                  </text:list>
                </text:list-item>
              </text:list>
            </text:list-item>
          </text:list>
        </text:list-item>
      </text:list>
      <text:p text:style-name="P1">The <text:a xlink:type="simple" xlink:href="https://www.jppf.org/javadoc/6.1/index.html?org/jppf/client/concurrent/TaskConfiguration.html" text:style-name="Internet_20_link" text:visited-style-name="Visited_20_Internet_20_Link">TaskConfiguration</text:a> interface can be used to set JPPF-specific properties onto executor service tasks that do not <text:span text:style-name="T236">implement</text:span> <text:a xlink:type="simple" xlink:href="https://www.jppf.org/javadoc/6.1/index.html?org/jppf/node/protocol/Task.html" text:style-name="Internet_20_link" text:visited-style-name="Visited_20_Internet_20_Link"><text:span text:style-name="T236">Task</text:span></text:a>. It is defined as follows:</text:p>
      <text:p text:style-name="P1"/>
      <text:p text:style-name="Code_20_block">public interface TaskConfiguration {</text:p>
      <text:p text:style-name="Code_20_block"><text:s text:c="2"/><text:span text:style-name="T5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1/org/jppf/node/protocol/Task.html#onCancel()" text:style-name="Internet_20_link" text:visited-style-name="Visited_20_Internet_20_Link"><text:span text:style-name="T237">Task.onCancel()</text:span></text:a> and <text:a xlink:type="simple" xlink:href="https://www.jppf.org/javadoc/6.1/org/jppf/node/protocol/Task.html#onTimeout()" text:style-name="Internet_20_link" text:visited-style-name="Visited_20_Internet_20_Link"><text:span text:style-name="T237">Task.onTimeout()</text:span></text:a>. This is done by providing a subclass of <text:a xlink:type="simple" xlink:href="https://www.jppf.org/javadoc/6.1/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37">&lt;T&gt;</text:span> implements Runnable, Serializable {</text:p>
      <text:p text:style-name="Code_20_block"><text:s text:c="2"/><text:span text:style-name="T55">// Get the task this callback is associated with</text:span></text:p>
      <text:p text:style-name="Code_20_block"><text:s text:c="2"/>public final Task<text:span text:style-name="T237">&lt;T&gt;</text:span> getTask();</text:p>
      <text:p text:style-name="Code_20_block">}</text:p>
      <text:p text:style-name="P1"/>
      <text:p text:style-name="P1">Here is a task configuration usage example:</text:p>
      <text:p text:style-name="P1"/>
      <text:p text:style-name="Code_20_block">JPPFExecutorService executor = ...;</text:p>
      <text:p text:style-name="P382">// get the executor configuration</text:p>
      <text:p text:style-name="Code_20_block">ExecutorServiceConfiguration config = executor.getConfiguration();</text:p>
      <text:p text:style-name="P382">// get the task configuration</text:p>
      <text:p text:style-name="Code_20_block">TaskConfiguration taskConfig = config.getTaskConfiguration();</text:p>
      <text:p text:style-name="P382">// set the task to timeout after 5 seconds</text:p>
      <text:p text:style-name="Code_20_block">taskConfig.setTimeoutSchedule(new JPPFSchedule(5000L));</text:p>
      <text:p text:style-name="P382">// set the onTimeout() callback</text:p>
      <text:p text:style-name="Code_20_block">taskConfig.setOnTimeoutCallback(new MyTaskCallback());</text:p>
      <text:p text:style-name="P382">// A callback that sets a timeout message as the task result</text:p>
      <text:p text:style-name="Code_20_block">static class MyTaskCallback extends JPPFTaskCallback<text:span text:style-name="T238">&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9470631084002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8/docs/api/index.html?java/util/concurrent/package-summary.html" text:style-name="Internet_20_link" text:visited-style-name="Visited_20_Internet_20_Link">java.util.concurrent</text:a> provides the interface <text:a xlink:type="simple" xlink:href="https://docs.oracle.com/javase/8/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8/docs/api/index.html?java/util/concurrent/ExecutorCompletionService.html" text:style-name="Internet_20_link" text:visited-style-name="Visited_20_Internet_20_Link">ExecutorCompletionService</text:a>. Unfortunately, this class does not work with a <text:a xlink:type="simple" xlink:href="https://www.jppf.org/javadoc/6.1/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8/docs/api/index.html?java/util/concurrent/CompletionService.html" text:style-name="Internet_20_link" text:visited-style-name="Visited_20_Internet_20_Link">CompletionService</text:a> with the class <text:a xlink:type="simple" xlink:href="https://www.jppf.org/javadoc/6.1/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30">JPPFCompletionService&lt;String&gt; completion service =</text:p>
      <text:p text:style-name="P430"><text:s text:c="2"/>new JPPFCompletionService&lt;String&gt;(executor);</text:p>
      <text:p text:style-name="Code_20_block">MyCallable&lt;String&gt; task = new MyCallable&lt;String&gt;();</text:p>
      <text:p text:style-name="Code_20_block">Future&lt;String&gt; future = <text:span text:style-name="T32">completionService.submit(task)</text:span>;</text:p>
      <text:p text:style-name="Code_20_block"><text:s text:c="2"/></text:p>
      <text:p text:style-name="P382">// ... later on ...</text:p>
      <text:p text:style-name="P382">// block until a result is available</text:p>
      <text:p text:style-name="Code_20_block">future = <text:span text:style-name="T32">completionService.take()</text:span>;</text:p>
      <text:p text:style-name="Code_20_block">String result = future.get();</text:p>
      <text:list xml:id="list94706055623787" text:continue-numbering="true" text:style-name="Outline">
        <text:list-item>
          <text:list>
            <text:list-item>
              <text:h text:style-name="Heading_20_2" text:outline-level="2"><text:soft-page-break/>Grid topology monitoring</text:h>
            </text:list-item>
          </text:list>
        </text:list-item>
      </text:list>
      <text:p text:style-name="P201">As of JPPF v5.0, the package <text:span text:style-name="Code_20_char">org.jppf.client.monitoring.topology</text:span> provides an API to explore and monitor the topology of a JPPF grid, such as discovered from a JPPF client's perspective. <text:span text:style-name="T343">This API is used by the administration and monitoring console, and allows to explore the topology as well as subscribe to notifications of the changes that occur, such as new server being brought online, nodes started or terminated, etc.</text:span></text:p>
      <text:list xml:id="list94705909880912"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2">The entry point for this API is the <text:a xlink:type="simple" xlink:href="https://www.jppf.org/javadoc/6.1/index.html?org/jppf/client/monitoring/topology/TopologyManager.html" text:style-name="Internet_20_link" text:visited-style-name="Visited_20_Internet_20_Link">TopologyManager</text:a> class. <text:span text:style-name="T345">A </text:span><text:span text:style-name="Code_20_char"><text:span text:style-name="T345">TopologyManager</text:span></text:span><text:span text:style-name="T345"> uses a </text:span><text:a xlink:type="simple" xlink:href="https://www.jppf.org/javadoc/6.1/index.html?org/jppf/client/JPPFClient.html" text:style-name="Internet_20_link" text:visited-style-name="Visited_20_Internet_20_Link"><text:span text:style-name="T345">JPPFClient</text:span></text:a><text:span text:style-name="T345">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2"/>
      <text:p text:style-name="P202"><draw:g text:anchor-type="as-char" draw:z-index="0" draw:style-name="gr1"><draw:custom-shape draw:style-name="gr2" draw:text-style-name="P798" xml:id="id2" draw:id="id2" svg:width="1.703cm" svg:height="1.703cm" svg:x="2.9cm" svg:y="2.277cm"><text:p text:style-name="P797"><text:span text:style-name="T575">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98" xml:id="id6" draw:id="id6" svg:width="1.703cm" svg:height="1.703cm" svg:x="9.8cm" svg:y="2.279cm"><text:p text:style-name="P797"><text:span text:style-name="T575">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1" draw:id="id1" svg:width="1.703cm" svg:height="1.703cm" svg:x="0.85cm" svg:y="5.061cm"><text:p text:style-name="P797"><text:span text:style-name="T575">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3" draw:id="id3" svg:width="1.703cm" svg:height="1.703cm" svg:x="2.9cm" svg:y="5.061cm"><text:p text:style-name="P797"><text:span text:style-name="T575">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00" xml:id="id4" draw:id="id4" svg:width="1.703cm" svg:height="1.703cm" svg:x="4.951cm" svg:y="5.061cm"><text:p text:style-name="P797"><text:span text:style-name="T576">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5" draw:id="id5" svg:width="1.703cm" svg:height="1.703cm" svg:x="11.919cm" svg:y="5.061cm"><text:p text:style-name="P797"><text:span text:style-name="T575">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7" draw:id="id7" svg:width="1.703cm" svg:height="1.703cm" svg:x="9.8cm" svg:y="5.061cm"><text:p text:style-name="P797"><text:span text:style-name="T575">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00" xml:id="id8" draw:id="id8" svg:width="1.703cm" svg:height="1.703cm" svg:x="7.676cm" svg:y="5.061cm"><text:p text:style-name="P797"><text:span text:style-name="T576">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801" draw:type="line" svg:x1="1.7cm" svg:y1="5.061cm" svg:x2="3.149cm" svg:y2="3.732cm" draw:start-shape="id1" draw:start-glue-point="4" draw:end-shape="id2" draw:end-glue-point="7" svg:d="M1700 967l1449-1330" svg:viewBox="0 0 1450 1332"><text:p/></draw:connector><draw:connector draw:style-name="gr6" draw:text-style-name="P801" draw:type="line" svg:x1="3.75cm" svg:y1="5.061cm" svg:x2="3.75cm" svg:y2="3.98cm" draw:start-shape="id3" draw:start-glue-point="4" draw:end-shape="id2" svg:d="M3750 967v-1082" svg:viewBox="0 0 2 1083"><text:p/></draw:connector><draw:connector draw:style-name="gr7" draw:text-style-name="P801" draw:type="line" svg:x1="5.801cm" svg:y1="5.061cm" svg:x2="4.353cm" svg:y2="3.732cm" draw:start-shape="id4" draw:start-glue-point="4" draw:end-shape="id2" draw:end-glue-point="9" svg:d="M5801 967l-1448-1330" svg:viewBox="0 0 1450 1332"><text:p/></draw:connector><draw:connector draw:style-name="gr8" draw:text-style-name="P801" draw:type="line" svg:x1="12.769cm" svg:y1="5.061cm" svg:x2="11.254cm" svg:y2="3.733cm" draw:start-shape="id5" draw:start-glue-point="4" draw:end-shape="id6" draw:end-glue-point="9" svg:d="M12769 967l-1515-1329" svg:viewBox="0 0 1517 1330"><text:p/></draw:connector><draw:connector draw:style-name="gr9" draw:text-style-name="P801" draw:type="line" svg:x1="10.65cm" svg:y1="5.061cm" svg:x2="10.65cm" svg:y2="3.982cm" draw:start-shape="id7" draw:start-glue-point="4" draw:end-shape="id6" draw:end-glue-point="8" svg:d="M10650 967v-1080" svg:viewBox="0 0 2 1081"><text:p/></draw:connector><draw:connector draw:style-name="gr10" draw:text-style-name="P801" draw:type="line" svg:x1="8.527cm" svg:y1="5.061cm" svg:x2="10.049cm" svg:y2="3.733cm" draw:start-shape="id8" draw:start-glue-point="4" draw:end-shape="id6" draw:end-glue-point="7" svg:d="M8527 967l1522-1329" svg:viewBox="0 0 1524 1330"><text:p/></draw:connector><draw:connector draw:style-name="gr11" draw:text-style-name="P801"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801"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99" xml:id="id9" draw:id="id9" svg:width="3.784cm" svg:height="0.966cm" svg:x="5.059cm" svg:y="0cm"><text:p text:style-name="P797"><text:span text:style-name="T575">Topology Manager</text:span></text:p><draw:enhanced-geometry svg:viewBox="0 0 21600 21600" draw:type="rectangle" draw:enhanced-path="M 0 0 L 21600 0 21600 21600 0 21600 0 0 Z N"/></draw:custom-shape><draw:connector draw:style-name="gr13" draw:text-style-name="P802" svg:x1="10.65cm" svg:y1="2.28cm" svg:x2="6.95cm" svg:y2="0.966cm" draw:start-shape="id6" draw:start-glue-point="4" draw:end-shape="id9" draw:end-glue-point="2" svg:d="M10650-1815v-658h-3700v-656" svg:viewBox="0 0 3702 1316"><text:p/></draw:connector><draw:connector draw:style-name="gr13" draw:text-style-name="P802" svg:x1="3.75cm" svg:y1="2.278cm" svg:x2="6.95cm" svg:y2="0.966cm" draw:start-shape="id2" draw:start-glue-point="4" draw:end-shape="id9" draw:end-glue-point="2" svg:d="M3750-1817v-658h3200v-654" svg:viewBox="0 0 3201 1314"><text:p/></draw:connector></draw:g></text:p>
      <text:p text:style-name="P202"/>
      <text:p text:style-name="P203">The dotted lines emphasize the fact that a peer is actually a "vi<text:span text:style-name="T360">r</text:span>tual" component which references a real driver. Peer objects are here to allow representing the topology as a tree rather than as a graph, which makes their usage a lot easier.</text:p>
      <text:p text:style-name="P203"/>
      <text:p text:style-name="P203">You may notice that this is very similar to the "toplogy tree" view of the administration console: </text:p>
      <text:p text:style-name="P203"/>
      <text:p text:style-name="P203"><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3"/>
      <text:p text:style-name="P204">This is not a co<text:span text:style-name="T357">i</text:span>ncidence: the adminstration console indeed uses its own instance of <text:s/><text:a xlink:type="simple" xlink:href="https://www.jppf.org/javadoc/6.1/index.html?org/jppf/client/monitoring/topology/TopologyManager.html" text:style-name="Internet_20_link" text:visited-style-name="Visited_20_Internet_20_Link"><text:span text:style-name="T344">TopologyManager</text:span></text:a><text:span text:style-name="T344"> </text:span>and the tree view is a direct mapping of the topology to a tree-like swing component.</text:p>
      <text:p text:style-name="P204"/>
      <text:p text:style-name="P205">The model representing the components of the JPPF toplogy is a class hierarchy whose base super class is the abtract class <text:a xlink:type="simple" xlink:href="https://www.jppf.org/javadoc/6.1/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7">methods to retrieve information that are common to drivers and nodes.</text:span></text:p>
      <text:p text:style-name="P684">The object model is as follows:</text:p>
      <text:p text:style-name="P206"/>
      <text:p text:style-name="P206"><draw:g text:anchor-type="as-char" draw:z-index="4" draw:style-name="gr1"><draw:g draw:style-name="gr28" xml:id="id26" draw:id="id26"><draw:g draw:style-name="gr28"><draw:custom-shape draw:style-name="gr29" draw:text-style-name="P804" svg:width="5.361cm" svg:height="0.579cm" svg:x="1.252cm" svg:y="2.499cm"><text:p text:style-name="P797"><text:span text:style-name="T577">AbstractTopologyComponent</text:span></text:p><draw:enhanced-geometry svg:viewBox="0 0 21600 21600" draw:type="rectangle" draw:enhanced-path="M 0 0 L 21600 0 21600 21600 0 21600 0 0 Z N"/></draw:custom-shape><draw:custom-shape draw:style-name="gr30" draw:text-style-name="P802"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804" svg:width="3.149cm" svg:height="0.583cm" svg:x="0cm" svg:y="5.634cm"><text:p text:style-name="P797"><text:span text:style-name="T577">TopologyDriver</text:span></text:p><draw:enhanced-geometry svg:viewBox="0 0 21600 21600" draw:type="rectangle" draw:enhanced-path="M 0 0 L 21600 0 21600 21600 0 21600 0 0 Z N"/></draw:custom-shape><draw:custom-shape draw:style-name="gr32" draw:text-style-name="P802"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804" svg:width="3.278cm" svg:height="0.579cm" svg:x="4.711cm" svg:y="5.622cm"><text:p text:style-name="P797"><text:span text:style-name="T577">TopologyNode</text:span></text:p><draw:enhanced-geometry svg:viewBox="0 0 21600 21600" draw:type="rectangle" draw:enhanced-path="M 0 0 L 21600 0 21600 21600 0 21600 0 0 Z N"/></draw:custom-shape><draw:custom-shape draw:style-name="gr34" draw:text-style-name="P802"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804" svg:width="3.43cm" svg:height="0.581cm" svg:x="4.63cm" svg:y="8.033cm"><text:p text:style-name="P797"><text:span text:style-name="T577">TopologyPeer</text:span></text:p><draw:enhanced-geometry svg:viewBox="0 0 21600 21600" draw:type="rectangle" draw:enhanced-path="M 0 0 L 21600 0 21600 21600 0 21600 0 0 Z N"/></draw:custom-shape><draw:custom-shape draw:style-name="gr36" draw:text-style-name="P802" svg:width="3.43cm" svg:height="0.793cm" svg:x="4.63cm" svg:y="8.613cm"><text:p/><draw:enhanced-geometry svg:viewBox="0 0 21600 21600" draw:type="rectangle" draw:enhanced-path="M 0 0 L 21600 0 21600 21600 0 21600 0 0 Z N"/></draw:custom-shape></draw:g></draw:g><draw:connector draw:style-name="gr37" draw:text-style-name="P801" svg:x1="1.573cm" svg:y1="5.634cm" svg:x2="3.932cm" svg:y2="3.873cm" draw:start-shape="id25" draw:start-glue-point="0" draw:end-shape="id26" draw:end-glue-point="2" svg:d="M1573 931v-880h2359v-882" svg:viewBox="0 0 2360 1764"><text:p/></draw:connector><draw:connector draw:style-name="gr38" draw:text-style-name="P801" svg:x1="6.35cm" svg:y1="5.622cm" svg:x2="3.932cm" svg:y2="3.873cm" draw:start-shape="id27" draw:start-glue-point="0" draw:end-shape="id26" draw:end-glue-point="2" svg:d="M6350 919v-875h-2418v-875" svg:viewBox="0 0 2420 1752"><text:p/></draw:connector><draw:connector draw:style-name="gr39" draw:text-style-name="P801"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804" svg:width="5.361cm" svg:height="0.578cm" svg:x="1.252cm" svg:y="0cm"><text:p text:style-name="P797"><text:span text:style-name="T577">AbstractComponent</text:span></text:p><draw:enhanced-geometry svg:viewBox="0 0 21600 21600" draw:type="rectangle" draw:enhanced-path="M 0 0 L 21600 0 21600 21600 0 21600 0 0 Z N"/></draw:custom-shape><draw:custom-shape draw:style-name="gr30" draw:text-style-name="P802" svg:width="5.361cm" svg:height="0.795cm" svg:x="1.252cm" svg:y="0.577cm"><text:p/><draw:enhanced-geometry svg:viewBox="0 0 21600 21600" draw:type="rectangle" draw:enhanced-path="M 0 0 L 21600 0 21600 21600 0 21600 0 0 Z N"/></draw:custom-shape></draw:g></draw:g><draw:connector draw:style-name="gr41" draw:text-style-name="P801" svg:x1="3.932cm" svg:y1="2.501cm" svg:x2="3.932cm" svg:y2="1.372cm" draw:start-shape="id26" draw:start-glue-point="0" draw:end-shape="id29" draw:end-glue-point="2" svg:d="M3932-2203v-1129" svg:viewBox="0 0 2 1131"><text:p/></draw:connector></draw:g></text:p>
      <text:p text:style-name="P206"/>
      <text:p text:style-name="P206"/>
      <text:p text:style-name="P249"><text:a xlink:type="simple" xlink:href="https://www.jppf.org/javadoc/6.1/index.html?org/jppf/client/monitoring/AbstractComponent.html" text:style-name="Internet_20_link" text:visited-style-name="Visited_20_Internet_20_Link"><text:span text:style-name="T455">AbstractComponent</text:span></text:a> provides the API to navigate a tree of elements uniquely identified with a uuid:</text:p>
      <text:p text:style-name="P249"/>
      <text:p text:style-name="Code_20_block">public abstract class AbstractComponent&lt;E extends AbstractComponent&gt; {</text:p>
      <text:p text:style-name="Code_20_block"><text:s text:c="2"/><text:span text:style-name="T55">// Get the parent of this compponent</text:span></text:p>
      <text:p text:style-name="Code_20_block"><text:s text:c="2"/>public synchronized E getParent() {</text:p>
      <text:p text:style-name="Code_20_block"><text:s text:c="2"/><text:span text:style-name="T55">// Get the number of children of this component</text:span></text:p>
      <text:p text:style-name="Code_20_block"><text:s text:c="2"/>public synchronized int getChildCount()</text:p>
      <text:p text:style-name="Code_20_block"><text:s text:c="2"/><text:span text:style-name="T55">// Get the children of this component</text:span></text:p>
      <text:p text:style-name="Code_20_block"><text:s text:c="2"/>public synchronized List&lt;E&gt; getChildren()</text:p>
      <text:p text:style-name="P585"><text:s text:c="2"/><text:span text:style-name="T55">// Get the child with the specified uuid</text:span></text:p>
      <text:p text:style-name="P585"><text:s text:c="2"/>public synchronized E getChild(final String uuid)</text:p>
      <text:p text:style-name="P585"><text:s text:c="2"/><text:span text:style-name="T55">// Get the uuid of this ocmponent</text:span></text:p>
      <text:p text:style-name="Code_20_block"><text:s text:c="2"/>public synchronized String getUuid()</text:p>
      <text:p text:style-name="Code_20_block"><text:s text:c="2"/><text:span text:style-name="T55">// Get a user-friendly representation of this topology component</text:span></text:p>
      <text:p text:style-name="Code_20_block"><text:s text:c="2"/>public String getDisplayName()</text:p>
      <text:p text:style-name="Code_20_block">}</text:p>
      <text:p text:style-name="P249"/>
      <text:p text:style-name="P206"><text:a xlink:type="simple" xlink:href="https://www.jppf.org/javadoc/6.1/index.html?org/jppf/client/monitoring/topology/AbstractTopologyComponent.html" text:style-name="Internet_20_link" text:visited-style-name="Visited_20_Internet_20_Link"><text:span text:style-name="T346">AbstractTopologyComponent</text:span></text:a> is defined as follows:</text:p>
      <text:p text:style-name="P206"/>
      <text:p text:style-name="P586">public abstract class AbstractTopologyComponent</text:p>
      <text:p text:style-name="P586"><text:s text:c="2"/><text:span text:style-name="T384">extends AbstractComponent&lt;AbstractTopologyComponent&gt;</text:span> <text:span text:style-name="T355">{</text:span></text:p>
      <text:p text:style-name="Code_20_block"><text:s text:c="3"/><text:span text:style-name="T348">// Whether this object represents a driver</text:span></text:p>
      <text:p text:style-name="Code_20_block"><text:s text:c="2"/>public boolean isDriver()</text:p>
      <text:p text:style-name="Code_20_block"><text:s text:c="2"/><text:span text:style-name="T348">// Whether this object represents a node</text:span></text:p>
      <text:p text:style-name="Code_20_block"><text:s text:c="2"/>public boolean isNode()</text:p>
      <text:p text:style-name="Code_20_block"><text:s text:c="2"/><text:span text:style-name="T348">// Whether this object represents a peer driver</text:span></text:p>
      <text:p text:style-name="Code_20_block"><text:s text:c="2"/>public boolean isPeer()</text:p>
      <text:p text:style-name="Code_20_block"/>
      <text:p text:style-name="Code_20_block"><text:s text:c="2"/><text:span text:style-name="T348">// Get the object describing the health of a node or driver</text:span></text:p>
      <text:p text:style-name="Code_20_block"><text:s text:c="2"/>public HealthSnapshot getHealthSnapshot()</text:p>
      <text:p text:style-name="Code_20_block"><text:s text:c="2"/><text:span text:style-name="T348">// Get the management information for this component</text:span></text:p>
      <text:p text:style-name="Code_20_block"><text:s text:c="2"/>public JPPFManagementInfo getManagementInfo()</text:p>
      <text:p text:style-name="Code_20_block"><text:s text:c="2"/><text:span text:style-name="T348">// Get a user-friendly representation of this component</text:span></text:p>
      <text:p text:style-name="Code_20_block"><text:s text:c="2"/>public String getDisplayName()</text:p>
      <text:p text:style-name="Code_20_block">}</text:p>
      <text:p text:style-name="P207"/>
      <text:p text:style-name="P208"/>
      <text:p text:style-name="P685"><text:a xlink:type="simple" xlink:href="https://www.jppf.org/javadoc/6.1/index.html?org/jppf/client/monitoring/topology/TopologyDriver.html" text:style-name="Internet_20_link" text:visited-style-name="Visited_20_Internet_20_Link">TopologyDriver</text:a> provides the following additional methods:</text:p>
      <text:p text:style-name="P208"/>
      <text:p text:style-name="Code_20_block">public class TopologyDriver extends AbstractTopologyComponent {</text:p>
      <text:p text:style-name="Code_20_block"><text:s text:c="2"/><text:span text:style-name="T348">// Get the JMX connection wrapper</text:span></text:p>
      <text:p text:style-name="Code_20_block"><text:s text:c="2"/>public JMXDriverConnectionWrapper getJmx()</text:p>
      <text:p text:style-name="Code_20_block"><text:s text:c="2"/><text:span text:style-name="T348">// Get the driver connection</text:span></text:p>
      <text:p text:style-name="Code_20_block"><text:s text:c="2"/>public JPPFClientConnection getConnection()</text:p>
      <text:p text:style-name="Code_20_block"><text:s text:c="2"/><text:span text:style-name="T348">// Get a proxy to the MBean that forwards node management requests</text:span></text:p>
      <text:p text:style-name="Code_20_block"><text:s text:c="2"/>public JPPFNodeForwardingMBean getForwarder()</text:p>
      <text:p text:style-name="Code_20_block"><text:s text:c="2"/><text:span text:style-name="T348">// Get a proxy to the jobs monitoring MBean</text:span></text:p>
      <text:p text:style-name="Code_20_block"><text:s text:c="2"/>public DriverJobManagementMBean getJobManager()</text:p>
      <text:p text:style-name="Code_20_block"><text:s text:c="2"/><text:span text:style-name="T348">// Get a proxy the diagnostics MBean for this driver</text:span></text:p>
      <text:p text:style-name="Code_20_block"><text:s text:c="2"/>public DiagnosticsMBean getDiagnostics()</text:p>
      <text:p text:style-name="P587"><text:s text:c="2"/><text:span text:style-name="T55">// Get the nodes attached to this driver as TopologyNode objects</text:span></text:p>
      <text:p text:style-name="Code_20_block"><text:s text:c="2"/>public List&lt;TopologyNode&gt; getNodes()</text:p>
      <text:p text:style-name="Code_20_block"><text:s text:c="2"/><text:span text:style-name="T55">// </text:span><text:span text:style-name="T121">G</text:span><text:span text:style-name="T55">et the peers connected to this driver as TopologyPeer objects</text:span></text:p>
      <text:p text:style-name="Code_20_block"><text:s text:c="2"/>public List&lt;TopologyPeer&gt; getPeers()</text:p>
      <text:p text:style-name="Code_20_block"><text:s text:c="2"/><text:span text:style-name="T55">// </text:span><text:span text:style-name="T121">G</text:span><text:span text:style-name="T55">et the nodes and peers connected to this driver</text:span></text:p>
      <text:p text:style-name="Code_20_block"><text:s text:c="2"/>public List&lt;TopologyNode&gt; getNodesAndPeers()</text:p>
      <text:p text:style-name="Code_20_block">}</text:p>
      <text:p text:style-name="P208"/>
      <text:p text:style-name="P209"><text:a xlink:type="simple" xlink:href="https://www.jppf.org/javadoc/6.1/index.html?org/jppf/client/monitoring/topology/TopologyNode.html" text:style-name="Internet_20_link" text:visited-style-name="Visited_20_Internet_20_Link">TopologyNode</text:a> provides two specialized method to query the node's state:</text:p>
      <text:p text:style-name="P209"/>
      <text:p text:style-name="Code_20_block">public class TopologyNode extends AbstractTopologyComponent {</text:p>
      <text:p text:style-name="Code_20_block"><text:s text:c="2"/><text:span text:style-name="T348">// Get the object describing the current state of a node</text:span></text:p>
      <text:p text:style-name="Code_20_block"><text:s text:c="2"/>public JPPFNodeState getNodeState()</text:p>
      <text:p text:style-name="Code_20_block"><text:s text:c="2"/><text:span text:style-name="T348">// Get the number of slaves for a master node </text:span><text:span text:style-name="T349">(node provisioning)</text:span></text:p>
      <text:p text:style-name="Code_20_block"><text:s text:c="2"/>public int getNbSlaveNodes()</text:p>
      <text:p text:style-name="Code_20_block">}</text:p>
      <text:p text:style-name="P209"/>
      <text:p text:style-name="P210">Whereas <text:a xlink:type="simple" xlink:href="https://www.jppf.org/javadoc/6.1/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0"/>
      <text:p text:style-name="P40"><text:span text:style-name="T525">The root of the tree is our </text:span><text:a xlink:type="simple" xlink:href="https://www.jppf.org/javadoc/6.1/index.html?org/jppf/client/monitoring/topology/TopologyManager.html" text:style-name="Internet_20_link" text:visited-style-name="Visited_20_Internet_20_Link"><text:span text:style-name="T525">TopologyManager</text:span></text:a><text:span text:style-name="T525">, defined as follows:</text:span></text:p>
      <text:p text:style-name="P211"/>
      <text:p text:style-name="Code_20_block">public class TopologyManager implements ClientListener {</text:p>
      <text:p text:style-name="Code_20_block"><text:s text:c="2"/><text:span text:style-name="T348">// Create a topology manager with a new JPPFClient</text:span></text:p>
      <text:p text:style-name="Code_20_block"><text:s text:c="2"/>public TopologyManager()</text:p>
      <text:p text:style-name="Code_20_block"><text:s text:c="2"/><text:span text:style-name="T348">// Create a toplogy manager with the specified JPPFClient</text:span></text:p>
      <text:p text:style-name="Code_20_block"><text:s text:c="2"/>public TopologyManager(JPPFClient client) <text:s/></text:p>
      <text:p text:style-name="Code_20_block"><text:s text:c="2"/><text:span text:style-name="T348">// Get the JPPF client</text:span></text:p>
      <text:p text:style-name="Code_20_block"><text:s text:c="2"/>public JPPFClient getJPPFClient()</text:p>
      <text:p text:style-name="Code_20_block"><text:s text:c="2"/><text:span text:style-name="T348">// Get all drivers</text:span></text:p>
      <text:p text:style-name="Code_20_block"><text:s text:c="2"/>public List&lt;TopologyDriver&gt; getDrivers()</text:p>
      <text:p text:style-name="Code_20_block"><text:s text:c="2"/><text:span text:style-name="T348">// Get all nodes</text:span></text:p>
      <text:p text:style-name="Code_20_block"><text:s text:c="2"/>public List&lt;TopologyNode&gt; getNodes()</text:p>
      <text:p text:style-name="Code_20_block"><text:s text:c="2"/><text:span text:style-name="T348">// Get all peers</text:span></text:p>
      <text:p text:style-name="Code_20_block"><text:s text:c="2"/>public List&lt;TopologyPeer&gt; getPeers()</text:p>
      <text:p text:style-name="Code_20_block"><text:s text:c="2"/><text:span text:style-name="T348">// Get a driver from its uuid</text:span></text:p>
      <text:p text:style-name="Code_20_block"><text:s text:c="2"/>public TopologyDriver getDriver(String uuid)</text:p>
      <text:p text:style-name="Code_20_block"><text:s text:c="2"/><text:span text:style-name="T348">// Get a node from its uuid</text:span></text:p>
      <text:p text:style-name="Code_20_block"><text:s text:c="2"/>public TopologyNode getNode(String uuid)</text:p>
      <text:p text:style-name="Code_20_block"><text:s text:c="2"/><text:span text:style-name="T348">// Get a peer from its uuid</text:span></text:p>
      <text:p text:style-name="Code_20_block"><text:s text:c="2"/>public TopologyPeer getPeer(String uuid)</text:p>
      <text:p text:style-name="Code_20_block"><text:s text:c="2"/><text:span text:style-name="T348">// Get a node or peer from its uuid</text:span></text:p>
      <text:p text:style-name="Code_20_block"><text:s text:c="2"/>public TopologyNode getNodeOrPeer(String uuid)</text:p>
      <text:p text:style-name="Code_20_block"><text:s text:c="2"/><text:span text:style-name="T348">// Get the number of drivers</text:span></text:p>
      <text:p text:style-name="Code_20_block"><text:s text:c="2"/>public int getDriverCount()</text:p>
      <text:p text:style-name="Code_20_block"><text:s text:c="2"/><text:span text:style-name="T348">// Get the number of nodes</text:span></text:p>
      <text:p text:style-name="Code_20_block"><text:s text:c="2"/>public int getNodeCount()</text:p>
      <text:p text:style-name="Code_20_block"><text:s text:c="2"/><text:span text:style-name="T348">// Get the number of peers</text:span></text:p>
      <text:p text:style-name="Code_20_block"><text:s text:c="2"/>public int getPeerCount()</text:p>
      <text:p text:style-name="Code_20_block"><text:s text:c="2"/><text:span text:style-name="T55">// </text:span><text:span text:style-name="T126">Get and set the node filter</text:span></text:p>
      <text:p text:style-name="Code_20_block"><text:s text:c="2"/><text:span text:style-name="T409">public NodeSelector getNodeFilter()</text:span></text:p>
      <text:p text:style-name="P599"><text:s text:c="2"/><text:span text:style-name="T409">public void setNodeFilter(NodeSelector selector)</text:span></text:p>
      <text:p text:style-name="P656"><text:s text:c="2"/><text:span text:style-name="T55">// Get the nodes that are slaves of the specified master node, </text:span><text:span text:style-name="T144">if any</text:span></text:p>
      <text:p text:style-name="P656"><text:s text:c="2"/>public List&lt;TopologyNode&gt; getSlaveNodes(String masterNodeUuid)</text:p>
      <text:p text:style-name="P656">}</text:p>
      <text:p text:style-name="P213"/>
      <text:p text:style-name="P694">According to this, the following code example can be used to visit the entire tree:</text:p>
      <text:p text:style-name="P212"/>
      <text:p text:style-name="P568">// <text:span text:style-name="T356">this creates a new JPPFClient accessible with manager.getJPPFClient()</text:span></text:p>
      <text:p text:style-name="Code_20_block">TopologyManager manager = new TopologyManager();</text:p>
      <text:p text:style-name="P568">// <text:span text:style-name="T356">iterate over the discovered drivers</text:span></text:p>
      <text:p text:style-name="Code_20_block">for (TopologyDriver driver: manager.getDrivers()) {</text:p>
      <text:p text:style-name="Code_20_block"><text:s text:c="2"/><text:span text:style-name="T348">// ... do something with the driver ...</text:span></text:p>
      <text:p text:style-name="Code_20_block"><text:s text:c="2"/><text:span text:style-name="T348">// </text:span><text:span text:style-name="T350">iterate of the nodes and peers for this driver</text:span></text:p>
      <text:p text:style-name="Code_20_block"><text:s text:c="2"/>for (Topology<text:span text:style-name="T385">Node</text:span> <text:span text:style-name="T385">node</text:span>: driver.get<text:span text:style-name="T385">NodesAndPeers</text:span>()) {</text:p>
      <text:p text:style-name="Code_20_block"><text:s text:c="4"/>if (comp.isNode()) {</text:p>
      <text:p text:style-name="Code_20_block"><text:s text:c="6"/><text:span text:style-name="T348">// ... do something with the node ...</text:span></text:p>
      <text:p text:style-name="P569"><text:s text:c="4"/>} else { <text:span text:style-name="T348">// if (comp.is</text:span><text:span text:style-name="T350">Peer</text:span><text:span text:style-name="T348">())</text:span></text:p>
      <text:p text:style-name="Code_20_block"><text:s text:c="6"/>TopologyPeer peer = (TopologyPeer) <text:span text:style-name="T385">node</text:span>;</text:p>
      <text:p text:style-name="Code_20_block"><text:s text:c="6"/><text:span text:style-name="T348">// retrieve the actual driver the peer refers to</text:span></text:p>
      <text:p text:style-name="Code_20_block"><text:s text:c="6"/>TopologyDriver actualDriver = manager.getDriver(peer.getUuid());</text:p>
      <text:p text:style-name="Code_20_block"><text:s text:c="6"/><text:span text:style-name="T348">// ... do something with the peer ...</text:span></text:p>
      <text:p text:style-name="Code_20_block"><text:s text:c="4"/>}</text:p>
      <text:p text:style-name="Code_20_block"><text:s text:c="2"/>}</text:p>
      <text:p text:style-name="Code_20_block">}</text:p>
      <text:p text:style-name="P212"/>
      <text:p text:style-name="P221">A <text:a xlink:type="simple" xlink:href="https://www.jppf.org/javadoc/6.1/index.html?org/jppf/client/monitoring/topology/TopologyManager.html" text:style-name="Internet_20_link" text:visited-style-name="Visited_20_Internet_20_Link"><text:span text:style-name="T344">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1"/>
      <text:p text:style-name="P409"># refresh interval in millis for the <text:span text:style-name="T365">grid </text:span>topology.</text:p>
      <text:p text:style-name="P409"># this is the interval between 2 successive runs of the task that refreshes the</text:p>
      <text:p text:style-name="P409"># topology via JMX requests; defaults to 1000</text:p>
      <text:p text:style-name="P574">jppf.admin.refresh.interval.topology = 1000</text:p>
      <text:p text:style-name="P574"/>
      <text:p text:style-name="P409"># refresh interval for the JVM health <text:span text:style-name="T365">snapshots</text:span>; defaults to <text:span text:style-name="T366">1</text:span>000</text:p>
      <text:p text:style-name="P409"># this is the interval between 2 successive runs of the task that refreshes</text:p>
      <text:p text:style-name="P409"># the JVM health <text:span text:style-name="T365">snapshots </text:span>via JMX requests</text:p>
      <text:p text:style-name="P574">jppf.admin.refresh.interval.health = <text:span text:style-name="T366">1</text:span>000</text:p>
      <text:p text:style-name="P222"/>
      <text:p text:style-name="P223">These values can be set both in a configuration file and programmatically, for instance:</text:p>
      <text:p text:style-name="P223"/>
      <text:p text:style-name="Code_20_block">TypedProperties config = JPPFConfiguration.getProperties();</text:p>
      <text:p text:style-name="P575">// refresh the nodes states every 3 seconds</text:p>
      <text:p text:style-name="Code_20_block">config.setLong("jppf.admin.refresh.interval.topology", 3000L);</text:p>
      <text:p text:style-name="P575">// refresh the JMV health snapshots every 5 seconds</text:p>
      <text:p text:style-name="Code_20_block">config.setLong("jppf.admin.refresh.interval.health", 5000L);</text:p>
      <text:p text:style-name="Code_20_block">TopologyManager manager = new TopologyManager();</text:p>
      <text:list xml:id="list94706355705694"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4">It is possible to subscribe to topology change events emitted by a <text:a xlink:type="simple" xlink:href="https://www.jppf.org/javadoc/6.1/index.html?org/jppf/client/monitoring/topology/TopologyManager.html" text:style-name="Internet_20_link" text:visited-style-name="Visited_20_Internet_20_Link"><text:span text:style-name="T344">TopologyManager</text:span></text:a><text:span text:style-name="T344">, using an implementation of the </text:span><text:a xlink:type="simple" xlink:href="https://www.jppf.org/javadoc/6.1/index.html?org/jppf/client/monitoring/topology/TopologyListener.html" text:style-name="Internet_20_link" text:visited-style-name="Visited_20_Internet_20_Link"><text:span text:style-name="T344">TopologyListener</text:span></text:a><text:span text:style-name="T344"> interface as parameter of the related constructors and methods in </text:span><text:span text:style-name="Code_20_char"><text:span text:style-name="T344">TopologyManager</text:span></text:span><text:span text:style-name="T344">:</text:span></text:p>
      <text:p text:style-name="P214"/>
      <text:p text:style-name="Code_20_block">public class TopologyManager implements ClientListener {</text:p>
      <text:p text:style-name="P573"><text:s text:c="2"/><text:span text:style-name="T348">// Create a topology manager with a new JPPFClient</text:span></text:p>
      <text:p text:style-name="P573"><text:s text:c="2"/><text:span text:style-name="T348">// </text:span><text:span text:style-name="T353">and add the specified listeners immediately</text:span></text:p>
      <text:p text:style-name="P573"><text:s text:c="2"/>public TopologyManager(<text:span text:style-name="T363">TopologyListener...listeners</text:span>)</text:p>
      <text:p text:style-name="P573"><text:s text:c="2"/><text:span text:style-name="T348">// Create a top</text:span><text:span text:style-name="T354">o</text:span><text:span text:style-name="T348">logy manager with the specified JPPFClient</text:span></text:p>
      <text:p text:style-name="P573"><text:s text:c="2"/><text:span text:style-name="T348">// </text:span><text:span text:style-name="T353">and add the specified listeners immediately</text:span></text:p>
      <text:p text:style-name="P573"><text:s text:c="2"/>public TopologyManager(JPPFClient client, <text:span text:style-name="T363">TopologyListener...listeners</text:span>)</text:p>
      <text:p text:style-name="P573"/>
      <text:p text:style-name="P573"><text:s text:c="2"/><text:span text:style-name="T348">// Add a topology change listener</text:span></text:p>
      <text:p text:style-name="Code_20_block"><text:s text:c="2"/>public void addTopologyListener(TopologyListener listener)</text:p>
      <text:p text:style-name="Code_20_block"><text:s text:c="2"/><text:span text:style-name="T348">// Remove a topology change listener</text:span></text:p>
      <text:p text:style-name="Code_20_block"><text:s text:c="2"/>public void removeTopologyListener(TopologyListener listener)</text:p>
      <text:p text:style-name="Code_20_block">}</text:p>
      <text:p text:style-name="P216"/>
      <text:p text:style-name="P216"/>
      <text:p text:style-name="P686"><text:a xlink:type="simple" xlink:href="https://www.jppf.org/javadoc/6.1/index.html?org/jppf/client/monitoring/topology/TopologyListener.html" text:style-name="Internet_20_link" text:visited-style-name="Visited_20_Internet_20_Link"><text:span text:style-name="T344">TopologyListener</text:span></text:a> is defined as follows:</text:p>
      <text:p text:style-name="P216"/>
      <text:p text:style-name="Code_20_block">public interface TopologyListener extends EventListener {</text:p>
      <text:p text:style-name="Code_20_block"><text:s text:c="2"/><text:span text:style-name="T348">// Called when a driver is discovered</text:span></text:p>
      <text:p text:style-name="Code_20_block"><text:s text:c="2"/>void driverAdded(TopologyEvent event);</text:p>
      <text:p text:style-name="Code_20_block"><text:s text:c="2"/><text:span text:style-name="T348">// Called when a driver is terminated</text:span></text:p>
      <text:p text:style-name="Code_20_block"><text:s text:c="2"/>void driverRemoved(TopologyEvent event);</text:p>
      <text:p text:style-name="P571"><text:s text:c="2"/><text:span text:style-name="T348">// Called when </text:span><text:span text:style-name="T351">the state of a </text:span><text:span text:style-name="T348">driver </text:span><text:span text:style-name="T351">has changed</text:span></text:p>
      <text:p text:style-name="P571"><text:s text:c="2"/>void driver<text:span text:style-name="T361">Updated</text:span>(TopologyEvent event);</text:p>
      <text:p text:style-name="P571"><text:s text:c="2"/><text:span text:style-name="T348">// Called when a node is added to a driver</text:span></text:p>
      <text:p text:style-name="Code_20_block"><text:s text:c="2"/>void nodeAdded(TopologyEvent event);</text:p>
      <text:p text:style-name="Code_20_block"><text:s text:c="2"/><text:span text:style-name="T348">// Called when a node is removed from a driver</text:span></text:p>
      <text:p text:style-name="Code_20_block"><text:s text:c="2"/>void nodeRemoved(TopologyEvent event);</text:p>
      <text:p text:style-name="Code_20_block"><text:s text:c="2"/><text:span text:style-name="T348">// Called when the </text:span><text:span text:style-name="T352">state of a </text:span><text:span text:style-name="T348">node </text:span><text:span text:style-name="T352">has</text:span><text:span text:style-name="T348"> changed</text:span></text:p>
      <text:p text:style-name="Code_20_block"><text:s text:c="2"/>void nodeUpdated(TopologyEvent event);</text:p>
      <text:p text:style-name="Code_20_block">}</text:p>
      <text:p text:style-name="P216"/>
      <text:p text:style-name="P217">As we can see, each notification is enc<text:span text:style-name="T360">a</text:span>psu<text:span text:style-name="T359">l</text:span>ated in a <text:a xlink:type="simple" xlink:href="https://www.jppf.org/javadoc/6.1/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348">// Get the driver data</text:span></text:p>
      <text:p text:style-name="Code_20_block"><text:s text:c="2"/>public TopologyDriver getDriver()</text:p>
      <text:p text:style-name="Code_20_block"><text:s text:c="2"/><text:span text:style-name="T348">// Get the related node or peer</text:span></text:p>
      <text:p text:style-name="Code_20_block"><text:s text:c="2"/>public TopologyNode getNodeOrPeer()</text:p>
      <text:p text:style-name="Code_20_block"><text:s text:c="2"/><text:span text:style-name="T348">// Get the topology manager which emitted this event</text:span></text:p>
      <text:p text:style-name="Code_20_block"><text:s text:c="2"/>public TopologyManager getTopologyManager()</text:p>
      <text:p text:style-name="Code_20_block">}</text:p>
      <text:p text:style-name="P217"/>
      <text:p text:style-name="P218">Please note that, for the <text:span text:style-name="Code_20_char">driverAdded(...)</text:span>, <text:span text:style-name="Code_20_char">driverRemoved(...)</text:span> and <text:span text:style-name="Code_20_char">driver</text:span><text:span text:style-name="Code_20_char"><text:span text:style-name="T362">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58">Additionally, i</text:span>f you do not w<text:span text:style-name="T359">ish</text:span> to override all the methods of the <text:a xlink:type="simple" xlink:href="https://www.jppf.org/javadoc/6.1/index.html?org/jppf/client/monitoring/topology/TopologyListener.html" text:style-name="Internet_20_link" text:visited-style-name="Visited_20_Internet_20_Link"><text:span text:style-name="T344">TopologyListener</text:span></text:a><text:span text:style-name="T344"> </text:span>interface, you can instead extend the class <text:a xlink:type="simple" xlink:href="https://www.jppf.org/javadoc/6.1/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572"><text:s text:c="2"/>@Override public void driverAdded(TopologyEvent e) {</text:p>
      <text:p text:style-name="Code_20_block"><text:s text:c="4"/>System.out.printf("added driver %s%n", e.getDriver().getDisplayName());</text:p>
      <text:p text:style-name="Code_20_block"><text:s text:c="2"/>}</text:p>
      <text:p text:style-name="Code_20_block"/>
      <text:p text:style-name="P572"><text:s text:c="2"/>@Override public void driverRemoved(TopologyEvent e) {</text:p>
      <text:p text:style-name="Code_20_block"><text:s text:c="4"/>System.out.printf("removed driver %s%n", e.getDriver().getDisplayName());</text:p>
      <text:p text:style-name="Code_20_block"><text:s text:c="2"/>}</text:p>
      <text:p text:style-name="Code_20_block"/>
      <text:p text:style-name="P572"><text:s text:c="2"/>@Override public void nodeAdded(TopologyEvent e) {</text:p>
      <text:p text:style-name="Code_20_block"><text:s text:c="4"/>TopologyNode node = <text:span text:style-name="T373">e</text:span>.getNodeOrPeer();</text:p>
      <text:p text:style-name="P588"><text:s text:c="4"/>System.out.printf("added %s %s to driver %s%n", <text:span text:style-name="T386">nodeType(node)</text:span>,</text:p>
      <text:p text:style-name="P588"><text:s text:c="6"/>node.getDisplayName(), e.getDriver().getDisplayName());</text:p>
      <text:p text:style-name="Code_20_block"><text:s text:c="2"/>}</text:p>
      <text:p text:style-name="Code_20_block"/>
      <text:p text:style-name="P572"><text:s text:c="2"/>@Override public void nodeRemoved(TopologyEvent e) {</text:p>
      <text:p text:style-name="Code_20_block"><text:s text:c="4"/>TopologyNode node = e.getNodeOrPeer();</text:p>
      <text:p text:style-name="P588"><text:s text:c="4"/>System.out.printf("removed %s %s from driver %s%n", <text:span text:style-name="T386">nodeType(node)</text:span>, </text:p>
      <text:p text:style-name="P570"><text:s text:c="6"/>node.getDisplayName(), e.getDriver().getDisplayName());</text:p>
      <text:p text:style-name="P588"><text:s text:c="2"/>}</text:p>
      <text:p text:style-name="P588"/>
      <text:p text:style-name="P588"><text:s text:c="2"/><text:span text:style-name="T386">private String nodeType(TopologyNode node) {</text:span></text:p>
      <text:p text:style-name="P588"><text:s text:c="4"/><text:span text:style-name="T386">return node.isNode() ? "node" : <text:s/>"peer";</text:span></text:p>
      <text:p text:style-name="Code_20_block"><text:s text:c="2"/><text:span text:style-name="T386">}</text:span></text:p>
      <text:p text:style-name="Code_20_block">}</text:p>
      <text:p text:style-name="P219"/>
      <text:p text:style-name="P219">To subscribe this listener <text:span text:style-name="T364">for</text:span> topology changes:</text:p>
      <text:p text:style-name="Code_20_block">TopologyManager manager = new TopologyManager();</text:p>
      <text:p text:style-name="P588">manager.addTopologyListener(new MyListener());</text:p>
      <text:p text:style-name="P219"/>
      <text:p text:style-name="P269">or, in a single statement:</text:p>
      <text:p text:style-name="P602">TopologyManager manager = new TopologyManager(new MyListener());</text:p>
      <text:list xml:id="list94707254323127" text:continue-numbering="true" text:style-name="Outline">
        <text:list-item>
          <text:list>
            <text:list-item>
              <text:list>
                <text:list-item>
                  <text:h text:style-name="Heading_20_3" text:outline-level="3"><text:soft-page-break/>Node filtering</text:h>
                </text:list-item>
              </text:list>
            </text:list-item>
          </text:list>
        </text:list-item>
      </text:list>
      <text:p text:style-name="P215"><text:a xlink:type="simple" xlink:href="https://www.jppf.org/javadoc/6.1/index.html?org/jppf/client/monitoring/topology/TopologyManager.html" text:style-name="Internet_20_link" text:visited-style-name="Visited_20_Internet_20_Link"><text:span text:style-name="T344">TopologyManager</text:span></text:a><text:span text:style-name="T344">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44">node selectors</text:span></text:a><text:span text:style-name="T344">:</text:span></text:p>
      <text:p text:style-name="P215"/>
      <text:p text:style-name="P601">public class TopologyManager implements ClientListener {</text:p>
      <text:p text:style-name="P601"><text:s text:c="2"/><text:span text:style-name="T55">// </text:span><text:span text:style-name="T126">Get the node filter</text:span></text:p>
      <text:p text:style-name="P601"><text:s text:c="2"/><text:span text:style-name="T409">public NodeSelector getNodeFilter()</text:span></text:p>
      <text:p text:style-name="P601"><text:s text:c="2"/><text:span text:style-name="T55">// </text:span><text:span text:style-name="T127">S</text:span><text:span text:style-name="T126">et the node filter</text:span></text:p>
      <text:p text:style-name="P601"><text:s text:c="2"/><text:span text:style-name="T409">public void setNodeFilter(NodeSelector selector)</text:span></text:p>
      <text:p text:style-name="P600">}</text:p>
      <text:p text:style-name="P219"/>
      <text:p text:style-name="P268">To activate the node filtering, you only need to call <text:span text:style-name="Code_20_char">setNodeFilter()</text:span> with a non-null <text:a xlink:type="simple" xlink:href="https://www.jppf.org/javadoc/6.1/index.html?org/jppf/management/NodeSelector.html" text:style-name="Internet_20_link" text:visited-style-name="Visited_20_Internet_20_Link"><text:span text:style-name="T410">NodeSelector</text:span></text:a>. Inversely, <text:s/>calling <text:s/><text:span text:style-name="Code_20_char">setNodeFilter()</text:span> with a null selector will deactivate the node filtering. Here is an example which filters out all slave nodes in the topology:</text:p>
      <text:p text:style-name="P219"/>
      <text:p text:style-name="Code_20_block">TopologyManager manager = ...;</text:p>
      <text:p text:style-name="P382">// a policy that filters out slave nodes</text:p>
      <text:p text:style-name="Code_20_block">ExecutionPolicy noSlavePolicy = new Equal("jppf.node.provisioning.slave", false);</text:p>
      <text:p text:style-name="Code_20_block">NodeSelector selector = new ExecutionPolicySelector(noSlavePolicy);</text:p>
      <text:p text:style-name="P382">// activate node filtering with our policy</text:p>
      <text:p text:style-name="Code_20_block">manager.setNodeFilter(selector);</text:p>
      <text:p text:style-name="P268"/>
      <text:p text:style-name="P268">When node filtering is active:</text:p>
      <text:p text:style-name="P268"/>
      <text:list xml:id="list94707187734287" text:continue-list="list94706378540056" text:style-name="List_20_1">
        <text:list-item>
          <text:p text:style-name="P743">only the nodes that match the selector will be available via the TopologyManager API</text:p>
        </text:list-item>
        <text:list-item>
          <text:p text:style-name="P743">events will be emitted only for the nodes that match the selector</text:p>
        </text:list-item>
      </text:list>
      <text:p text:style-name="P268"/>
      <text:p text:style-name="P268">The administration console also provides a UI to enter an execution policy in XML format to use as a filter:</text:p>
      <text:p text:style-name="P268"/>
      <text:p text:style-name="P268"><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68"/>
      <text:list xml:id="list94707259974959" text:continue-list="list94707254323127" text:style-name="Outline">
        <text:list-item>
          <text:list>
            <text:list-item>
              <text:h text:style-name="P793" text:outline-level="2">Job monitoring API</text:h>
            </text:list-item>
          </text:list>
        </text:list-item>
      </text:list>
      <text:p text:style-name="P246">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94706239387423" text:continue-numbering="true" text:style-name="Outline">
        <text:list-item>
          <text:list>
            <text:list-item>
              <text:list>
                <text:list-item>
                  <text:h text:style-name="Heading_20_3" text:outline-level="3">Job monitor <text:span text:style-name="T383">and jobs hierarchy</text:span></text:h>
                </text:list-item>
              </text:list>
            </text:list-item>
          </text:list>
        </text:list-item>
      </text:list>
      <text:p text:style-name="P248">The class <text:a xlink:type="simple" xlink:href="https://www.jppf.org/javadoc/6.1/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8"/>
      <text:p text:style-name="P248"><draw:g text:anchor-type="as-char" draw:z-index="2" draw:style-name="gr1"><draw:custom-shape draw:style-name="gr2" draw:text-style-name="P798" xml:id="id11" draw:id="id11" svg:width="1.703cm" svg:height="1.703cm" svg:x="3.149cm" svg:y="2.277cm"><text:p text:style-name="P797"><text:span text:style-name="T575">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98" xml:id="id14" draw:id="id14" svg:width="1.703cm" svg:height="1.703cm" svg:x="10.848cm" svg:y="2.279cm"><text:p text:style-name="P797"><text:span text:style-name="T575">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03" xml:id="id10" draw:id="id10" svg:width="1.703cm" svg:height="1.703cm" svg:x="1.099cm" svg:y="4.861cm"><text:p text:style-name="P797"><text:span text:style-name="T575">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03" xml:id="id12" draw:id="id12" svg:width="1.703cm" svg:height="1.703cm" svg:x="5.048cm" svg:y="4.861cm"><text:p text:style-name="P797"><text:span text:style-name="T575">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03" xml:id="id13" draw:id="id13" svg:width="1.703cm" svg:height="1.703cm" svg:x="13.266cm" svg:y="4.861cm"><text:p text:style-name="P797"><text:span text:style-name="T575">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03" xml:id="id15" draw:id="id15" svg:width="1.703cm" svg:height="1.703cm" svg:x="9.049cm" svg:y="4.861cm"><text:p text:style-name="P797"><text:span text:style-name="T575">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801" draw:type="line" svg:x1="1.949cm" svg:y1="4.861cm" svg:x2="3.397cm" svg:y2="3.732cm" draw:start-shape="id10" draw:start-glue-point="4" draw:end-shape="id11" draw:end-glue-point="7" svg:d="M1949 28l1448-1130" svg:viewBox="0 0 1450 1132"><text:p/></draw:connector><draw:connector draw:style-name="gr16" draw:text-style-name="P801" draw:type="line" svg:x1="5.898cm" svg:y1="4.861cm" svg:x2="4.602cm" svg:y2="3.732cm" draw:start-shape="id12" draw:start-glue-point="4" draw:end-shape="id11" draw:end-glue-point="9" svg:d="M5898 28l-1296-1130" svg:viewBox="0 0 1298 1132"><text:p/></draw:connector><draw:connector draw:style-name="gr17" draw:text-style-name="P801" draw:type="line" svg:x1="14.116cm" svg:y1="4.861cm" svg:x2="12.301cm" svg:y2="3.733cm" draw:start-shape="id13" draw:start-glue-point="4" draw:end-shape="id14" draw:end-glue-point="9" svg:d="M14116 28l-1815-1129" svg:viewBox="0 0 1817 1131"><text:p/></draw:connector><draw:connector draw:style-name="gr18" draw:text-style-name="P801" draw:type="line" svg:x1="9.899cm" svg:y1="4.861cm" svg:x2="11.097cm" svg:y2="3.733cm" draw:start-shape="id15" draw:start-glue-point="4" draw:end-shape="id14" draw:end-glue-point="7" svg:d="M9899 28l1198-1129" svg:viewBox="0 0 1199 1131"><text:p/></draw:connector><draw:custom-shape draw:style-name="gr12" draw:text-style-name="P799" xml:id="id16" draw:id="id16" svg:width="3.784cm" svg:height="0.966cm" svg:x="5.706cm" svg:y="0cm"><text:p text:style-name="P797"><text:span text:style-name="T575">Job Monitor</text:span></text:p><draw:enhanced-geometry svg:viewBox="0 0 21600 21600" draw:type="rectangle" draw:enhanced-path="M 0 0 L 21600 0 21600 21600 0 21600 0 0 Z N"/></draw:custom-shape><draw:connector draw:style-name="gr13" draw:text-style-name="P802" svg:x1="11.698cm" svg:y1="2.28cm" svg:x2="7.597cm" svg:y2="0.966cm" draw:start-shape="id14" draw:start-glue-point="4" draw:end-shape="id16" draw:end-glue-point="2" svg:d="M11698-2554v-658h-4101v-656" svg:viewBox="0 0 4103 1316"><text:p/></draw:connector><draw:connector draw:style-name="gr13" draw:text-style-name="P802" svg:x1="3.999cm" svg:y1="2.278cm" svg:x2="7.597cm" svg:y2="0.966cm" draw:start-shape="id11" draw:start-glue-point="4" draw:end-shape="id16" draw:end-glue-point="2" svg:d="M3999-2556v-658h3598v-654" svg:viewBox="0 0 3600 1314"><text:p/></draw:connector><draw:custom-shape draw:style-name="gr19" draw:text-style-name="P799" xml:id="id17" draw:id="id17" svg:width="1.701cm" svg:height="1.703cm" svg:x="0cm" svg:y="7.962cm"><text:p text:style-name="P797"><text:span text:style-name="T575">Node 1</text:span></text:p><text:p text:style-name="P797"><text:span text:style-name="T57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18" draw:id="id18" svg:width="1.703cm" svg:height="1.703cm" svg:x="1.949cm" svg:y="7.962cm"><text:p text:style-name="P797"><text:span text:style-name="T575">Node 2</text:span></text:p><text:p text:style-name="P797"><text:span text:style-name="T57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23" draw:id="id23" svg:width="1.703cm" svg:height="1.703cm" svg:x="6.167cm" svg:y="7.962cm"><text:p text:style-name="P797"><text:span text:style-name="T575">Node 4</text:span></text:p><text:p text:style-name="P797"><text:span text:style-name="T57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24" draw:id="id24" svg:width="1.703cm" svg:height="1.703cm" svg:x="4.149cm" svg:y="7.962cm"><text:p text:style-name="P797"><text:span text:style-name="T575">Node 3</text:span></text:p><text:p text:style-name="P797"><text:span text:style-name="T57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22" draw:id="id22" svg:width="1.703cm" svg:height="1.703cm" svg:x="8.2cm" svg:y="7.964cm"><text:p text:style-name="P797"><text:span text:style-name="T575">Node 5</text:span></text:p><text:p text:style-name="P797"><text:span text:style-name="T57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21" draw:id="id21" svg:width="1.703cm" svg:height="1.703cm" svg:x="10.149cm" svg:y="7.964cm"><text:p text:style-name="P797"><text:span text:style-name="T575">Node 6</text:span></text:p><text:p text:style-name="P797"><text:span text:style-name="T57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19" draw:id="id19" svg:width="1.703cm" svg:height="1.703cm" svg:x="14.369cm" svg:y="7.964cm"><text:p text:style-name="P797"><text:span text:style-name="T575">Node 8</text:span></text:p><text:p text:style-name="P797"><text:span text:style-name="T57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99" xml:id="id20" draw:id="id20" svg:width="1.703cm" svg:height="1.703cm" svg:x="12.351cm" svg:y="7.964cm"><text:p text:style-name="P797"><text:span text:style-name="T575">Node 7</text:span></text:p><text:p text:style-name="P797"><text:span text:style-name="T575">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801" draw:type="line" svg:x1="0.85cm" svg:y1="7.962cm" svg:x2="1.348cm" svg:y2="6.315cm" draw:start-shape="id17" draw:start-glue-point="4" draw:end-shape="id10" draw:end-glue-point="7" svg:d="M850 3129l498-1647" svg:viewBox="0 0 499 1649"><text:p/></draw:connector><draw:connector draw:style-name="gr21" draw:text-style-name="P801" draw:type="line" svg:x1="2.799cm" svg:y1="7.962cm" svg:x2="2.552cm" svg:y2="6.315cm" draw:start-shape="id18" draw:start-glue-point="4" draw:end-shape="id10" draw:end-glue-point="9" svg:d="M2799 3129l-247-1647" svg:viewBox="0 0 249 1649"><text:p/></draw:connector><draw:connector draw:style-name="gr22" draw:text-style-name="P801" draw:type="line" svg:x1="15.219cm" svg:y1="7.964cm" svg:x2="14.72cm" svg:y2="6.315cm" draw:start-shape="id19" draw:start-glue-point="4" draw:end-shape="id13" draw:end-glue-point="9" svg:d="M15219 3131l-499-1649" svg:viewBox="0 0 501 1651"><text:p/></draw:connector><draw:connector draw:style-name="gr23" draw:text-style-name="P801" draw:type="line" svg:x1="13.201cm" svg:y1="7.964cm" svg:x2="13.515cm" svg:y2="6.315cm" draw:start-shape="id20" draw:start-glue-point="4" draw:end-shape="id13" draw:end-glue-point="7" svg:d="M13201 3131l314-1649" svg:viewBox="0 0 316 1651"><text:p/></draw:connector><draw:connector draw:style-name="gr24" draw:text-style-name="P801" draw:type="line" svg:x1="11cm" svg:y1="7.964cm" svg:x2="10.502cm" svg:y2="6.315cm" draw:start-shape="id21" draw:start-glue-point="4" draw:end-shape="id15" draw:end-glue-point="9" svg:d="M11000 3131l-498-1649" svg:viewBox="0 0 499 1651"><text:p/></draw:connector><draw:connector draw:style-name="gr25" draw:text-style-name="P801" draw:type="line" svg:x1="9.051cm" svg:y1="7.964cm" svg:x2="9.297cm" svg:y2="6.315cm" draw:start-shape="id22" draw:start-glue-point="4" draw:end-shape="id15" draw:end-glue-point="7" svg:d="M9051 3131l246-1649" svg:viewBox="0 0 249 1651"><text:p/></draw:connector><draw:connector draw:style-name="gr26" draw:text-style-name="P801" draw:type="line" svg:x1="7.017cm" svg:y1="7.962cm" svg:x2="6.502cm" svg:y2="6.315cm" draw:start-shape="id23" draw:start-glue-point="4" draw:end-shape="id12" draw:end-glue-point="9" svg:d="M7017 3129l-515-1647" svg:viewBox="0 0 517 1649"><text:p/></draw:connector><draw:connector draw:style-name="gr27" draw:text-style-name="P801" draw:type="line" svg:x1="4.999cm" svg:y1="7.962cm" svg:x2="5.297cm" svg:y2="6.315cm" draw:start-shape="id24" draw:start-glue-point="4" draw:end-shape="id12" draw:end-glue-point="7" svg:d="M4999 3129l298-1647" svg:viewBox="0 0 300 1649"><text:p/></draw:connector></draw:g></text:p>
      <text:p text:style-name="P247"/>
      <text:p text:style-name="P251">Note that a JPPF job can be submitted to multiple drivers, either <text:span text:style-name="T387">in parallel from the same client, or from one driver to another in a multi-driver topology. </text:span><text:a xlink:type="simple" xlink:href="https://www.jppf.org/javadoc/6.1/index.html?org/jppf/client/monitoring/jobs/JobMonitor.html" text:style-name="Internet_20_link" text:visited-style-name="Visited_20_Internet_20_Link"><text:span text:style-name="T387">JobMonitor</text:span></text:a><text:span text:style-name="T387"> provides an API to retrieve all the drivers a job is submitted to. </text:span></text:p>
      <text:p text:style-name="P250"/>
      <text:p text:style-name="P252">Each element of the jobs hierarchy has its own class, repr<text:span text:style-name="T392">e</text:span>sented in this object model:</text:p>
      <text:p text:style-name="P252"/>
      <text:p text:style-name="P252"><draw:g text:anchor-type="as-char" draw:z-index="5" draw:style-name="gr1"><draw:g draw:style-name="gr28" xml:id="id31" draw:id="id31"><draw:g draw:style-name="gr28"><draw:custom-shape draw:style-name="gr42" draw:text-style-name="P799" svg:width="4.268cm" svg:height="0.579cm" svg:x="3.406cm" svg:y="2.475cm"><text:p text:style-name="P797"><text:span text:style-name="T575">AbstractJobComponent</text:span></text:p><draw:enhanced-geometry svg:viewBox="0 0 21600 21600" draw:type="rectangle" draw:enhanced-path="M 0 0 L 21600 0 21600 21600 0 21600 0 0 Z N"/></draw:custom-shape><draw:custom-shape draw:style-name="gr43" draw:text-style-name="P802"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99" svg:width="2.668cm" svg:height="0.578cm" svg:x="0cm" svg:y="5.609cm"><text:p text:style-name="P797"><text:span text:style-name="T575">JobDriver</text:span></text:p><draw:enhanced-geometry svg:viewBox="0 0 21600 21600" draw:type="rectangle" draw:enhanced-path="M 0 0 L 21600 0 21600 21600 0 21600 0 0 Z N"/></draw:custom-shape><draw:custom-shape draw:style-name="gr45" draw:text-style-name="P802"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99" svg:width="2.668cm" svg:height="0.579cm" svg:x="4.212cm" svg:y="5.597cm"><text:p text:style-name="P797"><text:span text:style-name="T575">Job</text:span></text:p><draw:enhanced-geometry svg:viewBox="0 0 21600 21600" draw:type="rectangle" draw:enhanced-path="M 0 0 L 21600 0 21600 21600 0 21600 0 0 Z N"/></draw:custom-shape><draw:custom-shape draw:style-name="gr47" draw:text-style-name="P802"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99" svg:width="2.675cm" svg:height="0.579cm" svg:x="8.331cm" svg:y="5.609cm"><text:p text:style-name="P797"><text:span text:style-name="T575">JobDispatch</text:span></text:p><draw:enhanced-geometry svg:viewBox="0 0 21600 21600" draw:type="rectangle" draw:enhanced-path="M 0 0 L 21600 0 21600 21600 0 21600 0 0 Z N"/></draw:custom-shape><draw:custom-shape draw:style-name="gr49" draw:text-style-name="P802" svg:width="2.675cm" svg:height="0.795cm" svg:x="8.331cm" svg:y="6.188cm"><text:p/><draw:enhanced-geometry svg:viewBox="0 0 21600 21600" draw:type="rectangle" draw:enhanced-path="M 0 0 L 21600 0 21600 21600 0 21600 0 0 Z N"/></draw:custom-shape></draw:g></draw:g><draw:connector draw:style-name="gr50" draw:text-style-name="P801" svg:x1="1.334cm" svg:y1="5.609cm" svg:x2="5.539cm" svg:y2="3.847cm" draw:start-shape="id30" draw:start-glue-point="0" draw:end-shape="id31" draw:end-glue-point="2" svg:d="M1334 2118v-882h4205v-880" svg:viewBox="0 0 4207 1764"><text:p/></draw:connector><draw:connector draw:style-name="gr51" draw:text-style-name="P801" svg:x1="5.546cm" svg:y1="5.597cm" svg:x2="5.539cm" svg:y2="3.847cm" draw:start-shape="id32" draw:start-glue-point="0" draw:end-shape="id31" draw:end-glue-point="2" svg:d="M5546 2106v-875h-7v-875" svg:viewBox="0 0 9 1752"><text:p/></draw:connector><draw:connector draw:style-name="gr52" draw:text-style-name="P801"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99" svg:width="4.268cm" svg:height="0.578cm" svg:x="3.406cm" svg:y="0cm"><text:p text:style-name="P797"><text:span text:style-name="T575">AbstractComponent</text:span></text:p><draw:enhanced-geometry svg:viewBox="0 0 21600 21600" draw:type="rectangle" draw:enhanced-path="M 0 0 L 21600 0 21600 21600 0 21600 0 0 Z N"/></draw:custom-shape><draw:custom-shape draw:style-name="gr43" draw:text-style-name="P802" svg:width="4.268cm" svg:height="0.795cm" svg:x="3.406cm" svg:y="0.573cm"><text:p/><draw:enhanced-geometry svg:viewBox="0 0 21600 21600" draw:type="rectangle" draw:enhanced-path="M 0 0 L 21600 0 21600 21600 0 21600 0 0 Z N"/></draw:custom-shape></draw:g></draw:g><draw:connector draw:style-name="gr54" draw:text-style-name="P801" svg:x1="5.539cm" svg:y1="2.476cm" svg:x2="5.539cm" svg:y2="1.368cm" draw:start-shape="id31" draw:start-glue-point="0" draw:end-shape="id34" draw:end-glue-point="2" svg:d="M5539-1016v-1108" svg:viewBox="0 0 2 1109"><text:p/></draw:connector></draw:g></text:p>
      <text:p text:style-name="P252"/>
      <text:p text:style-name="P253">As we can see, job elements share a common super class with the toplogy elements: <text:a xlink:type="simple" xlink:href="https://www.jppf.org/javadoc/6.1/index.html?org/jppf/client/monitoring/AbstractComponent.html" text:style-name="Internet_20_link" text:visited-style-name="Visited_20_Internet_20_Link"><text:span text:style-name="T388">AbstractComponent</text:span></text:a>, which provides the bas<text:span text:style-name="T392">e</text:span> API to navigate a tree of elements identified by their uuid.</text:p>
      <text:p text:style-name="P253"/>
      <text:p text:style-name="P253"/>
      <text:p text:style-name="P687"><text:a xlink:type="simple" xlink:href="https://www.jppf.org/javadoc/6.1/index.html?org/jppf/client/monitoring/jobs/JobMonitor.html" text:style-name="Internet_20_link" text:visited-style-name="Visited_20_Internet_20_Link"><text:span text:style-name="T383">JobMonitor</text:span></text:a> provides the following API to navigate the <text:span text:style-name="T389">job hierarchy</text:span>:</text:p>
      <text:p text:style-name="P254"/>
      <text:p text:style-name="Code_20_block">public class JobMonitor extends TopologyListenerAdapter {</text:p>
      <text:p text:style-name="Code_20_block"><text:s text:c="2"/><text:span text:style-name="T55">// Get the driver with the specified uuid</text:span></text:p>
      <text:p text:style-name="Code_20_block"><text:s text:c="2"/>public JobDriver getJobDriver(String driverUuid)</text:p>
      <text:p text:style-name="Code_20_block"/>
      <text:p text:style-name="Code_20_block"><text:s text:c="2"/><text:span text:style-name="T55">// Get the drivers monitored by this job monitor</text:span></text:p>
      <text:p text:style-name="Code_20_block"><text:s text:c="2"/>public List&lt;JobDriver&gt; getJobDrivers()</text:p>
      <text:p text:style-name="Code_20_block"/>
      <text:p text:style-name="Code_20_block"><text:s text:c="2"/><text:span text:style-name="T55">// Get the drivers to which a job was submitted</text:span></text:p>
      <text:p text:style-name="Code_20_block"><text:s text:c="2"/>public List&lt;JobDriver&gt; getDriversForJob(String jobUuid)</text:p>
      <text:p text:style-name="Code_20_block"/>
      <text:p text:style-name="Code_20_block"><text:s text:c="2"/><text:span text:style-name="T55">// Get the dispatches of the specified job accrosss the entire topology</text:span></text:p>
      <text:p text:style-name="Code_20_block"><text:s text:c="2"/><text:span text:style-name="T55">// This returns </text:span><text:span text:style-name="T122">job </text:span><text:span text:style-name="T55">dispatches with nodes that may be connected to different servers</text:span></text:p>
      <text:p text:style-name="Code_20_block"><text:s text:c="2"/>public List&lt;JobDispatch&gt; getAllJobDispatches(String jobUuid)</text:p>
      <text:p text:style-name="Code_20_block">}</text:p>
      <text:p text:style-name="P254"/>
      <text:p text:style-name="P254">The class <text:a xlink:type="simple" xlink:href="https://www.jppf.org/javadoc/6.1/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4"/>
      <text:p text:style-name="Code_20_block">public class JobDriver extends AbstractJobComponent {</text:p>
      <text:p text:style-name="Code_20_block"><text:s text:c="2"/><text:span text:style-name="T55">// Get the proxy to the driver MBean that manages and monitors jobs</text:span></text:p>
      <text:p text:style-name="Code_20_block"><text:s text:c="2"/>public DriverJobManagementMBean getJobManager()</text:p>
      <text:p text:style-name="Code_20_block"/>
      <text:p text:style-name="Code_20_block"><text:s text:c="2"/><text:span text:style-name="T55">// Get the associated driver from the topology manager</text:span></text:p>
      <text:p text:style-name="Code_20_block"><text:s text:c="2"/>public TopologyDriver getTopologyDriver()</text:p>
      <text:p text:style-name="Code_20_block"/>
      <text:p text:style-name="Code_20_block"><text:s text:c="2"/><text:span text:style-name="T55">// Get a job handled by this driver from its uuid</text:span></text:p>
      <text:p text:style-name="Code_20_block"><text:s text:c="2"/>public Job getJob(final String jobUuid)</text:p>
      <text:p text:style-name="Code_20_block"/>
      <text:p text:style-name="Code_20_block"><text:s text:c="2"/><text:span text:style-name="T55">// Get the list of jobs handled by this driver</text:span></text:p>
      <text:p text:style-name="Code_20_block"><text:s text:c="2"/>public List&lt;Job&gt; getJobs()</text:p>
      <text:p text:style-name="Code_20_block">}</text:p>
      <text:p text:style-name="P254"/>
      <text:p text:style-name="P255">The <text:a xlink:type="simple" xlink:href="https://www.jppf.org/javadoc/6.1/index.html?org/jppf/client/monitoring/jobs/Job.html" text:style-name="Internet_20_link" text:visited-style-name="Visited_20_Internet_20_Link">Job</text:a> class wraps a <text:a xlink:type="simple" xlink:href="https://www.jppf.org/javadoc/6.1/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5"/>
      <text:p text:style-name="Code_20_block">public class Job extends AbstractJobComponent {</text:p>
      <text:p text:style-name="Code_20_block"><text:s text:c="2"/><text:span text:style-name="T55">// Get the information on the job</text:span></text:p>
      <text:p text:style-name="Code_20_block"><text:s text:c="2"/>public JobInformation getJobInformation()</text:p>
      <text:p text:style-name="Code_20_block"/>
      <text:p text:style-name="Code_20_block"><text:s text:c="2"/><text:span text:style-name="T55">// Get the driver that holds this job</text:span></text:p>
      <text:p text:style-name="Code_20_block"><text:s text:c="2"/>public JobDriver getJobDriver()</text:p>
      <text:p text:style-name="Code_20_block"/>
      <text:p text:style-name="Code_20_block"><text:s text:c="2"/><text:span text:style-name="T55">// Get the dispatch with the specified node uuid for this job</text:span></text:p>
      <text:p text:style-name="Code_20_block"><text:s text:c="2"/>public JobDispatch getJobDispatch(String nodeUuid)</text:p>
      <text:p text:style-name="Code_20_block"/>
      <text:p text:style-name="Code_20_block"><text:s text:c="2"/><text:span text:style-name="T55">// Get the job dispatches for this job</text:span></text:p>
      <text:p text:style-name="Code_20_block"><text:s text:c="2"/>public List&lt;JobDispatch&gt; getJobDispatches()</text:p>
      <text:p text:style-name="Code_20_block">}</text:p>
      <text:p text:style-name="P255"/>
      <text:p text:style-name="P256"><text:a xlink:type="simple" xlink:href="https://www.jppf.org/javadoc/6.1/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1/index.html?org/jppf/job/JobInformation.html" text:style-name="Internet_20_link" text:visited-style-name="Visited_20_Internet_20_Link"><text:span text:style-name="T390">JobInformation</text:span></text:a> object with a <text:a xlink:type="simple" xlink:href="https://www.jppf.org/javadoc/6.1/index.html?org/jppf/client/monitoring/topology/TopologyNode.html" text:style-name="Internet_20_link" text:visited-style-name="Visited_20_Internet_20_Link"><text:span text:style-name="T391">TopologyNode</text:span></text:a><text:span text:style-name="T391">:</text:span></text:p>
      <text:p text:style-name="P256"/>
      <text:p text:style-name="Code_20_block">public class JobDispatch extends AbstractJobComponent {</text:p>
      <text:p text:style-name="Code_20_block"><text:s text:c="2"/><text:span text:style-name="T55">// Get the information on the node for ths job dispatch</text:span></text:p>
      <text:p text:style-name="Code_20_block"><text:s text:c="2"/>public TopologyNode getNode()</text:p>
      <text:p text:style-name="Code_20_block"/>
      <text:p text:style-name="Code_20_block"><text:s text:c="2"/><text:span text:style-name="T55">// Get the information on the job</text:span></text:p>
      <text:p text:style-name="Code_20_block"><text:s text:c="2"/>public synchronized JobInformation getJobInformation()</text:p>
      <text:p text:style-name="P589"/>
      <text:p text:style-name="P589"><text:s text:c="2"/><text:span text:style-name="T55">// Get the job to which this dispatch belongs</text:span></text:p>
      <text:p text:style-name="P589"><text:s text:c="2"/>public Job getJob()</text:p>
      <text:p text:style-name="P589">}</text:p>
      <text:p text:style-name="P256"/>
      <text:list xml:id="list94706067801092" text:continue-numbering="true" text:style-name="Outline">
        <text:list-item>
          <text:list>
            <text:list-item>
              <text:list>
                <text:list-item>
                  <text:h text:style-name="P782" text:outline-level="3">Creating and configuring a job monitor</text:h>
                  <text:list>
                    <text:list-item>
                      <text:h text:style-name="Heading_20_4" text:outline-level="4">Constructors</text:h>
                    </text:list-item>
                  </text:list>
                </text:list-item>
              </text:list>
            </text:list-item>
          </text:list>
        </text:list-item>
      </text:list>
      <text:p text:style-name="P258">To create and initialize a <text:a xlink:type="simple" xlink:href="https://www.jppf.org/javadoc/6.1/index.html?org/jppf/client/monitoring/jobs/JobMonitor.html" text:style-name="Internet_20_link" text:visited-style-name="Visited_20_Internet_20_Link"><text:span text:style-name="T383">JobMonitor</text:span></text:a>, you have to call one of its two constructors:</text:p>
      <text:p text:style-name="P257"/>
      <text:p text:style-name="Code_20_block">public class JobMonitor extends TopologyListenerAdapter {</text:p>
      <text:p text:style-name="P590"><text:s text:c="2"/><text:span text:style-name="T55">// </text:span><text:span text:style-name="T123">Create</text:span><text:span text:style-name="T55"> this jo mManager with the specified topology manager in</text:span></text:p>
      <text:p text:style-name="P590"><text:s text:c="2"/><text:span text:style-name="T55">// IMMEDIATE_NOTFICATIONS mode</text:span></text:p>
      <text:p text:style-name="Code_20_block"><text:s text:c="2"/>public JobMonitor(TopologyManager topologyManager, JobMonitoringListener...listeners)</text:p>
      <text:p text:style-name="Code_20_block"/>
      <text:p text:style-name="Code_20_block"><text:s text:c="2"/><text:span text:style-name="T55">// </text:span><text:span text:style-name="T123">Create</text:span><text:span text:style-name="T55"> this job </text:span><text:span text:style-name="T123">m</text:span><text:span text:style-name="T55">anager with the specified topology manager and event mode</text:span></text:p>
      <text:p text:style-name="P598"><text:s text:c="2"/>public JobMonitor(<text:span text:style-name="T405">JobMonitor</text:span>UpdateMode updateMode, long period,</text:p>
      <text:p text:style-name="P598"><text:s text:c="4"/>TopologyManager topologyManager, JobMonitoringListener...listeners)</text:p>
      <text:p text:style-name="Code_20_block">}</text:p>
      <text:p text:style-name="P257"/>
      <text:p text:style-name="P257">Examples:</text:p>
      <text:p text:style-name="P257"/>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92">JobMonitoringListener listener2 = new JobMonitoringListenerAdapter() { ... };</text:p>
      <text:p text:style-name="P592">JobMonitoringListener<text:span text:style-name="T393">[] listenerArray = { <text:s/>listener1, <text:s/>listener2 };</text:span></text:p>
      <text:p text:style-name="P592"><text:s/></text:p>
      <text:p text:style-name="Code_20_block">JobMonitor monitor;</text:p>
      <text:p text:style-name="P591">monitor = new JobMonitor(tManager);</text:p>
      <text:p text:style-name="P591">monitor = new JobMonitor(tManager, listener1);</text:p>
      <text:p text:style-name="P591">monitor = new JobMonitor(tManager, listener<text:span text:style-name="T393">Array</text:span>);</text:p>
      <text:p text:style-name="P591">monitor = new JobMonitor(UpdateMode.IMMEDIATE_NOTIFICATIONS, -1L, tManager);</text:p>
      <text:p text:style-name="P591">monitor = new JobMonitor(UpdateMode.POLLING, 1000L, tManager, listener1, listener2);</text:p>
      <text:p text:style-name="P257"/>
      <text:p text:style-name="P259"><text:span text:style-name="T32">Remarks</text:span>:</text:p>
      <text:p text:style-name="P259"/>
      <text:p text:style-name="P259">1) A call to:</text:p>
      <text:p text:style-name="Code_20_block">new JobMonitor(topologyManager, listener<text:span text:style-name="T393">Array</text:span>)</text:p>
      <text:p text:style-name="P259"/>
      <text:p text:style-name="P259">is equivalent to:</text:p>
      <text:p text:style-name="P592">new JobMonitor(UpdateMode.IMMEDIATE_NOTIFICATIONS , -1<text:span text:style-name="T394">L</text:span>, topologyManager, listener<text:span text:style-name="T393">Array</text:span>)</text:p>
      <text:p text:style-name="P259"/>
      <text:p text:style-name="P259">2) The vararg parameter <text:span text:style-name="Code_20_char">listeners</text:span> is optional and needs not be specified if you do not wish <text:span text:style-name="T400">to </text:span>register a job monitor listen<text:span text:style-name="T395">e</text:span>r at construction time.</text:p>
      <text:p text:style-name="P259"/>
      <text:p text:style-name="P260">3) As we can see, a <text:a xlink:type="simple" xlink:href="https://www.jppf.org/javadoc/6.1/index.html?org/jppf/client/monitoring/jobs/JobMonitor.html" text:style-name="Internet_20_link" text:visited-style-name="Visited_20_Internet_20_Link"><text:span text:style-name="T383">JobMonitor</text:span></text:a><text:span text:style-name="T383"> </text:span>requires a <text:s/><text:a xlink:type="simple" xlink:href="https://www.jppf.org/javadoc/6.1/index.html?org/jppf/client/monitoring/topology/TopologyManager.html" text:style-name="Internet_20_link" text:visited-style-name="Visited_20_Internet_20_Link"><text:span text:style-name="T344">TopologyManager</text:span></text:a><text:span text:style-name="T344"> </text:span>to work with, since it will use its <text:a xlink:type="simple" xlink:href="https://www.jppf.org/javadoc/6.1/index.html?org/jppf/client/monitoring/topology/TopologyDriver.html" text:style-name="Internet_20_link" text:visited-style-name="Visited_20_Internet_20_Link"><text:span text:style-name="T396">TopologyDriver</text:span></text:a> and <text:a xlink:type="simple" xlink:href="https://www.jppf.org/javadoc/6.1/index.html?org/jppf/client/monitoring/topology/TopologyNode.html" text:style-name="Internet_20_link" text:visited-style-name="Visited_20_Internet_20_Link"><text:span text:style-name="T391">TopologyNode</text:span></text:a> objects to construct the <text:a xlink:type="simple" xlink:href="https://www.jppf.org/javadoc/6.1/index.html?org/jppf/client/monitoring/jobs/JobDriver.html" text:style-name="Internet_20_link" text:visited-style-name="Visited_20_Internet_20_Link"><text:span text:style-name="T388">JobDriver</text:span></text:a> and <text:a xlink:type="simple" xlink:href="https://www.jppf.org/javadoc/6.1/index.html?org/jppf/client/monitoring/jobs/JobDispatch.html" text:style-name="Internet_20_link" text:visited-style-name="Visited_20_Internet_20_Link"><text:span text:style-name="T397">JobDispatch</text:span></text:a> instances in the jobs hierarchy.</text:p>
      <text:list xml:id="list94707034026347"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0">As we have seen, a <text:s/><text:a xlink:type="simple" xlink:href="https://www.jppf.org/javadoc/6.1/index.html?org/jppf/client/monitoring/jobs/JobMonitor.html" text:style-name="Internet_20_link" text:visited-style-name="Visited_20_Internet_20_Link"><text:span text:style-name="T383">JobMonitor</text:span></text:a><text:span text:style-name="T383"> </text:span>is given an update mode at construction time, whether implicitely or <text:s/>explicitely. The update mode is one of the elements of the <text:a xlink:type="simple" xlink:href="https://www.jppf.org/javadoc/6.1/index.html?org/jppf/client/monitoring/jobs/JobMonitorUpdateMode.html" text:style-name="Internet_20_link" text:visited-style-name="Visited_20_Internet_20_Link"><text:span text:style-name="T405">JobMonitorUpdateMode</text:span></text:a> enum, defined as follows:</text:p>
      <text:p text:style-name="P259"/>
      <text:p text:style-name="Code_20_block">public enum <text:span text:style-name="T406">JobMonitor</text:span>UpdateMode {</text:p>
      <text:p text:style-name="P593"><text:s text:c="2"/><text:span text:style-name="T55">// Updates are computed by polling </text:span><text:span text:style-name="T124">job </text:span><text:span text:style-name="T55">information from the drivers</text:span></text:p>
      <text:p text:style-name="P593"><text:s text:c="2"/><text:span text:style-name="T55">// at regular intervals</text:span></text:p>
      <text:p text:style-name="Code_20_block"><text:s text:c="2"/>POLLING,</text:p>
      <text:p text:style-name="P593"/>
      <text:p text:style-name="P593"><text:s text:c="2"/><text:span text:style-name="T55">// Updates are computed from JMX notifications and pushed immediately</text:span></text:p>
      <text:p text:style-name="P593"><text:s text:c="2"/><text:span text:style-name="T55">// as job monitor events. This means one event for each jmx notification</text:span></text:p>
      <text:p text:style-name="Code_20_block"><text:s text:c="2"/>IMMEDIATE_NOT<text:span text:style-name="T398">I</text:span>FICATIONS,</text:p>
      <text:p text:style-name="P593"/>
      <text:p text:style-name="P593"><text:s text:c="2"/><text:span text:style-name="T55">// Updates are computed from JMX notifications and published periodically as job</text:span></text:p>
      <text:p text:style-name="P593"><text:s text:c="2"/><text:span text:style-name="T55">// monitor events. Notifications are merged/aggregated in the interval between</text:span></text:p>
      <text:p text:style-name="P593"><text:s text:c="2"/><text:span text:style-name="T55">// publications</text:span></text:p>
      <text:p text:style-name="Code_20_block"><text:s text:c="2"/>DEFERRED_NOT<text:span text:style-name="T398">I</text:span>FICATIONS</text:p>
      <text:p text:style-name="Code_20_block">}</text:p>
      <text:p text:style-name="P259"/>
      <text:p text:style-name="P261"/>
      <text:p text:style-name="P688">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401">small</text:span>, otherwise the job monitor may not be able to cope. A period of 1000L (1 second) or more is recommended. In <text:s/>DEFERRED_NOTIFICATIONS mode, the information to publish is already present in memory and the per<text:span text:style-name="T40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401">e</text:span>d to have at least 25 updates per second, which means a period of 40 milliseconds or less.</text:p>
      <text:p text:style-name="P261"/>
      <text:p text:style-name="P261">In IMMEDIATE_NOTIFICATIONS mode, updates are immediately pushed as events, therefore no period parameter is need<text:span text:style-name="T398">ed</text:span> and the value used in the constructor is simply ignored.</text:p>
      <text:p text:style-name="P261"/>
      <text:p text:style-name="P262">To conclude, the purpose of the update modes is to provide options fo<text:span text:style-name="T407">r</text:span> the <text:span text:style-name="T407">tradeoff</text:span> between the accuracy of the job updates and the ability for the application to cope with the generated workload. For instance, a GUI application may not need to display all the updates, in which case the POLLING mode would be sufficient. <text:span text:style-name="T399">If you need to receive all updates, then IMMEDIATE_NOTIFICATIONS is the mode to use. Finally, please also note that POLLING is the mode which generates the least network traffic.</text:span></text:p>
      <text:list xml:id="list94706167620580" text:continue-numbering="true" text:style-name="Outline">
        <text:list-item>
          <text:list>
            <text:list-item>
              <text:list>
                <text:list-item>
                  <text:h text:style-name="Heading_20_3" text:outline-level="3">Receiving job monitoring events</text:h>
                </text:list-item>
              </text:list>
            </text:list-item>
          </text:list>
        </text:list-item>
      </text:list>
      <text:p text:style-name="P263"><text:a xlink:type="simple" xlink:href="https://www.jppf.org/javadoc/6.1/index.html?org/jppf/client/monitoring/jobs/JobMonitor.html" text:style-name="Internet_20_link" text:visited-style-name="Visited_20_Internet_20_Link"><text:span text:style-name="T383">JobMonitor</text:span></text:a> allows registering one or more listeners to job events, either from its constructors, as we have seen in the previous section, or after construction time, with the following API:</text:p>
      <text:p text:style-name="P263"/>
      <text:p text:style-name="Code_20_block">public class JobMonitor extends TopologyListenerAdapter {</text:p>
      <text:p text:style-name="Code_20_block"><text:s text:c="2"/><text:span text:style-name="T55">// Initialize with the specified </text:span><text:span text:style-name="T125">topology manager and listeners</text:span></text:p>
      <text:p text:style-name="Code_20_block"><text:s text:c="2"/>public JobMonitor(TopologyManager topologyManager, JobMonitoringListener...listeners)</text:p>
      <text:p text:style-name="Code_20_block"/>
      <text:p text:style-name="Code_20_block"><text:s text:c="2"/><text:span text:style-name="T55">// Initialize with the specified topology manager, event mode </text:span><text:span text:style-name="T125">and listeners</text:span></text:p>
      <text:p text:style-name="P594"><text:s text:c="2"/>public JobMonitor(UpdateMode updateMode, long period, TopologyManager topologyManager,</text:p>
      <text:p text:style-name="P594"><text:s text:c="4"/>JobMonitoringListener...listeners)</text:p>
      <text:p text:style-name="Code_20_block"/>
      <text:p text:style-name="Code_20_block"><text:s text:c="2"/><text:span text:style-name="T55">//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5">// Remove a listener to the events emitted by this job monitor</text:span></text:p>
      <text:p text:style-name="Code_20_block"><text:s text:c="2"/>public void removeJobMonitoringListener(JobMonitoringListener listener)</text:p>
      <text:p text:style-name="Code_20_block">}</text:p>
      <text:p text:style-name="P261"/>
      <text:p text:style-name="P263">A listener is an implementation of the <text:a xlink:type="simple" xlink:href="https://www.jppf.org/javadoc/6.1/index.html?org/jppf/client/monitoring/jobs/JobMonitoringListener.html" text:style-name="Internet_20_link" text:visited-style-name="Visited_20_Internet_20_Link">JobMonitoringListener</text:a> interface, which provides the following notification methods:</text:p>
      <text:p text:style-name="P263"/>
      <text:p text:style-name="Code_20_block">public interface JobMonitoringListener extends EventListener {</text:p>
      <text:p text:style-name="Code_20_block"><text:s text:c="2"/><text:span text:style-name="T55">// Called when a new driver is added to the topology</text:span></text:p>
      <text:p text:style-name="Code_20_block"><text:s text:c="2"/>void driverAdded(JobMonitoringEvent event);</text:p>
      <text:p text:style-name="Code_20_block"/>
      <text:p text:style-name="Code_20_block"><text:s text:c="2"/><text:span text:style-name="T55">// Called when a new driver is added to the topology</text:span></text:p>
      <text:p text:style-name="Code_20_block"><text:s text:c="2"/>void driverRemoved(JobMonitoringEvent event);</text:p>
      <text:p text:style-name="Code_20_block"/>
      <text:p text:style-name="Code_20_block"><text:s text:c="2"/><text:span text:style-name="T55">// Called when a job is added to the driver queue</text:span></text:p>
      <text:p text:style-name="Code_20_block"><text:s text:c="2"/>void jobAdded(JobMonitoringEvent event);</text:p>
      <text:p text:style-name="Code_20_block"/>
      <text:p text:style-name="Code_20_block"><text:s text:c="2"/><text:span text:style-name="T55">// Called when a job is removed from the driver queue</text:span></text:p>
      <text:p text:style-name="Code_20_block"><text:s text:c="2"/>void jobRemoved(JobMonitoringEvent event);</text:p>
      <text:p text:style-name="Code_20_block"/>
      <text:p text:style-name="Code_20_block"><text:s text:c="2"/><text:span text:style-name="T55">// Called when the state a job has changed</text:span></text:p>
      <text:p text:style-name="Code_20_block"><text:s text:c="2"/>void jobUpdated(JobMonitoringEvent event);</text:p>
      <text:p text:style-name="Code_20_block"/>
      <text:p text:style-name="Code_20_block"><text:s text:c="2"/><text:span text:style-name="T55">// Called when a job is dispatched to a node</text:span></text:p>
      <text:p text:style-name="Code_20_block"><text:s text:c="2"/>void jobDispatchAdded(JobMonitoringEvent event);</text:p>
      <text:p text:style-name="Code_20_block"/>
      <text:p text:style-name="Code_20_block"><text:s text:c="2"/><text:span text:style-name="T55">// Called when a job dispatch returns from a node</text:span></text:p>
      <text:p text:style-name="Code_20_block"><text:s text:c="2"/>void jobDispatchRemoved(JobMonitoringEvent event);</text:p>
      <text:p text:style-name="Code_20_block">}</text:p>
      <text:p text:style-name="P263"/>
      <text:p text:style-name="P264">If you do not need to implement all the methods, you may instead extend the <text:s/><text:a xlink:type="simple" xlink:href="https://www.jppf.org/javadoc/6.1/index.html?org/jppf/client/monitoring/jobs/JobMonitoringListenerAdapter.html" text:style-name="Internet_20_link" text:visited-style-name="Visited_20_Internet_20_Link">JobMonitoringListenerAdapter</text:a><text:span text:style-name="T402"> </text:span>class, which provides an empty implementation of each method in <text:s/><text:a xlink:type="simple" xlink:href="https://www.jppf.org/javadoc/6.1/index.html?org/jppf/client/monitoring/jobs/JobMonitoringListener.html" text:style-name="Internet_20_link" text:visited-style-name="Visited_20_Internet_20_Link"><text:span text:style-name="T402">JobMonitoringListener</text:span></text:a><text:span text:style-name="T402">.</text:span></text:p>
      <text:p text:style-name="P689">These methods provide <text:span text:style-name="T403">an input parameter of type </text:span><text:a xlink:type="simple" xlink:href="https://www.jppf.org/javadoc/6.1/index.html?org/jppf/client/monitoring/jobs/JobMonitoringEvent.html" text:style-name="Internet_20_link" text:visited-style-name="Visited_20_Internet_20_Link"><text:span text:style-name="T403">JobMonitoringEvent</text:span></text:a><text:span text:style-name="T403">:</text:span></text:p>
      <text:p text:style-name="P265"/>
      <text:p text:style-name="Code_20_block">public class JobMonitoringEvent extends EventObject {</text:p>
      <text:p text:style-name="Code_20_block"><text:s text:c="2"/><text:span text:style-name="T55">// Get the job monitor which emitted this event</text:span></text:p>
      <text:p text:style-name="Code_20_block"><text:s text:c="2"/>public JobMonitor getJobMonitor()</text:p>
      <text:p text:style-name="Code_20_block"/>
      <text:p text:style-name="Code_20_block"><text:s text:c="2"/><text:span text:style-name="T55">// Get the job driver from which this event originates</text:span></text:p>
      <text:p text:style-name="Code_20_block"><text:s text:c="2"/>public JobDriver getJobDriver()</text:p>
      <text:p text:style-name="Code_20_block"/>
      <text:p text:style-name="Code_20_block"><text:s text:c="2"/><text:span text:style-name="T55">// Get the related job, if any</text:span></text:p>
      <text:p text:style-name="Code_20_block"><text:s text:c="2"/>public Job getJob()</text:p>
      <text:p text:style-name="Code_20_block"/>
      <text:p text:style-name="Code_20_block"><text:s text:c="2"/><text:span text:style-name="T55">// Get the related job dispatch, if any</text:span></text:p>
      <text:p text:style-name="Code_20_block"><text:s text:c="2"/>public JobDispatch getJobDispatch()</text:p>
      <text:p text:style-name="Code_20_block">}</text:p>
      <text:p text:style-name="P266"/>
      <text:p text:style-name="P266"><text:span text:style-name="T404">N</text:span>ote that <text:span text:style-name="Code_20_char">getJob()</text:span> and <text:span text:style-name="Code_20_char">getJobDispatch()</text:span> may return <text:span text:style-name="Code_20_char">null</text:span>, depending on the notification method called:</text:p>
      <text:p text:style-name="P266"/>
      <text:p text:style-name="P266">- <text:span text:style-name="Code_20_char">getJob()</text:span> will return <text:span text:style-name="Code_20_char">null</text:span> for the <text:span text:style-name="Code_20_char">driverAdded()</text:span> and <text:span text:style-name="Code_20_char">driverRemoved()</text:span> notifications</text:p>
      <text:p text:style-name="P266">- <text:span text:style-name="Code_20_char">getJobDispatch()</text:span> only return<text:span text:style-name="T404">s</text:span> a value for the <text:span text:style-name="Code_20_char">jobDispatchAdded()</text:span> and <text:span text:style-name="Code_20_char">jobDispatchRemoved()</text:span> notifications.</text:p>
      <text:p text:style-name="P266"/>
      <text:p text:style-name="P267">As an example, the following code sample prints all the job monitoring events to the system console:</text:p>
      <text:p text:style-name="P267"/>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95"><text:s text:c="6"/>if (o instanceof AbstractComponent)</text:p>
      <text:p text:style-name="P595"><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6">}</text:p>
      <text:p text:style-name="P597"/>
      <text:p text:style-name="P596">TopologyManager tManager = ...;</text:p>
      <text:p text:style-name="P414">// <text:span text:style-name="T404">register the listener with the job monitor</text:span></text:p>
      <text:p text:style-name="P596">JobMonitor monitor = new JobMonitor(tManager, new MyJobMonitoringListener());</text:p>
      <text:p text:style-name="P415">// or, later on</text:p>
      <text:p text:style-name="P596">monitor.addJobMonitoringListener(new MyJobMonitoringListener());</text:p>
      <text:list xml:id="list94707449252220" text:continue-numbering="true" text:style-name="Outline">
        <text:list-item>
          <text:list>
            <text:list-item>
              <text:h text:style-name="P796" text:outline-level="2">The JPPF statistics API</text:h>
            </text:list-item>
          </text:list>
        </text:list-item>
      </text:list>
      <text:p text:style-name="P109"><text:span text:style-name="T270">The statistics in JPPF are handled with objects of type </text:span><text:a xlink:type="simple" xlink:href="https://www.jppf.org/javadoc/6.1/index.html?org/jppf/utils/stats/JPPFStatistics.html" text:style-name="Internet_20_link" text:visited-style-name="Visited_20_Internet_20_Link"><text:span text:style-name="T270">JPPFStatistics</text:span></text:a><text:span text:style-name="T270">, which are a grouping of </text:span><text:a xlink:type="simple" xlink:href="https://www.jppf.org/javadoc/6.1/index.html?org/jppf/utils/stats/JPPFSnapshot.html" text:style-name="Internet_20_link" text:visited-style-name="Visited_20_Internet_20_Link"><text:span text:style-name="T270">JPPFSnapshot</text:span></text:a><text:span text:style-name="T270"> objects, each snapshot representing a value that is constantly monitored, for instanc the number of nodes connected to a server, or the number of jobs in the server queue, etc.</text:span></text:p>
      <text:p text:style-name="P114"/>
      <text:p text:style-name="P111"><text:a xlink:type="simple" xlink:href="https://www.jppf.org/javadoc/6.1/index.html?org/jppf/utils/stats/JPPFSnapshot.html" text:style-name="Internet_20_link" text:visited-style-name="Visited_20_Internet_20_Link"><text:span text:style-name="T270">JPPFSnapshot</text:span></text:a><text:span text:style-name="T270"> exposes the following API:</text:span></text:p>
      <text:p text:style-name="P114"/>
      <text:p text:style-name="P488">public interface JPPFSnapshot extends Serializable {</text:p>
      <text:p text:style-name="Code_20_block"><text:span text:style-name="T271"><text:s text:c="2"/></text:span><text:span text:style-name="T79">// Get the total cumulated sum of the values</text:span></text:p>
      <text:p text:style-name="P488"><text:s text:c="2"/>double getTotal();</text:p>
      <text:p text:style-name="Code_20_block"><text:span text:style-name="T271"><text:s text:c="2"/></text:span><text:span text:style-name="T79">// Get the latest observed value</text:span></text:p>
      <text:p text:style-name="P488"><text:s text:c="2"/>double getLatest();</text:p>
      <text:p text:style-name="Code_20_block"><text:span text:style-name="T271"><text:s text:c="2"/></text:span><text:span text:style-name="T79">// Get the smallest observed value</text:span></text:p>
      <text:p text:style-name="P488"><text:s text:c="2"/>double getMin();</text:p>
      <text:p text:style-name="Code_20_block"><text:span text:style-name="T271"><text:s text:c="2"/></text:span><text:span text:style-name="T79">// Get the peak observed value</text:span></text:p>
      <text:p text:style-name="P488"><text:s text:c="2"/>double getMax();</text:p>
      <text:p text:style-name="Code_20_block"><text:span text:style-name="T271"><text:s text:c="2"/></text:span><text:span text:style-name="T79">// Get the average value</text:span></text:p>
      <text:p text:style-name="P488"><text:s text:c="2"/>double getAvg();</text:p>
      <text:p text:style-name="Code_20_block"><text:span text:style-name="T271"><text:s text:c="2"/></text:span><text:span text:style-name="T79">// Get the label for this snapshot</text:span></text:p>
      <text:p text:style-name="P488"><text:s text:c="2"/>String getLabel();</text:p>
      <text:p text:style-name="Code_20_block"><text:span text:style-name="T271"><text:s text:c="2"/></text:span><text:span text:style-name="T79">// Get the count of values added to this snapshot</text:span></text:p>
      <text:p text:style-name="P488"><text:s text:c="2"/>long getValueCount();</text:p>
      <text:p text:style-name="P659"><text:span text:style-name="T271"><text:s text:c="2"/></text:span><text:span text:style-name="T79">// Get the time elapsed between the creation of this snapshot and its last update</text:span></text:p>
      <text:p text:style-name="P489"><text:s text:c="2"/>double get<text:span text:style-name="T532">LastUpdateNanos</text:span>();</text:p>
      <text:p text:style-name="P489">}</text:p>
      <text:p text:style-name="P108"/>
      <text:p text:style-name="P111"><text:span text:style-name="T273">The label of a snapshot is expected to be unique and enables identifiying it within a </text:span><text:a xlink:type="simple" xlink:href="https://www.jppf.org/javadoc/6.1/index.html?org/jppf/utils/stats/JPPFStatistics.html" text:style-name="Internet_20_link" text:visited-style-name="Visited_20_Internet_20_Link"><text:span text:style-name="T273">JPPFStatistics</text:span></text:a><text:span text:style-name="T273"> object.</text:span></text:p>
      <text:p text:style-name="P115"/>
      <text:p text:style-name="P110"><text:span text:style-name="T272">JPPF implements three different types of snapshots, each with a different semantics for the </text:span><text:span text:style-name="Code_20_char"><text:span text:style-name="T272">getLatest()</text:span></text:span><text:span text:style-name="T272"> method:</text:span></text:p>
      <text:p text:style-name="P115"/>
      <text:list xml:id="list94707350890376" text:continue-list="list94706524174419" text:style-name="List_20_2">
        <text:list-item>
          <text:p text:style-name="P744"><text:a xlink:type="simple" xlink:href="https://www.jppf.org/javadoc/6.1/index.html?org/jppf/utils/stats/CumulativeSnapshot.html" text:style-name="Internet_20_link" text:visited-style-name="Visited_20_Internet_20_Link"><text:span text:style-name="T272">CumulativeSnapshot</text:span></text:a><text:span text:style-name="T272">: in this implementation, </text:span><text:span text:style-name="Code_20_char"><text:span text:style-name="T272">getLatest()</text:span></text:span><text:span text:style-name="T272"> is computed as the cumulated sum of all values added to the snapshot. If values are only added, and not removed, then it will always return the same value as </text:span><text:span text:style-name="Code_20_char"><text:span text:style-name="T272">getTotal()</text:span></text:span><text:span text:style-name="T272">.</text:span></text:p>
        </text:list-item>
        <text:list-item>
          <text:p text:style-name="P744"><text:a xlink:type="simple" xlink:href="https://www.jppf.org/javadoc/6.1/index.html?org/jppf/utils/stats/NonCumulativeSnapshot.html" text:style-name="Internet_20_link" text:visited-style-name="Visited_20_Internet_20_Link"><text:span text:style-name="T272">NonCumulativeSnapshot</text:span></text:a><text:span text:style-name="T272">: here, </text:span><text:span text:style-name="Code_20_char"><text:span text:style-name="T272">getLatest()</text:span></text:span><text:span text:style-name="T272"> is computed as the average of the latest set of values that were added, or the latest value if only one was added.</text:span></text:p>
        </text:list-item>
        <text:list-item>
          <text:p text:style-name="P745"><text:a xlink:type="simple" xlink:href="https://www.jppf.org/javadoc/6.1/index.html?org/jppf/utils/stats/SingleValueSnapshot.html" text:style-name="Internet_20_link" text:visited-style-name="Visited_20_Internet_20_Link"><text:span text:style-name="T273">SingleValueSnapshot</text:span></text:a><text:span text:style-name="T273">: in this implementation, only </text:span><text:span text:style-name="Code_20_char"><text:span text:style-name="T273">getTotal()</text:span></text:span><text:span text:style-name="T273"> is actually computed, all other methods return 0.</text:span></text:p>
        </text:list-item>
      </text:list>
      <text:p text:style-name="P116"/>
      <text:p text:style-name="P112"><text:span text:style-name="T274">A <text:s/></text:span><text:a xlink:type="simple" xlink:href="https://www.jppf.org/javadoc/6.1/index.html?org/jppf/utils/stats/JPPFStatistics.html" text:style-name="Internet_20_link" text:visited-style-name="Visited_20_Internet_20_Link"><text:span text:style-name="T274">JPPFStatistics</text:span></text:a><text:span text:style-name="T274"> object allows exploring the snapshots it contains, by exposing the following methods:</text:span></text:p>
      <text:p text:style-name="P117"/>
      <text:p text:style-name="P490">public class JPPFStatistics implements Serializable, Iterable&lt;JPPFSnapshot&gt; {</text:p>
      <text:p text:style-name="Code_20_block"><text:span text:style-name="T274"><text:s text:c="2"/></text:span><text:span text:style-name="T80">// Get a snapshot specified by its label</text:span></text:p>
      <text:p text:style-name="P490"><text:s text:c="2"/>public JPPFSnapshot getSnapshot(String label)</text:p>
      <text:p text:style-name="Code_20_block"><text:span text:style-name="T274"><text:s text:c="2"/></text:span><text:span text:style-name="T80">// Get all the snapshots in this object</text:span></text:p>
      <text:p text:style-name="P490"><text:s text:c="2"/>public Collection&lt;JPPFSnapshot&gt; getSnapshots()</text:p>
      <text:p text:style-name="Code_20_block"><text:span text:style-name="T274"><text:s text:c="2"/></text:span><text:span text:style-name="T80">// Get the snapshots in this object using the specified filter</text:span></text:p>
      <text:p text:style-name="P490"><text:s text:c="2"/>public Collection&lt;JPPFSnapshot&gt; getSnapshots(Filter filter)</text:p>
      <text:p text:style-name="Code_20_block"><text:span text:style-name="T274"><text:s text:c="2"/></text:span><text:span text:style-name="T80">// A filter interface for snapshots</text:span></text:p>
      <text:p text:style-name="P490"><text:s text:c="2"/>public interface Filter {</text:p>
      <text:p text:style-name="Code_20_block"><text:span text:style-name="T274"><text:s text:c="4"/></text:span><text:span text:style-name="T80">// Determines whether the specified snapshot is accepted by this filter</text:span></text:p>
      <text:p text:style-name="P490"><text:s text:c="4"/>boolean accept(JPPFSnapshot snapshot)</text:p>
      <text:p text:style-name="P490"><text:s text:c="2"/>}</text:p>
      <text:p text:style-name="P490">}</text:p>
      <text:p text:style-name="P113"/>
      <text:p text:style-name="P113"><text:span text:style-name="T570">Since it implements </text:span><text:a xlink:type="simple" xlink:href="https://docs.oracle.com/javase/8/docs/api/index.html?java/lang/Iterable.html" text:style-name="Internet_20_link" text:visited-style-name="Visited_20_Internet_20_Link"><text:span text:style-name="T570">Iterable</text:span></text:a><text:span text:style-name="T570">&lt;</text:span><text:a xlink:type="simple" xlink:href="https://www.jppf.org/javadoc/6.1/index.html?org/jppf/utils/stats/JPPFSnapshot.html" text:style-name="Internet_20_link" text:visited-style-name="Visited_20_Internet_20_Link"><text:span text:style-name="T570">JPPFSnapshot</text:span></text:a><text:span text:style-name="T570">&gt;, a </text:span><text:a xlink:type="simple" xlink:href="https://www.jppf.org/javadoc/6.1/index.html?org/jppf/utils/stats/JPPFStatistics.html" text:style-name="Internet_20_link" text:visited-style-name="Visited_20_Internet_20_Link"><text:span text:style-name="T570">JPPFStatistics</text:span></text:a><text:span text:style-name="T570"> object can be used directly in a </text:span><text:span text:style-name="Code_20_char"><text:span text:style-name="T274">for</text:span></text:span><text:span text:style-name="T274"> loop or a </text:span><text:span text:style-name="Code_20_char"><text:span text:style-name="T274">forEach</text:span></text:span><text:span text:style-name="T274"> statement:</text:span></text:p>
      <text:p text:style-name="P117"/>
      <text:p text:style-name="P492">JPPFStatistics stats = ...; </text:p>
      <text:p text:style-name="P426">// <text:span text:style-name="T570">for loop</text:span></text:p>
      <text:p text:style-name="P491">for (JPPFSnapshot snapshot: stats) {</text:p>
      <text:p text:style-name="P491"><text:s text:c="2"/>System.out.println("got '" + snapshot.getLabel() + "'");</text:p>
      <text:p text:style-name="P493">}</text:p>
      <text:p text:style-name="P493"/>
      <text:p text:style-name="P426">// <text:span text:style-name="T570">forEach() with a lambda expression</text:span></text:p>
      <text:p text:style-name="P492"><text:span text:style-name="T570">stats.</text:span>for<text:span text:style-name="T570">Each(</text:span>snapshot -<text:span text:style-name="T570">&gt; </text:span>System.out.println("got '" + snapshot.getLabel() + "'")<text:span text:style-name="T570">)</text:span>;</text:p>
      <text:p text:style-name="P117"/>
      <text:p text:style-name="P113"><text:span text:style-name="T275">Currently, only the JPPF driver holds and maintains a </text:span><text:a xlink:type="simple" xlink:href="https://www.jppf.org/javadoc/6.1/index.html?org/jppf/utils/stats/JPPFStatistics.html" text:style-name="Internet_20_link" text:visited-style-name="Visited_20_Internet_20_Link"><text:span text:style-name="T275">JPPFStatistics</text:span></text:a><text:span text:style-name="T275"> instance. It can be obtained directly with:</text:span></text:p>
      <text:p text:style-name="P378"/>
      <text:p text:style-name="P697">JPPFDriver driver = ...;</text:p>
      <text:p text:style-name="P495">JPPFStatistics stats = <text:span text:style-name="T569">driver</text:span>.getStatistics();</text:p>
      <text:p text:style-name="P118"/>
      <text:p text:style-name="P113"><text:span text:style-name="T275">It can also be obtained remotely via the management APIs, as described in the section </text:span><text:a xlink:type="simple" xlink:href="https://www.jppf.org/doc/6.1/index.php?title=Server_management#Server_statistics" text:style-name="Internet_20_link" text:visited-style-name="Visited_20_Internet_20_Link"><text:span text:style-name="T31">Server-level management and monitoring &gt; Server statistics</text:span></text:a><text:span text:style-name="T275"> of this documentation.</text:span></text:p>
      <text:p text:style-name="P118"/>
      <text:p text:style-name="P118">Additionally, the class <text:a xlink:type="simple" xlink:href="https://www.jppf.org/javadoc/6.1/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94">public class JPPFStatisticsHelper {</text:p>
      <text:p text:style-name="Code_20_block"><text:span text:style-name="T275"><text:s text:c="2"/></text:span><text:span text:style-name="T81">// Count of tasks dispatched to nodes</text:span></text:p>
      <text:p text:style-name="P494"><text:s text:c="2"/>public static String TASK_DISPATCH = "task.dispatch";</text:p>
      <text:p text:style-name="P494"/>
      <text:p text:style-name="Code_20_block"><text:span text:style-name="T275"><text:s text:c="2"/></text:span><text:span text:style-name="T81">// ... other constant definitions ...</text:span></text:p>
      <text:p text:style-name="P494"/>
      <text:p text:style-name="Code_20_block"><text:span text:style-name="T275"><text:s text:c="2"/></text:span><text:span text:style-name="T81">// Determine wether the specified snapshot is a single value snapshot</text:span></text:p>
      <text:p text:style-name="P494"><text:s text:c="2"/>public static boolean isSingleValue(JPPFSnapshot snapshot)</text:p>
      <text:p text:style-name="P494"/>
      <text:p text:style-name="Code_20_block"><text:span text:style-name="T275"><text:s text:c="2"/></text:span><text:span text:style-name="T81">// Determine wether the specified snapshot is a cumulative snapshot</text:span></text:p>
      <text:p text:style-name="P494"><text:s text:c="2"/>public static boolean isCumulative(JPPFSnapshot snapshot)</text:p>
      <text:p text:style-name="P494"/>
      <text:p text:style-name="Code_20_block"><text:span text:style-name="T275"><text:s text:c="2"/></text:span><text:span text:style-name="T81">// Determine wether the specified snapshot is a non-cumulative snapshot</text:span></text:p>
      <text:p text:style-name="P494"><text:s text:c="2"/>public static boolean isNonCumulative(JPPFSnapshot snapshot)</text:p>
      <text:p text:style-name="P494"/>
      <text:p text:style-name="Code_20_block"><text:span text:style-name="T275"><text:s text:c="2"/></text:span><text:span text:style-name="T81">// Get the translation of the label of a snapshot in the current locale</text:span></text:p>
      <text:p text:style-name="P494"><text:s text:c="2"/>public static String getLocalizedLabel(JPPFSnapshot snapshot)</text:p>
      <text:p text:style-name="P494"/>
      <text:p text:style-name="Code_20_block"><text:span text:style-name="T275"><text:s text:c="2"/></text:span><text:span text:style-name="T81">// Get the translation of the label of a snapshot in the specified locale</text:span></text:p>
      <text:p text:style-name="P494"><text:s text:c="2"/>public static String getLocalizedLabel(JPPFSnapshot snapshot, Locale locale)</text:p>
      <text:p text:style-name="P494">}</text:p>
      <text:p text:style-name="P118"/>
      <text:p text:style-name="P271">The <text:span text:style-name="Code_20_char">getLocalizedLabel()</text:span> methods provide a short, localized description of what the snapshot is.</text:p>
      <text:p text:style-name="P118"/>
      <text:p text:style-name="Note_5f_Tip"><text:span text:style-name="T38">Note</text:span><text:span text:style-name="T275">: </text:span><text:span text:style-name="T5">at this time, only English translations are available.</text:span></text:p>
      <text:p text:style-name="Standard"/>
      <text:p text:style-name="Standard"/>
      <text:list xml:id="list94707398370421" text:continue-list="list94707449252220" text:style-name="Outline">
        <text:list-item>
          <text:list>
            <text:list-item>
              <text:h text:style-name="P793" text:outline-level="2">The Location API</text:h>
              <text:list>
                <text:list-item>
                  <text:h text:style-name="Heading_20_3" text:outline-level="3">Definition</text:h>
                </text:list-item>
              </text:list>
            </text:list-item>
          </text:list>
        </text:list-item>
      </text:list>
      <text:p text:style-name="P41">This API allows developers to easily write data to, or read data from various sources: JVM heap, file system, URL <text:span text:style-name="T526">or Maven central artifacts. </text:span>It is based on <text:span text:style-name="T526">t</text:span>he <text:a xlink:type="simple" xlink:href="https://www.jppf.org/javadoc/6.1/index.html?org/jppf/location/Location.html" text:style-name="Internet_20_link" text:visited-style-name="Visited_20_Internet_20_Link"><text:span text:style-name="Code_20_char"><text:span text:style-name="T155">Location</text:span></text:span></text:a><text:span text:style-name="Code_20_char"><text:span text:style-name="T155"> interface </text:span></text:span>, which provides the following methods:</text:p>
      <text:p text:style-name="P41"/>
      <text:p text:style-name="P657">public interface Location&lt;T&gt; {</text:p>
      <text:p text:style-name="P657"><text:s text:c="2"/><text:span text:style-name="T55">// Copy the content at this location to another location</text:span></text:p>
      <text:p text:style-name="P657"><text:s text:c="2"/><text:span text:style-name="T444">&lt;V&gt; Location&lt;V&gt; </text:span>copyTo(Location<text:span text:style-name="T444">&lt;V&gt;</text:span> location);</text:p>
      <text:p text:style-name="P657"><text:s text:c="2"/><text:span text:style-name="T55">// Obtain an input stream to read from this location</text:span></text:p>
      <text:p text:style-name="P657"><text:s text:c="2"/>InputStream getInputStream();</text:p>
      <text:p text:style-name="P657"><text:s text:c="2"/><text:span text:style-name="T55">// Obtain an output stream to write to this location</text:span></text:p>
      <text:p text:style-name="P657"><text:s text:c="2"/>OutputStream getOutputStream():</text:p>
      <text:p text:style-name="P657"><text:s text:c="2"/><text:span text:style-name="T55">// Get this location's path</text:span></text:p>
      <text:p text:style-name="P657"><text:s text:c="2"/>T getPath();</text:p>
      <text:p text:style-name="P657"><text:s text:c="2"/><text:span text:style-name="T55">// Get the size of the data this location points to</text:span></text:p>
      <text:p text:style-name="P657"><text:s text:c="2"/>long size();</text:p>
      <text:p text:style-name="P657"><text:s text:c="2"/><text:span text:style-name="T55">// Get the content at this location as an array of bytes</text:span></text:p>
      <text:p text:style-name="P657"><text:s text:c="2"/>byte[] toByteArray() throws Exception;</text:p>
      <text:p text:style-name="P657">}</text:p>
      <text:list xml:id="list94707241447897"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2"><text:a xlink:type="simple" xlink:href="https://www.jppf.org/javadoc/6.1/index.html?org/jppf/location/FileLocation.html" text:style-name="Internet_20_link" text:visited-style-name="Visited_20_Internet_20_Link"><text:span text:style-name="Code_20_char"><text:span text:style-name="T155">FileLocation</text:span></text:span></text:a> represents a path in the file system.</text:p>
      <text:p text:style-name="P356"/>
      <text:p text:style-name="P356">Usage examples:</text:p>
      <text:p text:style-name="P356"/>
      <text:p text:style-name="P382">// create a location pointing to the source file:</text:p>
      <text:p text:style-name="Code_20_block">Location&lt;String&gt; src = new FileLocation("/home/<text:span text:style-name="T528">user</text:span>/docs/some_file.txt");</text:p>
      <text:p text:style-name="P382">// copy the source file to a new location and get the new location</text:p>
      <text:p text:style-name="P658">Location&lt;String&gt; dest = src.copyTo(new FileLocation("/home/<text:span text:style-name="T528">user</text:span>/other_file.txt"));</text:p>
      <text:list xml:id="list94705773234482"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2"><text:a xlink:type="simple" xlink:href="https://www.jppf.org/javadoc/6.1/index.html?org/jppf/location/URLLocation.html" text:style-name="Internet_20_link" text:visited-style-name="Visited_20_Internet_20_Link"><text:span text:style-name="Code_20_char"><text:span text:style-name="T155">URLLocation</text:span></text:span></text:a> can be used to get data to and from a URL, including HTTP and FTP URLs</text:p>
      <text:p text:style-name="P42"/>
      <text:p text:style-name="P356">Example:</text:p>
      <text:p text:style-name="P356"/>
      <text:p text:style-name="P382">// <text:span text:style-name="T527">create a location pointing to a file on an FTP server</text:span></text:p>
      <text:p text:style-name="Code_20_block">Location&lt;URL&gt; src = new URLLocation("ftp://user:password@ftp.host.org/path/myFile.txt");</text:p>
      <text:p text:style-name="P382">// <text:span text:style-name="T527">download the file from the FTP server to the local file system</text:span></text:p>
      <text:p text:style-name="Code_20_block">Location&lt;String&gt; dest = src.copyTo(new FileLocation("/home/user/destFile.txt"));</text:p>
      <text:list xml:id="list94706200379943"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3"><text:a xlink:type="simple" xlink:href="https://www.jppf.org/javadoc/6.1/index.html?org/jppf/location/MavenCentralLocation.html" text:style-name="Internet_20_link" text:visited-style-name="Visited_20_Internet_20_Link"><text:span text:style-name="Code_20_char"><text:span text:style-name="T170">MavenCentralLocation</text:span></text:span></text:a> <text:span text:style-name="T528">is an extension of </text:span><text:a xlink:type="simple" xlink:href="https://www.jppf.org/javadoc/6.1/index.html?org/jppf/location/URLLocation.html" text:style-name="Internet_20_link" text:visited-style-name="Visited_20_Internet_20_Link"><text:span text:style-name="Code_20_char"><text:span text:style-name="T171">URLLocation</text:span></text:span></text:a><text:span text:style-name="T528"> which allows downloading Maven artifacts from the Maven central repository. Contrary to other </text:span><text:a xlink:type="simple" xlink:href="https://www.jppf.org/javadoc/6.1/index.html?org/jppf/location/Location.html" text:style-name="Internet_20_link" text:visited-style-name="Visited_20_Internet_20_Link"><text:span text:style-name="Code_20_char"><text:span text:style-name="T171">Location</text:span></text:span></text:a><text:span text:style-name="T528"> implementations, this one does not permit uploading data. To enforce this, its </text:span><text:span text:style-name="Code_20_char"><text:span text:style-name="T528">getOutputStream()</text:span></text:span><text:span text:style-name="T528"> method will always throw an </text:span><text:span text:style-name="Code_20_char"><text:span text:style-name="T528">UnsupportedOperationException</text:span></text:span><text:span text:style-name="T528">.</text:span></text:p>
      <text:p text:style-name="P356"><text:a xlink:type="simple" xlink:href="https://www.jppf.org/javadoc/6.1/index.html?org/jppf/location/MemoryLocation.html" text:style-name="Internet_20_link" text:visited-style-name="Visited_20_Internet_20_Link"><text:span text:style-name="Code_20_char"><text:span text:style-name="T155"/></text:span></text:a></text:p>
      <text:p text:style-name="P357"><text:span text:style-name="Code_20_char"><text:span text:style-name="T171">Examples:</text:span></text:span></text:p>
      <text:p text:style-name="P357"><text:span text:style-name="Code_20_char"><text:span text:style-name="T171"/></text:span></text:p>
      <text:p text:style-name="Code_20_block"><text:span text:style-name="Code_20_char"><text:span text:style-name="T58">// </text:span></text:span><text:span text:style-name="Code_20_char"><text:span text:style-name="T59">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5">//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8">// </text:span></text:span><text:span text:style-name="Code_20_char"><text:span text:style-name="T59">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5">// copy the artifact to the file system</text:span></text:span></text:p>
      <text:p text:style-name="Code_20_block"><text:span text:style-name="Code_20_char">jar.copyTo(new FileLocation("tomcat-7.0/webapps/JPPFWebAdmin.war"));</text:span></text:p>
      <text:p text:style-name="P358"><text:span text:style-name="Code_20_char"><text:span text:style-name="T171"/></text:span></text:p>
      <text:p text:style-name="Note_5f_Tip"><text:span text:style-name="Code_20_char"><text:span text:style-name="T162">Note</text:span></text:span><text:span text:style-name="Code_20_char"><text:span text:style-name="T172">: </text:span></text:span><text:span text:style-name="Code_20_char"><text:span text:style-name="T158">instances of </text:span></text:span><text:a xlink:type="simple" xlink:href="https://www.jppf.org/javadoc/6.1/index.html?org/jppf/location/MavenCentralLocation.html" text:style-name="Internet_20_link" text:visited-style-name="Visited_20_Internet_20_Link"><text:span text:style-name="Code_20_char"><text:span text:style-name="T159">MavenCentralLocation</text:span></text:span></text:a><text:span text:style-name="Code_20_char"><text:span text:style-name="T158"> only allow access to a single artifact and do not in any way handle Maven transitive dependencies.</text:span></text:span></text:p>
      <text:list xml:id="list94707297156123"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2"><text:a xlink:type="simple" xlink:href="https://www.jppf.org/javadoc/6.1/index.html?org/jppf/location/MemoryLocation.html" text:style-name="Internet_20_link" text:visited-style-name="Visited_20_Internet_20_Link"><text:span text:style-name="Code_20_char"><text:span text:style-name="T155">MemoryLocation</text:span></text:span></text:a> represents a block of data in memory that can be copied from or sent to another location.</text:p>
      <text:p text:style-name="P356"/>
      <text:p text:style-name="P359">Example:</text:p>
      <text:p text:style-name="P359"/>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5">// serialize the object</text:span></text:p>
      <text:p text:style-name="Code_20_block"><text:s text:c="2"/>oos.writeObject(object);</text:p>
      <text:p text:style-name="Code_20_block"><text:s text:c="2"/>oos.flush();</text:p>
      <text:p text:style-name="Code_20_block"><text:s text:c="2"/><text:span text:style-name="T55">// store the serialized object in a memory location</text:span></text:p>
      <text:p text:style-name="Code_20_block"><text:s text:c="2"/>Location&lt;byte[]&gt; dataLocation = new MemoryLocation(baos.toByteArray());</text:p>
      <text:p text:style-name="Code_20_block"><text:s text:c="2"/><text:span text:style-name="T55">//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94705710780403" text:continue-numbering="true" text:style-name="Outline">
        <text:list-item>
          <text:list>
            <text:list-item>
              <text:list>
                <text:list-item>
                  <text:h text:style-name="Heading_20_3" text:outline-level="3">Related reference</text:h>
                </text:list-item>
              </text:list>
            </text:list-item>
          </text:list>
        </text:list-item>
      </text:list>
      <text:p text:style-name="P270">The location API is notably used to <text:a xlink:type="simple" xlink:href="#1.5.2.8.Setting a class path onto the job|outline" text:style-name="Internet_20_link" text:visited-style-name="Visited_20_Internet_20_Link">specify a classpath in a job SLA</text:a>.</text:p>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9" draw:display-name="Gradient 9" draw:style="linear" draw:start-color="#3465a4" draw:end-color="#ffffff" draw:start-intensity="100%" draw:end-intensity="100%" draw:angle="0" draw:border="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lways" style:page-number="auto" fo:background-color="#dddddd"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3H27M49S</meta:editing-duration>
    <meta:editing-cycles>1174</meta:editing-cycles>
    <meta:generator>LibreOffice/6.0.3.2$Windows_X86_64 LibreOffice_project/8f48d515416608e3a835360314dac7e47fd0b821</meta:generator>
    <meta:creation-date>2009-09-06T09:03:36.19</meta:creation-date>
    <dc:date>2019-01-19T09:47:04.160000000</dc:date>
    <meta:document-statistic meta:table-count="0" meta:image-count="2" meta:object-count="0" meta:page-count="84" meta:paragraph-count="3341" meta:word-count="32309" meta:character-count="223327" meta:non-whitespace-character-count="19004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